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2445in"/>
    </style:style>
    <style:style style:name="co3" style:family="table-column">
      <style:table-column-properties fo:break-before="auto" style:column-width="2.1083in"/>
    </style:style>
    <style:style style:name="co4" style:family="table-column">
      <style:table-column-properties fo:break-before="auto" style:column-width="4.205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EYE</text:p>
          </table:table-cell>
          <table:table-cell office:value-type="string">
            <text:p>NULL</text:p>
          </table:table-cell>
          <table:table-cell/>
          <table:table-cell table:formula="of:=CONCATENATE(&quot;UPDATE Complaint SET ICDCode='&quot;;[.E1];&quot;' where ComplaintId= &quot;;[.A1];&quot;&quot;)" office:value-type="string" office:string-value="UPDATE Complaint SET ICDCode='' where ComplaintId= 1">
            <text:p>UPDATE Complaint SET ICDCode='' where ComplaintId= 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string">
            <text:p>Conjunctivitis</text:p>
          </table:table-cell>
          <table:table-cell office:value-type="float" office:value="1">
            <text:p>1</text:p>
          </table:table-cell>
          <table:table-cell office:value-type="string">
            <text:p>H10</text:p>
          </table:table-cell>
          <table:table-cell table:formula="of:=CONCATENATE(&quot;UPDATE Complaint SET ICDCode='&quot;;[.E2];&quot;' where ComplaintId= &quot;;[.A2];&quot;&quot;)" office:value-type="string" office:string-value="UPDATE Complaint SET ICDCode='H10' where ComplaintId= 2">
            <text:p>UPDATE Complaint SET ICDCode='H10' where ComplaintId= 2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string">
            <text:p>Myopia</text:p>
          </table:table-cell>
          <table:table-cell office:value-type="float" office:value="1">
            <text:p>1</text:p>
          </table:table-cell>
          <table:table-cell office:value-type="string">
            <text:p>H52.1</text:p>
          </table:table-cell>
          <table:table-cell table:formula="of:=CONCATENATE(&quot;UPDATE Complaint SET ICDCode='&quot;;[.E3];&quot;' where ComplaintId= &quot;;[.A3];&quot;&quot;)" office:value-type="string" office:string-value="UPDATE Complaint SET ICDCode='H52.1' where ComplaintId= 3">
            <text:p>UPDATE Complaint SET ICDCode='H52.1' where ComplaintId= 3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Hypermetropia</text:p>
          </table:table-cell>
          <table:table-cell office:value-type="string">
            <text:p>Hypermetropia</text:p>
          </table:table-cell>
          <table:table-cell office:value-type="float" office:value="1">
            <text:p>1</text:p>
          </table:table-cell>
          <table:table-cell office:value-type="string">
            <text:p>H52.0</text:p>
          </table:table-cell>
          <table:table-cell table:formula="of:=CONCATENATE(&quot;UPDATE Complaint SET ICDCode='&quot;;[.E4];&quot;' where ComplaintId= &quot;;[.A4];&quot;&quot;)" office:value-type="string" office:string-value="UPDATE Complaint SET ICDCode='H52.0' where ComplaintId= 4">
            <text:p>UPDATE Complaint SET ICDCode='H52.0' where ComplaintId= 4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string">
            <text:p>Cataract</text:p>
          </table:table-cell>
          <table:table-cell office:value-type="float" office:value="1">
            <text:p>1</text:p>
          </table:table-cell>
          <table:table-cell office:value-type="string">
            <text:p>H25</text:p>
          </table:table-cell>
          <table:table-cell table:formula="of:=CONCATENATE(&quot;UPDATE Complaint SET ICDCode='&quot;;[.E5];&quot;' where ComplaintId= &quot;;[.A5];&quot;&quot;)" office:value-type="string" office:string-value="UPDATE Complaint SET ICDCode='H25' where ComplaintId= 5">
            <text:p>UPDATE Complaint SET ICDCode='H25' where ComplaintId= 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string">
            <text:p>Foreign Body (eye)</text:p>
          </table:table-cell>
          <table:table-cell office:value-type="float" office:value="1">
            <text:p>1</text:p>
          </table:table-cell>
          <table:table-cell office:value-type="string">
            <text:p>S05.4</text:p>
          </table:table-cell>
          <table:table-cell table:formula="of:=CONCATENATE(&quot;UPDATE Complaint SET ICDCode='&quot;;[.E6];&quot;' where ComplaintId= &quot;;[.A6];&quot;&quot;)" office:value-type="string" office:string-value="UPDATE Complaint SET ICDCode='S05.4' where ComplaintId= 6">
            <text:p>UPDATE Complaint SET ICDCode='S05.4' where ComplaintId= 6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string">
            <text:p>Glaucoma</text:p>
          </table:table-cell>
          <table:table-cell office:value-type="float" office:value="1">
            <text:p>1</text:p>
          </table:table-cell>
          <table:table-cell office:value-type="string">
            <text:p>H40</text:p>
          </table:table-cell>
          <table:table-cell table:formula="of:=CONCATENATE(&quot;UPDATE Complaint SET ICDCode='&quot;;[.E7];&quot;' where ComplaintId= &quot;;[.A7];&quot;&quot;)" office:value-type="string" office:string-value="UPDATE Complaint SET ICDCode='H40' where ComplaintId= 7">
            <text:p>UPDATE Complaint SET ICDCode='H40' where ComplaintId= 7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Pterygium</text:p>
          </table:table-cell>
          <table:table-cell office:value-type="string">
            <text:p>Pterygium</text:p>
          </table:table-cell>
          <table:table-cell office:value-type="float" office:value="1">
            <text:p>1</text:p>
          </table:table-cell>
          <table:table-cell office:value-type="string">
            <text:p>H11.0</text:p>
          </table:table-cell>
          <table:table-cell table:formula="of:=CONCATENATE(&quot;UPDATE Complaint SET ICDCode='&quot;;[.E8];&quot;' where ComplaintId= &quot;;[.A8];&quot;&quot;)" office:value-type="string" office:string-value="UPDATE Complaint SET ICDCode='H11.0' where ComplaintId= 8">
            <text:p>UPDATE Complaint SET ICDCode='H11.0' where ComplaintId= 8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Uveitis </text:p>
          </table:table-cell>
          <table:table-cell office:value-type="string">
            <text:p>Uveitis </text:p>
          </table:table-cell>
          <table:table-cell office:value-type="float" office:value="1">
            <text:p>1</text:p>
          </table:table-cell>
          <table:table-cell office:value-type="string">
            <text:p>H20.0</text:p>
          </table:table-cell>
          <table:table-cell table:formula="of:=CONCATENATE(&quot;UPDATE Complaint SET ICDCode='&quot;;[.E9];&quot;' where ComplaintId= &quot;;[.A9];&quot;&quot;)" office:value-type="string" office:string-value="UPDATE Complaint SET ICDCode='H20.0' where ComplaintId= 9">
            <text:p>UPDATE Complaint SET ICDCode='H20.0' where ComplaintId= 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string">
            <text:p>Injury (eye) </text:p>
          </table:table-cell>
          <table:table-cell office:value-type="float" office:value="1">
            <text:p>1</text:p>
          </table:table-cell>
          <table:table-cell office:value-type="string">
            <text:p>S05</text:p>
          </table:table-cell>
          <table:table-cell table:formula="of:=CONCATENATE(&quot;UPDATE Complaint SET ICDCode='&quot;;[.E10];&quot;' where ComplaintId= &quot;;[.A10];&quot;&quot;)" office:value-type="string" office:string-value="UPDATE Complaint SET ICDCode='S05' where ComplaintId= 10">
            <text:p>UPDATE Complaint SET ICDCode='S05' where ComplaintId= 1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Strabismus</text:p>
          </table:table-cell>
          <table:table-cell office:value-type="string">
            <text:p>Strabismus</text:p>
          </table:table-cell>
          <table:table-cell office:value-type="float" office:value="1">
            <text:p>1</text:p>
          </table:table-cell>
          <table:table-cell office:value-type="string">
            <text:p>H50.9</text:p>
          </table:table-cell>
          <table:table-cell table:formula="of:=CONCATENATE(&quot;UPDATE Complaint SET ICDCode='&quot;;[.E11];&quot;' where ComplaintId= &quot;;[.A11];&quot;&quot;)" office:value-type="string" office:string-value="UPDATE Complaint SET ICDCode='H50.9' where ComplaintId= 11">
            <text:p>UPDATE Complaint SET ICDCode='H50.9' where ComplaintId= 1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string">
            <text:p>OESOPHAGUS</text:p>
          </table:table-cell>
          <table:table-cell office:value-type="string">
            <text:p>NULL</text:p>
          </table:table-cell>
          <table:table-cell/>
          <table:table-cell table:formula="of:=CONCATENATE(&quot;UPDATE Complaint SET ICDCode='&quot;;[.E12];&quot;' where ComplaintId= &quot;;[.A12];&quot;&quot;)" office:value-type="string" office:string-value="UPDATE Complaint SET ICDCode='' where ComplaintId= 12">
            <text:p>UPDATE Complaint SET ICDCode='' where ComplaintId= 1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string">
            <text:p>GERD</text:p>
          </table:table-cell>
          <table:table-cell office:value-type="float" office:value="12">
            <text:p>12</text:p>
          </table:table-cell>
          <table:table-cell office:value-type="string">
            <text:p>K21</text:p>
          </table:table-cell>
          <table:table-cell table:formula="of:=CONCATENATE(&quot;UPDATE Complaint SET ICDCode='&quot;;[.E13];&quot;' where ComplaintId= &quot;;[.A13];&quot;&quot;)" office:value-type="string" office:string-value="UPDATE Complaint SET ICDCode='K21' where ComplaintId= 13">
            <text:p>UPDATE Complaint SET ICDCode='K21' where ComplaintId= 13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Oesophagitis</text:p>
          </table:table-cell>
          <table:table-cell office:value-type="string">
            <text:p>Oesophagitis</text:p>
          </table:table-cell>
          <table:table-cell office:value-type="float" office:value="12">
            <text:p>12</text:p>
          </table:table-cell>
          <table:table-cell office:value-type="string">
            <text:p>K20</text:p>
          </table:table-cell>
          <table:table-cell table:formula="of:=CONCATENATE(&quot;UPDATE Complaint SET ICDCode='&quot;;[.E14];&quot;' where ComplaintId= &quot;;[.A14];&quot;&quot;)" office:value-type="string" office:string-value="UPDATE Complaint SET ICDCode='K20' where ComplaintId= 14">
            <text:p>UPDATE Complaint SET ICDCode='K20' where ComplaintId= 14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Dysphagia evaluation</text:p>
          </table:table-cell>
          <table:table-cell office:value-type="string">
            <text:p>Dysphagia evaluation</text:p>
          </table:table-cell>
          <table:table-cell office:value-type="float" office:value="12">
            <text:p>12</text:p>
          </table:table-cell>
          <table:table-cell office:value-type="string">
            <text:p>R13</text:p>
          </table:table-cell>
          <table:table-cell table:formula="of:=CONCATENATE(&quot;UPDATE Complaint SET ICDCode='&quot;;[.E15];&quot;' where ComplaintId= &quot;;[.A15];&quot;&quot;)" office:value-type="string" office:string-value="UPDATE Complaint SET ICDCode='R13' where ComplaintId= 15">
            <text:p>UPDATE Complaint SET ICDCode='R13' where ComplaintId= 1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Achalasia cardia</text:p>
          </table:table-cell>
          <table:table-cell office:value-type="string">
            <text:p>Achalasia cardia</text:p>
          </table:table-cell>
          <table:table-cell office:value-type="float" office:value="12">
            <text:p>12</text:p>
          </table:table-cell>
          <table:table-cell office:value-type="string">
            <text:p>K22.0</text:p>
          </table:table-cell>
          <table:table-cell table:formula="of:=CONCATENATE(&quot;UPDATE Complaint SET ICDCode='&quot;;[.E16];&quot;' where ComplaintId= &quot;;[.A16];&quot;&quot;)" office:value-type="string" office:string-value="UPDATE Complaint SET ICDCode='K22.0' where ComplaintId= 16">
            <text:p>UPDATE Complaint SET ICDCode='K22.0' where ComplaintId= 16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Carcinoma(oesophagus)</text:p>
          </table:table-cell>
          <table:table-cell office:value-type="string">
            <text:p>Carcinoma(oesophagus)</text:p>
          </table:table-cell>
          <table:table-cell office:value-type="float" office:value="12">
            <text:p>12</text:p>
          </table:table-cell>
          <table:table-cell office:value-type="string">
            <text:p>C15</text:p>
          </table:table-cell>
          <table:table-cell table:formula="of:=CONCATENATE(&quot;UPDATE Complaint SET ICDCode='&quot;;[.E17];&quot;' where ComplaintId= &quot;;[.A17];&quot;&quot;)" office:value-type="string" office:string-value="UPDATE Complaint SET ICDCode='C15' where ComplaintId= 17">
            <text:p>UPDATE Complaint SET ICDCode='C15' where ComplaintId= 1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string">
            <text:p>Hiatus hernia</text:p>
          </table:table-cell>
          <table:table-cell office:value-type="float" office:value="12">
            <text:p>12</text:p>
          </table:table-cell>
          <table:table-cell office:value-type="string">
            <text:p>Q40.1</text:p>
          </table:table-cell>
          <table:table-cell table:formula="of:=CONCATENATE(&quot;UPDATE Complaint SET ICDCode='&quot;;[.E18];&quot;' where ComplaintId= &quot;;[.A18];&quot;&quot;)" office:value-type="string" office:string-value="UPDATE Complaint SET ICDCode='Q40.1' where ComplaintId= 18">
            <text:p>UPDATE Complaint SET ICDCode='Q40.1' where ComplaintId= 18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Oesophageal ulcer</text:p>
          </table:table-cell>
          <table:table-cell office:value-type="string">
            <text:p>Oesophageal ulcer</text:p>
          </table:table-cell>
          <table:table-cell office:value-type="float" office:value="12">
            <text:p>12</text:p>
          </table:table-cell>
          <table:table-cell office:value-type="string">
            <text:p>K22.1</text:p>
          </table:table-cell>
          <table:table-cell table:formula="of:=CONCATENATE(&quot;UPDATE Complaint SET ICDCode='&quot;;[.E19];&quot;' where ComplaintId= &quot;;[.A19];&quot;&quot;)" office:value-type="string" office:string-value="UPDATE Complaint SET ICDCode='K22.1' where ComplaintId= 19">
            <text:p>UPDATE Complaint SET ICDCode='K22.1' where ComplaintId= 1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string">
            <text:p>Foreign body (esophagus)</text:p>
          </table:table-cell>
          <table:table-cell office:value-type="float" office:value="12">
            <text:p>12</text:p>
          </table:table-cell>
          <table:table-cell office:value-type="string">
            <text:p>T18.1</text:p>
          </table:table-cell>
          <table:table-cell table:formula="of:=CONCATENATE(&quot;UPDATE Complaint SET ICDCode='&quot;;[.E20];&quot;' where ComplaintId= &quot;;[.A20];&quot;&quot;)" office:value-type="string" office:string-value="UPDATE Complaint SET ICDCode='T18.1' where ComplaintId= 20">
            <text:p>UPDATE Complaint SET ICDCode='T18.1' where ComplaintId= 2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string">
            <text:p>Mallory-Weiss</text:p>
          </table:table-cell>
          <table:table-cell office:value-type="float" office:value="12">
            <text:p>12</text:p>
          </table:table-cell>
          <table:table-cell office:value-type="string">
            <text:p>K22.6</text:p>
          </table:table-cell>
          <table:table-cell table:formula="of:=CONCATENATE(&quot;UPDATE Complaint SET ICDCode='&quot;;[.E21];&quot;' where ComplaintId= &quot;;[.A21];&quot;&quot;)" office:value-type="string" office:string-value="UPDATE Complaint SET ICDCode='K22.6' where ComplaintId= 21">
            <text:p>UPDATE Complaint SET ICDCode='K22.6' where ComplaintId= 2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string">
            <text:p>MOUTH</text:p>
          </table:table-cell>
          <table:table-cell office:value-type="string">
            <text:p>NULL</text:p>
          </table:table-cell>
          <table:table-cell/>
          <table:table-cell table:formula="of:=CONCATENATE(&quot;UPDATE Complaint SET ICDCode='&quot;;[.E22];&quot;' where ComplaintId= &quot;;[.A22];&quot;&quot;)" office:value-type="string" office:string-value="UPDATE Complaint SET ICDCode='' where ComplaintId= 22">
            <text:p>UPDATE Complaint SET ICDCode='' where ComplaintId= 2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string">
            <text:p>Oral ulcers</text:p>
          </table:table-cell>
          <table:table-cell office:value-type="float" office:value="22">
            <text:p>22</text:p>
          </table:table-cell>
          <table:table-cell office:value-type="string">
            <text:p>K12.1</text:p>
          </table:table-cell>
          <table:table-cell table:formula="of:=CONCATENATE(&quot;UPDATE Complaint SET ICDCode='&quot;;[.E23];&quot;' where ComplaintId= &quot;;[.A23];&quot;&quot;)" office:value-type="string" office:string-value="UPDATE Complaint SET ICDCode='K12.1' where ComplaintId= 23">
            <text:p>UPDATE Complaint SET ICDCode='K12.1' where ComplaintId= 23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Angular stomatitis</text:p>
          </table:table-cell>
          <table:table-cell office:value-type="string">
            <text:p>Angular stomatitis</text:p>
          </table:table-cell>
          <table:table-cell office:value-type="float" office:value="22">
            <text:p>22</text:p>
          </table:table-cell>
          <table:table-cell office:value-type="string">
            <text:p>K12</text:p>
          </table:table-cell>
          <table:table-cell table:formula="of:=CONCATENATE(&quot;UPDATE Complaint SET ICDCode='&quot;;[.E24];&quot;' where ComplaintId= &quot;;[.A24];&quot;&quot;)" office:value-type="string" office:string-value="UPDATE Complaint SET ICDCode='K12' where ComplaintId= 24">
            <text:p>UPDATE Complaint SET ICDCode='K12' where ComplaintId= 24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Glossitis</text:p>
          </table:table-cell>
          <table:table-cell office:value-type="string">
            <text:p>Glossitis</text:p>
          </table:table-cell>
          <table:table-cell office:value-type="float" office:value="22">
            <text:p>22</text:p>
          </table:table-cell>
          <table:table-cell office:value-type="string">
            <text:p>K14.0</text:p>
          </table:table-cell>
          <table:table-cell table:formula="of:=CONCATENATE(&quot;UPDATE Complaint SET ICDCode='&quot;;[.E25];&quot;' where ComplaintId= &quot;;[.A25];&quot;&quot;)" office:value-type="string" office:string-value="UPDATE Complaint SET ICDCode='K14.0' where ComplaintId= 25">
            <text:p>UPDATE Complaint SET ICDCode='K14.0' where ComplaintId= 25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Oral candidiasis</text:p>
          </table:table-cell>
          <table:table-cell office:value-type="string">
            <text:p>Oral candidiasis</text:p>
          </table:table-cell>
          <table:table-cell office:value-type="float" office:value="22">
            <text:p>22</text:p>
          </table:table-cell>
          <table:table-cell office:value-type="string">
            <text:p>B37.0</text:p>
          </table:table-cell>
          <table:table-cell table:formula="of:=CONCATENATE(&quot;UPDATE Complaint SET ICDCode='&quot;;[.E26];&quot;' where ComplaintId= &quot;;[.A26];&quot;&quot;)" office:value-type="string" office:string-value="UPDATE Complaint SET ICDCode='B37.0' where ComplaintId= 26">
            <text:p>UPDATE Complaint SET ICDCode='B37.0' where ComplaintId= 2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string">
            <text:p>Dental caries</text:p>
          </table:table-cell>
          <table:table-cell office:value-type="float" office:value="22">
            <text:p>22</text:p>
          </table:table-cell>
          <table:table-cell office:value-type="string">
            <text:p>K02</text:p>
          </table:table-cell>
          <table:table-cell table:formula="of:=CONCATENATE(&quot;UPDATE Complaint SET ICDCode='&quot;;[.E27];&quot;' where ComplaintId= &quot;;[.A27];&quot;&quot;)" office:value-type="string" office:string-value="UPDATE Complaint SET ICDCode='K02' where ComplaintId= 27">
            <text:p>UPDATE Complaint SET ICDCode='K02' where ComplaintId= 2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string">
            <text:p>Lip injury</text:p>
          </table:table-cell>
          <table:table-cell office:value-type="float" office:value="22">
            <text:p>22</text:p>
          </table:table-cell>
          <table:table-cell office:value-type="string">
            <text:p>S00.5</text:p>
          </table:table-cell>
          <table:table-cell table:formula="of:=CONCATENATE(&quot;UPDATE Complaint SET ICDCode='&quot;;[.E28];&quot;' where ComplaintId= &quot;;[.A28];&quot;&quot;)" office:value-type="string" office:string-value="UPDATE Complaint SET ICDCode='S00.5' where ComplaintId= 28">
            <text:p>UPDATE Complaint SET ICDCode='S00.5' where ComplaintId= 2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string">
            <text:p>Retention cyst</text:p>
          </table:table-cell>
          <table:table-cell office:value-type="float" office:value="22">
            <text:p>22</text:p>
          </table:table-cell>
          <table:table-cell office:value-type="string">
            <text:p>K09</text:p>
          </table:table-cell>
          <table:table-cell table:formula="of:=CONCATENATE(&quot;UPDATE Complaint SET ICDCode='&quot;;[.E29];&quot;' where ComplaintId= &quot;;[.A29];&quot;&quot;)" office:value-type="string" office:string-value="UPDATE Complaint SET ICDCode='K09' where ComplaintId= 29">
            <text:p>UPDATE Complaint SET ICDCode='K09' where ComplaintId= 2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string">
            <text:p>Foreign body (mouth)</text:p>
          </table:table-cell>
          <table:table-cell office:value-type="float" office:value="22">
            <text:p>22</text:p>
          </table:table-cell>
          <table:table-cell office:value-type="string">
            <text:p>T18.0</text:p>
          </table:table-cell>
          <table:table-cell table:formula="of:=CONCATENATE(&quot;UPDATE Complaint SET ICDCode='&quot;;[.E30];&quot;' where ComplaintId= &quot;;[.A30];&quot;&quot;)" office:value-type="string" office:string-value="UPDATE Complaint SET ICDCode='T18.0' where ComplaintId= 30">
            <text:p>UPDATE Complaint SET ICDCode='T18.0' where ComplaintId= 30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Mucosal fibrosis</text:p>
          </table:table-cell>
          <table:table-cell office:value-type="string">
            <text:p>Mucosal fibrosis</text:p>
          </table:table-cell>
          <table:table-cell office:value-type="float" office:value="22">
            <text:p>22</text:p>
          </table:table-cell>
          <table:table-cell office:value-type="string">
            <text:p>K13.5</text:p>
          </table:table-cell>
          <table:table-cell table:formula="of:=CONCATENATE(&quot;UPDATE Complaint SET ICDCode='&quot;;[.E31];&quot;' where ComplaintId= &quot;;[.A31];&quot;&quot;)" office:value-type="string" office:string-value="UPDATE Complaint SET ICDCode='K13.5' where ComplaintId= 31">
            <text:p>UPDATE Complaint SET ICDCode='K13.5' where ComplaintId= 3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string">
            <text:p>KIDNEYS</text:p>
          </table:table-cell>
          <table:table-cell office:value-type="string">
            <text:p>NULL</text:p>
          </table:table-cell>
          <table:table-cell/>
          <table:table-cell table:formula="of:=CONCATENATE(&quot;UPDATE Complaint SET ICDCode='&quot;;[.E32];&quot;' where ComplaintId= &quot;;[.A32];&quot;&quot;)" office:value-type="string" office:string-value="UPDATE Complaint SET ICDCode='' where ComplaintId= 32">
            <text:p>UPDATE Complaint SET ICDCode='' where ComplaintId= 32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Diabetic Nephropathy</text:p>
          </table:table-cell>
          <table:table-cell office:value-type="string">
            <text:p>Diabetic Nephropathy</text:p>
          </table:table-cell>
          <table:table-cell office:value-type="float" office:value="32">
            <text:p>32</text:p>
          </table:table-cell>
          <table:table-cell office:value-type="string">
            <text:p>N08.3</text:p>
          </table:table-cell>
          <table:table-cell table:formula="of:=CONCATENATE(&quot;UPDATE Complaint SET ICDCode='&quot;;[.E33];&quot;' where ComplaintId= &quot;;[.A33];&quot;&quot;)" office:value-type="string" office:string-value="UPDATE Complaint SET ICDCode='N08.3' where ComplaintId= 33">
            <text:p>UPDATE Complaint SET ICDCode='N08.3' where ComplaintId= 33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number-columns-repeated="2" office:value-type="string">
            <text:p>Kidney stones</text:p>
          </table:table-cell>
          <table:table-cell office:value-type="float" office:value="32">
            <text:p>32</text:p>
          </table:table-cell>
          <table:table-cell office:value-type="string">
            <text:p>N20.0</text:p>
          </table:table-cell>
          <table:table-cell table:formula="of:=CONCATENATE(&quot;UPDATE Complaint SET ICDCode='&quot;;[.E34];&quot;' where ComplaintId= &quot;;[.A34];&quot;&quot;)" office:value-type="string" office:string-value="UPDATE Complaint SET ICDCode='N20.0' where ComplaintId= 34">
            <text:p>UPDATE Complaint SET ICDCode='N20.0' where ComplaintId= 34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number-columns-repeated="2" office:value-type="string">
            <text:p>CRF</text:p>
          </table:table-cell>
          <table:table-cell office:value-type="float" office:value="32">
            <text:p>32</text:p>
          </table:table-cell>
          <table:table-cell office:value-type="string">
            <text:p>N18</text:p>
          </table:table-cell>
          <table:table-cell table:formula="of:=CONCATENATE(&quot;UPDATE Complaint SET ICDCode='&quot;;[.E35];&quot;' where ComplaintId= &quot;;[.A35];&quot;&quot;)" office:value-type="string" office:string-value="UPDATE Complaint SET ICDCode='N18' where ComplaintId= 35">
            <text:p>UPDATE Complaint SET ICDCode='N18' where ComplaintId= 35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number-columns-repeated="2" office:value-type="string">
            <text:p>ARF</text:p>
          </table:table-cell>
          <table:table-cell office:value-type="float" office:value="32">
            <text:p>32</text:p>
          </table:table-cell>
          <table:table-cell office:value-type="string">
            <text:p>N17</text:p>
          </table:table-cell>
          <table:table-cell table:formula="of:=CONCATENATE(&quot;UPDATE Complaint SET ICDCode='&quot;;[.E36];&quot;' where ComplaintId= &quot;;[.A36];&quot;&quot;)" office:value-type="string" office:string-value="UPDATE Complaint SET ICDCode='N17' where ComplaintId= 36">
            <text:p>UPDATE Complaint SET ICDCode='N17' where ComplaintId= 36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Nephrotic syndrome</text:p>
          </table:table-cell>
          <table:table-cell office:value-type="string">
            <text:p>Nephrotic syndrome</text:p>
          </table:table-cell>
          <table:table-cell office:value-type="float" office:value="32">
            <text:p>32</text:p>
          </table:table-cell>
          <table:table-cell office:value-type="string">
            <text:p>N04</text:p>
          </table:table-cell>
          <table:table-cell table:formula="of:=CONCATENATE(&quot;UPDATE Complaint SET ICDCode='&quot;;[.E37];&quot;' where ComplaintId= &quot;;[.A37];&quot;&quot;)" office:value-type="string" office:string-value="UPDATE Complaint SET ICDCode='N04' where ComplaintId= 37">
            <text:p>UPDATE Complaint SET ICDCode='N04' where ComplaintId= 37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Pyelonephritis</text:p>
          </table:table-cell>
          <table:table-cell office:value-type="string">
            <text:p>Pyelonephritis</text:p>
          </table:table-cell>
          <table:table-cell office:value-type="float" office:value="32">
            <text:p>32</text:p>
          </table:table-cell>
          <table:table-cell office:value-type="string">
            <text:p>N11.0</text:p>
          </table:table-cell>
          <table:table-cell table:formula="of:=CONCATENATE(&quot;UPDATE Complaint SET ICDCode='&quot;;[.E38];&quot;' where ComplaintId= &quot;;[.A38];&quot;&quot;)" office:value-type="string" office:string-value="UPDATE Complaint SET ICDCode='N11.0' where ComplaintId= 38">
            <text:p>UPDATE Complaint SET ICDCode='N11.0' where ComplaintId= 38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Polycystic kidney disease</text:p>
          </table:table-cell>
          <table:table-cell office:value-type="string">
            <text:p>Polycystic kidney disease</text:p>
          </table:table-cell>
          <table:table-cell office:value-type="float" office:value="32">
            <text:p>32</text:p>
          </table:table-cell>
          <table:table-cell office:value-type="string">
            <text:p>Q61.3</text:p>
          </table:table-cell>
          <table:table-cell table:formula="of:=CONCATENATE(&quot;UPDATE Complaint SET ICDCode='&quot;;[.E39];&quot;' where ComplaintId= &quot;;[.A39];&quot;&quot;)" office:value-type="string" office:string-value="UPDATE Complaint SET ICDCode='Q61.3' where ComplaintId= 39">
            <text:p>UPDATE Complaint SET ICDCode='Q61.3' where ComplaintId= 39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string">
            <text:p>solitary kidney</text:p>
          </table:table-cell>
          <table:table-cell office:value-type="float" office:value="32">
            <text:p>32</text:p>
          </table:table-cell>
          <table:table-cell office:value-type="string">
            <text:p>Q60.0</text:p>
          </table:table-cell>
          <table:table-cell table:formula="of:=CONCATENATE(&quot;UPDATE Complaint SET ICDCode='&quot;;[.E40];&quot;' where ComplaintId= &quot;;[.A40];&quot;&quot;)" office:value-type="string" office:string-value="UPDATE Complaint SET ICDCode='Q60.0' where ComplaintId= 40">
            <text:p>UPDATE Complaint SET ICDCode='Q60.0' where ComplaintId= 40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hydronephrosis</text:p>
          </table:table-cell>
          <table:table-cell office:value-type="string">
            <text:p>hydronephrosis</text:p>
          </table:table-cell>
          <table:table-cell office:value-type="float" office:value="32">
            <text:p>32</text:p>
          </table:table-cell>
          <table:table-cell office:value-type="string">
            <text:p>N13.3</text:p>
          </table:table-cell>
          <table:table-cell table:formula="of:=CONCATENATE(&quot;UPDATE Complaint SET ICDCode='&quot;;[.E41];&quot;' where ComplaintId= &quot;;[.A41];&quot;&quot;)" office:value-type="string" office:string-value="UPDATE Complaint SET ICDCode='N13.3' where ComplaintId= 41">
            <text:p>UPDATE Complaint SET ICDCode='N13.3' where ComplaintId= 41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Glomerulonephritis</text:p>
          </table:table-cell>
          <table:table-cell office:value-type="string">
            <text:p>Glomerulonephritis</text:p>
          </table:table-cell>
          <table:table-cell office:value-type="float" office:value="32">
            <text:p>32</text:p>
          </table:table-cell>
          <table:table-cell office:value-type="string">
            <text:p>N00.9</text:p>
          </table:table-cell>
          <table:table-cell table:formula="of:=CONCATENATE(&quot;UPDATE Complaint SET ICDCode='&quot;;[.E42];&quot;' where ComplaintId= &quot;;[.A42];&quot;&quot;)" office:value-type="string" office:string-value="UPDATE Complaint SET ICDCode='N00.9' where ComplaintId= 42">
            <text:p>UPDATE Complaint SET ICDCode='N00.9' where ComplaintId= 42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number-columns-repeated="2" office:value-type="string">
            <text:p>Kidney tumors</text:p>
          </table:table-cell>
          <table:table-cell office:value-type="float" office:value="32">
            <text:p>32</text:p>
          </table:table-cell>
          <table:table-cell office:value-type="string">
            <text:p>C64</text:p>
          </table:table-cell>
          <table:table-cell table:formula="of:=CONCATENATE(&quot;UPDATE Complaint SET ICDCode='&quot;;[.E43];&quot;' where ComplaintId= &quot;;[.A43];&quot;&quot;)" office:value-type="string" office:string-value="UPDATE Complaint SET ICDCode='C64' where ComplaintId= 43">
            <text:p>UPDATE Complaint SET ICDCode='C64' where ComplaintId= 43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number-columns-repeated="2" office:value-type="string">
            <text:p>URETERS</text:p>
          </table:table-cell>
          <table:table-cell office:value-type="string">
            <text:p>NULL</text:p>
          </table:table-cell>
          <table:table-cell/>
          <table:table-cell table:formula="of:=CONCATENATE(&quot;UPDATE Complaint SET ICDCode='&quot;;[.E44];&quot;' where ComplaintId= &quot;;[.A44];&quot;&quot;)" office:value-type="string" office:string-value="UPDATE Complaint SET ICDCode='' where ComplaintId= 44">
            <text:p>UPDATE Complaint SET ICDCode='' where ComplaintId= 44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Ureteric Colic</text:p>
          </table:table-cell>
          <table:table-cell office:value-type="string">
            <text:p>Ureteric Colic</text:p>
          </table:table-cell>
          <table:table-cell office:value-type="float" office:value="44">
            <text:p>44</text:p>
          </table:table-cell>
          <table:table-cell office:value-type="string">
            <text:p>N23</text:p>
          </table:table-cell>
          <table:table-cell table:formula="of:=CONCATENATE(&quot;UPDATE Complaint SET ICDCode='&quot;;[.E45];&quot;' where ComplaintId= &quot;;[.A45];&quot;&quot;)" office:value-type="string" office:string-value="UPDATE Complaint SET ICDCode='N23' where ComplaintId= 45">
            <text:p>UPDATE Complaint SET ICDCode='N23' where ComplaintId= 45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Ureteric calculi</text:p>
          </table:table-cell>
          <table:table-cell office:value-type="string">
            <text:p>Ureteric calculi</text:p>
          </table:table-cell>
          <table:table-cell office:value-type="float" office:value="44">
            <text:p>44</text:p>
          </table:table-cell>
          <table:table-cell office:value-type="string">
            <text:p>N20.1</text:p>
          </table:table-cell>
          <table:table-cell table:formula="of:=CONCATENATE(&quot;UPDATE Complaint SET ICDCode='&quot;;[.E46];&quot;' where ComplaintId= &quot;;[.A46];&quot;&quot;)" office:value-type="string" office:string-value="UPDATE Complaint SET ICDCode='N20.1' where ComplaintId= 46">
            <text:p>UPDATE Complaint SET ICDCode='N20.1' where ComplaintId= 46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Hydroureters</text:p>
          </table:table-cell>
          <table:table-cell office:value-type="string">
            <text:p>Hydroureters</text:p>
          </table:table-cell>
          <table:table-cell office:value-type="float" office:value="44">
            <text:p>44</text:p>
          </table:table-cell>
          <table:table-cell office:value-type="string">
            <text:p>N13.4</text:p>
          </table:table-cell>
          <table:table-cell table:formula="of:=CONCATENATE(&quot;UPDATE Complaint SET ICDCode='&quot;;[.E47];&quot;' where ComplaintId= &quot;;[.A47];&quot;&quot;)" office:value-type="string" office:string-value="UPDATE Complaint SET ICDCode='N13.4' where ComplaintId= 47">
            <text:p>UPDATE Complaint SET ICDCode='N13.4' where ComplaintId= 47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number-columns-repeated="2" office:value-type="string">
            <text:p>URINARY BLADDER</text:p>
          </table:table-cell>
          <table:table-cell office:value-type="string">
            <text:p>NULL</text:p>
          </table:table-cell>
          <table:table-cell/>
          <table:table-cell table:formula="of:=CONCATENATE(&quot;UPDATE Complaint SET ICDCode='&quot;;[.E48];&quot;' where ComplaintId= &quot;;[.A48];&quot;&quot;)" office:value-type="string" office:string-value="UPDATE Complaint SET ICDCode='' where ComplaintId= 51">
            <text:p>UPDATE Complaint SET ICDCode='' where ComplaintId= 51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number-columns-repeated="2" office:value-type="string">
            <text:p>UTI</text:p>
          </table:table-cell>
          <table:table-cell office:value-type="float" office:value="51">
            <text:p>51</text:p>
          </table:table-cell>
          <table:table-cell office:value-type="string">
            <text:p>N39.0</text:p>
          </table:table-cell>
          <table:table-cell table:formula="of:=CONCATENATE(&quot;UPDATE Complaint SET ICDCode='&quot;;[.E49];&quot;' where ComplaintId= &quot;;[.A49];&quot;&quot;)" office:value-type="string" office:string-value="UPDATE Complaint SET ICDCode='N39.0' where ComplaintId= 52">
            <text:p>UPDATE Complaint SET ICDCode='N39.0' where ComplaintId= 52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prostatitis</text:p>
          </table:table-cell>
          <table:table-cell office:value-type="string">
            <text:p>prostatitis</text:p>
          </table:table-cell>
          <table:table-cell office:value-type="float" office:value="51">
            <text:p>51</text:p>
          </table:table-cell>
          <table:table-cell office:value-type="string">
            <text:p>N41.0</text:p>
          </table:table-cell>
          <table:table-cell table:formula="of:=CONCATENATE(&quot;UPDATE Complaint SET ICDCode='&quot;;[.E50];&quot;' where ComplaintId= &quot;;[.A50];&quot;&quot;)" office:value-type="string" office:string-value="UPDATE Complaint SET ICDCode='N41.0' where ComplaintId= 53">
            <text:p>UPDATE Complaint SET ICDCode='N41.0' where ComplaintId= 53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cystitis</text:p>
          </table:table-cell>
          <table:table-cell office:value-type="string">
            <text:p>cystitis</text:p>
          </table:table-cell>
          <table:table-cell office:value-type="float" office:value="51">
            <text:p>51</text:p>
          </table:table-cell>
          <table:table-cell office:value-type="string">
            <text:p>N30</text:p>
          </table:table-cell>
          <table:table-cell table:formula="of:=CONCATENATE(&quot;UPDATE Complaint SET ICDCode='&quot;;[.E51];&quot;' where ComplaintId= &quot;;[.A51];&quot;&quot;)" office:value-type="string" office:string-value="UPDATE Complaint SET ICDCode='N30' where ComplaintId= 54">
            <text:p>UPDATE Complaint SET ICDCode='N30' where ComplaintId= 54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number-columns-repeated="2" office:value-type="string">
            <text:p>BPH</text:p>
          </table:table-cell>
          <table:table-cell office:value-type="float" office:value="51">
            <text:p>51</text:p>
          </table:table-cell>
          <table:table-cell office:value-type="string">
            <text:p>N40</text:p>
          </table:table-cell>
          <table:table-cell table:formula="of:=CONCATENATE(&quot;UPDATE Complaint SET ICDCode='&quot;;[.E52];&quot;' where ComplaintId= &quot;;[.A52];&quot;&quot;)" office:value-type="string" office:string-value="UPDATE Complaint SET ICDCode='N40' where ComplaintId= 55">
            <text:p>UPDATE Complaint SET ICDCode='N40' where ComplaintId= 55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number-columns-repeated="2" office:value-type="string">
            <text:p>calculi (urinary bladder)</text:p>
          </table:table-cell>
          <table:table-cell office:value-type="float" office:value="51">
            <text:p>51</text:p>
          </table:table-cell>
          <table:table-cell office:value-type="string">
            <text:p>N21.0</text:p>
          </table:table-cell>
          <table:table-cell table:formula="of:=CONCATENATE(&quot;UPDATE Complaint SET ICDCode='&quot;;[.E53];&quot;' where ComplaintId= &quot;;[.A53];&quot;&quot;)" office:value-type="string" office:string-value="UPDATE Complaint SET ICDCode='N21.0' where ComplaintId= 56">
            <text:p>UPDATE Complaint SET ICDCode='N21.0' where ComplaintId= 56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Neurogenic bladder</text:p>
          </table:table-cell>
          <table:table-cell office:value-type="string">
            <text:p>Neurogenic bladder</text:p>
          </table:table-cell>
          <table:table-cell office:value-type="float" office:value="51">
            <text:p>51</text:p>
          </table:table-cell>
          <table:table-cell office:value-type="string">
            <text:p>N31</text:p>
          </table:table-cell>
          <table:table-cell table:formula="of:=CONCATENATE(&quot;UPDATE Complaint SET ICDCode='&quot;;[.E54];&quot;' where ComplaintId= &quot;;[.A54];&quot;&quot;)" office:value-type="string" office:string-value="UPDATE Complaint SET ICDCode='N31' where ComplaintId= 57">
            <text:p>UPDATE Complaint SET ICDCode='N31' where ComplaintId= 57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number-columns-repeated="2" office:value-type="string">
            <text:p>Urinary Bladder prolapse</text:p>
          </table:table-cell>
          <table:table-cell office:value-type="float" office:value="51">
            <text:p>51</text:p>
          </table:table-cell>
          <table:table-cell office:value-type="string">
            <text:p>N181.1</text:p>
          </table:table-cell>
          <table:table-cell table:formula="of:=CONCATENATE(&quot;UPDATE Complaint SET ICDCode='&quot;;[.E55];&quot;' where ComplaintId= &quot;;[.A55];&quot;&quot;)" office:value-type="string" office:string-value="UPDATE Complaint SET ICDCode='N181.1' where ComplaintId= 58">
            <text:p>UPDATE Complaint SET ICDCode='N181.1' where ComplaintId= 58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number-columns-repeated="2" office:value-type="string">
            <text:p>Tumor (urinary bladder)</text:p>
          </table:table-cell>
          <table:table-cell office:value-type="float" office:value="51">
            <text:p>51</text:p>
          </table:table-cell>
          <table:table-cell office:value-type="string">
            <text:p>C68.9</text:p>
          </table:table-cell>
          <table:table-cell table:formula="of:=CONCATENATE(&quot;UPDATE Complaint SET ICDCode='&quot;;[.E56];&quot;' where ComplaintId= &quot;;[.A56];&quot;&quot;)" office:value-type="string" office:string-value="UPDATE Complaint SET ICDCode='C68.9' where ComplaintId= 59">
            <text:p>UPDATE Complaint SET ICDCode='C68.9' where ComplaintId= 59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number-columns-repeated="2" office:value-type="string">
            <text:p>URETHRA (M)</text:p>
          </table:table-cell>
          <table:table-cell office:value-type="string">
            <text:p>NULL</text:p>
          </table:table-cell>
          <table:table-cell/>
          <table:table-cell table:formula="of:=CONCATENATE(&quot;UPDATE Complaint SET ICDCode='&quot;;[.E57];&quot;' where ComplaintId= &quot;;[.A57];&quot;&quot;)" office:value-type="string" office:string-value="UPDATE Complaint SET ICDCode='' where ComplaintId= 60">
            <text:p>UPDATE Complaint SET ICDCode='' where ComplaintId= 60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Uretheritis </text:p>
          </table:table-cell>
          <table:table-cell office:value-type="string">
            <text:p>Uretheritis </text:p>
          </table:table-cell>
          <table:table-cell office:value-type="float" office:value="60">
            <text:p>60</text:p>
          </table:table-cell>
          <table:table-cell office:value-type="string">
            <text:p>N34</text:p>
          </table:table-cell>
          <table:table-cell table:formula="of:=CONCATENATE(&quot;UPDATE Complaint SET ICDCode='&quot;;[.E58];&quot;' where ComplaintId= &quot;;[.A58];&quot;&quot;)" office:value-type="string" office:string-value="UPDATE Complaint SET ICDCode='N34' where ComplaintId= 61">
            <text:p>UPDATE Complaint SET ICDCode='N34' where ComplaintId= 61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number-columns-repeated="2" office:value-type="string">
            <text:p>Injury (urethra)</text:p>
          </table:table-cell>
          <table:table-cell office:value-type="float" office:value="60">
            <text:p>60</text:p>
          </table:table-cell>
          <table:table-cell office:value-type="string">
            <text:p>S37.3</text:p>
          </table:table-cell>
          <table:table-cell table:formula="of:=CONCATENATE(&quot;UPDATE Complaint SET ICDCode='&quot;;[.E59];&quot;' where ComplaintId= &quot;;[.A59];&quot;&quot;)" office:value-type="string" office:string-value="UPDATE Complaint SET ICDCode='S37.3' where ComplaintId= 62">
            <text:p>UPDATE Complaint SET ICDCode='S37.3' where ComplaintId= 62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string">
            <text:p>Catheter trauma</text:p>
          </table:table-cell>
          <table:table-cell office:value-type="float" office:value="60">
            <text:p>60</text:p>
          </table:table-cell>
          <table:table-cell office:value-type="string">
            <text:p>T83.0</text:p>
          </table:table-cell>
          <table:table-cell table:formula="of:=CONCATENATE(&quot;UPDATE Complaint SET ICDCode='&quot;;[.E60];&quot;' where ComplaintId= &quot;;[.A60];&quot;&quot;)" office:value-type="string" office:string-value="UPDATE Complaint SET ICDCode='T83.0' where ComplaintId= 63">
            <text:p>UPDATE Complaint SET ICDCode='T83.0' where ComplaintId= 63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number-columns-repeated="2" office:value-type="string">
            <text:p>Urethral stricture</text:p>
          </table:table-cell>
          <table:table-cell office:value-type="float" office:value="60">
            <text:p>60</text:p>
          </table:table-cell>
          <table:table-cell office:value-type="string">
            <text:p>N35</text:p>
          </table:table-cell>
          <table:table-cell table:formula="of:=CONCATENATE(&quot;UPDATE Complaint SET ICDCode='&quot;;[.E61];&quot;' where ComplaintId= &quot;;[.A61];&quot;&quot;)" office:value-type="string" office:string-value="UPDATE Complaint SET ICDCode='N35' where ComplaintId= 64">
            <text:p>UPDATE Complaint SET ICDCode='N35' where ComplaintId= 64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number-columns-repeated="2" office:value-type="string">
            <text:p>Carcinoma (male urethra)</text:p>
          </table:table-cell>
          <table:table-cell office:value-type="float" office:value="60">
            <text:p>60</text:p>
          </table:table-cell>
          <table:table-cell office:value-type="string">
            <text:p>C68.0</text:p>
          </table:table-cell>
          <table:table-cell table:formula="of:=CONCATENATE(&quot;UPDATE Complaint SET ICDCode='&quot;;[.E62];&quot;' where ComplaintId= &quot;;[.A62];&quot;&quot;)" office:value-type="string" office:string-value="UPDATE Complaint SET ICDCode='C68.0' where ComplaintId= 65">
            <text:p>UPDATE Complaint SET ICDCode='C68.0' where ComplaintId= 65</text:p>
          </table:table-cell>
        </table:table-row>
        <table:table-row table:style-name="ro1">
          <table:table-cell office:value-type="float" office:value="66">
            <text:p>66</text:p>
          </table:table-cell>
          <table:table-cell table:number-columns-repeated="2" office:value-type="string">
            <text:p>Polyp (male urethra) </text:p>
          </table:table-cell>
          <table:table-cell office:value-type="float" office:value="60">
            <text:p>60</text:p>
          </table:table-cell>
          <table:table-cell office:value-type="string">
            <text:p>N36.2</text:p>
          </table:table-cell>
          <table:table-cell table:formula="of:=CONCATENATE(&quot;UPDATE Complaint SET ICDCode='&quot;;[.E63];&quot;' where ComplaintId= &quot;;[.A63];&quot;&quot;)" office:value-type="string" office:string-value="UPDATE Complaint SET ICDCode='N36.2' where ComplaintId= 66">
            <text:p>UPDATE Complaint SET ICDCode='N36.2' where ComplaintId= 66</text:p>
          </table:table-cell>
        </table:table-row>
        <table:table-row table:style-name="ro1">
          <table:table-cell office:value-type="float" office:value="67">
            <text:p>67</text:p>
          </table:table-cell>
          <table:table-cell table:number-columns-repeated="2" office:value-type="string">
            <text:p>Foreign body (male urethra)</text:p>
          </table:table-cell>
          <table:table-cell office:value-type="float" office:value="60">
            <text:p>60</text:p>
          </table:table-cell>
          <table:table-cell office:value-type="string">
            <text:p>T19.0</text:p>
          </table:table-cell>
          <table:table-cell table:formula="of:=CONCATENATE(&quot;UPDATE Complaint SET ICDCode='&quot;;[.E64];&quot;' where ComplaintId= &quot;;[.A64];&quot;&quot;)" office:value-type="string" office:string-value="UPDATE Complaint SET ICDCode='T19.0' where ComplaintId= 67">
            <text:p>UPDATE Complaint SET ICDCode='T19.0' where ComplaintId= 6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string">
            <text:p>URETHRA (F)</text:p>
          </table:table-cell>
          <table:table-cell office:value-type="string">
            <text:p>NULL</text:p>
          </table:table-cell>
          <table:table-cell/>
          <table:table-cell table:formula="of:=CONCATENATE(&quot;UPDATE Complaint SET ICDCode='&quot;;[.E65];&quot;' where ComplaintId= &quot;;[.A65];&quot;&quot;)" office:value-type="string" office:string-value="UPDATE Complaint SET ICDCode='' where ComplaintId= 69">
            <text:p>UPDATE Complaint SET ICDCode='' where ComplaintId= 6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string">
            <text:p>Urethritis </text:p>
          </table:table-cell>
          <table:table-cell office:value-type="float" office:value="69">
            <text:p>69</text:p>
          </table:table-cell>
          <table:table-cell office:value-type="string">
            <text:p>N34</text:p>
          </table:table-cell>
          <table:table-cell table:formula="of:=CONCATENATE(&quot;UPDATE Complaint SET ICDCode='&quot;;[.E66];&quot;' where ComplaintId= &quot;;[.A66];&quot;&quot;)" office:value-type="string" office:string-value="UPDATE Complaint SET ICDCode='N34' where ComplaintId= 70">
            <text:p>UPDATE Complaint SET ICDCode='N34' where ComplaintId= 7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string">
            <text:p>Urethral Prolapse</text:p>
          </table:table-cell>
          <table:table-cell office:value-type="float" office:value="69">
            <text:p>69</text:p>
          </table:table-cell>
          <table:table-cell office:value-type="string">
            <text:p>N36.3</text:p>
          </table:table-cell>
          <table:table-cell table:formula="of:=CONCATENATE(&quot;UPDATE Complaint SET ICDCode='&quot;;[.E67];&quot;' where ComplaintId= &quot;;[.A67];&quot;&quot;)" office:value-type="string" office:string-value="UPDATE Complaint SET ICDCode='N36.3' where ComplaintId= 71">
            <text:p>UPDATE Complaint SET ICDCode='N36.3' where ComplaintId= 71</text:p>
          </table:table-cell>
        </table:table-row>
        <table:table-row table:style-name="ro1">
          <table:table-cell office:value-type="float" office:value="72">
            <text:p>72</text:p>
          </table:table-cell>
          <table:table-cell table:number-columns-repeated="2" office:value-type="string">
            <text:p>trauma (female urethra)</text:p>
          </table:table-cell>
          <table:table-cell office:value-type="float" office:value="69">
            <text:p>69</text:p>
          </table:table-cell>
          <table:table-cell office:value-type="string">
            <text:p>S37.3</text:p>
          </table:table-cell>
          <table:table-cell table:formula="of:=CONCATENATE(&quot;UPDATE Complaint SET ICDCode='&quot;;[.E68];&quot;' where ComplaintId= &quot;;[.A68];&quot;&quot;)" office:value-type="string" office:string-value="UPDATE Complaint SET ICDCode='S37.3' where ComplaintId= 72">
            <text:p>UPDATE Complaint SET ICDCode='S37.3' where ComplaintId= 72</text:p>
          </table:table-cell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string">
            <text:p>catheter trauma</text:p>
          </table:table-cell>
          <table:table-cell office:value-type="float" office:value="69">
            <text:p>69</text:p>
          </table:table-cell>
          <table:table-cell office:value-type="string">
            <text:p>T83.0</text:p>
          </table:table-cell>
          <table:table-cell table:formula="of:=CONCATENATE(&quot;UPDATE Complaint SET ICDCode='&quot;;[.E69];&quot;' where ComplaintId= &quot;;[.A69];&quot;&quot;)" office:value-type="string" office:string-value="UPDATE Complaint SET ICDCode='T83.0' where ComplaintId= 73">
            <text:p>UPDATE Complaint SET ICDCode='T83.0' where ComplaintId= 73</text:p>
          </table:table-cell>
        </table:table-row>
        <table:table-row table:style-name="ro1">
          <table:table-cell office:value-type="float" office:value="74">
            <text:p>74</text:p>
          </table:table-cell>
          <table:table-cell table:number-columns-repeated="2" office:value-type="string">
            <text:p>Urethral stricture</text:p>
          </table:table-cell>
          <table:table-cell office:value-type="float" office:value="69">
            <text:p>69</text:p>
          </table:table-cell>
          <table:table-cell office:value-type="string">
            <text:p>N35</text:p>
          </table:table-cell>
          <table:table-cell table:formula="of:=CONCATENATE(&quot;UPDATE Complaint SET ICDCode='&quot;;[.E70];&quot;' where ComplaintId= &quot;;[.A70];&quot;&quot;)" office:value-type="string" office:string-value="UPDATE Complaint SET ICDCode='N35' where ComplaintId= 74">
            <text:p>UPDATE Complaint SET ICDCode='N35' where ComplaintId= 74</text:p>
          </table:table-cell>
        </table:table-row>
        <table:table-row table:style-name="ro1">
          <table:table-cell office:value-type="float" office:value="76">
            <text:p>76</text:p>
          </table:table-cell>
          <table:table-cell table:number-columns-repeated="2" office:value-type="string">
            <text:p>carcinoma (female urethra)</text:p>
          </table:table-cell>
          <table:table-cell office:value-type="float" office:value="69">
            <text:p>69</text:p>
          </table:table-cell>
          <table:table-cell office:value-type="string">
            <text:p>C68.0</text:p>
          </table:table-cell>
          <table:table-cell table:formula="of:=CONCATENATE(&quot;UPDATE Complaint SET ICDCode='&quot;;[.E71];&quot;' where ComplaintId= &quot;;[.A71];&quot;&quot;)" office:value-type="string" office:string-value="UPDATE Complaint SET ICDCode='C68.0' where ComplaintId= 76">
            <text:p>UPDATE Complaint SET ICDCode='C68.0' where ComplaintId= 76</text:p>
          </table:table-cell>
        </table:table-row>
        <table:table-row table:style-name="ro1">
          <table:table-cell office:value-type="float" office:value="77">
            <text:p>77</text:p>
          </table:table-cell>
          <table:table-cell table:number-columns-repeated="2" office:value-type="string">
            <text:p>Foreign body (female urethra)</text:p>
          </table:table-cell>
          <table:table-cell office:value-type="float" office:value="69">
            <text:p>69</text:p>
          </table:table-cell>
          <table:table-cell office:value-type="string">
            <text:p>T19.0</text:p>
          </table:table-cell>
          <table:table-cell table:formula="of:=CONCATENATE(&quot;UPDATE Complaint SET ICDCode='&quot;;[.E72];&quot;' where ComplaintId= &quot;;[.A72];&quot;&quot;)" office:value-type="string" office:string-value="UPDATE Complaint SET ICDCode='T19.0' where ComplaintId= 77">
            <text:p>UPDATE Complaint SET ICDCode='T19.0' where ComplaintId= 77</text:p>
          </table:table-cell>
        </table:table-row>
        <table:table-row table:style-name="ro1">
          <table:table-cell office:value-type="float" office:value="78">
            <text:p>78</text:p>
          </table:table-cell>
          <table:table-cell table:number-columns-repeated="2" office:value-type="string">
            <text:p>LIVER</text:p>
          </table:table-cell>
          <table:table-cell office:value-type="string">
            <text:p>NULL</text:p>
          </table:table-cell>
          <table:table-cell/>
          <table:table-cell table:formula="of:=CONCATENATE(&quot;UPDATE Complaint SET ICDCode='&quot;;[.E73];&quot;' where ComplaintId= &quot;;[.A73];&quot;&quot;)" office:value-type="string" office:string-value="UPDATE Complaint SET ICDCode='' where ComplaintId= 78">
            <text:p>UPDATE Complaint SET ICDCode='' where ComplaintId= 78</text:p>
          </table:table-cell>
        </table:table-row>
        <table:table-row table:style-name="ro1">
          <table:table-cell office:value-type="float" office:value="79">
            <text:p>79</text:p>
          </table:table-cell>
          <table:table-cell table:number-columns-repeated="2" office:value-type="string">
            <text:p>Viral Hepatitis A</text:p>
          </table:table-cell>
          <table:table-cell office:value-type="float" office:value="78">
            <text:p>78</text:p>
          </table:table-cell>
          <table:table-cell office:value-type="string">
            <text:p>B19</text:p>
          </table:table-cell>
          <table:table-cell table:formula="of:=CONCATENATE(&quot;UPDATE Complaint SET ICDCode='&quot;;[.E74];&quot;' where ComplaintId= &quot;;[.A74];&quot;&quot;)" office:value-type="string" office:string-value="UPDATE Complaint SET ICDCode='B19' where ComplaintId= 79">
            <text:p>UPDATE Complaint SET ICDCode='B19' where ComplaintId= 79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number-columns-repeated="2" office:value-type="string">
            <text:p>Hepatitis B</text:p>
          </table:table-cell>
          <table:table-cell office:value-type="float" office:value="78">
            <text:p>78</text:p>
          </table:table-cell>
          <table:table-cell office:value-type="string">
            <text:p>B16</text:p>
          </table:table-cell>
          <table:table-cell table:formula="of:=CONCATENATE(&quot;UPDATE Complaint SET ICDCode='&quot;;[.E75];&quot;' where ComplaintId= &quot;;[.A75];&quot;&quot;)" office:value-type="string" office:string-value="UPDATE Complaint SET ICDCode='B16' where ComplaintId= 80">
            <text:p>UPDATE Complaint SET ICDCode='B16' where ComplaintId= 8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table:number-columns-repeated="2" office:value-type="string">
            <text:p>Cirrhosis of liver</text:p>
          </table:table-cell>
          <table:table-cell office:value-type="float" office:value="78">
            <text:p>78</text:p>
          </table:table-cell>
          <table:table-cell office:value-type="string">
            <text:p>K70.3</text:p>
          </table:table-cell>
          <table:table-cell table:formula="of:=CONCATENATE(&quot;UPDATE Complaint SET ICDCode='&quot;;[.E76];&quot;' where ComplaintId= &quot;;[.A76];&quot;&quot;)" office:value-type="string" office:string-value="UPDATE Complaint SET ICDCode='K70.3' where ComplaintId= 81">
            <text:p>UPDATE Complaint SET ICDCode='K70.3' where ComplaintId= 81</text:p>
          </table:table-cell>
        </table:table-row>
        <table:table-row table:style-name="ro1">
          <table:table-cell office:value-type="float" office:value="82">
            <text:p>82</text:p>
          </table:table-cell>
          <table:table-cell table:number-columns-repeated="2" office:value-type="string">
            <text:p>Liver contusion</text:p>
          </table:table-cell>
          <table:table-cell office:value-type="float" office:value="78">
            <text:p>78</text:p>
          </table:table-cell>
          <table:table-cell office:value-type="string">
            <text:p>S36.1</text:p>
          </table:table-cell>
          <table:table-cell table:formula="of:=CONCATENATE(&quot;UPDATE Complaint SET ICDCode='&quot;;[.E77];&quot;' where ComplaintId= &quot;;[.A77];&quot;&quot;)" office:value-type="string" office:string-value="UPDATE Complaint SET ICDCode='S36.1' where ComplaintId= 82">
            <text:p>UPDATE Complaint SET ICDCode='S36.1' where ComplaintId= 82</text:p>
          </table:table-cell>
        </table:table-row>
        <table:table-row table:style-name="ro1">
          <table:table-cell office:value-type="float" office:value="83">
            <text:p>83</text:p>
          </table:table-cell>
          <table:table-cell table:number-columns-repeated="2" office:value-type="string">
            <text:p>Laceration of liver</text:p>
          </table:table-cell>
          <table:table-cell office:value-type="float" office:value="78">
            <text:p>78</text:p>
          </table:table-cell>
          <table:table-cell office:value-type="string">
            <text:p>S36.1</text:p>
          </table:table-cell>
          <table:table-cell table:formula="of:=CONCATENATE(&quot;UPDATE Complaint SET ICDCode='&quot;;[.E78];&quot;' where ComplaintId= &quot;;[.A78];&quot;&quot;)" office:value-type="string" office:string-value="UPDATE Complaint SET ICDCode='S36.1' where ComplaintId= 83">
            <text:p>UPDATE Complaint SET ICDCode='S36.1' where ComplaintId= 83</text:p>
          </table:table-cell>
        </table:table-row>
        <table:table-row table:style-name="ro1">
          <table:table-cell office:value-type="float" office:value="84">
            <text:p>84</text:p>
          </table:table-cell>
          <table:table-cell table:number-columns-repeated="2" office:value-type="string">
            <text:p>congestive hepatitis</text:p>
          </table:table-cell>
          <table:table-cell office:value-type="float" office:value="78">
            <text:p>78</text:p>
          </table:table-cell>
          <table:table-cell office:value-type="string">
            <text:p>K76.1</text:p>
          </table:table-cell>
          <table:table-cell table:formula="of:=CONCATENATE(&quot;UPDATE Complaint SET ICDCode='&quot;;[.E79];&quot;' where ComplaintId= &quot;;[.A79];&quot;&quot;)" office:value-type="string" office:string-value="UPDATE Complaint SET ICDCode='K76.1' where ComplaintId= 84">
            <text:p>UPDATE Complaint SET ICDCode='K76.1' where ComplaintId= 84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number-columns-repeated="2" office:value-type="string">
            <text:p>liver abscess</text:p>
          </table:table-cell>
          <table:table-cell office:value-type="float" office:value="78">
            <text:p>78</text:p>
          </table:table-cell>
          <table:table-cell office:value-type="string">
            <text:p>K75.0</text:p>
          </table:table-cell>
          <table:table-cell table:formula="of:=CONCATENATE(&quot;UPDATE Complaint SET ICDCode='&quot;;[.E80];&quot;' where ComplaintId= &quot;;[.A80];&quot;&quot;)" office:value-type="string" office:string-value="UPDATE Complaint SET ICDCode='K75.0' where ComplaintId= 85">
            <text:p>UPDATE Complaint SET ICDCode='K75.0' where ComplaintId= 85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number-columns-repeated="2" office:value-type="string">
            <text:p>hepatic cyst</text:p>
          </table:table-cell>
          <table:table-cell office:value-type="float" office:value="78">
            <text:p>78</text:p>
          </table:table-cell>
          <table:table-cell office:value-type="string">
            <text:p>Q44.6</text:p>
          </table:table-cell>
          <table:table-cell table:formula="of:=CONCATENATE(&quot;UPDATE Complaint SET ICDCode='&quot;;[.E81];&quot;' where ComplaintId= &quot;;[.A81];&quot;&quot;)" office:value-type="string" office:string-value="UPDATE Complaint SET ICDCode='Q44.6' where ComplaintId= 86">
            <text:p>UPDATE Complaint SET ICDCode='Q44.6' where ComplaintId= 86</text:p>
          </table:table-cell>
        </table:table-row>
        <table:table-row table:style-name="ro1">
          <table:table-cell office:value-type="float" office:value="87">
            <text:p>87</text:p>
          </table:table-cell>
          <table:table-cell table:number-columns-repeated="2" office:value-type="string">
            <text:p>Carcinoma (liver)</text:p>
          </table:table-cell>
          <table:table-cell office:value-type="float" office:value="78">
            <text:p>78</text:p>
          </table:table-cell>
          <table:table-cell office:value-type="string">
            <text:p>C22.0</text:p>
          </table:table-cell>
          <table:table-cell table:formula="of:=CONCATENATE(&quot;UPDATE Complaint SET ICDCode='&quot;;[.E82];&quot;' where ComplaintId= &quot;;[.A82];&quot;&quot;)" office:value-type="string" office:string-value="UPDATE Complaint SET ICDCode='C22.0' where ComplaintId= 87">
            <text:p>UPDATE Complaint SET ICDCode='C22.0' where ComplaintId= 87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Cholestasis</text:p>
          </table:table-cell>
          <table:table-cell office:value-type="string">
            <text:p>Cholestasis</text:p>
          </table:table-cell>
          <table:table-cell office:value-type="float" office:value="78">
            <text:p>78</text:p>
          </table:table-cell>
          <table:table-cell office:value-type="string">
            <text:p>K71.0</text:p>
          </table:table-cell>
          <table:table-cell table:formula="of:=CONCATENATE(&quot;UPDATE Complaint SET ICDCode='&quot;;[.E83];&quot;' where ComplaintId= &quot;;[.A83];&quot;&quot;)" office:value-type="string" office:string-value="UPDATE Complaint SET ICDCode='K71.0' where ComplaintId= 88">
            <text:p>UPDATE Complaint SET ICDCode='K71.0' where ComplaintId= 88</text:p>
          </table:table-cell>
        </table:table-row>
        <table:table-row table:style-name="ro1">
          <table:table-cell office:value-type="float" office:value="89">
            <text:p>89</text:p>
          </table:table-cell>
          <table:table-cell table:number-columns-repeated="2" office:value-type="string">
            <text:p>GALL BLADDER</text:p>
          </table:table-cell>
          <table:table-cell office:value-type="string">
            <text:p>NULL</text:p>
          </table:table-cell>
          <table:table-cell/>
          <table:table-cell table:formula="of:=CONCATENATE(&quot;UPDATE Complaint SET ICDCode='&quot;;[.E84];&quot;' where ComplaintId= &quot;;[.A84];&quot;&quot;)" office:value-type="string" office:string-value="UPDATE Complaint SET ICDCode='' where ComplaintId= 89">
            <text:p>UPDATE Complaint SET ICDCode='' where ComplaintId= 89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Cholelithiasis</text:p>
          </table:table-cell>
          <table:table-cell office:value-type="string">
            <text:p>Cholelithiasis</text:p>
          </table:table-cell>
          <table:table-cell office:value-type="float" office:value="89">
            <text:p>89</text:p>
          </table:table-cell>
          <table:table-cell office:value-type="string">
            <text:p>K80</text:p>
          </table:table-cell>
          <table:table-cell table:formula="of:=CONCATENATE(&quot;UPDATE Complaint SET ICDCode='&quot;;[.E85];&quot;' where ComplaintId= &quot;;[.A85];&quot;&quot;)" office:value-type="string" office:string-value="UPDATE Complaint SET ICDCode='K80' where ComplaintId= 90">
            <text:p>UPDATE Complaint SET ICDCode='K80' where ComplaintId= 90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Acute Cholecystitis</text:p>
          </table:table-cell>
          <table:table-cell office:value-type="string">
            <text:p>Acute Cholecystitis</text:p>
          </table:table-cell>
          <table:table-cell office:value-type="float" office:value="89">
            <text:p>89</text:p>
          </table:table-cell>
          <table:table-cell office:value-type="string">
            <text:p>K81.0</text:p>
          </table:table-cell>
          <table:table-cell table:formula="of:=CONCATENATE(&quot;UPDATE Complaint SET ICDCode='&quot;;[.E86];&quot;' where ComplaintId= &quot;;[.A86];&quot;&quot;)" office:value-type="string" office:string-value="UPDATE Complaint SET ICDCode='K81.0' where ComplaintId= 91">
            <text:p>UPDATE Complaint SET ICDCode='K81.0' where ComplaintId= 91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Chronic cholecystitis</text:p>
          </table:table-cell>
          <table:table-cell office:value-type="string">
            <text:p>Chronic cholecystitis</text:p>
          </table:table-cell>
          <table:table-cell office:value-type="float" office:value="89">
            <text:p>89</text:p>
          </table:table-cell>
          <table:table-cell office:value-type="string">
            <text:p>K81.1</text:p>
          </table:table-cell>
          <table:table-cell table:formula="of:=CONCATENATE(&quot;UPDATE Complaint SET ICDCode='&quot;;[.E87];&quot;' where ComplaintId= &quot;;[.A87];&quot;&quot;)" office:value-type="string" office:string-value="UPDATE Complaint SET ICDCode='K81.1' where ComplaintId= 92">
            <text:p>UPDATE Complaint SET ICDCode='K81.1' where ComplaintId= 92</text:p>
          </table:table-cell>
        </table:table-row>
        <table:table-row table:style-name="ro1">
          <table:table-cell office:value-type="float" office:value="93">
            <text:p>93</text:p>
          </table:table-cell>
          <table:table-cell table:number-columns-repeated="2" office:value-type="string">
            <text:p>Obstructive jaundice</text:p>
          </table:table-cell>
          <table:table-cell office:value-type="float" office:value="89">
            <text:p>89</text:p>
          </table:table-cell>
          <table:table-cell office:value-type="string">
            <text:p>K83</text:p>
          </table:table-cell>
          <table:table-cell table:formula="of:=CONCATENATE(&quot;UPDATE Complaint SET ICDCode='&quot;;[.E88];&quot;' where ComplaintId= &quot;;[.A88];&quot;&quot;)" office:value-type="string" office:string-value="UPDATE Complaint SET ICDCode='K83' where ComplaintId= 93">
            <text:p>UPDATE Complaint SET ICDCode='K83' where ComplaintId= 93</text:p>
          </table:table-cell>
        </table:table-row>
        <table:table-row table:style-name="ro1">
          <table:table-cell office:value-type="float" office:value="94">
            <text:p>94</text:p>
          </table:table-cell>
          <table:table-cell table:number-columns-repeated="2" office:value-type="string">
            <text:p>Secondary biliary cirrhosis</text:p>
          </table:table-cell>
          <table:table-cell office:value-type="float" office:value="89">
            <text:p>89</text:p>
          </table:table-cell>
          <table:table-cell office:value-type="string">
            <text:p>K74.4</text:p>
          </table:table-cell>
          <table:table-cell table:formula="of:=CONCATENATE(&quot;UPDATE Complaint SET ICDCode='&quot;;[.E89];&quot;' where ComplaintId= &quot;;[.A89];&quot;&quot;)" office:value-type="string" office:string-value="UPDATE Complaint SET ICDCode='K74.4' where ComplaintId= 94">
            <text:p>UPDATE Complaint SET ICDCode='K74.4' where ComplaintId= 94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Cholangitis</text:p>
          </table:table-cell>
          <table:table-cell office:value-type="string">
            <text:p>Cholangitis</text:p>
          </table:table-cell>
          <table:table-cell office:value-type="float" office:value="89">
            <text:p>89</text:p>
          </table:table-cell>
          <table:table-cell office:value-type="string">
            <text:p>K83.0</text:p>
          </table:table-cell>
          <table:table-cell table:formula="of:=CONCATENATE(&quot;UPDATE Complaint SET ICDCode='&quot;;[.E90];&quot;' where ComplaintId= &quot;;[.A90];&quot;&quot;)" office:value-type="string" office:string-value="UPDATE Complaint SET ICDCode='K83.0' where ComplaintId= 95">
            <text:p>UPDATE Complaint SET ICDCode='K83.0' where ComplaintId= 95</text:p>
          </table:table-cell>
        </table:table-row>
        <table:table-row table:style-name="ro1">
          <table:table-cell office:value-type="float" office:value="96">
            <text:p>96</text:p>
          </table:table-cell>
          <table:table-cell table:number-columns-repeated="2" office:value-type="string">
            <text:p>typhoid</text:p>
          </table:table-cell>
          <table:table-cell office:value-type="float" office:value="89">
            <text:p>89</text:p>
          </table:table-cell>
          <table:table-cell office:value-type="string">
            <text:p>A01.0</text:p>
          </table:table-cell>
          <table:table-cell table:formula="of:=CONCATENATE(&quot;UPDATE Complaint SET ICDCode='&quot;;[.E91];&quot;' where ComplaintId= &quot;;[.A91];&quot;&quot;)" office:value-type="string" office:string-value="UPDATE Complaint SET ICDCode='A01.0' where ComplaintId= 96">
            <text:p>UPDATE Complaint SET ICDCode='A01.0' where ComplaintId= 9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number-columns-repeated="2" office:value-type="string">
            <text:p>CBD Obstruction</text:p>
          </table:table-cell>
          <table:table-cell office:value-type="float" office:value="89">
            <text:p>89</text:p>
          </table:table-cell>
          <table:table-cell office:value-type="string">
            <text:p>K83.1</text:p>
          </table:table-cell>
          <table:table-cell table:formula="of:=CONCATENATE(&quot;UPDATE Complaint SET ICDCode='&quot;;[.E92];&quot;' where ComplaintId= &quot;;[.A92];&quot;&quot;)" office:value-type="string" office:string-value="UPDATE Complaint SET ICDCode='K83.1' where ComplaintId= 97">
            <text:p>UPDATE Complaint SET ICDCode='K83.1' where ComplaintId= 97</text:p>
          </table:table-cell>
        </table:table-row>
        <table:table-row table:style-name="ro1">
          <table:table-cell office:value-type="float" office:value="98">
            <text:p>98</text:p>
          </table:table-cell>
          <table:table-cell table:number-columns-repeated="2" office:value-type="string">
            <text:p>GB perforation</text:p>
          </table:table-cell>
          <table:table-cell office:value-type="float" office:value="89">
            <text:p>89</text:p>
          </table:table-cell>
          <table:table-cell office:value-type="string">
            <text:p>K82.2</text:p>
          </table:table-cell>
          <table:table-cell table:formula="of:=CONCATENATE(&quot;UPDATE Complaint SET ICDCode='&quot;;[.E93];&quot;' where ComplaintId= &quot;;[.A93];&quot;&quot;)" office:value-type="string" office:string-value="UPDATE Complaint SET ICDCode='K82.2' where ComplaintId= 98">
            <text:p>UPDATE Complaint SET ICDCode='K82.2' where ComplaintId= 98</text:p>
          </table:table-cell>
        </table:table-row>
        <table:table-row table:style-name="ro1">
          <table:table-cell office:value-type="float" office:value="99">
            <text:p>99</text:p>
          </table:table-cell>
          <table:table-cell table:number-columns-repeated="2" office:value-type="string">
            <text:p>STOMACH</text:p>
          </table:table-cell>
          <table:table-cell office:value-type="string">
            <text:p>NULL</text:p>
          </table:table-cell>
          <table:table-cell/>
          <table:table-cell table:formula="of:=CONCATENATE(&quot;UPDATE Complaint SET ICDCode='&quot;;[.E94];&quot;' where ComplaintId= &quot;;[.A94];&quot;&quot;)" office:value-type="string" office:string-value="UPDATE Complaint SET ICDCode='' where ComplaintId= 99">
            <text:p>UPDATE Complaint SET ICDCode='' where ComplaintId= 9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string">
            <text:p>dyspepsia</text:p>
          </table:table-cell>
          <table:table-cell office:value-type="float" office:value="99">
            <text:p>99</text:p>
          </table:table-cell>
          <table:table-cell office:value-type="string">
            <text:p>K30</text:p>
          </table:table-cell>
          <table:table-cell table:formula="of:=CONCATENATE(&quot;UPDATE Complaint SET ICDCode='&quot;;[.E95];&quot;' where ComplaintId= &quot;;[.A95];&quot;&quot;)" office:value-type="string" office:string-value="UPDATE Complaint SET ICDCode='K30' where ComplaintId= 100">
            <text:p>UPDATE Complaint SET ICDCode='K30' where ComplaintId= 100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table:number-columns-repeated="2" office:value-type="string">
            <text:p>acute gastritis</text:p>
          </table:table-cell>
          <table:table-cell office:value-type="float" office:value="99">
            <text:p>99</text:p>
          </table:table-cell>
          <table:table-cell office:value-type="string">
            <text:p>K29.1</text:p>
          </table:table-cell>
          <table:table-cell table:formula="of:=CONCATENATE(&quot;UPDATE Complaint SET ICDCode='&quot;;[.E96];&quot;' where ComplaintId= &quot;;[.A96];&quot;&quot;)" office:value-type="string" office:string-value="UPDATE Complaint SET ICDCode='K29.1' where ComplaintId= 101">
            <text:p>UPDATE Complaint SET ICDCode='K29.1' where ComplaintId= 101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table:number-columns-repeated="2" office:value-type="string">
            <text:p>chronic gastritis</text:p>
          </table:table-cell>
          <table:table-cell office:value-type="float" office:value="99">
            <text:p>99</text:p>
          </table:table-cell>
          <table:table-cell office:value-type="string">
            <text:p>K29.5</text:p>
          </table:table-cell>
          <table:table-cell table:formula="of:=CONCATENATE(&quot;UPDATE Complaint SET ICDCode='&quot;;[.E97];&quot;' where ComplaintId= &quot;;[.A97];&quot;&quot;)" office:value-type="string" office:string-value="UPDATE Complaint SET ICDCode='K29.5' where ComplaintId= 102">
            <text:p>UPDATE Complaint SET ICDCode='K29.5' where ComplaintId= 102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table:number-columns-repeated="2" office:value-type="string">
            <text:p>GERD</text:p>
          </table:table-cell>
          <table:table-cell office:value-type="float" office:value="99">
            <text:p>99</text:p>
          </table:table-cell>
          <table:table-cell office:value-type="string">
            <text:p>K21</text:p>
          </table:table-cell>
          <table:table-cell table:formula="of:=CONCATENATE(&quot;UPDATE Complaint SET ICDCode='&quot;;[.E98];&quot;' where ComplaintId= &quot;;[.A98];&quot;&quot;)" office:value-type="string" office:string-value="UPDATE Complaint SET ICDCode='K21' where ComplaintId= 103">
            <text:p>UPDATE Complaint SET ICDCode='K21' where ComplaintId= 103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table:number-columns-repeated="2" office:value-type="string">
            <text:p>APD</text:p>
          </table:table-cell>
          <table:table-cell office:value-type="float" office:value="99">
            <text:p>99</text:p>
          </table:table-cell>
          <table:table-cell office:value-type="string">
            <text:p>K29</text:p>
          </table:table-cell>
          <table:table-cell table:formula="of:=CONCATENATE(&quot;UPDATE Complaint SET ICDCode='&quot;;[.E99];&quot;' where ComplaintId= &quot;;[.A99];&quot;&quot;)" office:value-type="string" office:string-value="UPDATE Complaint SET ICDCode='K29' where ComplaintId= 104">
            <text:p>UPDATE Complaint SET ICDCode='K29' where ComplaintId= 104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table:number-columns-repeated="2" office:value-type="string">
            <text:p>PUD</text:p>
          </table:table-cell>
          <table:table-cell office:value-type="float" office:value="99">
            <text:p>99</text:p>
          </table:table-cell>
          <table:table-cell office:value-type="string">
            <text:p>K27</text:p>
          </table:table-cell>
          <table:table-cell table:formula="of:=CONCATENATE(&quot;UPDATE Complaint SET ICDCode='&quot;;[.E100];&quot;' where ComplaintId= &quot;;[.A100];&quot;&quot;)" office:value-type="string" office:string-value="UPDATE Complaint SET ICDCode='K27' where ComplaintId= 105">
            <text:p>UPDATE Complaint SET ICDCode='K27' where ComplaintId= 105</text:p>
          </table:table-cell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diabetic gastroparesis</text:p>
          </table:table-cell>
          <table:table-cell office:value-type="string">
            <text:p>diabetic gastroparesis</text:p>
          </table:table-cell>
          <table:table-cell office:value-type="float" office:value="99">
            <text:p>99</text:p>
          </table:table-cell>
          <table:table-cell office:value-type="string">
            <text:p>E10.6</text:p>
          </table:table-cell>
          <table:table-cell table:formula="of:=CONCATENATE(&quot;UPDATE Complaint SET ICDCode='&quot;;[.E101];&quot;' where ComplaintId= &quot;;[.A101];&quot;&quot;)" office:value-type="string" office:string-value="UPDATE Complaint SET ICDCode='E10.6' where ComplaintId= 106">
            <text:p>UPDATE Complaint SET ICDCode='E10.6' where ComplaintId= 106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table:number-columns-repeated="2" office:value-type="string">
            <text:p>gastric outlet obstruction</text:p>
          </table:table-cell>
          <table:table-cell office:value-type="float" office:value="99">
            <text:p>99</text:p>
          </table:table-cell>
          <table:table-cell office:value-type="string">
            <text:p>K31.1</text:p>
          </table:table-cell>
          <table:table-cell table:formula="of:=CONCATENATE(&quot;UPDATE Complaint SET ICDCode='&quot;;[.E102];&quot;' where ComplaintId= &quot;;[.A102];&quot;&quot;)" office:value-type="string" office:string-value="UPDATE Complaint SET ICDCode='K31.1' where ComplaintId= 107">
            <text:p>UPDATE Complaint SET ICDCode='K31.1' where ComplaintId= 10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table:number-columns-repeated="2" office:value-type="string">
            <text:p>carcinoma (stomach)</text:p>
          </table:table-cell>
          <table:table-cell office:value-type="float" office:value="99">
            <text:p>99</text:p>
          </table:table-cell>
          <table:table-cell office:value-type="string">
            <text:p>C16</text:p>
          </table:table-cell>
          <table:table-cell table:formula="of:=CONCATENATE(&quot;UPDATE Complaint SET ICDCode='&quot;;[.E103];&quot;' where ComplaintId= &quot;;[.A103];&quot;&quot;)" office:value-type="string" office:string-value="UPDATE Complaint SET ICDCode='C16' where ComplaintId= 108">
            <text:p>UPDATE Complaint SET ICDCode='C16' where ComplaintId= 108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table:number-columns-repeated="2" office:value-type="string">
            <text:p>PANCREAS</text:p>
          </table:table-cell>
          <table:table-cell office:value-type="string">
            <text:p>NULL</text:p>
          </table:table-cell>
          <table:table-cell/>
          <table:table-cell table:formula="of:=CONCATENATE(&quot;UPDATE Complaint SET ICDCode='&quot;;[.E104];&quot;' where ComplaintId= &quot;;[.A104];&quot;&quot;)" office:value-type="string" office:string-value="UPDATE Complaint SET ICDCode='' where ComplaintId= 109">
            <text:p>UPDATE Complaint SET ICDCode='' where ComplaintId= 109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Acute pancreatitis</text:p>
          </table:table-cell>
          <table:table-cell office:value-type="string">
            <text:p>Acute pancreatitis</text:p>
          </table:table-cell>
          <table:table-cell office:value-type="float" office:value="109">
            <text:p>109</text:p>
          </table:table-cell>
          <table:table-cell office:value-type="string">
            <text:p>K85</text:p>
          </table:table-cell>
          <table:table-cell table:formula="of:=CONCATENATE(&quot;UPDATE Complaint SET ICDCode='&quot;;[.E105];&quot;' where ComplaintId= &quot;;[.A105];&quot;&quot;)" office:value-type="string" office:string-value="UPDATE Complaint SET ICDCode='K85' where ComplaintId= 110">
            <text:p>UPDATE Complaint SET ICDCode='K85' where ComplaintId= 110</text:p>
          </table:table-cell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Chronic pancreatitis</text:p>
          </table:table-cell>
          <table:table-cell office:value-type="string">
            <text:p>Chronic pancreatitis</text:p>
          </table:table-cell>
          <table:table-cell office:value-type="float" office:value="109">
            <text:p>109</text:p>
          </table:table-cell>
          <table:table-cell office:value-type="string">
            <text:p>K86.1</text:p>
          </table:table-cell>
          <table:table-cell table:formula="of:=CONCATENATE(&quot;UPDATE Complaint SET ICDCode='&quot;;[.E106];&quot;' where ComplaintId= &quot;;[.A106];&quot;&quot;)" office:value-type="string" office:string-value="UPDATE Complaint SET ICDCode='K86.1' where ComplaintId= 111">
            <text:p>UPDATE Complaint SET ICDCode='K86.1' where ComplaintId= 111</text:p>
          </table:table-cell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Pancreatic pseudocyst </text:p>
          </table:table-cell>
          <table:table-cell office:value-type="string">
            <text:p>Pancreatic pseudocyst </text:p>
          </table:table-cell>
          <table:table-cell office:value-type="float" office:value="109">
            <text:p>109</text:p>
          </table:table-cell>
          <table:table-cell office:value-type="string">
            <text:p>K86.3</text:p>
          </table:table-cell>
          <table:table-cell table:formula="of:=CONCATENATE(&quot;UPDATE Complaint SET ICDCode='&quot;;[.E107];&quot;' where ComplaintId= &quot;;[.A107];&quot;&quot;)" office:value-type="string" office:string-value="UPDATE Complaint SET ICDCode='K86.3' where ComplaintId= 112">
            <text:p>UPDATE Complaint SET ICDCode='K86.3' where ComplaintId= 112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table:number-columns-repeated="2" office:value-type="string">
            <text:p>Carcinoma (pancreas)</text:p>
          </table:table-cell>
          <table:table-cell office:value-type="float" office:value="109">
            <text:p>109</text:p>
          </table:table-cell>
          <table:table-cell office:value-type="string">
            <text:p>C25</text:p>
          </table:table-cell>
          <table:table-cell table:formula="of:=CONCATENATE(&quot;UPDATE Complaint SET ICDCode='&quot;;[.E108];&quot;' where ComplaintId= &quot;;[.A108];&quot;&quot;)" office:value-type="string" office:string-value="UPDATE Complaint SET ICDCode='C25' where ComplaintId= 113">
            <text:p>UPDATE Complaint SET ICDCode='C25' where ComplaintId= 113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table:number-columns-repeated="2" office:value-type="string">
            <text:p>Pancreatic Calculi</text:p>
          </table:table-cell>
          <table:table-cell office:value-type="float" office:value="109">
            <text:p>109</text:p>
          </table:table-cell>
          <table:table-cell office:value-type="string">
            <text:p>K85.1</text:p>
          </table:table-cell>
          <table:table-cell table:formula="of:=CONCATENATE(&quot;UPDATE Complaint SET ICDCode='&quot;;[.E109];&quot;' where ComplaintId= &quot;;[.A109];&quot;&quot;)" office:value-type="string" office:string-value="UPDATE Complaint SET ICDCode='K85.1' where ComplaintId= 114">
            <text:p>UPDATE Complaint SET ICDCode='K85.1' where ComplaintId= 114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table:number-columns-repeated="2" office:value-type="string">
            <text:p>IDDM</text:p>
          </table:table-cell>
          <table:table-cell office:value-type="float" office:value="109">
            <text:p>109</text:p>
          </table:table-cell>
          <table:table-cell office:value-type="string">
            <text:p>E10</text:p>
          </table:table-cell>
          <table:table-cell table:formula="of:=CONCATENATE(&quot;UPDATE Complaint SET ICDCode='&quot;;[.E110];&quot;' where ComplaintId= &quot;;[.A110];&quot;&quot;)" office:value-type="string" office:string-value="UPDATE Complaint SET ICDCode='E10' where ComplaintId= 115">
            <text:p>UPDATE Complaint SET ICDCode='E10' where ComplaintId= 115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table:number-columns-repeated="2" office:value-type="string">
            <text:p>SMALL INTESTINE</text:p>
          </table:table-cell>
          <table:table-cell office:value-type="string">
            <text:p>NULL</text:p>
          </table:table-cell>
          <table:table-cell/>
          <table:table-cell table:formula="of:=CONCATENATE(&quot;UPDATE Complaint SET ICDCode='&quot;;[.E111];&quot;' where ComplaintId= &quot;;[.A111];&quot;&quot;)" office:value-type="string" office:string-value="UPDATE Complaint SET ICDCode='' where ComplaintId= 116">
            <text:p>UPDATE Complaint SET ICDCode='' where ComplaintId= 1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table:number-columns-repeated="2" office:value-type="string">
            <text:p>Typhoid</text:p>
          </table:table-cell>
          <table:table-cell office:value-type="float" office:value="116">
            <text:p>116</text:p>
          </table:table-cell>
          <table:table-cell office:value-type="string">
            <text:p>A01.0</text:p>
          </table:table-cell>
          <table:table-cell table:formula="of:=CONCATENATE(&quot;UPDATE Complaint SET ICDCode='&quot;;[.E112];&quot;' where ComplaintId= &quot;;[.A112];&quot;&quot;)" office:value-type="string" office:string-value="UPDATE Complaint SET ICDCode='A01.0' where ComplaintId= 117">
            <text:p>UPDATE Complaint SET ICDCode='A01.0' where ComplaintId= 11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table:number-columns-repeated="2" office:value-type="string">
            <text:p>Enteritis</text:p>
          </table:table-cell>
          <table:table-cell office:value-type="float" office:value="116">
            <text:p>116</text:p>
          </table:table-cell>
          <table:table-cell office:value-type="string">
            <text:p>A08.3</text:p>
          </table:table-cell>
          <table:table-cell table:formula="of:=CONCATENATE(&quot;UPDATE Complaint SET ICDCode='&quot;;[.E113];&quot;' where ComplaintId= &quot;;[.A113];&quot;&quot;)" office:value-type="string" office:string-value="UPDATE Complaint SET ICDCode='A08.3' where ComplaintId= 118">
            <text:p>UPDATE Complaint SET ICDCode='A08.3' where ComplaintId= 118</text:p>
          </table:table-cell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Malabsorption</text:p>
          </table:table-cell>
          <table:table-cell office:value-type="string">
            <text:p>Malabsorption</text:p>
          </table:table-cell>
          <table:table-cell office:value-type="float" office:value="116">
            <text:p>116</text:p>
          </table:table-cell>
          <table:table-cell office:value-type="string">
            <text:p><text:s/>K90</text:p>
          </table:table-cell>
          <table:table-cell table:formula="of:=CONCATENATE(&quot;UPDATE Complaint SET ICDCode='&quot;;[.E114];&quot;' where ComplaintId= &quot;;[.A114];&quot;&quot;)" office:value-type="string" office:string-value="UPDATE Complaint SET ICDCode=' K90' where ComplaintId= 119">
            <text:p>UPDATE Complaint SET ICDCode=' K90' where ComplaintId= 119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Paralytic ileus</text:p>
          </table:table-cell>
          <table:table-cell office:value-type="string">
            <text:p>Paralytic ileus</text:p>
          </table:table-cell>
          <table:table-cell office:value-type="float" office:value="116">
            <text:p>116</text:p>
          </table:table-cell>
          <table:table-cell office:value-type="string">
            <text:p>K56.0</text:p>
          </table:table-cell>
          <table:table-cell table:formula="of:=CONCATENATE(&quot;UPDATE Complaint SET ICDCode='&quot;;[.E115];&quot;' where ComplaintId= &quot;;[.A115];&quot;&quot;)" office:value-type="string" office:string-value="UPDATE Complaint SET ICDCode='K56.0' where ComplaintId= 120">
            <text:p>UPDATE Complaint SET ICDCode='K56.0' where ComplaintId= 120</text:p>
          </table:table-cell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Intussuception</text:p>
          </table:table-cell>
          <table:table-cell office:value-type="string">
            <text:p>Intussuception</text:p>
          </table:table-cell>
          <table:table-cell office:value-type="float" office:value="116">
            <text:p>116</text:p>
          </table:table-cell>
          <table:table-cell office:value-type="string">
            <text:p>K56.1</text:p>
          </table:table-cell>
          <table:table-cell table:formula="of:=CONCATENATE(&quot;UPDATE Complaint SET ICDCode='&quot;;[.E116];&quot;' where ComplaintId= &quot;;[.A116];&quot;&quot;)" office:value-type="string" office:string-value="UPDATE Complaint SET ICDCode='K56.1' where ComplaintId= 121">
            <text:p>UPDATE Complaint SET ICDCode='K56.1' where ComplaintId= 121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table:number-columns-repeated="2" office:value-type="string">
            <text:p>Worm infestation</text:p>
          </table:table-cell>
          <table:table-cell office:value-type="float" office:value="116">
            <text:p>116</text:p>
          </table:table-cell>
          <table:table-cell office:value-type="string">
            <text:p>B76.9</text:p>
          </table:table-cell>
          <table:table-cell table:formula="of:=CONCATENATE(&quot;UPDATE Complaint SET ICDCode='&quot;;[.E117];&quot;' where ComplaintId= &quot;;[.A117];&quot;&quot;)" office:value-type="string" office:string-value="UPDATE Complaint SET ICDCode='B76.9' where ComplaintId= 122">
            <text:p>UPDATE Complaint SET ICDCode='B76.9' where ComplaintId= 122</text:p>
          </table:table-cell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Mesenteric adenitis</text:p>
          </table:table-cell>
          <table:table-cell office:value-type="string">
            <text:p>Mesenteric adenitis</text:p>
          </table:table-cell>
          <table:table-cell office:value-type="float" office:value="116">
            <text:p>116</text:p>
          </table:table-cell>
          <table:table-cell office:value-type="string">
            <text:p>I88.0</text:p>
          </table:table-cell>
          <table:table-cell table:formula="of:=CONCATENATE(&quot;UPDATE Complaint SET ICDCode='&quot;;[.E118];&quot;' where ComplaintId= &quot;;[.A118];&quot;&quot;)" office:value-type="string" office:string-value="UPDATE Complaint SET ICDCode='I88.0' where ComplaintId= 123">
            <text:p>UPDATE Complaint SET ICDCode='I88.0' where ComplaintId= 123</text:p>
          </table:table-cell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Giardiasis</text:p>
          </table:table-cell>
          <table:table-cell office:value-type="string">
            <text:p>Giardiasis</text:p>
          </table:table-cell>
          <table:table-cell office:value-type="float" office:value="116">
            <text:p>116</text:p>
          </table:table-cell>
          <table:table-cell office:value-type="string">
            <text:p>A07.1</text:p>
          </table:table-cell>
          <table:table-cell table:formula="of:=CONCATENATE(&quot;UPDATE Complaint SET ICDCode='&quot;;[.E119];&quot;' where ComplaintId= &quot;;[.A119];&quot;&quot;)" office:value-type="string" office:string-value="UPDATE Complaint SET ICDCode='A07.1' where ComplaintId= 124">
            <text:p>UPDATE Complaint SET ICDCode='A07.1' where ComplaintId= 124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table:number-columns-repeated="2" office:value-type="string">
            <text:p>LARGE INTESTINE</text:p>
          </table:table-cell>
          <table:table-cell office:value-type="string">
            <text:p>NULL</text:p>
          </table:table-cell>
          <table:table-cell/>
          <table:table-cell table:formula="of:=CONCATENATE(&quot;UPDATE Complaint SET ICDCode='&quot;;[.E120];&quot;' where ComplaintId= &quot;;[.A120];&quot;&quot;)" office:value-type="string" office:string-value="UPDATE Complaint SET ICDCode='' where ComplaintId= 125">
            <text:p>UPDATE Complaint SET ICDCode='' where ComplaintId= 125</text:p>
          </table:table-cell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Amoebiasis</text:p>
          </table:table-cell>
          <table:table-cell office:value-type="string">
            <text:p>Amoebiasis</text:p>
          </table:table-cell>
          <table:table-cell office:value-type="float" office:value="125">
            <text:p>125</text:p>
          </table:table-cell>
          <table:table-cell office:value-type="string">
            <text:p>A06</text:p>
          </table:table-cell>
          <table:table-cell table:formula="of:=CONCATENATE(&quot;UPDATE Complaint SET ICDCode='&quot;;[.E121];&quot;' where ComplaintId= &quot;;[.A121];&quot;&quot;)" office:value-type="string" office:string-value="UPDATE Complaint SET ICDCode='A06' where ComplaintId= 126">
            <text:p>UPDATE Complaint SET ICDCode='A06' where ComplaintId= 126</text:p>
          </table:table-cell>
        </table:table-row>
        <table:table-row table:style-name="ro2">
          <table:table-cell office:value-type="float" office:value="127">
            <text:p>127</text:p>
          </table:table-cell>
          <table:table-cell office:value-type="string">
            <text:p>Diarrhoea</text:p>
          </table:table-cell>
          <table:table-cell office:value-type="string">
            <text:p>Diarrhoea</text:p>
          </table:table-cell>
          <table:table-cell office:value-type="float" office:value="125">
            <text:p>125</text:p>
          </table:table-cell>
          <table:table-cell office:value-type="string">
            <text:p>A09</text:p>
          </table:table-cell>
          <table:table-cell table:formula="of:=CONCATENATE(&quot;UPDATE Complaint SET ICDCode='&quot;;[.E122];&quot;' where ComplaintId= &quot;;[.A122];&quot;&quot;)" office:value-type="string" office:string-value="UPDATE Complaint SET ICDCode='A09' where ComplaintId= 127">
            <text:p>UPDATE Complaint SET ICDCode='A09' where ComplaintId= 127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string">
            <text:p>Dysentry</text:p>
          </table:table-cell>
          <table:table-cell office:value-type="string">
            <text:p>Dysentry</text:p>
          </table:table-cell>
          <table:table-cell office:value-type="float" office:value="125">
            <text:p>125</text:p>
          </table:table-cell>
          <table:table-cell office:value-type="string">
            <text:p>A06.0</text:p>
          </table:table-cell>
          <table:table-cell table:formula="of:=CONCATENATE(&quot;UPDATE Complaint SET ICDCode='&quot;;[.E123];&quot;' where ComplaintId= &quot;;[.A123];&quot;&quot;)" office:value-type="string" office:string-value="UPDATE Complaint SET ICDCode='A06.0' where ComplaintId= 128">
            <text:p>UPDATE Complaint SET ICDCode='A06.0' where ComplaintId= 128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table:number-columns-repeated="2" office:value-type="string">
            <text:p>Constipation</text:p>
          </table:table-cell>
          <table:table-cell office:value-type="float" office:value="125">
            <text:p>125</text:p>
          </table:table-cell>
          <table:table-cell office:value-type="string">
            <text:p>K59.0</text:p>
          </table:table-cell>
          <table:table-cell table:formula="of:=CONCATENATE(&quot;UPDATE Complaint SET ICDCode='&quot;;[.E124];&quot;' where ComplaintId= &quot;;[.A124];&quot;&quot;)" office:value-type="string" office:string-value="UPDATE Complaint SET ICDCode='K59.0' where ComplaintId= 129">
            <text:p>UPDATE Complaint SET ICDCode='K59.0' where ComplaintId= 129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table:number-columns-repeated="2" office:value-type="string">
            <text:p>Carcinoma (Large intestine)</text:p>
          </table:table-cell>
          <table:table-cell office:value-type="float" office:value="125">
            <text:p>125</text:p>
          </table:table-cell>
          <table:table-cell office:value-type="string">
            <text:p>C18</text:p>
          </table:table-cell>
          <table:table-cell table:formula="of:=CONCATENATE(&quot;UPDATE Complaint SET ICDCode='&quot;;[.E125];&quot;' where ComplaintId= &quot;;[.A125];&quot;&quot;)" office:value-type="string" office:string-value="UPDATE Complaint SET ICDCode='C18' where ComplaintId= 130">
            <text:p>UPDATE Complaint SET ICDCode='C18' where ComplaintId= 130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 office:value-type="string">
            <text:p>Polyposis</text:p>
          </table:table-cell>
          <table:table-cell office:value-type="string">
            <text:p>Polyposis</text:p>
          </table:table-cell>
          <table:table-cell office:value-type="float" office:value="125">
            <text:p>125</text:p>
          </table:table-cell>
          <table:table-cell office:value-type="string">
            <text:p>K51.4</text:p>
          </table:table-cell>
          <table:table-cell table:formula="of:=CONCATENATE(&quot;UPDATE Complaint SET ICDCode='&quot;;[.E126];&quot;' where ComplaintId= &quot;;[.A126];&quot;&quot;)" office:value-type="string" office:string-value="UPDATE Complaint SET ICDCode='K51.4' where ComplaintId= 131">
            <text:p>UPDATE Complaint SET ICDCode='K51.4' where ComplaintId= 131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table:number-columns-repeated="2" office:value-type="string">
            <text:p>RECTUM</text:p>
          </table:table-cell>
          <table:table-cell office:value-type="string">
            <text:p>NULL</text:p>
          </table:table-cell>
          <table:table-cell/>
          <table:table-cell table:formula="of:=CONCATENATE(&quot;UPDATE Complaint SET ICDCode='&quot;;[.E127];&quot;' where ComplaintId= &quot;;[.A127];&quot;&quot;)" office:value-type="string" office:string-value="UPDATE Complaint SET ICDCode='' where ComplaintId= 132">
            <text:p>UPDATE Complaint SET ICDCode='' where ComplaintId= 132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table:number-columns-repeated="2" office:value-type="string">
            <text:p>Hemorrhoids</text:p>
          </table:table-cell>
          <table:table-cell office:value-type="float" office:value="132">
            <text:p>132</text:p>
          </table:table-cell>
          <table:table-cell office:value-type="string">
            <text:p>I84</text:p>
          </table:table-cell>
          <table:table-cell table:formula="of:=CONCATENATE(&quot;UPDATE Complaint SET ICDCode='&quot;;[.E128];&quot;' where ComplaintId= &quot;;[.A128];&quot;&quot;)" office:value-type="string" office:string-value="UPDATE Complaint SET ICDCode='I84' where ComplaintId= 133">
            <text:p>UPDATE Complaint SET ICDCode='I84' where ComplaintId= 133</text:p>
          </table:table-cell>
        </table:table-row>
        <table:table-row table:style-name="ro2">
          <table:table-cell office:value-type="float" office:value="134">
            <text:p>134</text:p>
          </table:table-cell>
          <table:table-cell office:value-type="string">
            <text:p>Fistula-in-ano</text:p>
          </table:table-cell>
          <table:table-cell office:value-type="string">
            <text:p>Fistula-in-ano</text:p>
          </table:table-cell>
          <table:table-cell office:value-type="float" office:value="132">
            <text:p>132</text:p>
          </table:table-cell>
          <table:table-cell office:value-type="string">
            <text:p>K60.3</text:p>
          </table:table-cell>
          <table:table-cell table:formula="of:=CONCATENATE(&quot;UPDATE Complaint SET ICDCode='&quot;;[.E129];&quot;' where ComplaintId= &quot;;[.A129];&quot;&quot;)" office:value-type="string" office:string-value="UPDATE Complaint SET ICDCode='K60.3' where ComplaintId= 134">
            <text:p>UPDATE Complaint SET ICDCode='K60.3' where ComplaintId= 134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Proctitis</text:p>
          </table:table-cell>
          <table:table-cell office:value-type="string">
            <text:p>Proctitis</text:p>
          </table:table-cell>
          <table:table-cell office:value-type="float" office:value="132">
            <text:p>132</text:p>
          </table:table-cell>
          <table:table-cell office:value-type="string">
            <text:p>K51.2</text:p>
          </table:table-cell>
          <table:table-cell table:formula="of:=CONCATENATE(&quot;UPDATE Complaint SET ICDCode='&quot;;[.E130];&quot;' where ComplaintId= &quot;;[.A130];&quot;&quot;)" office:value-type="string" office:string-value="UPDATE Complaint SET ICDCode='K51.2' where ComplaintId= 135">
            <text:p>UPDATE Complaint SET ICDCode='K51.2' where ComplaintId= 135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table:number-columns-repeated="2" office:value-type="string">
            <text:p>Worm Infestation</text:p>
          </table:table-cell>
          <table:table-cell office:value-type="float" office:value="132">
            <text:p>132</text:p>
          </table:table-cell>
          <table:table-cell office:value-type="string">
            <text:p>B76.9</text:p>
          </table:table-cell>
          <table:table-cell table:formula="of:=CONCATENATE(&quot;UPDATE Complaint SET ICDCode='&quot;;[.E131];&quot;' where ComplaintId= &quot;;[.A131];&quot;&quot;)" office:value-type="string" office:string-value="UPDATE Complaint SET ICDCode='B76.9' where ComplaintId= 136">
            <text:p>UPDATE Complaint SET ICDCode='B76.9' where ComplaintId= 136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table:number-columns-repeated="2" office:value-type="string">
            <text:p>Anal Warts</text:p>
          </table:table-cell>
          <table:table-cell office:value-type="float" office:value="132">
            <text:p>132</text:p>
          </table:table-cell>
          <table:table-cell office:value-type="string">
            <text:p>A63.0</text:p>
          </table:table-cell>
          <table:table-cell table:formula="of:=CONCATENATE(&quot;UPDATE Complaint SET ICDCode='&quot;;[.E132];&quot;' where ComplaintId= &quot;;[.A132];&quot;&quot;)" office:value-type="string" office:string-value="UPDATE Complaint SET ICDCode='A63.0' where ComplaintId= 137">
            <text:p>UPDATE Complaint SET ICDCode='A63.0' where ComplaintId= 137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table:number-columns-repeated="2" office:value-type="string">
            <text:p>Carcinoma (Rectum)</text:p>
          </table:table-cell>
          <table:table-cell office:value-type="float" office:value="132">
            <text:p>132</text:p>
          </table:table-cell>
          <table:table-cell office:value-type="string">
            <text:p>C20</text:p>
          </table:table-cell>
          <table:table-cell table:formula="of:=CONCATENATE(&quot;UPDATE Complaint SET ICDCode='&quot;;[.E133];&quot;' where ComplaintId= &quot;;[.A133];&quot;&quot;)" office:value-type="string" office:string-value="UPDATE Complaint SET ICDCode='C20' where ComplaintId= 138">
            <text:p>UPDATE Complaint SET ICDCode='C20' where ComplaintId= 138</text:p>
          </table:table-cell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Pararectal Abscess</text:p>
          </table:table-cell>
          <table:table-cell office:value-type="string">
            <text:p>Pararectal Abscess</text:p>
          </table:table-cell>
          <table:table-cell office:value-type="float" office:value="132">
            <text:p>132</text:p>
          </table:table-cell>
          <table:table-cell office:value-type="string">
            <text:p>N15.1</text:p>
          </table:table-cell>
          <table:table-cell table:formula="of:=CONCATENATE(&quot;UPDATE Complaint SET ICDCode='&quot;;[.E134];&quot;' where ComplaintId= &quot;;[.A134];&quot;&quot;)" office:value-type="string" office:string-value="UPDATE Complaint SET ICDCode='N15.1' where ComplaintId= 139">
            <text:p>UPDATE Complaint SET ICDCode='N15.1' where ComplaintId= 139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table:number-columns-repeated="2" office:value-type="string">
            <text:p>Impacted stools</text:p>
          </table:table-cell>
          <table:table-cell office:value-type="float" office:value="132">
            <text:p>132</text:p>
          </table:table-cell>
          <table:table-cell office:value-type="string">
            <text:p>K56.4</text:p>
          </table:table-cell>
          <table:table-cell table:formula="of:=CONCATENATE(&quot;UPDATE Complaint SET ICDCode='&quot;;[.E135];&quot;' where ComplaintId= &quot;;[.A135];&quot;&quot;)" office:value-type="string" office:string-value="UPDATE Complaint SET ICDCode='K56.4' where ComplaintId= 140">
            <text:p>UPDATE Complaint SET ICDCode='K56.4' where ComplaintId= 14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table:number-columns-repeated="2" office:value-type="string">
            <text:p>Rectal Prolapse</text:p>
          </table:table-cell>
          <table:table-cell office:value-type="float" office:value="132">
            <text:p>132</text:p>
          </table:table-cell>
          <table:table-cell office:value-type="string">
            <text:p>K62.3</text:p>
          </table:table-cell>
          <table:table-cell table:formula="of:=CONCATENATE(&quot;UPDATE Complaint SET ICDCode='&quot;;[.E136];&quot;' where ComplaintId= &quot;;[.A136];&quot;&quot;)" office:value-type="string" office:string-value="UPDATE Complaint SET ICDCode='K62.3' where ComplaintId= 141">
            <text:p>UPDATE Complaint SET ICDCode='K62.3' where ComplaintId= 141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table:number-columns-repeated="2" office:value-type="string">
            <text:p>Fecal incontinence</text:p>
          </table:table-cell>
          <table:table-cell office:value-type="float" office:value="132">
            <text:p>132</text:p>
          </table:table-cell>
          <table:table-cell office:value-type="string">
            <text:p>R15</text:p>
          </table:table-cell>
          <table:table-cell table:formula="of:=CONCATENATE(&quot;UPDATE Complaint SET ICDCode='&quot;;[.E137];&quot;' where ComplaintId= &quot;;[.A137];&quot;&quot;)" office:value-type="string" office:string-value="UPDATE Complaint SET ICDCode='R15' where ComplaintId= 142">
            <text:p>UPDATE Complaint SET ICDCode='R15' where ComplaintId= 142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table:number-columns-repeated="2" office:value-type="string">
            <text:p>SPLEEN</text:p>
          </table:table-cell>
          <table:table-cell office:value-type="string">
            <text:p>NULL</text:p>
          </table:table-cell>
          <table:table-cell/>
          <table:table-cell table:formula="of:=CONCATENATE(&quot;UPDATE Complaint SET ICDCode='&quot;;[.E138];&quot;' where ComplaintId= &quot;;[.A138];&quot;&quot;)" office:value-type="string" office:string-value="UPDATE Complaint SET ICDCode='' where ComplaintId= 143">
            <text:p>UPDATE Complaint SET ICDCode='' where ComplaintId= 14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table:number-columns-repeated="2" office:value-type="string">
            <text:p>Malaria</text:p>
          </table:table-cell>
          <table:table-cell office:value-type="float" office:value="143">
            <text:p>143</text:p>
          </table:table-cell>
          <table:table-cell office:value-type="string">
            <text:p>B54</text:p>
          </table:table-cell>
          <table:table-cell table:formula="of:=CONCATENATE(&quot;UPDATE Complaint SET ICDCode='&quot;;[.E139];&quot;' where ComplaintId= &quot;;[.A139];&quot;&quot;)" office:value-type="string" office:string-value="UPDATE Complaint SET ICDCode='B54' where ComplaintId= 144">
            <text:p>UPDATE Complaint SET ICDCode='B54' where ComplaintId= 144</text:p>
          </table:table-cell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Splenic Rupture</text:p>
          </table:table-cell>
          <table:table-cell office:value-type="string">
            <text:p>Splenic Rupture</text:p>
          </table:table-cell>
          <table:table-cell office:value-type="float" office:value="143">
            <text:p>143</text:p>
          </table:table-cell>
          <table:table-cell office:value-type="string">
            <text:p>D73.5</text:p>
          </table:table-cell>
          <table:table-cell table:formula="of:=CONCATENATE(&quot;UPDATE Complaint SET ICDCode='&quot;;[.E140];&quot;' where ComplaintId= &quot;;[.A140];&quot;&quot;)" office:value-type="string" office:string-value="UPDATE Complaint SET ICDCode='D73.5' where ComplaintId= 145">
            <text:p>UPDATE Complaint SET ICDCode='D73.5' where ComplaintId= 145</text:p>
          </table:table-cell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Splenic Abscess</text:p>
          </table:table-cell>
          <table:table-cell office:value-type="string">
            <text:p>Splenic Abscess</text:p>
          </table:table-cell>
          <table:table-cell office:value-type="float" office:value="143">
            <text:p>143</text:p>
          </table:table-cell>
          <table:table-cell office:value-type="string">
            <text:p>D73.3</text:p>
          </table:table-cell>
          <table:table-cell table:formula="of:=CONCATENATE(&quot;UPDATE Complaint SET ICDCode='&quot;;[.E141];&quot;' where ComplaintId= &quot;;[.A141];&quot;&quot;)" office:value-type="string" office:string-value="UPDATE Complaint SET ICDCode='D73.3' where ComplaintId= 146">
            <text:p>UPDATE Complaint SET ICDCode='D73.3' where ComplaintId= 146</text:p>
          </table:table-cell>
        </table:table-row>
        <table:table-row table:style-name="ro2">
          <table:table-cell office:value-type="float" office:value="147">
            <text:p>147</text:p>
          </table:table-cell>
          <table:table-cell office:value-type="string">
            <text:p>Asplenic</text:p>
          </table:table-cell>
          <table:table-cell office:value-type="string">
            <text:p>Asplenic</text:p>
          </table:table-cell>
          <table:table-cell office:value-type="float" office:value="143">
            <text:p>143</text:p>
          </table:table-cell>
          <table:table-cell office:value-type="string">
            <text:p>D73.0</text:p>
          </table:table-cell>
          <table:table-cell table:formula="of:=CONCATENATE(&quot;UPDATE Complaint SET ICDCode='&quot;;[.E142];&quot;' where ComplaintId= &quot;;[.A142];&quot;&quot;)" office:value-type="string" office:string-value="UPDATE Complaint SET ICDCode='D73.0' where ComplaintId= 147">
            <text:p>UPDATE Complaint SET ICDCode='D73.0' where ComplaintId= 147</text:p>
          </table:table-cell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Leukaemia</text:p>
          </table:table-cell>
          <table:table-cell office:value-type="string">
            <text:p>Leukaemia</text:p>
          </table:table-cell>
          <table:table-cell office:value-type="float" office:value="143">
            <text:p>143</text:p>
          </table:table-cell>
          <table:table-cell office:value-type="string">
            <text:p>C94.7</text:p>
          </table:table-cell>
          <table:table-cell table:formula="of:=CONCATENATE(&quot;UPDATE Complaint SET ICDCode='&quot;;[.E143];&quot;' where ComplaintId= &quot;;[.A143];&quot;&quot;)" office:value-type="string" office:string-value="UPDATE Complaint SET ICDCode='C94.7' where ComplaintId= 148">
            <text:p>UPDATE Complaint SET ICDCode='C94.7' where ComplaintId= 148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table:number-columns-repeated="2" office:value-type="string">
            <text:p>Lymphoma</text:p>
          </table:table-cell>
          <table:table-cell office:value-type="float" office:value="143">
            <text:p>143</text:p>
          </table:table-cell>
          <table:table-cell office:value-type="string">
            <text:p>C85.9</text:p>
          </table:table-cell>
          <table:table-cell table:formula="of:=CONCATENATE(&quot;UPDATE Complaint SET ICDCode='&quot;;[.E144];&quot;' where ComplaintId= &quot;;[.A144];&quot;&quot;)" office:value-type="string" office:string-value="UPDATE Complaint SET ICDCode='C85.9' where ComplaintId= 149">
            <text:p>UPDATE Complaint SET ICDCode='C85.9' where ComplaintId= 149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table:number-columns-repeated="2" office:value-type="string">
            <text:p>MDS</text:p>
          </table:table-cell>
          <table:table-cell office:value-type="float" office:value="143">
            <text:p>143</text:p>
          </table:table-cell>
          <table:table-cell office:value-type="string">
            <text:p>D46</text:p>
          </table:table-cell>
          <table:table-cell table:formula="of:=CONCATENATE(&quot;UPDATE Complaint SET ICDCode='&quot;;[.E145];&quot;' where ComplaintId= &quot;;[.A145];&quot;&quot;)" office:value-type="string" office:string-value="UPDATE Complaint SET ICDCode='D46' where ComplaintId= 150">
            <text:p>UPDATE Complaint SET ICDCode='D46' where ComplaintId= 150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table:number-columns-repeated="2" office:value-type="string">
            <text:p>MPS</text:p>
          </table:table-cell>
          <table:table-cell office:value-type="float" office:value="143">
            <text:p>143</text:p>
          </table:table-cell>
          <table:table-cell office:value-type="string">
            <text:p>D47.1</text:p>
          </table:table-cell>
          <table:table-cell table:formula="of:=CONCATENATE(&quot;UPDATE Complaint SET ICDCode='&quot;;[.E146];&quot;' where ComplaintId= &quot;;[.A146];&quot;&quot;)" office:value-type="string" office:string-value="UPDATE Complaint SET ICDCode='D47.1' where ComplaintId= 151">
            <text:p>UPDATE Complaint SET ICDCode='D47.1' where ComplaintId= 151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table:number-columns-repeated="2" office:value-type="string">
            <text:p>Cirrhosis</text:p>
          </table:table-cell>
          <table:table-cell office:value-type="float" office:value="143">
            <text:p>143</text:p>
          </table:table-cell>
          <table:table-cell office:value-type="string">
            <text:p>K70.3</text:p>
          </table:table-cell>
          <table:table-cell table:formula="of:=CONCATENATE(&quot;UPDATE Complaint SET ICDCode='&quot;;[.E147];&quot;' where ComplaintId= &quot;;[.A147];&quot;&quot;)" office:value-type="string" office:string-value="UPDATE Complaint SET ICDCode='K70.3' where ComplaintId= 152">
            <text:p>UPDATE Complaint SET ICDCode='K70.3' where ComplaintId= 152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table:number-columns-repeated="2" office:value-type="string">
            <text:p>Portal Vein Thrombosis</text:p>
          </table:table-cell>
          <table:table-cell office:value-type="float" office:value="143">
            <text:p>143</text:p>
          </table:table-cell>
          <table:table-cell office:value-type="string">
            <text:p>I81</text:p>
          </table:table-cell>
          <table:table-cell table:formula="of:=CONCATENATE(&quot;UPDATE Complaint SET ICDCode='&quot;;[.E148];&quot;' where ComplaintId= &quot;;[.A148];&quot;&quot;)" office:value-type="string" office:string-value="UPDATE Complaint SET ICDCode='I81' where ComplaintId= 153">
            <text:p>UPDATE Complaint SET ICDCode='I81' where ComplaintId= 153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table:number-columns-repeated="2" office:value-type="string">
            <text:p>APPENDIX</text:p>
          </table:table-cell>
          <table:table-cell office:value-type="string">
            <text:p>NULL</text:p>
          </table:table-cell>
          <table:table-cell/>
          <table:table-cell table:formula="of:=CONCATENATE(&quot;UPDATE Complaint SET ICDCode='&quot;;[.E149];&quot;' where ComplaintId= &quot;;[.A149];&quot;&quot;)" office:value-type="string" office:string-value="UPDATE Complaint SET ICDCode='' where ComplaintId= 154">
            <text:p>UPDATE Complaint SET ICDCode='' where ComplaintId= 154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table:number-columns-repeated="2" office:value-type="string">
            <text:p>acute appendicitis</text:p>
          </table:table-cell>
          <table:table-cell office:value-type="float" office:value="154">
            <text:p>154</text:p>
          </table:table-cell>
          <table:table-cell office:value-type="string">
            <text:p>K35</text:p>
          </table:table-cell>
          <table:table-cell table:formula="of:=CONCATENATE(&quot;UPDATE Complaint SET ICDCode='&quot;;[.E150];&quot;' where ComplaintId= &quot;;[.A150];&quot;&quot;)" office:value-type="string" office:string-value="UPDATE Complaint SET ICDCode='K35' where ComplaintId= 155">
            <text:p>UPDATE Complaint SET ICDCode='K35' where ComplaintId= 155</text:p>
          </table:table-cell>
        </table:table-row>
        <table:table-row table:style-name="ro2">
          <table:table-cell office:value-type="float" office:value="156">
            <text:p>156</text:p>
          </table:table-cell>
          <table:table-cell office:value-type="string">
            <text:p>subacute appendicitis</text:p>
          </table:table-cell>
          <table:table-cell office:value-type="string">
            <text:p>subacute appendicitis</text:p>
          </table:table-cell>
          <table:table-cell office:value-type="float" office:value="154">
            <text:p>154</text:p>
          </table:table-cell>
          <table:table-cell office:value-type="string">
            <text:p>K36</text:p>
          </table:table-cell>
          <table:table-cell table:formula="of:=CONCATENATE(&quot;UPDATE Complaint SET ICDCode='&quot;;[.E151];&quot;' where ComplaintId= &quot;;[.A151];&quot;&quot;)" office:value-type="string" office:string-value="UPDATE Complaint SET ICDCode='K36' where ComplaintId= 156">
            <text:p>UPDATE Complaint SET ICDCode='K36' where ComplaintId= 156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table:number-columns-repeated="2" office:value-type="string">
            <text:p>chronic appendicitis</text:p>
          </table:table-cell>
          <table:table-cell office:value-type="float" office:value="154">
            <text:p>154</text:p>
          </table:table-cell>
          <table:table-cell office:value-type="string">
            <text:p>K36</text:p>
          </table:table-cell>
          <table:table-cell table:formula="of:=CONCATENATE(&quot;UPDATE Complaint SET ICDCode='&quot;;[.E152];&quot;' where ComplaintId= &quot;;[.A152];&quot;&quot;)" office:value-type="string" office:string-value="UPDATE Complaint SET ICDCode='K36' where ComplaintId= 157">
            <text:p>UPDATE Complaint SET ICDCode='K36' where ComplaintId= 157</text:p>
          </table:table-cell>
        </table:table-row>
        <table:table-row table:style-name="ro2">
          <table:table-cell office:value-type="float" office:value="158">
            <text:p>158</text:p>
          </table:table-cell>
          <table:table-cell office:value-type="string">
            <text:p>Appendicular colic</text:p>
          </table:table-cell>
          <table:table-cell office:value-type="string">
            <text:p>Appendicular colic</text:p>
          </table:table-cell>
          <table:table-cell office:value-type="float" office:value="154">
            <text:p>154</text:p>
          </table:table-cell>
          <table:table-cell office:value-type="string">
            <text:p>R10.4</text:p>
          </table:table-cell>
          <table:table-cell table:formula="of:=CONCATENATE(&quot;UPDATE Complaint SET ICDCode='&quot;;[.E153];&quot;' where ComplaintId= &quot;;[.A153];&quot;&quot;)" office:value-type="string" office:string-value="UPDATE Complaint SET ICDCode='R10.4' where ComplaintId= 158">
            <text:p>UPDATE Complaint SET ICDCode='R10.4' where ComplaintId= 158</text:p>
          </table:table-cell>
        </table:table-row>
        <table:table-row table:style-name="ro2">
          <table:table-cell office:value-type="float" office:value="159">
            <text:p>159</text:p>
          </table:table-cell>
          <table:table-cell office:value-type="string">
            <text:p>Intussusception</text:p>
          </table:table-cell>
          <table:table-cell office:value-type="string">
            <text:p>Intussusception</text:p>
          </table:table-cell>
          <table:table-cell office:value-type="float" office:value="154">
            <text:p>154</text:p>
          </table:table-cell>
          <table:table-cell office:value-type="string">
            <text:p>K56.1</text:p>
          </table:table-cell>
          <table:table-cell table:formula="of:=CONCATENATE(&quot;UPDATE Complaint SET ICDCode='&quot;;[.E154];&quot;' where ComplaintId= &quot;;[.A154];&quot;&quot;)" office:value-type="string" office:string-value="UPDATE Complaint SET ICDCode='K56.1' where ComplaintId= 159">
            <text:p>UPDATE Complaint SET ICDCode='K56.1' where ComplaintId= 159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 office:value-type="string">
            <text:p>Appendicular abscess</text:p>
          </table:table-cell>
          <table:table-cell office:value-type="string">
            <text:p>Appendicular abscess</text:p>
          </table:table-cell>
          <table:table-cell office:value-type="float" office:value="154">
            <text:p>154</text:p>
          </table:table-cell>
          <table:table-cell office:value-type="string">
            <text:p>K35.1</text:p>
          </table:table-cell>
          <table:table-cell table:formula="of:=CONCATENATE(&quot;UPDATE Complaint SET ICDCode='&quot;;[.E155];&quot;' where ComplaintId= &quot;;[.A155];&quot;&quot;)" office:value-type="string" office:string-value="UPDATE Complaint SET ICDCode='K35.1' where ComplaintId= 160">
            <text:p>UPDATE Complaint SET ICDCode='K35.1' where ComplaintId= 160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table:number-columns-repeated="2" office:value-type="string">
            <text:p>Perforated appendix</text:p>
          </table:table-cell>
          <table:table-cell office:value-type="float" office:value="154">
            <text:p>154</text:p>
          </table:table-cell>
          <table:table-cell office:value-type="string">
            <text:p>K35.0</text:p>
          </table:table-cell>
          <table:table-cell table:formula="of:=CONCATENATE(&quot;UPDATE Complaint SET ICDCode='&quot;;[.E156];&quot;' where ComplaintId= &quot;;[.A156];&quot;&quot;)" office:value-type="string" office:string-value="UPDATE Complaint SET ICDCode='K35.0' where ComplaintId= 161">
            <text:p>UPDATE Complaint SET ICDCode='K35.0' where ComplaintId= 161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table:number-columns-repeated="2" office:value-type="string">
            <text:p>BREASTS</text:p>
          </table:table-cell>
          <table:table-cell office:value-type="string">
            <text:p>NULL</text:p>
          </table:table-cell>
          <table:table-cell/>
          <table:table-cell table:formula="of:=CONCATENATE(&quot;UPDATE Complaint SET ICDCode='&quot;;[.E157];&quot;' where ComplaintId= &quot;;[.A157];&quot;&quot;)" office:value-type="string" office:string-value="UPDATE Complaint SET ICDCode='' where ComplaintId= 162">
            <text:p>UPDATE Complaint SET ICDCode='' where ComplaintId= 162</text:p>
          </table:table-cell>
        </table:table-row>
        <table:table-row table:style-name="ro2">
          <table:table-cell office:value-type="float" office:value="163">
            <text:p>163</text:p>
          </table:table-cell>
          <table:table-cell office:value-type="string">
            <text:p>Adenomatosis</text:p>
          </table:table-cell>
          <table:table-cell office:value-type="string">
            <text:p>Adenomatosis</text:p>
          </table:table-cell>
          <table:table-cell office:value-type="float" office:value="162">
            <text:p>162</text:p>
          </table:table-cell>
          <table:table-cell office:value-type="string">
            <text:p>D24</text:p>
          </table:table-cell>
          <table:table-cell table:formula="of:=CONCATENATE(&quot;UPDATE Complaint SET ICDCode='&quot;;[.E158];&quot;' where ComplaintId= &quot;;[.A158];&quot;&quot;)" office:value-type="string" office:string-value="UPDATE Complaint SET ICDCode='D24' where ComplaintId= 163">
            <text:p>UPDATE Complaint SET ICDCode='D24' where ComplaintId= 163</text:p>
          </table:table-cell>
        </table:table-row>
        <table:table-row table:style-name="ro2">
          <table:table-cell office:value-type="float" office:value="164">
            <text:p>164</text:p>
          </table:table-cell>
          <table:table-cell office:value-type="string">
            <text:p>Adenoma</text:p>
          </table:table-cell>
          <table:table-cell office:value-type="string">
            <text:p>Adenoma</text:p>
          </table:table-cell>
          <table:table-cell office:value-type="float" office:value="162">
            <text:p>162</text:p>
          </table:table-cell>
          <table:table-cell office:value-type="string">
            <text:p>N60.2</text:p>
          </table:table-cell>
          <table:table-cell table:formula="of:=CONCATENATE(&quot;UPDATE Complaint SET ICDCode='&quot;;[.E159];&quot;' where ComplaintId= &quot;;[.A159];&quot;&quot;)" office:value-type="string" office:string-value="UPDATE Complaint SET ICDCode='N60.2' where ComplaintId= 164">
            <text:p>UPDATE Complaint SET ICDCode='N60.2' where ComplaintId= 164</text:p>
          </table:table-cell>
        </table:table-row>
        <table:table-row table:style-name="ro2">
          <table:table-cell office:value-type="float" office:value="165">
            <text:p>165</text:p>
          </table:table-cell>
          <table:table-cell office:value-type="string">
            <text:p>Adenocarcinoma</text:p>
          </table:table-cell>
          <table:table-cell office:value-type="string">
            <text:p>Adenocarcinoma</text:p>
          </table:table-cell>
          <table:table-cell office:value-type="float" office:value="162">
            <text:p>162</text:p>
          </table:table-cell>
          <table:table-cell office:value-type="string">
            <text:p>D05.9</text:p>
          </table:table-cell>
          <table:table-cell table:formula="of:=CONCATENATE(&quot;UPDATE Complaint SET ICDCode='&quot;;[.E160];&quot;' where ComplaintId= &quot;;[.A160];&quot;&quot;)" office:value-type="string" office:string-value="UPDATE Complaint SET ICDCode='D05.9' where ComplaintId= 165">
            <text:p>UPDATE Complaint SET ICDCode='D05.9' where ComplaintId= 165</text:p>
          </table:table-cell>
        </table:table-row>
        <table:table-row table:style-name="ro2">
          <table:table-cell office:value-type="float" office:value="166">
            <text:p>166</text:p>
          </table:table-cell>
          <table:table-cell office:value-type="string">
            <text:p>Ductal abscess</text:p>
          </table:table-cell>
          <table:table-cell office:value-type="string">
            <text:p>Ductal abscess</text:p>
          </table:table-cell>
          <table:table-cell office:value-type="float" office:value="162">
            <text:p>162</text:p>
          </table:table-cell>
          <table:table-cell office:value-type="string">
            <text:p>O91.1</text:p>
          </table:table-cell>
          <table:table-cell table:formula="of:=CONCATENATE(&quot;UPDATE Complaint SET ICDCode='&quot;;[.E161];&quot;' where ComplaintId= &quot;;[.A161];&quot;&quot;)" office:value-type="string" office:string-value="UPDATE Complaint SET ICDCode='O91.1' where ComplaintId= 166">
            <text:p>UPDATE Complaint SET ICDCode='O91.1' where ComplaintId= 16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table:number-columns-repeated="2" office:value-type="string">
            <text:p>Retracted nipples</text:p>
          </table:table-cell>
          <table:table-cell office:value-type="float" office:value="162">
            <text:p>162</text:p>
          </table:table-cell>
          <table:table-cell office:value-type="string">
            <text:p>O92.0</text:p>
          </table:table-cell>
          <table:table-cell table:formula="of:=CONCATENATE(&quot;UPDATE Complaint SET ICDCode='&quot;;[.E162];&quot;' where ComplaintId= &quot;;[.A162];&quot;&quot;)" office:value-type="string" office:string-value="UPDATE Complaint SET ICDCode='O92.0' where ComplaintId= 167">
            <text:p>UPDATE Complaint SET ICDCode='O92.0' where ComplaintId= 167</text:p>
          </table:table-cell>
        </table:table-row>
        <table:table-row table:style-name="ro2">
          <table:table-cell office:value-type="float" office:value="168">
            <text:p>168</text:p>
          </table:table-cell>
          <table:table-cell office:value-type="string">
            <text:p>Ductal Cyst</text:p>
          </table:table-cell>
          <table:table-cell office:value-type="string">
            <text:p>Ductal Cyst</text:p>
          </table:table-cell>
          <table:table-cell office:value-type="float" office:value="162">
            <text:p>162</text:p>
          </table:table-cell>
          <table:table-cell office:value-type="string">
            <text:p>N60.8</text:p>
          </table:table-cell>
          <table:table-cell table:formula="of:=CONCATENATE(&quot;UPDATE Complaint SET ICDCode='&quot;;[.E163];&quot;' where ComplaintId= &quot;;[.A163];&quot;&quot;)" office:value-type="string" office:string-value="UPDATE Complaint SET ICDCode='N60.8' where ComplaintId= 168">
            <text:p>UPDATE Complaint SET ICDCode='N60.8' where ComplaintId= 168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table:number-columns-repeated="2" office:value-type="string">
            <text:p>Nipple fissures</text:p>
          </table:table-cell>
          <table:table-cell office:value-type="float" office:value="162">
            <text:p>162</text:p>
          </table:table-cell>
          <table:table-cell office:value-type="string">
            <text:p>N64.0</text:p>
          </table:table-cell>
          <table:table-cell table:formula="of:=CONCATENATE(&quot;UPDATE Complaint SET ICDCode='&quot;;[.E164];&quot;' where ComplaintId= &quot;;[.A164];&quot;&quot;)" office:value-type="string" office:string-value="UPDATE Complaint SET ICDCode='N64.0' where ComplaintId= 169">
            <text:p>UPDATE Complaint SET ICDCode='N64.0' where ComplaintId= 169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 office:value-type="string">
            <text:p>Ductal Carcinoma</text:p>
          </table:table-cell>
          <table:table-cell office:value-type="string">
            <text:p>Ductal Carcinoma</text:p>
          </table:table-cell>
          <table:table-cell office:value-type="float" office:value="162">
            <text:p>162</text:p>
          </table:table-cell>
          <table:table-cell office:value-type="string">
            <text:p>C50.3</text:p>
          </table:table-cell>
          <table:table-cell table:formula="of:=CONCATENATE(&quot;UPDATE Complaint SET ICDCode='&quot;;[.E165];&quot;' where ComplaintId= &quot;;[.A165];&quot;&quot;)" office:value-type="string" office:string-value="UPDATE Complaint SET ICDCode='C50.3' where ComplaintId= 170">
            <text:p>UPDATE Complaint SET ICDCode='C50.3' where ComplaintId= 170</text:p>
          </table:table-cell>
        </table:table-row>
        <table:table-row table:style-name="ro2">
          <table:table-cell office:value-type="float" office:value="171">
            <text:p>171</text:p>
          </table:table-cell>
          <table:table-cell office:value-type="string">
            <text:p>Galactorrhea</text:p>
          </table:table-cell>
          <table:table-cell office:value-type="string">
            <text:p>Galactorrhea</text:p>
          </table:table-cell>
          <table:table-cell office:value-type="float" office:value="162">
            <text:p>162</text:p>
          </table:table-cell>
          <table:table-cell office:value-type="string">
            <text:p>O92.6</text:p>
          </table:table-cell>
          <table:table-cell table:formula="of:=CONCATENATE(&quot;UPDATE Complaint SET ICDCode='&quot;;[.E166];&quot;' where ComplaintId= &quot;;[.A166];&quot;&quot;)" office:value-type="string" office:string-value="UPDATE Complaint SET ICDCode='O92.6' where ComplaintId= 171">
            <text:p>UPDATE Complaint SET ICDCode='O92.6' where ComplaintId= 171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table:number-columns-repeated="2" office:value-type="string">
            <text:p>PITUITARY </text:p>
          </table:table-cell>
          <table:table-cell office:value-type="string">
            <text:p>NULL</text:p>
          </table:table-cell>
          <table:table-cell/>
          <table:table-cell table:formula="of:=CONCATENATE(&quot;UPDATE Complaint SET ICDCode='&quot;;[.E167];&quot;' where ComplaintId= &quot;;[.A167];&quot;&quot;)" office:value-type="string" office:string-value="UPDATE Complaint SET ICDCode='' where ComplaintId= 172">
            <text:p>UPDATE Complaint SET ICDCode='' where ComplaintId= 172</text:p>
          </table:table-cell>
        </table:table-row>
        <table:table-row table:style-name="ro2">
          <table:table-cell office:value-type="float" office:value="173">
            <text:p>173</text:p>
          </table:table-cell>
          <table:table-cell office:value-type="string">
            <text:p>Cushing's Disease</text:p>
          </table:table-cell>
          <table:table-cell office:value-type="string">
            <text:p>Cushing's Disease</text:p>
          </table:table-cell>
          <table:table-cell office:value-type="float" office:value="172">
            <text:p>172</text:p>
          </table:table-cell>
          <table:table-cell office:value-type="string">
            <text:p>E24</text:p>
          </table:table-cell>
          <table:table-cell table:formula="of:=CONCATENATE(&quot;UPDATE Complaint SET ICDCode='&quot;;[.E168];&quot;' where ComplaintId= &quot;;[.A168];&quot;&quot;)" office:value-type="string" office:string-value="UPDATE Complaint SET ICDCode='E24' where ComplaintId= 173">
            <text:p>UPDATE Complaint SET ICDCode='E24' where ComplaintId= 173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table:number-columns-repeated="2" office:value-type="string">
            <text:p>Addison's disease</text:p>
          </table:table-cell>
          <table:table-cell office:value-type="float" office:value="172">
            <text:p>172</text:p>
          </table:table-cell>
          <table:table-cell office:value-type="string">
            <text:p>E27.2</text:p>
          </table:table-cell>
          <table:table-cell table:formula="of:=CONCATENATE(&quot;UPDATE Complaint SET ICDCode='&quot;;[.E169];&quot;' where ComplaintId= &quot;;[.A169];&quot;&quot;)" office:value-type="string" office:string-value="UPDATE Complaint SET ICDCode='E27.2' where ComplaintId= 174">
            <text:p>UPDATE Complaint SET ICDCode='E27.2' where ComplaintId= 174</text:p>
          </table:table-cell>
        </table:table-row>
        <table:table-row table:style-name="ro2">
          <table:table-cell office:value-type="float" office:value="175">
            <text:p>175</text:p>
          </table:table-cell>
          <table:table-cell office:value-type="string">
            <text:p>Hypopitiuitarism</text:p>
          </table:table-cell>
          <table:table-cell office:value-type="string">
            <text:p>Hypopitiuitarism</text:p>
          </table:table-cell>
          <table:table-cell office:value-type="float" office:value="172">
            <text:p>172</text:p>
          </table:table-cell>
          <table:table-cell office:value-type="string">
            <text:p>E23.0</text:p>
          </table:table-cell>
          <table:table-cell table:formula="of:=CONCATENATE(&quot;UPDATE Complaint SET ICDCode='&quot;;[.E170];&quot;' where ComplaintId= &quot;;[.A170];&quot;&quot;)" office:value-type="string" office:string-value="UPDATE Complaint SET ICDCode='E23.0' where ComplaintId= 175">
            <text:p>UPDATE Complaint SET ICDCode='E23.0' where ComplaintId= 175</text:p>
          </table:table-cell>
        </table:table-row>
        <table:table-row table:style-name="ro2">
          <table:table-cell office:value-type="float" office:value="176">
            <text:p>176</text:p>
          </table:table-cell>
          <table:table-cell office:value-type="string">
            <text:p>Secondary Thyrotoxicosis</text:p>
          </table:table-cell>
          <table:table-cell office:value-type="string">
            <text:p>Secondary Thyrotoxicosis</text:p>
          </table:table-cell>
          <table:table-cell office:value-type="float" office:value="172">
            <text:p>172</text:p>
          </table:table-cell>
          <table:table-cell office:value-type="string">
            <text:p>E05.8</text:p>
          </table:table-cell>
          <table:table-cell table:formula="of:=CONCATENATE(&quot;UPDATE Complaint SET ICDCode='&quot;;[.E171];&quot;' where ComplaintId= &quot;;[.A171];&quot;&quot;)" office:value-type="string" office:string-value="UPDATE Complaint SET ICDCode='E05.8' where ComplaintId= 176">
            <text:p>UPDATE Complaint SET ICDCode='E05.8' where ComplaintId= 176</text:p>
          </table:table-cell>
        </table:table-row>
        <table:table-row table:style-name="ro2">
          <table:table-cell office:value-type="float" office:value="177">
            <text:p>177</text:p>
          </table:table-cell>
          <table:table-cell office:value-type="string">
            <text:p>Pituitary Adenoma</text:p>
          </table:table-cell>
          <table:table-cell office:value-type="string">
            <text:p>Pituitary Adenoma</text:p>
          </table:table-cell>
          <table:table-cell office:value-type="float" office:value="172">
            <text:p>172</text:p>
          </table:table-cell>
          <table:table-cell office:value-type="string">
            <text:p>D44.3</text:p>
          </table:table-cell>
          <table:table-cell table:formula="of:=CONCATENATE(&quot;UPDATE Complaint SET ICDCode='&quot;;[.E172];&quot;' where ComplaintId= &quot;;[.A172];&quot;&quot;)" office:value-type="string" office:string-value="UPDATE Complaint SET ICDCode='D44.3' where ComplaintId= 177">
            <text:p>UPDATE Complaint SET ICDCode='D44.3' where ComplaintId= 177</text:p>
          </table:table-cell>
        </table:table-row>
        <table:table-row table:style-name="ro2">
          <table:table-cell office:value-type="float" office:value="178">
            <text:p>178</text:p>
          </table:table-cell>
          <table:table-cell office:value-type="string">
            <text:p>Prolactinoma</text:p>
          </table:table-cell>
          <table:table-cell office:value-type="string">
            <text:p>Prolactinoma</text:p>
          </table:table-cell>
          <table:table-cell office:value-type="float" office:value="172">
            <text:p>172</text:p>
          </table:table-cell>
          <table:table-cell office:value-type="string">
            <text:p>D35.2</text:p>
          </table:table-cell>
          <table:table-cell table:formula="of:=CONCATENATE(&quot;UPDATE Complaint SET ICDCode='&quot;;[.E173];&quot;' where ComplaintId= &quot;;[.A173];&quot;&quot;)" office:value-type="string" office:string-value="UPDATE Complaint SET ICDCode='D35.2' where ComplaintId= 178">
            <text:p>UPDATE Complaint SET ICDCode='D35.2' where ComplaintId= 178</text:p>
          </table:table-cell>
        </table:table-row>
        <table:table-row table:style-name="ro2">
          <table:table-cell office:value-type="float" office:value="179">
            <text:p>179</text:p>
          </table:table-cell>
          <table:table-cell office:value-type="string">
            <text:p>Incidentaloma</text:p>
          </table:table-cell>
          <table:table-cell office:value-type="string">
            <text:p>Incidentaloma</text:p>
          </table:table-cell>
          <table:table-cell office:value-type="float" office:value="172">
            <text:p>172</text:p>
          </table:table-cell>
          <table:table-cell office:value-type="string">
            <text:p>C75.1</text:p>
          </table:table-cell>
          <table:table-cell table:formula="of:=CONCATENATE(&quot;UPDATE Complaint SET ICDCode='&quot;;[.E174];&quot;' where ComplaintId= &quot;;[.A174];&quot;&quot;)" office:value-type="string" office:string-value="UPDATE Complaint SET ICDCode='C75.1' where ComplaintId= 179">
            <text:p>UPDATE Complaint SET ICDCode='C75.1' where ComplaintId= 179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 office:value-type="string">
            <text:p>diabetes insipidus</text:p>
          </table:table-cell>
          <table:table-cell office:value-type="string">
            <text:p>diabetes insipidus</text:p>
          </table:table-cell>
          <table:table-cell office:value-type="float" office:value="172">
            <text:p>172</text:p>
          </table:table-cell>
          <table:table-cell office:value-type="string">
            <text:p>E23.2</text:p>
          </table:table-cell>
          <table:table-cell table:formula="of:=CONCATENATE(&quot;UPDATE Complaint SET ICDCode='&quot;;[.E175];&quot;' where ComplaintId= &quot;;[.A175];&quot;&quot;)" office:value-type="string" office:string-value="UPDATE Complaint SET ICDCode='E23.2' where ComplaintId= 180">
            <text:p>UPDATE Complaint SET ICDCode='E23.2' where ComplaintId= 18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table:number-columns-repeated="2" office:value-type="string">
            <text:p>VASCULAR DISEASES</text:p>
          </table:table-cell>
          <table:table-cell office:value-type="string">
            <text:p>NULL</text:p>
          </table:table-cell>
          <table:table-cell/>
          <table:table-cell table:formula="of:=CONCATENATE(&quot;UPDATE Complaint SET ICDCode='&quot;;[.E176];&quot;' where ComplaintId= &quot;;[.A176];&quot;&quot;)" office:value-type="string" office:string-value="UPDATE Complaint SET ICDCode='' where ComplaintId= 181">
            <text:p>UPDATE Complaint SET ICDCode='' where ComplaintId= 181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table:number-columns-repeated="2" office:value-type="string">
            <text:p>Varicose veins</text:p>
          </table:table-cell>
          <table:table-cell office:value-type="float" office:value="181">
            <text:p>181</text:p>
          </table:table-cell>
          <table:table-cell office:value-type="string">
            <text:p>I83</text:p>
          </table:table-cell>
          <table:table-cell table:formula="of:=CONCATENATE(&quot;UPDATE Complaint SET ICDCode='&quot;;[.E177];&quot;' where ComplaintId= &quot;;[.A177];&quot;&quot;)" office:value-type="string" office:string-value="UPDATE Complaint SET ICDCode='I83' where ComplaintId= 182">
            <text:p>UPDATE Complaint SET ICDCode='I83' where ComplaintId= 182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table:number-columns-repeated="2" office:value-type="string">
            <text:p>DVT</text:p>
          </table:table-cell>
          <table:table-cell office:value-type="float" office:value="181">
            <text:p>181</text:p>
          </table:table-cell>
          <table:table-cell office:value-type="string">
            <text:p>I80.2</text:p>
          </table:table-cell>
          <table:table-cell table:formula="of:=CONCATENATE(&quot;UPDATE Complaint SET ICDCode='&quot;;[.E178];&quot;' where ComplaintId= &quot;;[.A178];&quot;&quot;)" office:value-type="string" office:string-value="UPDATE Complaint SET ICDCode='I80.2' where ComplaintId= 183">
            <text:p>UPDATE Complaint SET ICDCode='I80.2' where ComplaintId= 183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table:number-columns-repeated="2" office:value-type="string">
            <text:p>PVD</text:p>
          </table:table-cell>
          <table:table-cell office:value-type="float" office:value="181">
            <text:p>181</text:p>
          </table:table-cell>
          <table:table-cell office:value-type="string">
            <text:p>I73</text:p>
          </table:table-cell>
          <table:table-cell table:formula="of:=CONCATENATE(&quot;UPDATE Complaint SET ICDCode='&quot;;[.E179];&quot;' where ComplaintId= &quot;;[.A179];&quot;&quot;)" office:value-type="string" office:string-value="UPDATE Complaint SET ICDCode='I73' where ComplaintId= 184">
            <text:p>UPDATE Complaint SET ICDCode='I73' where ComplaintId= 184</text:p>
          </table:table-cell>
        </table:table-row>
        <table:table-row table:style-name="ro2">
          <table:table-cell office:value-type="float" office:value="185">
            <text:p>185</text:p>
          </table:table-cell>
          <table:table-cell office:value-type="string">
            <text:p>Embolic episode</text:p>
          </table:table-cell>
          <table:table-cell office:value-type="string">
            <text:p>Embolic episode</text:p>
          </table:table-cell>
          <table:table-cell office:value-type="float" office:value="181">
            <text:p>181</text:p>
          </table:table-cell>
          <table:table-cell office:value-type="string">
            <text:p>I82</text:p>
          </table:table-cell>
          <table:table-cell table:formula="of:=CONCATENATE(&quot;UPDATE Complaint SET ICDCode='&quot;;[.E180];&quot;' where ComplaintId= &quot;;[.A180];&quot;&quot;)" office:value-type="string" office:string-value="UPDATE Complaint SET ICDCode='I82' where ComplaintId= 185">
            <text:p>UPDATE Complaint SET ICDCode='I82' where ComplaintId= 185</text:p>
          </table:table-cell>
        </table:table-row>
        <table:table-row table:style-name="ro2">
          <table:table-cell office:value-type="float" office:value="186">
            <text:p>186</text:p>
          </table:table-cell>
          <table:table-cell office:value-type="string">
            <text:p>Limb ischaemia</text:p>
          </table:table-cell>
          <table:table-cell office:value-type="string">
            <text:p>Limb ischaemia</text:p>
          </table:table-cell>
          <table:table-cell office:value-type="float" office:value="181">
            <text:p>181</text:p>
          </table:table-cell>
          <table:table-cell office:value-type="string">
            <text:p>I73.8</text:p>
          </table:table-cell>
          <table:table-cell table:formula="of:=CONCATENATE(&quot;UPDATE Complaint SET ICDCode='&quot;;[.E181];&quot;' where ComplaintId= &quot;;[.A181];&quot;&quot;)" office:value-type="string" office:string-value="UPDATE Complaint SET ICDCode='I73.8' where ComplaintId= 186">
            <text:p>UPDATE Complaint SET ICDCode='I73.8' where ComplaintId= 186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table:number-columns-repeated="2" office:value-type="string">
            <text:p>Gangrene</text:p>
          </table:table-cell>
          <table:table-cell office:value-type="float" office:value="181">
            <text:p>181</text:p>
          </table:table-cell>
          <table:table-cell office:value-type="string">
            <text:p>R02</text:p>
          </table:table-cell>
          <table:table-cell table:formula="of:=CONCATENATE(&quot;UPDATE Complaint SET ICDCode='&quot;;[.E182];&quot;' where ComplaintId= &quot;;[.A182];&quot;&quot;)" office:value-type="string" office:string-value="UPDATE Complaint SET ICDCode='R02' where ComplaintId= 187">
            <text:p>UPDATE Complaint SET ICDCode='R02' where ComplaintId= 187</text:p>
          </table:table-cell>
        </table:table-row>
        <table:table-row table:style-name="ro2">
          <table:table-cell office:value-type="float" office:value="188">
            <text:p>188</text:p>
          </table:table-cell>
          <table:table-cell office:value-type="string">
            <text:p>Microangiopathy</text:p>
          </table:table-cell>
          <table:table-cell office:value-type="string">
            <text:p>Microangiopathy</text:p>
          </table:table-cell>
          <table:table-cell office:value-type="float" office:value="181">
            <text:p>181</text:p>
          </table:table-cell>
          <table:table-cell office:value-type="string">
            <text:p>M31.1</text:p>
          </table:table-cell>
          <table:table-cell table:formula="of:=CONCATENATE(&quot;UPDATE Complaint SET ICDCode='&quot;;[.E183];&quot;' where ComplaintId= &quot;;[.A183];&quot;&quot;)" office:value-type="string" office:string-value="UPDATE Complaint SET ICDCode='M31.1' where ComplaintId= 188">
            <text:p>UPDATE Complaint SET ICDCode='M31.1' where ComplaintId= 188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table:number-columns-repeated="2" office:value-type="string">
            <text:p>Cholesterol embolism</text:p>
          </table:table-cell>
          <table:table-cell office:value-type="float" office:value="181">
            <text:p>181</text:p>
          </table:table-cell>
          <table:table-cell office:value-type="string">
            <text:p>L95.0</text:p>
          </table:table-cell>
          <table:table-cell table:formula="of:=CONCATENATE(&quot;UPDATE Complaint SET ICDCode='&quot;;[.E184];&quot;' where ComplaintId= &quot;;[.A184];&quot;&quot;)" office:value-type="string" office:string-value="UPDATE Complaint SET ICDCode='L95.0' where ComplaintId= 189">
            <text:p>UPDATE Complaint SET ICDCode='L95.0' where ComplaintId= 189</text:p>
          </table:table-cell>
        </table:table-row>
        <table:table-row table:style-name="ro2">
          <table:table-cell office:value-type="float" office:value="190">
            <text:p>190</text:p>
          </table:table-cell>
          <table:table-cell office:value-type="string">
            <text:p>Buerger disease</text:p>
          </table:table-cell>
          <table:table-cell office:value-type="string">
            <text:p>Buerger disease</text:p>
          </table:table-cell>
          <table:table-cell office:value-type="float" office:value="181">
            <text:p>181</text:p>
          </table:table-cell>
          <table:table-cell office:value-type="string">
            <text:p>I73.1</text:p>
          </table:table-cell>
          <table:table-cell table:formula="of:=CONCATENATE(&quot;UPDATE Complaint SET ICDCode='&quot;;[.E185];&quot;' where ComplaintId= &quot;;[.A185];&quot;&quot;)" office:value-type="string" office:string-value="UPDATE Complaint SET ICDCode='I73.1' where ComplaintId= 190">
            <text:p>UPDATE Complaint SET ICDCode='I73.1' where ComplaintId= 190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table:number-columns-repeated="2" office:value-type="string">
            <text:p>Aneurysm</text:p>
          </table:table-cell>
          <table:table-cell office:value-type="float" office:value="181">
            <text:p>181</text:p>
          </table:table-cell>
          <table:table-cell office:value-type="string">
            <text:p>I72.4</text:p>
          </table:table-cell>
          <table:table-cell table:formula="of:=CONCATENATE(&quot;UPDATE Complaint SET ICDCode='&quot;;[.E186];&quot;' where ComplaintId= &quot;;[.A186];&quot;&quot;)" office:value-type="string" office:string-value="UPDATE Complaint SET ICDCode='I72.4' where ComplaintId= 191">
            <text:p>UPDATE Complaint SET ICDCode='I72.4' where ComplaintId= 191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table:number-columns-repeated="2" office:value-type="string">
            <text:p>ADRENALS</text:p>
          </table:table-cell>
          <table:table-cell office:value-type="string">
            <text:p>NULL</text:p>
          </table:table-cell>
          <table:table-cell/>
          <table:table-cell table:formula="of:=CONCATENATE(&quot;UPDATE Complaint SET ICDCode='&quot;;[.E187];&quot;' where ComplaintId= &quot;;[.A187];&quot;&quot;)" office:value-type="string" office:string-value="UPDATE Complaint SET ICDCode='' where ComplaintId= 192">
            <text:p>UPDATE Complaint SET ICDCode='' where ComplaintId= 192</text:p>
          </table:table-cell>
        </table:table-row>
        <table:table-row table:style-name="ro2">
          <table:table-cell office:value-type="float" office:value="194">
            <text:p>194</text:p>
          </table:table-cell>
          <table:table-cell office:value-type="string">
            <text:p>Adenoma</text:p>
          </table:table-cell>
          <table:table-cell office:value-type="string">
            <text:p>Adenoma</text:p>
          </table:table-cell>
          <table:table-cell office:value-type="float" office:value="192">
            <text:p>192</text:p>
          </table:table-cell>
          <table:table-cell office:value-type="string">
            <text:p>D35.0</text:p>
          </table:table-cell>
          <table:table-cell table:formula="of:=CONCATENATE(&quot;UPDATE Complaint SET ICDCode='&quot;;[.E188];&quot;' where ComplaintId= &quot;;[.A188];&quot;&quot;)" office:value-type="string" office:string-value="UPDATE Complaint SET ICDCode='D35.0' where ComplaintId= 194">
            <text:p>UPDATE Complaint SET ICDCode='D35.0' where ComplaintId= 194</text:p>
          </table:table-cell>
        </table:table-row>
        <table:table-row table:style-name="ro2">
          <table:table-cell office:value-type="float" office:value="195">
            <text:p>195</text:p>
          </table:table-cell>
          <table:table-cell office:value-type="string">
            <text:p>Incidentaloma</text:p>
          </table:table-cell>
          <table:table-cell office:value-type="string">
            <text:p>Incidentaloma</text:p>
          </table:table-cell>
          <table:table-cell office:value-type="float" office:value="192">
            <text:p>192</text:p>
          </table:table-cell>
          <table:table-cell office:value-type="string">
            <text:p>C75.1</text:p>
          </table:table-cell>
          <table:table-cell table:formula="of:=CONCATENATE(&quot;UPDATE Complaint SET ICDCode='&quot;;[.E189];&quot;' where ComplaintId= &quot;;[.A189];&quot;&quot;)" office:value-type="string" office:string-value="UPDATE Complaint SET ICDCode='C75.1' where ComplaintId= 195">
            <text:p>UPDATE Complaint SET ICDCode='C75.1' where ComplaintId= 195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table:number-columns-repeated="2" office:value-type="string">
            <text:p>Adrenal Tuberculosis</text:p>
          </table:table-cell>
          <table:table-cell office:value-type="float" office:value="192">
            <text:p>192</text:p>
          </table:table-cell>
          <table:table-cell office:value-type="string">
            <text:p>A18.7</text:p>
          </table:table-cell>
          <table:table-cell table:formula="of:=CONCATENATE(&quot;UPDATE Complaint SET ICDCode='&quot;;[.E190];&quot;' where ComplaintId= &quot;;[.A190];&quot;&quot;)" office:value-type="string" office:string-value="UPDATE Complaint SET ICDCode='A18.7' where ComplaintId= 196">
            <text:p>UPDATE Complaint SET ICDCode='A18.7' where ComplaintId= 196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table:number-columns-repeated="2" office:value-type="string">
            <text:p>Adrenal Hyperplasia</text:p>
          </table:table-cell>
          <table:table-cell office:value-type="float" office:value="192">
            <text:p>192</text:p>
          </table:table-cell>
          <table:table-cell office:value-type="string">
            <text:p>D44.1</text:p>
          </table:table-cell>
          <table:table-cell table:formula="of:=CONCATENATE(&quot;UPDATE Complaint SET ICDCode='&quot;;[.E191];&quot;' where ComplaintId= &quot;;[.A191];&quot;&quot;)" office:value-type="string" office:string-value="UPDATE Complaint SET ICDCode='D44.1' where ComplaintId= 197">
            <text:p>UPDATE Complaint SET ICDCode='D44.1' where ComplaintId= 197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table:number-columns-repeated="2" office:value-type="string">
            <text:p>Congenital Adrenal Hyperplasia</text:p>
          </table:table-cell>
          <table:table-cell office:value-type="float" office:value="192">
            <text:p>192</text:p>
          </table:table-cell>
          <table:table-cell office:value-type="string">
            <text:p>Q89.1</text:p>
          </table:table-cell>
          <table:table-cell table:formula="of:=CONCATENATE(&quot;UPDATE Complaint SET ICDCode='&quot;;[.E192];&quot;' where ComplaintId= &quot;;[.A192];&quot;&quot;)" office:value-type="string" office:string-value="UPDATE Complaint SET ICDCode='Q89.1' where ComplaintId= 198">
            <text:p>UPDATE Complaint SET ICDCode='Q89.1' where ComplaintId= 198</text:p>
          </table:table-cell>
        </table:table-row>
        <table:table-row table:style-name="ro2">
          <table:table-cell office:value-type="float" office:value="199">
            <text:p>199</text:p>
          </table:table-cell>
          <table:table-cell office:value-type="string">
            <text:p>Pheochromocytoma</text:p>
          </table:table-cell>
          <table:table-cell office:value-type="string">
            <text:p>Pheochromocytoma</text:p>
          </table:table-cell>
          <table:table-cell office:value-type="float" office:value="192">
            <text:p>192</text:p>
          </table:table-cell>
          <table:table-cell office:value-type="string">
            <text:p>D35.0</text:p>
          </table:table-cell>
          <table:table-cell table:formula="of:=CONCATENATE(&quot;UPDATE Complaint SET ICDCode='&quot;;[.E193];&quot;' where ComplaintId= &quot;;[.A193];&quot;&quot;)" office:value-type="string" office:string-value="UPDATE Complaint SET ICDCode='D35.0' where ComplaintId= 199">
            <text:p>UPDATE Complaint SET ICDCode='D35.0' where ComplaintId= 19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table:number-columns-repeated="2" office:value-type="string">
            <text:p>THYMUS</text:p>
          </table:table-cell>
          <table:table-cell office:value-type="string">
            <text:p>NULL</text:p>
          </table:table-cell>
          <table:table-cell/>
          <table:table-cell table:formula="of:=CONCATENATE(&quot;UPDATE Complaint SET ICDCode='&quot;;[.E194];&quot;' where ComplaintId= &quot;;[.A194];&quot;&quot;)" office:value-type="string" office:string-value="UPDATE Complaint SET ICDCode='' where ComplaintId= 200">
            <text:p>UPDATE Complaint SET ICDCode='' where ComplaintId= 200</text:p>
          </table:table-cell>
        </table:table-row>
        <table:table-row table:style-name="ro2">
          <table:table-cell office:value-type="float" office:value="201">
            <text:p>201</text:p>
          </table:table-cell>
          <table:table-cell office:value-type="string">
            <text:p>Thymoma</text:p>
          </table:table-cell>
          <table:table-cell office:value-type="string">
            <text:p>Thymoma</text:p>
          </table:table-cell>
          <table:table-cell office:value-type="float" office:value="200">
            <text:p>200</text:p>
          </table:table-cell>
          <table:table-cell office:value-type="string">
            <text:p>D15.0</text:p>
          </table:table-cell>
          <table:table-cell table:formula="of:=CONCATENATE(&quot;UPDATE Complaint SET ICDCode='&quot;;[.E195];&quot;' where ComplaintId= &quot;;[.A195];&quot;&quot;)" office:value-type="string" office:string-value="UPDATE Complaint SET ICDCode='D15.0' where ComplaintId= 201">
            <text:p>UPDATE Complaint SET ICDCode='D15.0' where ComplaintId= 201</text:p>
          </table:table-cell>
        </table:table-row>
        <table:table-row table:style-name="ro2">
          <table:table-cell office:value-type="float" office:value="202">
            <text:p>202</text:p>
          </table:table-cell>
          <table:table-cell office:value-type="string">
            <text:p>Thymus aplasia</text:p>
          </table:table-cell>
          <table:table-cell office:value-type="string">
            <text:p>Thymus aplasia</text:p>
          </table:table-cell>
          <table:table-cell office:value-type="float" office:value="200">
            <text:p>200</text:p>
          </table:table-cell>
          <table:table-cell office:value-type="string">
            <text:p>E32.9</text:p>
          </table:table-cell>
          <table:table-cell table:formula="of:=CONCATENATE(&quot;UPDATE Complaint SET ICDCode='&quot;;[.E196];&quot;' where ComplaintId= &quot;;[.A196];&quot;&quot;)" office:value-type="string" office:string-value="UPDATE Complaint SET ICDCode='E32.9' where ComplaintId= 202">
            <text:p>UPDATE Complaint SET ICDCode='E32.9' where ComplaintId= 202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table:number-columns-repeated="2" office:value-type="string">
            <text:p>Enlarged thymus</text:p>
          </table:table-cell>
          <table:table-cell office:value-type="float" office:value="200">
            <text:p>200</text:p>
          </table:table-cell>
          <table:table-cell office:value-type="string">
            <text:p>E32.8</text:p>
          </table:table-cell>
          <table:table-cell table:formula="of:=CONCATENATE(&quot;UPDATE Complaint SET ICDCode='&quot;;[.E197];&quot;' where ComplaintId= &quot;;[.A197];&quot;&quot;)" office:value-type="string" office:string-value="UPDATE Complaint SET ICDCode='E32.8' where ComplaintId= 203">
            <text:p>UPDATE Complaint SET ICDCode='E32.8' where ComplaintId= 203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table:number-columns-repeated="2" office:value-type="string">
            <text:p>Thymus malignancy</text:p>
          </table:table-cell>
          <table:table-cell office:value-type="float" office:value="200">
            <text:p>200</text:p>
          </table:table-cell>
          <table:table-cell office:value-type="string">
            <text:p>C37</text:p>
          </table:table-cell>
          <table:table-cell table:formula="of:=CONCATENATE(&quot;UPDATE Complaint SET ICDCode='&quot;;[.E198];&quot;' where ComplaintId= &quot;;[.A198];&quot;&quot;)" office:value-type="string" office:string-value="UPDATE Complaint SET ICDCode='C37' where ComplaintId= 204">
            <text:p>UPDATE Complaint SET ICDCode='C37' where ComplaintId= 204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table:number-columns-repeated="2" office:value-type="string">
            <text:p>Thymus hyperplasia</text:p>
          </table:table-cell>
          <table:table-cell office:value-type="float" office:value="200">
            <text:p>200</text:p>
          </table:table-cell>
          <table:table-cell office:value-type="string">
            <text:p>E32.0</text:p>
          </table:table-cell>
          <table:table-cell table:formula="of:=CONCATENATE(&quot;UPDATE Complaint SET ICDCode='&quot;;[.E199];&quot;' where ComplaintId= &quot;;[.A199];&quot;&quot;)" office:value-type="string" office:string-value="UPDATE Complaint SET ICDCode='E32.0' where ComplaintId= 205">
            <text:p>UPDATE Complaint SET ICDCode='E32.0' where ComplaintId= 205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table:number-columns-repeated="2" office:value-type="string">
            <text:p>THYROID &amp; PARATHYROID</text:p>
          </table:table-cell>
          <table:table-cell office:value-type="string">
            <text:p>NULL</text:p>
          </table:table-cell>
          <table:table-cell/>
          <table:table-cell table:formula="of:=CONCATENATE(&quot;UPDATE Complaint SET ICDCode='&quot;;[.E200];&quot;' where ComplaintId= &quot;;[.A200];&quot;&quot;)" office:value-type="string" office:string-value="UPDATE Complaint SET ICDCode='' where ComplaintId= 207">
            <text:p>UPDATE Complaint SET ICDCode='' where ComplaintId= 207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table:number-columns-repeated="2" office:value-type="string">
            <text:p>Hypothyroidism</text:p>
          </table:table-cell>
          <table:table-cell office:value-type="float" office:value="207">
            <text:p>207</text:p>
          </table:table-cell>
          <table:table-cell office:value-type="string">
            <text:p>E03</text:p>
          </table:table-cell>
          <table:table-cell table:formula="of:=CONCATENATE(&quot;UPDATE Complaint SET ICDCode='&quot;;[.E201];&quot;' where ComplaintId= &quot;;[.A201];&quot;&quot;)" office:value-type="string" office:string-value="UPDATE Complaint SET ICDCode='E03' where ComplaintId= 208">
            <text:p>UPDATE Complaint SET ICDCode='E03' where ComplaintId= 208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table:number-columns-repeated="2" office:value-type="string">
            <text:p>Hyperthyroidism</text:p>
          </table:table-cell>
          <table:table-cell office:value-type="float" office:value="207">
            <text:p>207</text:p>
          </table:table-cell>
          <table:table-cell office:value-type="string">
            <text:p>E05</text:p>
          </table:table-cell>
          <table:table-cell table:formula="of:=CONCATENATE(&quot;UPDATE Complaint SET ICDCode='&quot;;[.E202];&quot;' where ComplaintId= &quot;;[.A202];&quot;&quot;)" office:value-type="string" office:string-value="UPDATE Complaint SET ICDCode='E05' where ComplaintId= 209">
            <text:p>UPDATE Complaint SET ICDCode='E05' where ComplaintId= 209</text:p>
          </table:table-cell>
        </table:table-row>
        <table:table-row table:style-name="ro2">
          <table:table-cell office:value-type="float" office:value="210">
            <text:p>210</text:p>
          </table:table-cell>
          <table:table-cell office:value-type="string">
            <text:p>Hypoparathyroidism</text:p>
          </table:table-cell>
          <table:table-cell office:value-type="string">
            <text:p>Hypoparathyroidism</text:p>
          </table:table-cell>
          <table:table-cell office:value-type="float" office:value="207">
            <text:p>207</text:p>
          </table:table-cell>
          <table:table-cell office:value-type="string">
            <text:p>E20</text:p>
          </table:table-cell>
          <table:table-cell table:formula="of:=CONCATENATE(&quot;UPDATE Complaint SET ICDCode='&quot;;[.E203];&quot;' where ComplaintId= &quot;;[.A203];&quot;&quot;)" office:value-type="string" office:string-value="UPDATE Complaint SET ICDCode='E20' where ComplaintId= 210">
            <text:p>UPDATE Complaint SET ICDCode='E20' where ComplaintId= 210</text:p>
          </table:table-cell>
        </table:table-row>
        <table:table-row table:style-name="ro2">
          <table:table-cell office:value-type="float" office:value="212">
            <text:p>212</text:p>
          </table:table-cell>
          <table:table-cell office:value-type="string">
            <text:p>Endemic goitre</text:p>
          </table:table-cell>
          <table:table-cell office:value-type="string">
            <text:p>Endemic goitre</text:p>
          </table:table-cell>
          <table:table-cell office:value-type="float" office:value="207">
            <text:p>207</text:p>
          </table:table-cell>
          <table:table-cell office:value-type="string">
            <text:p>E04</text:p>
          </table:table-cell>
          <table:table-cell table:formula="of:=CONCATENATE(&quot;UPDATE Complaint SET ICDCode='&quot;;[.E204];&quot;' where ComplaintId= &quot;;[.A204];&quot;&quot;)" office:value-type="string" office:string-value="UPDATE Complaint SET ICDCode='E04' where ComplaintId= 212">
            <text:p>UPDATE Complaint SET ICDCode='E04' where ComplaintId= 212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table:number-columns-repeated="2" office:value-type="string">
            <text:p>carcinoma (thyroid)</text:p>
          </table:table-cell>
          <table:table-cell office:value-type="float" office:value="207">
            <text:p>207</text:p>
          </table:table-cell>
          <table:table-cell office:value-type="string">
            <text:p>C73</text:p>
          </table:table-cell>
          <table:table-cell table:formula="of:=CONCATENATE(&quot;UPDATE Complaint SET ICDCode='&quot;;[.E205];&quot;' where ComplaintId= &quot;;[.A205];&quot;&quot;)" office:value-type="string" office:string-value="UPDATE Complaint SET ICDCode='C73' where ComplaintId= 213">
            <text:p>UPDATE Complaint SET ICDCode='C73' where ComplaintId= 213</text:p>
          </table:table-cell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Pseudo Hypoparathyroidism</text:p>
          </table:table-cell>
          <table:table-cell office:value-type="string">
            <text:p>Pseudo Hypoparathyroidism</text:p>
          </table:table-cell>
          <table:table-cell office:value-type="float" office:value="207">
            <text:p>207</text:p>
          </table:table-cell>
          <table:table-cell office:value-type="string">
            <text:p>E20.1</text:p>
          </table:table-cell>
          <table:table-cell table:formula="of:=CONCATENATE(&quot;UPDATE Complaint SET ICDCode='&quot;;[.E206];&quot;' where ComplaintId= &quot;;[.A206];&quot;&quot;)" office:value-type="string" office:string-value="UPDATE Complaint SET ICDCode='E20.1' where ComplaintId= 215">
            <text:p>UPDATE Complaint SET ICDCode='E20.1' where ComplaintId= 215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table:number-columns-repeated="2" office:value-type="string">
            <text:p>OVARY</text:p>
          </table:table-cell>
          <table:table-cell office:value-type="string">
            <text:p>NULL</text:p>
          </table:table-cell>
          <table:table-cell/>
          <table:table-cell table:formula="of:=CONCATENATE(&quot;UPDATE Complaint SET ICDCode='&quot;;[.E207];&quot;' where ComplaintId= &quot;;[.A207];&quot;&quot;)" office:value-type="string" office:string-value="UPDATE Complaint SET ICDCode='' where ComplaintId= 218">
            <text:p>UPDATE Complaint SET ICDCode='' where ComplaintId= 218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table:number-columns-repeated="2" office:value-type="string">
            <text:p>POCS</text:p>
          </table:table-cell>
          <table:table-cell office:value-type="float" office:value="218">
            <text:p>218</text:p>
          </table:table-cell>
          <table:table-cell office:value-type="string">
            <text:p>E28.2</text:p>
          </table:table-cell>
          <table:table-cell table:formula="of:=CONCATENATE(&quot;UPDATE Complaint SET ICDCode='&quot;;[.E208];&quot;' where ComplaintId= &quot;;[.A208];&quot;&quot;)" office:value-type="string" office:string-value="UPDATE Complaint SET ICDCode='E28.2' where ComplaintId= 219">
            <text:p>UPDATE Complaint SET ICDCode='E28.2' where ComplaintId= 219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table:number-columns-repeated="2" office:value-type="string">
            <text:p>Ovarian cyst</text:p>
          </table:table-cell>
          <table:table-cell office:value-type="float" office:value="218">
            <text:p>218</text:p>
          </table:table-cell>
          <table:table-cell office:value-type="string">
            <text:p>N83.0</text:p>
          </table:table-cell>
          <table:table-cell table:formula="of:=CONCATENATE(&quot;UPDATE Complaint SET ICDCode='&quot;;[.E209];&quot;' where ComplaintId= &quot;;[.A209];&quot;&quot;)" office:value-type="string" office:string-value="UPDATE Complaint SET ICDCode='N83.0' where ComplaintId= 220">
            <text:p>UPDATE Complaint SET ICDCode='N83.0' where ComplaintId= 220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table:number-columns-repeated="2" office:value-type="string">
            <text:p>Torsion ovary</text:p>
          </table:table-cell>
          <table:table-cell office:value-type="float" office:value="218">
            <text:p>218</text:p>
          </table:table-cell>
          <table:table-cell office:value-type="string">
            <text:p>N83.5</text:p>
          </table:table-cell>
          <table:table-cell table:formula="of:=CONCATENATE(&quot;UPDATE Complaint SET ICDCode='&quot;;[.E210];&quot;' where ComplaintId= &quot;;[.A210];&quot;&quot;)" office:value-type="string" office:string-value="UPDATE Complaint SET ICDCode='N83.5' where ComplaintId= 221">
            <text:p>UPDATE Complaint SET ICDCode='N83.5' where ComplaintId= 221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table:number-columns-repeated="2" office:value-type="string">
            <text:p>Infertility</text:p>
          </table:table-cell>
          <table:table-cell office:value-type="float" office:value="218">
            <text:p>218</text:p>
          </table:table-cell>
          <table:table-cell office:value-type="string">
            <text:p>N97</text:p>
          </table:table-cell>
          <table:table-cell table:formula="of:=CONCATENATE(&quot;UPDATE Complaint SET ICDCode='&quot;;[.E211];&quot;' where ComplaintId= &quot;;[.A211];&quot;&quot;)" office:value-type="string" office:string-value="UPDATE Complaint SET ICDCode='N97' where ComplaintId= 222">
            <text:p>UPDATE Complaint SET ICDCode='N97' where ComplaintId= 222</text:p>
          </table:table-cell>
        </table:table-row>
        <table:table-row table:style-name="ro2">
          <table:table-cell office:value-type="float" office:value="223">
            <text:p>223</text:p>
          </table:table-cell>
          <table:table-cell office:value-type="string">
            <text:p>Mettlesmertz</text:p>
          </table:table-cell>
          <table:table-cell office:value-type="string">
            <text:p>Mettlesmertz</text:p>
          </table:table-cell>
          <table:table-cell office:value-type="float" office:value="218">
            <text:p>218</text:p>
          </table:table-cell>
          <table:table-cell office:value-type="string">
            <text:p>N94.0</text:p>
          </table:table-cell>
          <table:table-cell table:formula="of:=CONCATENATE(&quot;UPDATE Complaint SET ICDCode='&quot;;[.E212];&quot;' where ComplaintId= &quot;;[.A212];&quot;&quot;)" office:value-type="string" office:string-value="UPDATE Complaint SET ICDCode='N94.0' where ComplaintId= 223">
            <text:p>UPDATE Complaint SET ICDCode='N94.0' where ComplaintId= 223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table:number-columns-repeated="2" office:value-type="string">
            <text:p>Carcinoma (ovary)</text:p>
          </table:table-cell>
          <table:table-cell office:value-type="float" office:value="218">
            <text:p>218</text:p>
          </table:table-cell>
          <table:table-cell office:value-type="string">
            <text:p>C56</text:p>
          </table:table-cell>
          <table:table-cell table:formula="of:=CONCATENATE(&quot;UPDATE Complaint SET ICDCode='&quot;;[.E213];&quot;' where ComplaintId= &quot;;[.A213];&quot;&quot;)" office:value-type="string" office:string-value="UPDATE Complaint SET ICDCode='C56' where ComplaintId= 224">
            <text:p>UPDATE Complaint SET ICDCode='C56' where ComplaintId= 224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table:number-columns-repeated="2" office:value-type="string">
            <text:p>Ovarian Tuberculosis</text:p>
          </table:table-cell>
          <table:table-cell office:value-type="float" office:value="218">
            <text:p>218</text:p>
          </table:table-cell>
          <table:table-cell office:value-type="string">
            <text:p>A18.8</text:p>
          </table:table-cell>
          <table:table-cell table:formula="of:=CONCATENATE(&quot;UPDATE Complaint SET ICDCode='&quot;;[.E214];&quot;' where ComplaintId= &quot;;[.A214];&quot;&quot;)" office:value-type="string" office:string-value="UPDATE Complaint SET ICDCode='A18.8' where ComplaintId= 225">
            <text:p>UPDATE Complaint SET ICDCode='A18.8' where ComplaintId= 225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table:number-columns-repeated="2" office:value-type="string">
            <text:p>TESTES</text:p>
          </table:table-cell>
          <table:table-cell office:value-type="string">
            <text:p>NULL</text:p>
          </table:table-cell>
          <table:table-cell/>
          <table:table-cell table:formula="of:=CONCATENATE(&quot;UPDATE Complaint SET ICDCode='&quot;;[.E215];&quot;' where ComplaintId= &quot;;[.A215];&quot;&quot;)" office:value-type="string" office:string-value="UPDATE Complaint SET ICDCode='' where ComplaintId= 226">
            <text:p>UPDATE Complaint SET ICDCode='' where ComplaintId= 226</text:p>
          </table:table-cell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Hydrocoele</text:p>
          </table:table-cell>
          <table:table-cell office:value-type="string">
            <text:p>Hydrocoele</text:p>
          </table:table-cell>
          <table:table-cell office:value-type="float" office:value="226">
            <text:p>226</text:p>
          </table:table-cell>
          <table:table-cell office:value-type="string">
            <text:p>N43.0</text:p>
          </table:table-cell>
          <table:table-cell table:formula="of:=CONCATENATE(&quot;UPDATE Complaint SET ICDCode='&quot;;[.E216];&quot;' where ComplaintId= &quot;;[.A216];&quot;&quot;)" office:value-type="string" office:string-value="UPDATE Complaint SET ICDCode='N43.0' where ComplaintId= 227">
            <text:p>UPDATE Complaint SET ICDCode='N43.0' where ComplaintId= 227</text:p>
          </table:table-cell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Infected hydrocoele</text:p>
          </table:table-cell>
          <table:table-cell office:value-type="string">
            <text:p>Infected hydrocoele</text:p>
          </table:table-cell>
          <table:table-cell office:value-type="float" office:value="226">
            <text:p>226</text:p>
          </table:table-cell>
          <table:table-cell office:value-type="string">
            <text:p>N43.1</text:p>
          </table:table-cell>
          <table:table-cell table:formula="of:=CONCATENATE(&quot;UPDATE Complaint SET ICDCode='&quot;;[.E217];&quot;' where ComplaintId= &quot;;[.A217];&quot;&quot;)" office:value-type="string" office:string-value="UPDATE Complaint SET ICDCode='N43.1' where ComplaintId= 228">
            <text:p>UPDATE Complaint SET ICDCode='N43.1' where ComplaintId= 228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table:number-columns-repeated="2" office:value-type="string">
            <text:p>Undescended testes</text:p>
          </table:table-cell>
          <table:table-cell office:value-type="float" office:value="226">
            <text:p>226</text:p>
          </table:table-cell>
          <table:table-cell office:value-type="string">
            <text:p>Q53</text:p>
          </table:table-cell>
          <table:table-cell table:formula="of:=CONCATENATE(&quot;UPDATE Complaint SET ICDCode='&quot;;[.E218];&quot;' where ComplaintId= &quot;;[.A218];&quot;&quot;)" office:value-type="string" office:string-value="UPDATE Complaint SET ICDCode='Q53' where ComplaintId= 229">
            <text:p>UPDATE Complaint SET ICDCode='Q53' where ComplaintId= 229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table:number-columns-repeated="2" office:value-type="string">
            <text:p>Testicular Abscess</text:p>
          </table:table-cell>
          <table:table-cell office:value-type="float" office:value="226">
            <text:p>226</text:p>
          </table:table-cell>
          <table:table-cell office:value-type="string">
            <text:p>N45.0</text:p>
          </table:table-cell>
          <table:table-cell table:formula="of:=CONCATENATE(&quot;UPDATE Complaint SET ICDCode='&quot;;[.E219];&quot;' where ComplaintId= &quot;;[.A219];&quot;&quot;)" office:value-type="string" office:string-value="UPDATE Complaint SET ICDCode='N45.0' where ComplaintId= 230">
            <text:p>UPDATE Complaint SET ICDCode='N45.0' where ComplaintId= 23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table:number-columns-repeated="2" office:value-type="string">
            <text:p>Testicular Injury</text:p>
          </table:table-cell>
          <table:table-cell office:value-type="float" office:value="226">
            <text:p>226</text:p>
          </table:table-cell>
          <table:table-cell office:value-type="string">
            <text:p>S31.3</text:p>
          </table:table-cell>
          <table:table-cell table:formula="of:=CONCATENATE(&quot;UPDATE Complaint SET ICDCode='&quot;;[.E220];&quot;' where ComplaintId= &quot;;[.A220];&quot;&quot;)" office:value-type="string" office:string-value="UPDATE Complaint SET ICDCode='S31.3' where ComplaintId= 231">
            <text:p>UPDATE Complaint SET ICDCode='S31.3' where ComplaintId= 231</text:p>
          </table:table-cell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Seminoma</text:p>
          </table:table-cell>
          <table:table-cell office:value-type="string">
            <text:p>Seminoma</text:p>
          </table:table-cell>
          <table:table-cell office:value-type="float" office:value="226">
            <text:p>226</text:p>
          </table:table-cell>
          <table:table-cell office:value-type="string">
            <text:p>C62</text:p>
          </table:table-cell>
          <table:table-cell table:formula="of:=CONCATENATE(&quot;UPDATE Complaint SET ICDCode='&quot;;[.E221];&quot;' where ComplaintId= &quot;;[.A221];&quot;&quot;)" office:value-type="string" office:string-value="UPDATE Complaint SET ICDCode='C62' where ComplaintId= 232">
            <text:p>UPDATE Complaint SET ICDCode='C62' where ComplaintId= 232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table:number-columns-repeated="2" office:value-type="string">
            <text:p>Testicular torsion</text:p>
          </table:table-cell>
          <table:table-cell office:value-type="float" office:value="226">
            <text:p>226</text:p>
          </table:table-cell>
          <table:table-cell office:value-type="string">
            <text:p>N44</text:p>
          </table:table-cell>
          <table:table-cell table:formula="of:=CONCATENATE(&quot;UPDATE Complaint SET ICDCode='&quot;;[.E222];&quot;' where ComplaintId= &quot;;[.A222];&quot;&quot;)" office:value-type="string" office:string-value="UPDATE Complaint SET ICDCode='N44' where ComplaintId= 233">
            <text:p>UPDATE Complaint SET ICDCode='N44' where ComplaintId= 233</text:p>
          </table:table-cell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Varicocoele</text:p>
          </table:table-cell>
          <table:table-cell office:value-type="string">
            <text:p>Varicocoele</text:p>
          </table:table-cell>
          <table:table-cell office:value-type="float" office:value="226">
            <text:p>226</text:p>
          </table:table-cell>
          <table:table-cell office:value-type="string">
            <text:p>I86.1</text:p>
          </table:table-cell>
          <table:table-cell table:formula="of:=CONCATENATE(&quot;UPDATE Complaint SET ICDCode='&quot;;[.E223];&quot;' where ComplaintId= &quot;;[.A223];&quot;&quot;)" office:value-type="string" office:string-value="UPDATE Complaint SET ICDCode='I86.1' where ComplaintId= 234">
            <text:p>UPDATE Complaint SET ICDCode='I86.1' where ComplaintId= 234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table:number-columns-repeated="2" office:value-type="string">
            <text:p>Testicular tuberculosis </text:p>
          </table:table-cell>
          <table:table-cell office:value-type="float" office:value="226">
            <text:p>226</text:p>
          </table:table-cell>
          <table:table-cell office:value-type="string">
            <text:p>A18.1</text:p>
          </table:table-cell>
          <table:table-cell table:formula="of:=CONCATENATE(&quot;UPDATE Complaint SET ICDCode='&quot;;[.E224];&quot;' where ComplaintId= &quot;;[.A224];&quot;&quot;)" office:value-type="string" office:string-value="UPDATE Complaint SET ICDCode='A18.1' where ComplaintId= 235">
            <text:p>UPDATE Complaint SET ICDCode='A18.1' where ComplaintId= 235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table:number-columns-repeated="2" office:value-type="string">
            <text:p>LARYNX</text:p>
          </table:table-cell>
          <table:table-cell office:value-type="string">
            <text:p>NULL</text:p>
          </table:table-cell>
          <table:table-cell/>
          <table:table-cell table:formula="of:=CONCATENATE(&quot;UPDATE Complaint SET ICDCode='&quot;;[.E225];&quot;' where ComplaintId= &quot;;[.A225];&quot;&quot;)" office:value-type="string" office:string-value="UPDATE Complaint SET ICDCode='' where ComplaintId= 236">
            <text:p>UPDATE Complaint SET ICDCode='' where ComplaintId= 236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table:number-columns-repeated="2" office:value-type="string">
            <text:p>Laryngitis</text:p>
          </table:table-cell>
          <table:table-cell office:value-type="float" office:value="236">
            <text:p>236</text:p>
          </table:table-cell>
          <table:table-cell office:value-type="string">
            <text:p>J04.0</text:p>
          </table:table-cell>
          <table:table-cell table:formula="of:=CONCATENATE(&quot;UPDATE Complaint SET ICDCode='&quot;;[.E226];&quot;' where ComplaintId= &quot;;[.A226];&quot;&quot;)" office:value-type="string" office:string-value="UPDATE Complaint SET ICDCode='J04.0' where ComplaintId= 237">
            <text:p>UPDATE Complaint SET ICDCode='J04.0' where ComplaintId= 237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table:number-columns-repeated="2" office:value-type="string">
            <text:p>Laryngeal polyps</text:p>
          </table:table-cell>
          <table:table-cell office:value-type="float" office:value="236">
            <text:p>236</text:p>
          </table:table-cell>
          <table:table-cell office:value-type="string">
            <text:p>J38.1</text:p>
          </table:table-cell>
          <table:table-cell table:formula="of:=CONCATENATE(&quot;UPDATE Complaint SET ICDCode='&quot;;[.E227];&quot;' where ComplaintId= &quot;;[.A227];&quot;&quot;)" office:value-type="string" office:string-value="UPDATE Complaint SET ICDCode='J38.1' where ComplaintId= 238">
            <text:p>UPDATE Complaint SET ICDCode='J38.1' where ComplaintId= 238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table:number-columns-repeated="2" office:value-type="string">
            <text:p>Laryngeal nodules</text:p>
          </table:table-cell>
          <table:table-cell office:value-type="float" office:value="236">
            <text:p>236</text:p>
          </table:table-cell>
          <table:table-cell office:value-type="string">
            <text:p>J38.2</text:p>
          </table:table-cell>
          <table:table-cell table:formula="of:=CONCATENATE(&quot;UPDATE Complaint SET ICDCode='&quot;;[.E228];&quot;' where ComplaintId= &quot;;[.A228];&quot;&quot;)" office:value-type="string" office:string-value="UPDATE Complaint SET ICDCode='J38.2' where ComplaintId= 239">
            <text:p>UPDATE Complaint SET ICDCode='J38.2' where ComplaintId= 239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table:number-columns-repeated="2" office:value-type="string">
            <text:p>Laryngeal cysts</text:p>
          </table:table-cell>
          <table:table-cell office:value-type="float" office:value="236">
            <text:p>236</text:p>
          </table:table-cell>
          <table:table-cell office:value-type="string">
            <text:p>J38.7</text:p>
          </table:table-cell>
          <table:table-cell table:formula="of:=CONCATENATE(&quot;UPDATE Complaint SET ICDCode='&quot;;[.E229];&quot;' where ComplaintId= &quot;;[.A229];&quot;&quot;)" office:value-type="string" office:string-value="UPDATE Complaint SET ICDCode='J38.7' where ComplaintId= 240">
            <text:p>UPDATE Complaint SET ICDCode='J38.7' where ComplaintId= 240</text:p>
          </table:table-cell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laryngocele</text:p>
          </table:table-cell>
          <table:table-cell office:value-type="string">
            <text:p>laryngocele</text:p>
          </table:table-cell>
          <table:table-cell office:value-type="float" office:value="236">
            <text:p>236</text:p>
          </table:table-cell>
          <table:table-cell office:value-type="string">
            <text:p>Q31.3</text:p>
          </table:table-cell>
          <table:table-cell table:formula="of:=CONCATENATE(&quot;UPDATE Complaint SET ICDCode='&quot;;[.E230];&quot;' where ComplaintId= &quot;;[.A230];&quot;&quot;)" office:value-type="string" office:string-value="UPDATE Complaint SET ICDCode='Q31.3' where ComplaintId= 241">
            <text:p>UPDATE Complaint SET ICDCode='Q31.3' where ComplaintId= 241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table:number-columns-repeated="2" office:value-type="string">
            <text:p>vocal cord paralysis</text:p>
          </table:table-cell>
          <table:table-cell office:value-type="float" office:value="236">
            <text:p>236</text:p>
          </table:table-cell>
          <table:table-cell office:value-type="string">
            <text:p>J38.0</text:p>
          </table:table-cell>
          <table:table-cell table:formula="of:=CONCATENATE(&quot;UPDATE Complaint SET ICDCode='&quot;;[.E231];&quot;' where ComplaintId= &quot;;[.A231];&quot;&quot;)" office:value-type="string" office:string-value="UPDATE Complaint SET ICDCode='J38.0' where ComplaintId= 242">
            <text:p>UPDATE Complaint SET ICDCode='J38.0' where ComplaintId= 242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table:number-columns-repeated="2" office:value-type="string">
            <text:p>vocal cord hemorrhage</text:p>
          </table:table-cell>
          <table:table-cell office:value-type="float" office:value="236">
            <text:p>236</text:p>
          </table:table-cell>
          <table:table-cell office:value-type="string">
            <text:p>J38.3</text:p>
          </table:table-cell>
          <table:table-cell table:formula="of:=CONCATENATE(&quot;UPDATE Complaint SET ICDCode='&quot;;[.E232];&quot;' where ComplaintId= &quot;;[.A232];&quot;&quot;)" office:value-type="string" office:string-value="UPDATE Complaint SET ICDCode='J38.3' where ComplaintId= 243">
            <text:p>UPDATE Complaint SET ICDCode='J38.3' where ComplaintId= 243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table:number-columns-repeated="2" office:value-type="string">
            <text:p>carcinoma (Larynx)</text:p>
          </table:table-cell>
          <table:table-cell office:value-type="float" office:value="236">
            <text:p>236</text:p>
          </table:table-cell>
          <table:table-cell office:value-type="string">
            <text:p>C32</text:p>
          </table:table-cell>
          <table:table-cell table:formula="of:=CONCATENATE(&quot;UPDATE Complaint SET ICDCode='&quot;;[.E233];&quot;' where ComplaintId= &quot;;[.A233];&quot;&quot;)" office:value-type="string" office:string-value="UPDATE Complaint SET ICDCode='C32' where ComplaintId= 244">
            <text:p>UPDATE Complaint SET ICDCode='C32' where ComplaintId= 244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table:number-columns-repeated="2" office:value-type="string">
            <text:p>TRACHEA &amp; BRONCHI</text:p>
          </table:table-cell>
          <table:table-cell office:value-type="string">
            <text:p>NULL</text:p>
          </table:table-cell>
          <table:table-cell/>
          <table:table-cell table:formula="of:=CONCATENATE(&quot;UPDATE Complaint SET ICDCode='&quot;;[.E234];&quot;' where ComplaintId= &quot;;[.A234];&quot;&quot;)" office:value-type="string" office:string-value="UPDATE Complaint SET ICDCode='' where ComplaintId= 245">
            <text:p>UPDATE Complaint SET ICDCode='' where ComplaintId= 245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table:number-columns-repeated="2" office:value-type="string">
            <text:p>Bronchial asthma</text:p>
          </table:table-cell>
          <table:table-cell office:value-type="float" office:value="246">
            <text:p>246</text:p>
          </table:table-cell>
          <table:table-cell office:value-type="string">
            <text:p>J45</text:p>
          </table:table-cell>
          <table:table-cell table:formula="of:=CONCATENATE(&quot;UPDATE Complaint SET ICDCode='&quot;;[.E235];&quot;' where ComplaintId= &quot;;[.A235];&quot;&quot;)" office:value-type="string" office:string-value="UPDATE Complaint SET ICDCode='J45' where ComplaintId= 246">
            <text:p>UPDATE Complaint SET ICDCode='J45' where ComplaintId= 246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table:number-columns-repeated="2" office:value-type="string">
            <text:p>acute bronchitis</text:p>
          </table:table-cell>
          <table:table-cell office:value-type="float" office:value="246">
            <text:p>246</text:p>
          </table:table-cell>
          <table:table-cell office:value-type="string">
            <text:p>J20</text:p>
          </table:table-cell>
          <table:table-cell table:formula="of:=CONCATENATE(&quot;UPDATE Complaint SET ICDCode='&quot;;[.E236];&quot;' where ComplaintId= &quot;;[.A236];&quot;&quot;)" office:value-type="string" office:string-value="UPDATE Complaint SET ICDCode='J20' where ComplaintId= 247">
            <text:p>UPDATE Complaint SET ICDCode='J20' where ComplaintId= 247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table:number-columns-repeated="2" office:value-type="string">
            <text:p>Chronic bronchitis</text:p>
          </table:table-cell>
          <table:table-cell office:value-type="float" office:value="246">
            <text:p>246</text:p>
          </table:table-cell>
          <table:table-cell office:value-type="string">
            <text:p>J41.0</text:p>
          </table:table-cell>
          <table:table-cell table:formula="of:=CONCATENATE(&quot;UPDATE Complaint SET ICDCode='&quot;;[.E237];&quot;' where ComplaintId= &quot;;[.A237];&quot;&quot;)" office:value-type="string" office:string-value="UPDATE Complaint SET ICDCode='J41.0' where ComplaintId= 248">
            <text:p>UPDATE Complaint SET ICDCode='J41.0' where ComplaintId= 248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table:number-columns-repeated="2" office:value-type="string">
            <text:p>chronic bronchiolitis</text:p>
          </table:table-cell>
          <table:table-cell office:value-type="float" office:value="246">
            <text:p>246</text:p>
          </table:table-cell>
          <table:table-cell office:value-type="string">
            <text:p>J44.8</text:p>
          </table:table-cell>
          <table:table-cell table:formula="of:=CONCATENATE(&quot;UPDATE Complaint SET ICDCode='&quot;;[.E238];&quot;' where ComplaintId= &quot;;[.A238];&quot;&quot;)" office:value-type="string" office:string-value="UPDATE Complaint SET ICDCode='J44.8' where ComplaintId= 249">
            <text:p>UPDATE Complaint SET ICDCode='J44.8' where ComplaintId= 249</text:p>
          </table:table-cell>
        </table:table-row>
        <table:table-row table:style-name="ro2">
          <table:table-cell office:value-type="float" office:value="250">
            <text:p>250</text:p>
          </table:table-cell>
          <table:table-cell office:value-type="string">
            <text:p>Bronchiectasis</text:p>
          </table:table-cell>
          <table:table-cell office:value-type="string">
            <text:p>Bronchiectasis</text:p>
          </table:table-cell>
          <table:table-cell office:value-type="float" office:value="246">
            <text:p>246</text:p>
          </table:table-cell>
          <table:table-cell office:value-type="string">
            <text:p>J47</text:p>
          </table:table-cell>
          <table:table-cell table:formula="of:=CONCATENATE(&quot;UPDATE Complaint SET ICDCode='&quot;;[.E239];&quot;' where ComplaintId= &quot;;[.A239];&quot;&quot;)" office:value-type="string" office:string-value="UPDATE Complaint SET ICDCode='J47' where ComplaintId= 250">
            <text:p>UPDATE Complaint SET ICDCode='J47' where ComplaintId= 250</text:p>
          </table:table-cell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Tracheitis</text:p>
          </table:table-cell>
          <table:table-cell office:value-type="string">
            <text:p>Tracheitis</text:p>
          </table:table-cell>
          <table:table-cell office:value-type="float" office:value="246">
            <text:p>246</text:p>
          </table:table-cell>
          <table:table-cell office:value-type="string">
            <text:p>J04.1</text:p>
          </table:table-cell>
          <table:table-cell table:formula="of:=CONCATENATE(&quot;UPDATE Complaint SET ICDCode='&quot;;[.E240];&quot;' where ComplaintId= &quot;;[.A240];&quot;&quot;)" office:value-type="string" office:string-value="UPDATE Complaint SET ICDCode='J04.1' where ComplaintId= 251">
            <text:p>UPDATE Complaint SET ICDCode='J04.1' where ComplaintId= 251</text:p>
          </table:table-cell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Bronchopneumonia</text:p>
          </table:table-cell>
          <table:table-cell office:value-type="string">
            <text:p>Bronchopneumonia</text:p>
          </table:table-cell>
          <table:table-cell office:value-type="float" office:value="246">
            <text:p>246</text:p>
          </table:table-cell>
          <table:table-cell office:value-type="string">
            <text:p>J18.0</text:p>
          </table:table-cell>
          <table:table-cell table:formula="of:=CONCATENATE(&quot;UPDATE Complaint SET ICDCode='&quot;;[.E241];&quot;' where ComplaintId= &quot;;[.A241];&quot;&quot;)" office:value-type="string" office:string-value="UPDATE Complaint SET ICDCode='J18.0' where ComplaintId= 252">
            <text:p>UPDATE Complaint SET ICDCode='J18.0' where ComplaintId= 252</text:p>
          </table:table-cell>
        </table:table-row>
        <table:table-row table:style-name="ro2">
          <table:table-cell office:value-type="float" office:value="253">
            <text:p>253</text:p>
          </table:table-cell>
          <table:table-cell office:value-type="string">
            <text:p>Bronchogenic carcinoma</text:p>
          </table:table-cell>
          <table:table-cell office:value-type="string">
            <text:p>Bronchogenic carcinoma</text:p>
          </table:table-cell>
          <table:table-cell office:value-type="float" office:value="246">
            <text:p>246</text:p>
          </table:table-cell>
          <table:table-cell office:value-type="string">
            <text:p>D02.2</text:p>
          </table:table-cell>
          <table:table-cell table:formula="of:=CONCATENATE(&quot;UPDATE Complaint SET ICDCode='&quot;;[.E242];&quot;' where ComplaintId= &quot;;[.A242];&quot;&quot;)" office:value-type="string" office:string-value="UPDATE Complaint SET ICDCode='D02.2' where ComplaintId= 253">
            <text:p>UPDATE Complaint SET ICDCode='D02.2' where ComplaintId= 253</text:p>
          </table:table-cell>
        </table:table-row>
        <table:table-row table:style-name="ro2">
          <table:table-cell office:value-type="float" office:value="254">
            <text:p>254</text:p>
          </table:table-cell>
          <table:table-cell office:value-type="string">
            <text:p>Tracheomalasia</text:p>
          </table:table-cell>
          <table:table-cell office:value-type="string">
            <text:p>Tracheomalasia</text:p>
          </table:table-cell>
          <table:table-cell office:value-type="float" office:value="246">
            <text:p>246</text:p>
          </table:table-cell>
          <table:table-cell office:value-type="string">
            <text:p>Q32.0</text:p>
          </table:table-cell>
          <table:table-cell table:formula="of:=CONCATENATE(&quot;UPDATE Complaint SET ICDCode='&quot;;[.E243];&quot;' where ComplaintId= &quot;;[.A243];&quot;&quot;)" office:value-type="string" office:string-value="UPDATE Complaint SET ICDCode='Q32.0' where ComplaintId= 254">
            <text:p>UPDATE Complaint SET ICDCode='Q32.0' where ComplaintId= 254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table:number-columns-repeated="2" office:value-type="string">
            <text:p>Tracheal Injury</text:p>
          </table:table-cell>
          <table:table-cell office:value-type="float" office:value="246">
            <text:p>246</text:p>
          </table:table-cell>
          <table:table-cell office:value-type="string">
            <text:p>S27.5</text:p>
          </table:table-cell>
          <table:table-cell table:formula="of:=CONCATENATE(&quot;UPDATE Complaint SET ICDCode='&quot;;[.E244];&quot;' where ComplaintId= &quot;;[.A244];&quot;&quot;)" office:value-type="string" office:string-value="UPDATE Complaint SET ICDCode='S27.5' where ComplaintId= 255">
            <text:p>UPDATE Complaint SET ICDCode='S27.5' where ComplaintId= 255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string">
            <text:p>Post tracheostomy disorder</text:p>
          </table:table-cell>
          <table:table-cell office:value-type="string">
            <text:p>Post tracheostomy disorder</text:p>
          </table:table-cell>
          <table:table-cell office:value-type="float" office:value="246">
            <text:p>246</text:p>
          </table:table-cell>
          <table:table-cell office:value-type="string">
            <text:p>J95.0</text:p>
          </table:table-cell>
          <table:table-cell table:formula="of:=CONCATENATE(&quot;UPDATE Complaint SET ICDCode='&quot;;[.E245];&quot;' where ComplaintId= &quot;;[.A245];&quot;&quot;)" office:value-type="string" office:string-value="UPDATE Complaint SET ICDCode='J95.0' where ComplaintId= 256">
            <text:p>UPDATE Complaint SET ICDCode='J95.0' where ComplaintId= 256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table:number-columns-repeated="2" office:value-type="string">
            <text:p>OROPHARYNX</text:p>
          </table:table-cell>
          <table:table-cell office:value-type="string">
            <text:p>NULL</text:p>
          </table:table-cell>
          <table:table-cell/>
          <table:table-cell table:formula="of:=CONCATENATE(&quot;UPDATE Complaint SET ICDCode='&quot;;[.E246];&quot;' where ComplaintId= &quot;;[.A246];&quot;&quot;)" office:value-type="string" office:string-value="UPDATE Complaint SET ICDCode='' where ComplaintId= 257">
            <text:p>UPDATE Complaint SET ICDCode='' where ComplaintId= 257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table:number-columns-repeated="2" office:value-type="string">
            <text:p>Chronic pharyngitis</text:p>
          </table:table-cell>
          <table:table-cell office:value-type="float" office:value="257">
            <text:p>257</text:p>
          </table:table-cell>
          <table:table-cell office:value-type="string">
            <text:p>J02</text:p>
          </table:table-cell>
          <table:table-cell table:formula="of:=CONCATENATE(&quot;UPDATE Complaint SET ICDCode='&quot;;[.E247];&quot;' where ComplaintId= &quot;;[.A247];&quot;&quot;)" office:value-type="string" office:string-value="UPDATE Complaint SET ICDCode='J02' where ComplaintId= 259">
            <text:p>UPDATE Complaint SET ICDCode='J02' where ComplaintId= 259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table:number-columns-repeated="2" office:value-type="string">
            <text:p>Chronic pharyngitis</text:p>
          </table:table-cell>
          <table:table-cell office:value-type="float" office:value="257">
            <text:p>257</text:p>
          </table:table-cell>
          <table:table-cell office:value-type="string">
            <text:p>J31.2</text:p>
          </table:table-cell>
          <table:table-cell table:formula="of:=CONCATENATE(&quot;UPDATE Complaint SET ICDCode='&quot;;[.E248];&quot;' where ComplaintId= &quot;;[.A248];&quot;&quot;)" office:value-type="string" office:string-value="UPDATE Complaint SET ICDCode='J31.2' where ComplaintId= 261">
            <text:p>UPDATE Complaint SET ICDCode='J31.2' where ComplaintId= 261</text:p>
          </table:table-cell>
        </table:table-row>
        <table:table-row table:style-name="ro2">
          <table:table-cell office:value-type="float" office:value="262">
            <text:p>262</text:p>
          </table:table-cell>
          <table:table-cell office:value-type="string">
            <text:p>acute tonsilitis</text:p>
          </table:table-cell>
          <table:table-cell office:value-type="string">
            <text:p>acute tonsilitis</text:p>
          </table:table-cell>
          <table:table-cell office:value-type="float" office:value="257">
            <text:p>257</text:p>
          </table:table-cell>
          <table:table-cell office:value-type="string">
            <text:p>J03</text:p>
          </table:table-cell>
          <table:table-cell table:formula="of:=CONCATENATE(&quot;UPDATE Complaint SET ICDCode='&quot;;[.E249];&quot;' where ComplaintId= &quot;;[.A249];&quot;&quot;)" office:value-type="string" office:string-value="UPDATE Complaint SET ICDCode='J03' where ComplaintId= 262">
            <text:p>UPDATE Complaint SET ICDCode='J03' where ComplaintId= 262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table:number-columns-repeated="2" office:value-type="string">
            <text:p>Chronic tonsillitis</text:p>
          </table:table-cell>
          <table:table-cell office:value-type="float" office:value="257">
            <text:p>257</text:p>
          </table:table-cell>
          <table:table-cell office:value-type="string">
            <text:p>J35.0</text:p>
          </table:table-cell>
          <table:table-cell table:formula="of:=CONCATENATE(&quot;UPDATE Complaint SET ICDCode='&quot;;[.E250];&quot;' where ComplaintId= &quot;;[.A250];&quot;&quot;)" office:value-type="string" office:string-value="UPDATE Complaint SET ICDCode='J35.0' where ComplaintId= 263">
            <text:p>UPDATE Complaint SET ICDCode='J35.0' where ComplaintId= 263</text:p>
          </table:table-cell>
        </table:table-row>
        <table:table-row table:style-name="ro2">
          <table:table-cell office:value-type="float" office:value="264">
            <text:p>264</text:p>
          </table:table-cell>
          <table:table-cell office:value-type="string">
            <text:p>peritonsillar abscess</text:p>
          </table:table-cell>
          <table:table-cell office:value-type="string">
            <text:p>peritonsillar abscess</text:p>
          </table:table-cell>
          <table:table-cell office:value-type="float" office:value="257">
            <text:p>257</text:p>
          </table:table-cell>
          <table:table-cell office:value-type="string">
            <text:p>J36</text:p>
          </table:table-cell>
          <table:table-cell table:formula="of:=CONCATENATE(&quot;UPDATE Complaint SET ICDCode='&quot;;[.E251];&quot;' where ComplaintId= &quot;;[.A251];&quot;&quot;)" office:value-type="string" office:string-value="UPDATE Complaint SET ICDCode='J36' where ComplaintId= 264">
            <text:p>UPDATE Complaint SET ICDCode='J36' where ComplaintId= 264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table:number-columns-repeated="2" office:value-type="string">
            <text:p>Adenoids</text:p>
          </table:table-cell>
          <table:table-cell office:value-type="float" office:value="257">
            <text:p>257</text:p>
          </table:table-cell>
          <table:table-cell office:value-type="string">
            <text:p>J35</text:p>
          </table:table-cell>
          <table:table-cell table:formula="of:=CONCATENATE(&quot;UPDATE Complaint SET ICDCode='&quot;;[.E252];&quot;' where ComplaintId= &quot;;[.A252];&quot;&quot;)" office:value-type="string" office:string-value="UPDATE Complaint SET ICDCode='J35' where ComplaintId= 265">
            <text:p>UPDATE Complaint SET ICDCode='J35' where ComplaintId= 265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table:number-columns-repeated="2" office:value-type="string">
            <text:p>Lymphoma (tonsils)</text:p>
          </table:table-cell>
          <table:table-cell office:value-type="float" office:value="257">
            <text:p>257</text:p>
          </table:table-cell>
          <table:table-cell office:value-type="string">
            <text:p>J35.0</text:p>
          </table:table-cell>
          <table:table-cell table:formula="of:=CONCATENATE(&quot;UPDATE Complaint SET ICDCode='&quot;;[.E253];&quot;' where ComplaintId= &quot;;[.A253];&quot;&quot;)" office:value-type="string" office:string-value="UPDATE Complaint SET ICDCode='J35.0' where ComplaintId= 266">
            <text:p>UPDATE Complaint SET ICDCode='J35.0' where ComplaintId= 266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table:number-columns-repeated="2" office:value-type="string">
            <text:p>LUNGS</text:p>
          </table:table-cell>
          <table:table-cell office:value-type="string">
            <text:p>NULL</text:p>
          </table:table-cell>
          <table:table-cell/>
          <table:table-cell table:formula="of:=CONCATENATE(&quot;UPDATE Complaint SET ICDCode='&quot;;[.E254];&quot;' where ComplaintId= &quot;;[.A254];&quot;&quot;)" office:value-type="string" office:string-value="UPDATE Complaint SET ICDCode='' where ComplaintId= 267">
            <text:p>UPDATE Complaint SET ICDCode='' where ComplaintId= 267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table:number-columns-repeated="2" office:value-type="string">
            <text:p>COPD</text:p>
          </table:table-cell>
          <table:table-cell office:value-type="float" office:value="267">
            <text:p>267</text:p>
          </table:table-cell>
          <table:table-cell office:value-type="string">
            <text:p>J44</text:p>
          </table:table-cell>
          <table:table-cell table:formula="of:=CONCATENATE(&quot;UPDATE Complaint SET ICDCode='&quot;;[.E255];&quot;' where ComplaintId= &quot;;[.A255];&quot;&quot;)" office:value-type="string" office:string-value="UPDATE Complaint SET ICDCode='J44' where ComplaintId= 268">
            <text:p>UPDATE Complaint SET ICDCode='J44' where ComplaintId= 268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table:number-columns-repeated="2" office:value-type="string">
            <text:p>Pneumonia</text:p>
          </table:table-cell>
          <table:table-cell office:value-type="float" office:value="267">
            <text:p>267</text:p>
          </table:table-cell>
          <table:table-cell office:value-type="string">
            <text:p>J18</text:p>
          </table:table-cell>
          <table:table-cell table:formula="of:=CONCATENATE(&quot;UPDATE Complaint SET ICDCode='&quot;;[.E256];&quot;' where ComplaintId= &quot;;[.A256];&quot;&quot;)" office:value-type="string" office:string-value="UPDATE Complaint SET ICDCode='J18' where ComplaintId= 269">
            <text:p>UPDATE Complaint SET ICDCode='J18' where ComplaintId= 269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table:number-columns-repeated="2" office:value-type="string">
            <text:p>Pulmonary TB</text:p>
          </table:table-cell>
          <table:table-cell office:value-type="float" office:value="267">
            <text:p>267</text:p>
          </table:table-cell>
          <table:table-cell office:value-type="string">
            <text:p>A16.2</text:p>
          </table:table-cell>
          <table:table-cell table:formula="of:=CONCATENATE(&quot;UPDATE Complaint SET ICDCode='&quot;;[.E257];&quot;' where ComplaintId= &quot;;[.A257];&quot;&quot;)" office:value-type="string" office:string-value="UPDATE Complaint SET ICDCode='A16.2' where ComplaintId= 270">
            <text:p>UPDATE Complaint SET ICDCode='A16.2' where ComplaintId= 27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table:number-columns-repeated="2" office:value-type="string">
            <text:p>Pleural effusion</text:p>
          </table:table-cell>
          <table:table-cell office:value-type="float" office:value="267">
            <text:p>267</text:p>
          </table:table-cell>
          <table:table-cell office:value-type="string">
            <text:p>J90</text:p>
          </table:table-cell>
          <table:table-cell table:formula="of:=CONCATENATE(&quot;UPDATE Complaint SET ICDCode='&quot;;[.E258];&quot;' where ComplaintId= &quot;;[.A258];&quot;&quot;)" office:value-type="string" office:string-value="UPDATE Complaint SET ICDCode='J90' where ComplaintId= 271">
            <text:p>UPDATE Complaint SET ICDCode='J90' where ComplaintId= 271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table:number-columns-repeated="2" office:value-type="string">
            <text:p>Lung abscess</text:p>
          </table:table-cell>
          <table:table-cell office:value-type="float" office:value="267">
            <text:p>267</text:p>
          </table:table-cell>
          <table:table-cell office:value-type="string">
            <text:p>J85.1</text:p>
          </table:table-cell>
          <table:table-cell table:formula="of:=CONCATENATE(&quot;UPDATE Complaint SET ICDCode='&quot;;[.E259];&quot;' where ComplaintId= &quot;;[.A259];&quot;&quot;)" office:value-type="string" office:string-value="UPDATE Complaint SET ICDCode='J85.1' where ComplaintId= 272">
            <text:p>UPDATE Complaint SET ICDCode='J85.1' where ComplaintId= 272</text:p>
          </table:table-cell>
        </table:table-row>
        <table:table-row table:style-name="ro2">
          <table:table-cell office:value-type="float" office:value="273">
            <text:p>273</text:p>
          </table:table-cell>
          <table:table-cell office:value-type="string">
            <text:p>Bronchiectasis</text:p>
          </table:table-cell>
          <table:table-cell office:value-type="string">
            <text:p>Bronchiectasis</text:p>
          </table:table-cell>
          <table:table-cell office:value-type="float" office:value="267">
            <text:p>267</text:p>
          </table:table-cell>
          <table:table-cell office:value-type="string">
            <text:p>J47</text:p>
          </table:table-cell>
          <table:table-cell table:formula="of:=CONCATENATE(&quot;UPDATE Complaint SET ICDCode='&quot;;[.E260];&quot;' where ComplaintId= &quot;;[.A260];&quot;&quot;)" office:value-type="string" office:string-value="UPDATE Complaint SET ICDCode='J47' where ComplaintId= 273">
            <text:p>UPDATE Complaint SET ICDCode='J47' where ComplaintId= 273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table:number-columns-repeated="2" office:value-type="string">
            <text:p>Pulmonary embolism</text:p>
          </table:table-cell>
          <table:table-cell office:value-type="float" office:value="267">
            <text:p>267</text:p>
          </table:table-cell>
          <table:table-cell office:value-type="string">
            <text:p>I26</text:p>
          </table:table-cell>
          <table:table-cell table:formula="of:=CONCATENATE(&quot;UPDATE Complaint SET ICDCode='&quot;;[.E261];&quot;' where ComplaintId= &quot;;[.A261];&quot;&quot;)" office:value-type="string" office:string-value="UPDATE Complaint SET ICDCode='I26' where ComplaintId= 274">
            <text:p>UPDATE Complaint SET ICDCode='I26' where ComplaintId= 274</text:p>
          </table:table-cell>
        </table:table-row>
        <table:table-row table:style-name="ro2">
          <table:table-cell office:value-type="float" office:value="275">
            <text:p>275</text:p>
          </table:table-cell>
          <table:table-cell office:value-type="string">
            <text:p>Pneumothorax</text:p>
          </table:table-cell>
          <table:table-cell office:value-type="string">
            <text:p>Pneumothorax</text:p>
          </table:table-cell>
          <table:table-cell office:value-type="float" office:value="267">
            <text:p>267</text:p>
          </table:table-cell>
          <table:table-cell office:value-type="string">
            <text:p>J93</text:p>
          </table:table-cell>
          <table:table-cell table:formula="of:=CONCATENATE(&quot;UPDATE Complaint SET ICDCode='&quot;;[.E262];&quot;' where ComplaintId= &quot;;[.A262];&quot;&quot;)" office:value-type="string" office:string-value="UPDATE Complaint SET ICDCode='J93' where ComplaintId= 275">
            <text:p>UPDATE Complaint SET ICDCode='J93' where ComplaintId= 275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table:number-columns-repeated="2" office:value-type="string">
            <text:p>Pulmonary Hypertension</text:p>
          </table:table-cell>
          <table:table-cell office:value-type="float" office:value="267">
            <text:p>267</text:p>
          </table:table-cell>
          <table:table-cell office:value-type="string">
            <text:p>I27.2</text:p>
          </table:table-cell>
          <table:table-cell table:formula="of:=CONCATENATE(&quot;UPDATE Complaint SET ICDCode='&quot;;[.E263];&quot;' where ComplaintId= &quot;;[.A263];&quot;&quot;)" office:value-type="string" office:string-value="UPDATE Complaint SET ICDCode='I27.2' where ComplaintId= 276">
            <text:p>UPDATE Complaint SET ICDCode='I27.2' where ComplaintId= 276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table:number-columns-repeated="2" office:value-type="string">
            <text:p>Occupational Lung disease</text:p>
          </table:table-cell>
          <table:table-cell office:value-type="float" office:value="267">
            <text:p>267</text:p>
          </table:table-cell>
          <table:table-cell office:value-type="string">
            <text:p>J60</text:p>
          </table:table-cell>
          <table:table-cell table:formula="of:=CONCATENATE(&quot;UPDATE Complaint SET ICDCode='&quot;;[.E264];&quot;' where ComplaintId= &quot;;[.A264];&quot;&quot;)" office:value-type="string" office:string-value="UPDATE Complaint SET ICDCode='J60' where ComplaintId= 277">
            <text:p>UPDATE Complaint SET ICDCode='J60' where ComplaintId= 277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table:number-columns-repeated="2" office:value-type="string">
            <text:p>SKIN</text:p>
          </table:table-cell>
          <table:table-cell office:value-type="string">
            <text:p>NULL</text:p>
          </table:table-cell>
          <table:table-cell/>
          <table:table-cell table:formula="of:=CONCATENATE(&quot;UPDATE Complaint SET ICDCode='&quot;;[.E265];&quot;' where ComplaintId= &quot;;[.A265];&quot;&quot;)" office:value-type="string" office:string-value="UPDATE Complaint SET ICDCode='' where ComplaintId= 278">
            <text:p>UPDATE Complaint SET ICDCode='' where ComplaintId= 278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table:number-columns-repeated="2" office:value-type="string">
            <text:p>Eczema</text:p>
          </table:table-cell>
          <table:table-cell office:value-type="float" office:value="278">
            <text:p>278</text:p>
          </table:table-cell>
          <table:table-cell office:value-type="string">
            <text:p>B00.0</text:p>
          </table:table-cell>
          <table:table-cell table:formula="of:=CONCATENATE(&quot;UPDATE Complaint SET ICDCode='&quot;;[.E266];&quot;' where ComplaintId= &quot;;[.A266];&quot;&quot;)" office:value-type="string" office:string-value="UPDATE Complaint SET ICDCode='B00.0' where ComplaintId= 279">
            <text:p>UPDATE Complaint SET ICDCode='B00.0' where ComplaintId= 279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table:number-columns-repeated="2" office:value-type="string">
            <text:p>Acne</text:p>
          </table:table-cell>
          <table:table-cell office:value-type="float" office:value="278">
            <text:p>278</text:p>
          </table:table-cell>
          <table:table-cell office:value-type="string">
            <text:p>L70</text:p>
          </table:table-cell>
          <table:table-cell table:formula="of:=CONCATENATE(&quot;UPDATE Complaint SET ICDCode='&quot;;[.E267];&quot;' where ComplaintId= &quot;;[.A267];&quot;&quot;)" office:value-type="string" office:string-value="UPDATE Complaint SET ICDCode='L70' where ComplaintId= 280">
            <text:p>UPDATE Complaint SET ICDCode='L70' where ComplaintId= 28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table:number-columns-repeated="2" office:value-type="string">
            <text:p>Impetigo</text:p>
          </table:table-cell>
          <table:table-cell office:value-type="float" office:value="278">
            <text:p>278</text:p>
          </table:table-cell>
          <table:table-cell office:value-type="string">
            <text:p>L01</text:p>
          </table:table-cell>
          <table:table-cell table:formula="of:=CONCATENATE(&quot;UPDATE Complaint SET ICDCode='&quot;;[.E268];&quot;' where ComplaintId= &quot;;[.A268];&quot;&quot;)" office:value-type="string" office:string-value="UPDATE Complaint SET ICDCode='L01' where ComplaintId= 281">
            <text:p>UPDATE Complaint SET ICDCode='L01' where ComplaintId= 281</text:p>
          </table:table-cell>
        </table:table-row>
        <table:table-row table:style-name="ro2">
          <table:table-cell office:value-type="float" office:value="282">
            <text:p>282</text:p>
          </table:table-cell>
          <table:table-cell office:value-type="string">
            <text:p>Tinea</text:p>
          </table:table-cell>
          <table:table-cell office:value-type="string">
            <text:p>Tinea</text:p>
          </table:table-cell>
          <table:table-cell office:value-type="float" office:value="278">
            <text:p>278</text:p>
          </table:table-cell>
          <table:table-cell office:value-type="string">
            <text:p>B35.0</text:p>
          </table:table-cell>
          <table:table-cell table:formula="of:=CONCATENATE(&quot;UPDATE Complaint SET ICDCode='&quot;;[.E269];&quot;' where ComplaintId= &quot;;[.A269];&quot;&quot;)" office:value-type="string" office:string-value="UPDATE Complaint SET ICDCode='B35.0' where ComplaintId= 282">
            <text:p>UPDATE Complaint SET ICDCode='B35.0' where ComplaintId= 282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table:number-columns-repeated="2" office:value-type="string">
            <text:p>Fungal nail infection</text:p>
          </table:table-cell>
          <table:table-cell office:value-type="float" office:value="278">
            <text:p>278</text:p>
          </table:table-cell>
          <table:table-cell office:value-type="string">
            <text:p>B37.2</text:p>
          </table:table-cell>
          <table:table-cell table:formula="of:=CONCATENATE(&quot;UPDATE Complaint SET ICDCode='&quot;;[.E270];&quot;' where ComplaintId= &quot;;[.A270];&quot;&quot;)" office:value-type="string" office:string-value="UPDATE Complaint SET ICDCode='B37.2' where ComplaintId= 283">
            <text:p>UPDATE Complaint SET ICDCode='B37.2' where ComplaintId= 283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table:number-columns-repeated="2" office:value-type="string">
            <text:p>Warts</text:p>
          </table:table-cell>
          <table:table-cell office:value-type="float" office:value="278">
            <text:p>278</text:p>
          </table:table-cell>
          <table:table-cell office:value-type="string">
            <text:p>A63.0</text:p>
          </table:table-cell>
          <table:table-cell table:formula="of:=CONCATENATE(&quot;UPDATE Complaint SET ICDCode='&quot;;[.E271];&quot;' where ComplaintId= &quot;;[.A271];&quot;&quot;)" office:value-type="string" office:string-value="UPDATE Complaint SET ICDCode='A63.0' where ComplaintId= 284">
            <text:p>UPDATE Complaint SET ICDCode='A63.0' where ComplaintId= 284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table:number-columns-repeated="2" office:value-type="string">
            <text:p>Psoriasis</text:p>
          </table:table-cell>
          <table:table-cell office:value-type="float" office:value="278">
            <text:p>278</text:p>
          </table:table-cell>
          <table:table-cell office:value-type="string">
            <text:p>L40</text:p>
          </table:table-cell>
          <table:table-cell table:formula="of:=CONCATENATE(&quot;UPDATE Complaint SET ICDCode='&quot;;[.E272];&quot;' where ComplaintId= &quot;;[.A272];&quot;&quot;)" office:value-type="string" office:string-value="UPDATE Complaint SET ICDCode='L40' where ComplaintId= 285">
            <text:p>UPDATE Complaint SET ICDCode='L40' where ComplaintId= 285</text:p>
          </table:table-cell>
        </table:table-row>
        <table:table-row table:style-name="ro2">
          <table:table-cell office:value-type="float" office:value="286">
            <text:p>286</text:p>
          </table:table-cell>
          <table:table-cell office:value-type="string">
            <text:p>sun burn (photosensitivity)</text:p>
          </table:table-cell>
          <table:table-cell office:value-type="string">
            <text:p>sun burn (photosensitivity)</text:p>
          </table:table-cell>
          <table:table-cell office:value-type="float" office:value="278">
            <text:p>278</text:p>
          </table:table-cell>
          <table:table-cell office:value-type="string">
            <text:p>L55</text:p>
          </table:table-cell>
          <table:table-cell table:formula="of:=CONCATENATE(&quot;UPDATE Complaint SET ICDCode='&quot;;[.E273];&quot;' where ComplaintId= &quot;;[.A273];&quot;&quot;)" office:value-type="string" office:string-value="UPDATE Complaint SET ICDCode='L55' where ComplaintId= 286">
            <text:p>UPDATE Complaint SET ICDCode='L55' where ComplaintId= 286</text:p>
          </table:table-cell>
        </table:table-row>
        <table:table-row table:style-name="ro2">
          <table:table-cell office:value-type="float" office:value="287">
            <text:p>287</text:p>
          </table:table-cell>
          <table:table-cell office:value-type="string">
            <text:p>Vitiligo (or leukoderma)</text:p>
          </table:table-cell>
          <table:table-cell office:value-type="string">
            <text:p>Vitiligo (or leukoderma)</text:p>
          </table:table-cell>
          <table:table-cell office:value-type="float" office:value="278">
            <text:p>278</text:p>
          </table:table-cell>
          <table:table-cell office:value-type="string">
            <text:p>L80</text:p>
          </table:table-cell>
          <table:table-cell table:formula="of:=CONCATENATE(&quot;UPDATE Complaint SET ICDCode='&quot;;[.E274];&quot;' where ComplaintId= &quot;;[.A274];&quot;&quot;)" office:value-type="string" office:string-value="UPDATE Complaint SET ICDCode='L80' where ComplaintId= 287">
            <text:p>UPDATE Complaint SET ICDCode='L80' where ComplaintId= 287</text:p>
          </table:table-cell>
        </table:table-row>
        <table:table-row table:style-name="ro2">
          <table:table-cell office:value-type="float" office:value="288">
            <text:p>288</text:p>
          </table:table-cell>
          <table:table-cell office:value-type="string">
            <text:p>cellulitis</text:p>
          </table:table-cell>
          <table:table-cell office:value-type="string">
            <text:p>cellulitis</text:p>
          </table:table-cell>
          <table:table-cell office:value-type="float" office:value="278">
            <text:p>278</text:p>
          </table:table-cell>
          <table:table-cell office:value-type="string">
            <text:p>L03</text:p>
          </table:table-cell>
          <table:table-cell table:formula="of:=CONCATENATE(&quot;UPDATE Complaint SET ICDCode='&quot;;[.E275];&quot;' where ComplaintId= &quot;;[.A275];&quot;&quot;)" office:value-type="string" office:string-value="UPDATE Complaint SET ICDCode='L03' where ComplaintId= 288">
            <text:p>UPDATE Complaint SET ICDCode='L03' where ComplaintId= 288</text:p>
          </table:table-cell>
        </table:table-row>
        <table:table-row table:style-name="ro2">
          <table:table-cell office:value-type="float" office:value="289">
            <text:p>289</text:p>
          </table:table-cell>
          <table:table-cell office:value-type="string">
            <text:p>Candidiasis</text:p>
          </table:table-cell>
          <table:table-cell office:value-type="string">
            <text:p>Candidiasis</text:p>
          </table:table-cell>
          <table:table-cell office:value-type="float" office:value="278">
            <text:p>278</text:p>
          </table:table-cell>
          <table:table-cell office:value-type="string">
            <text:p>B37</text:p>
          </table:table-cell>
          <table:table-cell table:formula="of:=CONCATENATE(&quot;UPDATE Complaint SET ICDCode='&quot;;[.E276];&quot;' where ComplaintId= &quot;;[.A276];&quot;&quot;)" office:value-type="string" office:string-value="UPDATE Complaint SET ICDCode='B37' where ComplaintId= 289">
            <text:p>UPDATE Complaint SET ICDCode='B37' where ComplaintId= 289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table:number-columns-repeated="2" office:value-type="string">
            <text:p>Scabies</text:p>
          </table:table-cell>
          <table:table-cell office:value-type="float" office:value="278">
            <text:p>278</text:p>
          </table:table-cell>
          <table:table-cell office:value-type="string">
            <text:p>B86</text:p>
          </table:table-cell>
          <table:table-cell table:formula="of:=CONCATENATE(&quot;UPDATE Complaint SET ICDCode='&quot;;[.E277];&quot;' where ComplaintId= &quot;;[.A277];&quot;&quot;)" office:value-type="string" office:string-value="UPDATE Complaint SET ICDCode='B86' where ComplaintId= 290">
            <text:p>UPDATE Complaint SET ICDCode='B86' where ComplaintId= 290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table:number-columns-repeated="2" office:value-type="string">
            <text:p>Skin pigmentation</text:p>
          </table:table-cell>
          <table:table-cell office:value-type="float" office:value="278">
            <text:p>278</text:p>
          </table:table-cell>
          <table:table-cell office:value-type="string">
            <text:p>L81.8</text:p>
          </table:table-cell>
          <table:table-cell table:formula="of:=CONCATENATE(&quot;UPDATE Complaint SET ICDCode='&quot;;[.E278];&quot;' where ComplaintId= &quot;;[.A278];&quot;&quot;)" office:value-type="string" office:string-value="UPDATE Complaint SET ICDCode='L81.8' where ComplaintId= 291">
            <text:p>UPDATE Complaint SET ICDCode='L81.8' where ComplaintId= 291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table:number-columns-repeated="2" office:value-type="string">
            <text:p>HAIR</text:p>
          </table:table-cell>
          <table:table-cell office:value-type="string">
            <text:p>NULL</text:p>
          </table:table-cell>
          <table:table-cell/>
          <table:table-cell table:formula="of:=CONCATENATE(&quot;UPDATE Complaint SET ICDCode='&quot;;[.E279];&quot;' where ComplaintId= &quot;;[.A279];&quot;&quot;)" office:value-type="string" office:string-value="UPDATE Complaint SET ICDCode='' where ComplaintId= 292">
            <text:p>UPDATE Complaint SET ICDCode='' where ComplaintId= 292</text:p>
          </table:table-cell>
        </table:table-row>
        <table:table-row table:style-name="ro2">
          <table:table-cell office:value-type="float" office:value="293">
            <text:p>293</text:p>
          </table:table-cell>
          <table:table-cell office:value-type="string">
            <text:p>Alopecia</text:p>
          </table:table-cell>
          <table:table-cell office:value-type="string">
            <text:p>Alopecia</text:p>
          </table:table-cell>
          <table:table-cell office:value-type="float" office:value="292">
            <text:p>292</text:p>
          </table:table-cell>
          <table:table-cell office:value-type="string">
            <text:p>L63</text:p>
          </table:table-cell>
          <table:table-cell table:formula="of:=CONCATENATE(&quot;UPDATE Complaint SET ICDCode='&quot;;[.E280];&quot;' where ComplaintId= &quot;;[.A280];&quot;&quot;)" office:value-type="string" office:string-value="UPDATE Complaint SET ICDCode='L63' where ComplaintId= 293">
            <text:p>UPDATE Complaint SET ICDCode='L63' where ComplaintId= 293</text:p>
          </table:table-cell>
        </table:table-row>
        <table:table-row table:style-name="ro2">
          <table:table-cell office:value-type="float" office:value="294">
            <text:p>294</text:p>
          </table:table-cell>
          <table:table-cell office:value-type="string">
            <text:p>Seborrhic dermatitis</text:p>
          </table:table-cell>
          <table:table-cell office:value-type="string">
            <text:p>Seborrhic dermatitis</text:p>
          </table:table-cell>
          <table:table-cell office:value-type="float" office:value="292">
            <text:p>292</text:p>
          </table:table-cell>
          <table:table-cell office:value-type="string">
            <text:p>L21</text:p>
          </table:table-cell>
          <table:table-cell table:formula="of:=CONCATENATE(&quot;UPDATE Complaint SET ICDCode='&quot;;[.E281];&quot;' where ComplaintId= &quot;;[.A281];&quot;&quot;)" office:value-type="string" office:string-value="UPDATE Complaint SET ICDCode='L21' where ComplaintId= 294">
            <text:p>UPDATE Complaint SET ICDCode='L21' where ComplaintId= 294</text:p>
          </table:table-cell>
        </table:table-row>
        <table:table-row table:style-name="ro2">
          <table:table-cell office:value-type="float" office:value="295">
            <text:p>295</text:p>
          </table:table-cell>
          <table:table-cell office:value-type="string">
            <text:p>Hirsutism</text:p>
          </table:table-cell>
          <table:table-cell office:value-type="string">
            <text:p>Hirsutism</text:p>
          </table:table-cell>
          <table:table-cell office:value-type="float" office:value="292">
            <text:p>292</text:p>
          </table:table-cell>
          <table:table-cell office:value-type="string">
            <text:p>L68.0</text:p>
          </table:table-cell>
          <table:table-cell table:formula="of:=CONCATENATE(&quot;UPDATE Complaint SET ICDCode='&quot;;[.E282];&quot;' where ComplaintId= &quot;;[.A282];&quot;&quot;)" office:value-type="string" office:string-value="UPDATE Complaint SET ICDCode='L68.0' where ComplaintId= 295">
            <text:p>UPDATE Complaint SET ICDCode='L68.0' where ComplaintId= 295</text:p>
          </table:table-cell>
        </table:table-row>
        <table:table-row table:style-name="ro2">
          <table:table-cell office:value-type="float" office:value="296">
            <text:p>296</text:p>
          </table:table-cell>
          <table:table-cell office:value-type="string">
            <text:p>Pediculosis capitis (head lice)</text:p>
          </table:table-cell>
          <table:table-cell office:value-type="string">
            <text:p>Pediculosis capitis (head lice)</text:p>
          </table:table-cell>
          <table:table-cell office:value-type="float" office:value="292">
            <text:p>292</text:p>
          </table:table-cell>
          <table:table-cell office:value-type="string">
            <text:p>B85.2</text:p>
          </table:table-cell>
          <table:table-cell table:formula="of:=CONCATENATE(&quot;UPDATE Complaint SET ICDCode='&quot;;[.E283];&quot;' where ComplaintId= &quot;;[.A283];&quot;&quot;)" office:value-type="string" office:string-value="UPDATE Complaint SET ICDCode='B85.2' where ComplaintId= 296">
            <text:p>UPDATE Complaint SET ICDCode='B85.2' where ComplaintId= 296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table:number-columns-repeated="2" office:value-type="string">
            <text:p>Dandruff</text:p>
          </table:table-cell>
          <table:table-cell office:value-type="float" office:value="292">
            <text:p>292</text:p>
          </table:table-cell>
          <table:table-cell office:value-type="string">
            <text:p>L21.0</text:p>
          </table:table-cell>
          <table:table-cell table:formula="of:=CONCATENATE(&quot;UPDATE Complaint SET ICDCode='&quot;;[.E284];&quot;' where ComplaintId= &quot;;[.A284];&quot;&quot;)" office:value-type="string" office:string-value="UPDATE Complaint SET ICDCode='L21.0' where ComplaintId= 297">
            <text:p>UPDATE Complaint SET ICDCode='L21.0' where ComplaintId= 297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table:number-columns-repeated="2" office:value-type="string">
            <text:p>NAILS</text:p>
          </table:table-cell>
          <table:table-cell office:value-type="string">
            <text:p>NULL</text:p>
          </table:table-cell>
          <table:table-cell/>
          <table:table-cell table:formula="of:=CONCATENATE(&quot;UPDATE Complaint SET ICDCode='&quot;;[.E285];&quot;' where ComplaintId= &quot;;[.A285];&quot;&quot;)" office:value-type="string" office:string-value="UPDATE Complaint SET ICDCode='' where ComplaintId= 298">
            <text:p>UPDATE Complaint SET ICDCode='' where ComplaintId= 298</text:p>
          </table:table-cell>
        </table:table-row>
        <table:table-row table:style-name="ro2">
          <table:table-cell office:value-type="float" office:value="299">
            <text:p>299</text:p>
          </table:table-cell>
          <table:table-cell office:value-type="string">
            <text:p>paronychia</text:p>
          </table:table-cell>
          <table:table-cell office:value-type="string">
            <text:p>paronychia</text:p>
          </table:table-cell>
          <table:table-cell office:value-type="float" office:value="298">
            <text:p>298</text:p>
          </table:table-cell>
          <table:table-cell office:value-type="string">
            <text:p>B37.2</text:p>
          </table:table-cell>
          <table:table-cell table:formula="of:=CONCATENATE(&quot;UPDATE Complaint SET ICDCode='&quot;;[.E286];&quot;' where ComplaintId= &quot;;[.A286];&quot;&quot;)" office:value-type="string" office:string-value="UPDATE Complaint SET ICDCode='B37.2' where ComplaintId= 299">
            <text:p>UPDATE Complaint SET ICDCode='B37.2' where ComplaintId= 29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table:number-columns-repeated="2" office:value-type="string">
            <text:p>Fungal nail infection</text:p>
          </table:table-cell>
          <table:table-cell office:value-type="float" office:value="298">
            <text:p>298</text:p>
          </table:table-cell>
          <table:table-cell office:value-type="string">
            <text:p>B37.2</text:p>
          </table:table-cell>
          <table:table-cell table:formula="of:=CONCATENATE(&quot;UPDATE Complaint SET ICDCode='&quot;;[.E287];&quot;' where ComplaintId= &quot;;[.A287];&quot;&quot;)" office:value-type="string" office:string-value="UPDATE Complaint SET ICDCode='B37.2' where ComplaintId= 300">
            <text:p>UPDATE Complaint SET ICDCode='B37.2' where ComplaintId= 300</text:p>
          </table:table-cell>
        </table:table-row>
        <table:table-row table:style-name="ro2">
          <table:table-cell office:value-type="float" office:value="301">
            <text:p>301</text:p>
          </table:table-cell>
          <table:table-cell office:value-type="string">
            <text:p>Nail avulsion</text:p>
          </table:table-cell>
          <table:table-cell office:value-type="string">
            <text:p>Nail avulsion</text:p>
          </table:table-cell>
          <table:table-cell office:value-type="float" office:value="298">
            <text:p>298</text:p>
          </table:table-cell>
          <table:table-cell office:value-type="string">
            <text:p>L60.8</text:p>
          </table:table-cell>
          <table:table-cell table:formula="of:=CONCATENATE(&quot;UPDATE Complaint SET ICDCode='&quot;;[.E288];&quot;' where ComplaintId= &quot;;[.A288];&quot;&quot;)" office:value-type="string" office:string-value="UPDATE Complaint SET ICDCode='L60.8' where ComplaintId= 301">
            <text:p>UPDATE Complaint SET ICDCode='L60.8' where ComplaintId= 301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table:number-columns-repeated="2" office:value-type="string">
            <text:p>Nail dystrophy</text:p>
          </table:table-cell>
          <table:table-cell office:value-type="float" office:value="298">
            <text:p>298</text:p>
          </table:table-cell>
          <table:table-cell office:value-type="string">
            <text:p>L60.3</text:p>
          </table:table-cell>
          <table:table-cell table:formula="of:=CONCATENATE(&quot;UPDATE Complaint SET ICDCode='&quot;;[.E289];&quot;' where ComplaintId= &quot;;[.A289];&quot;&quot;)" office:value-type="string" office:string-value="UPDATE Complaint SET ICDCode='L60.3' where ComplaintId= 302">
            <text:p>UPDATE Complaint SET ICDCode='L60.3' where ComplaintId= 302</text:p>
          </table:table-cell>
        </table:table-row>
        <table:table-row table:style-name="ro2">
          <table:table-cell office:value-type="float" office:value="303">
            <text:p>303</text:p>
          </table:table-cell>
          <table:table-cell office:value-type="string">
            <text:p>Leukonychia</text:p>
          </table:table-cell>
          <table:table-cell office:value-type="string">
            <text:p>Leukonychia</text:p>
          </table:table-cell>
          <table:table-cell office:value-type="float" office:value="298">
            <text:p>298</text:p>
          </table:table-cell>
          <table:table-cell office:value-type="string">
            <text:p>L60.8</text:p>
          </table:table-cell>
          <table:table-cell table:formula="of:=CONCATENATE(&quot;UPDATE Complaint SET ICDCode='&quot;;[.E290];&quot;' where ComplaintId= &quot;;[.A290];&quot;&quot;)" office:value-type="string" office:string-value="UPDATE Complaint SET ICDCode='L60.8' where ComplaintId= 303">
            <text:p>UPDATE Complaint SET ICDCode='L60.8' where ComplaintId= 303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table:number-columns-repeated="2" office:value-type="string">
            <text:p>Nail pitting</text:p>
          </table:table-cell>
          <table:table-cell office:value-type="float" office:value="298">
            <text:p>298</text:p>
          </table:table-cell>
          <table:table-cell office:value-type="string">
            <text:p>L60.8</text:p>
          </table:table-cell>
          <table:table-cell table:formula="of:=CONCATENATE(&quot;UPDATE Complaint SET ICDCode='&quot;;[.E291];&quot;' where ComplaintId= &quot;;[.A291];&quot;&quot;)" office:value-type="string" office:string-value="UPDATE Complaint SET ICDCode='L60.8' where ComplaintId= 304">
            <text:p>UPDATE Complaint SET ICDCode='L60.8' where ComplaintId= 304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table:number-columns-repeated="2" office:value-type="string">
            <text:p>BRAIN</text:p>
          </table:table-cell>
          <table:table-cell office:value-type="string">
            <text:p>NULL</text:p>
          </table:table-cell>
          <table:table-cell/>
          <table:table-cell table:formula="of:=CONCATENATE(&quot;UPDATE Complaint SET ICDCode='&quot;;[.E292];&quot;' where ComplaintId= &quot;;[.A292];&quot;&quot;)" office:value-type="string" office:string-value="UPDATE Complaint SET ICDCode='' where ComplaintId= 305">
            <text:p>UPDATE Complaint SET ICDCode='' where ComplaintId= 305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table:number-columns-repeated="2" office:value-type="string">
            <text:p>Stroke</text:p>
          </table:table-cell>
          <table:table-cell office:value-type="float" office:value="305">
            <text:p>305</text:p>
          </table:table-cell>
          <table:table-cell office:value-type="string">
            <text:p>I64</text:p>
          </table:table-cell>
          <table:table-cell table:formula="of:=CONCATENATE(&quot;UPDATE Complaint SET ICDCode='&quot;;[.E293];&quot;' where ComplaintId= &quot;;[.A293];&quot;&quot;)" office:value-type="string" office:string-value="UPDATE Complaint SET ICDCode='I64' where ComplaintId= 306">
            <text:p>UPDATE Complaint SET ICDCode='I64' where ComplaintId= 306</text:p>
          </table:table-cell>
        </table:table-row>
        <table:table-row table:style-name="ro2">
          <table:table-cell office:value-type="float" office:value="307">
            <text:p>307</text:p>
          </table:table-cell>
          <table:table-cell office:value-type="string">
            <text:p>Peripheral neuropathy</text:p>
          </table:table-cell>
          <table:table-cell office:value-type="string">
            <text:p>Peripheral neuropathy</text:p>
          </table:table-cell>
          <table:table-cell office:value-type="float" office:value="305">
            <text:p>305</text:p>
          </table:table-cell>
          <table:table-cell office:value-type="string">
            <text:p>G90.0</text:p>
          </table:table-cell>
          <table:table-cell table:formula="of:=CONCATENATE(&quot;UPDATE Complaint SET ICDCode='&quot;;[.E294];&quot;' where ComplaintId= &quot;;[.A294];&quot;&quot;)" office:value-type="string" office:string-value="UPDATE Complaint SET ICDCode='G90.0' where ComplaintId= 307">
            <text:p>UPDATE Complaint SET ICDCode='G90.0' where ComplaintId= 307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table:number-columns-repeated="2" office:value-type="string">
            <text:p>TIA</text:p>
          </table:table-cell>
          <table:table-cell office:value-type="float" office:value="305">
            <text:p>305</text:p>
          </table:table-cell>
          <table:table-cell office:value-type="string">
            <text:p>G45.9</text:p>
          </table:table-cell>
          <table:table-cell table:formula="of:=CONCATENATE(&quot;UPDATE Complaint SET ICDCode='&quot;;[.E295];&quot;' where ComplaintId= &quot;;[.A295];&quot;&quot;)" office:value-type="string" office:string-value="UPDATE Complaint SET ICDCode='G45.9' where ComplaintId= 308">
            <text:p>UPDATE Complaint SET ICDCode='G45.9' where ComplaintId= 30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table:number-columns-repeated="2" office:value-type="string">
            <text:p>seizures &amp; epilepsy</text:p>
          </table:table-cell>
          <table:table-cell office:value-type="float" office:value="305">
            <text:p>305</text:p>
          </table:table-cell>
          <table:table-cell office:value-type="string">
            <text:p>G40</text:p>
          </table:table-cell>
          <table:table-cell table:formula="of:=CONCATENATE(&quot;UPDATE Complaint SET ICDCode='&quot;;[.E296];&quot;' where ComplaintId= &quot;;[.A296];&quot;&quot;)" office:value-type="string" office:string-value="UPDATE Complaint SET ICDCode='G40' where ComplaintId= 309">
            <text:p>UPDATE Complaint SET ICDCode='G40' where ComplaintId= 309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table:number-columns-repeated="2" office:value-type="string">
            <text:p>Dementia</text:p>
          </table:table-cell>
          <table:table-cell office:value-type="float" office:value="305">
            <text:p>305</text:p>
          </table:table-cell>
          <table:table-cell office:value-type="string">
            <text:p>F03</text:p>
          </table:table-cell>
          <table:table-cell table:formula="of:=CONCATENATE(&quot;UPDATE Complaint SET ICDCode='&quot;;[.E297];&quot;' where ComplaintId= &quot;;[.A297];&quot;&quot;)" office:value-type="string" office:string-value="UPDATE Complaint SET ICDCode='F03' where ComplaintId= 310">
            <text:p>UPDATE Complaint SET ICDCode='F03' where ComplaintId= 310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table:number-columns-repeated="2" office:value-type="string">
            <text:p>Parkinson's disease</text:p>
          </table:table-cell>
          <table:table-cell office:value-type="float" office:value="305">
            <text:p>305</text:p>
          </table:table-cell>
          <table:table-cell office:value-type="string">
            <text:p>G20</text:p>
          </table:table-cell>
          <table:table-cell table:formula="of:=CONCATENATE(&quot;UPDATE Complaint SET ICDCode='&quot;;[.E298];&quot;' where ComplaintId= &quot;;[.A298];&quot;&quot;)" office:value-type="string" office:string-value="UPDATE Complaint SET ICDCode='G20' where ComplaintId= 311">
            <text:p>UPDATE Complaint SET ICDCode='G20' where ComplaintId= 311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table:number-columns-repeated="2" office:value-type="string">
            <text:p>BONES &amp; JOINTS</text:p>
          </table:table-cell>
          <table:table-cell office:value-type="string">
            <text:p>NULL</text:p>
          </table:table-cell>
          <table:table-cell/>
          <table:table-cell table:formula="of:=CONCATENATE(&quot;UPDATE Complaint SET ICDCode='&quot;;[.E299];&quot;' where ComplaintId= &quot;;[.A299];&quot;&quot;)" office:value-type="string" office:string-value="UPDATE Complaint SET ICDCode='' where ComplaintId= 312">
            <text:p>UPDATE Complaint SET ICDCode='' where ComplaintId= 312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table:number-columns-repeated="2" office:value-type="string">
            <text:p>Low Back Ache</text:p>
          </table:table-cell>
          <table:table-cell office:value-type="float" office:value="312">
            <text:p>312</text:p>
          </table:table-cell>
          <table:table-cell office:value-type="string">
            <text:p>M54.5</text:p>
          </table:table-cell>
          <table:table-cell table:formula="of:=CONCATENATE(&quot;UPDATE Complaint SET ICDCode='&quot;;[.E300];&quot;' where ComplaintId= &quot;;[.A300];&quot;&quot;)" office:value-type="string" office:string-value="UPDATE Complaint SET ICDCode='M54.5' where ComplaintId= 313">
            <text:p>UPDATE Complaint SET ICDCode='M54.5' where ComplaintId= 313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table:number-columns-repeated="2" office:value-type="string">
            <text:p>Osteoarthritis (Knee)</text:p>
          </table:table-cell>
          <table:table-cell office:value-type="float" office:value="312">
            <text:p>312</text:p>
          </table:table-cell>
          <table:table-cell office:value-type="string">
            <text:p>M15.4</text:p>
          </table:table-cell>
          <table:table-cell table:formula="of:=CONCATENATE(&quot;UPDATE Complaint SET ICDCode='&quot;;[.E301];&quot;' where ComplaintId= &quot;;[.A301];&quot;&quot;)" office:value-type="string" office:string-value="UPDATE Complaint SET ICDCode='M15.4' where ComplaintId= 314">
            <text:p>UPDATE Complaint SET ICDCode='M15.4' where ComplaintId= 314</text:p>
          </table:table-cell>
        </table:table-row>
        <table:table-row table:style-name="ro2">
          <table:table-cell office:value-type="float" office:value="315">
            <text:p>315</text:p>
          </table:table-cell>
          <table:table-cell office:value-type="string">
            <text:p>Cervical spondylosis</text:p>
          </table:table-cell>
          <table:table-cell office:value-type="string">
            <text:p>Cervical spondylosis</text:p>
          </table:table-cell>
          <table:table-cell office:value-type="float" office:value="312">
            <text:p>312</text:p>
          </table:table-cell>
          <table:table-cell office:value-type="string">
            <text:p>M47.8</text:p>
          </table:table-cell>
          <table:table-cell table:formula="of:=CONCATENATE(&quot;UPDATE Complaint SET ICDCode='&quot;;[.E302];&quot;' where ComplaintId= &quot;;[.A302];&quot;&quot;)" office:value-type="string" office:string-value="UPDATE Complaint SET ICDCode='M47.8' where ComplaintId= 315">
            <text:p>UPDATE Complaint SET ICDCode='M47.8' where ComplaintId= 315</text:p>
          </table:table-cell>
        </table:table-row>
        <table:table-row table:style-name="ro2">
          <table:table-cell office:value-type="float" office:value="316">
            <text:p>316</text:p>
          </table:table-cell>
          <table:table-cell office:value-type="string">
            <text:p>lumbar spondylosis</text:p>
          </table:table-cell>
          <table:table-cell office:value-type="string">
            <text:p>lumbar spondylosis</text:p>
          </table:table-cell>
          <table:table-cell office:value-type="float" office:value="312">
            <text:p>312</text:p>
          </table:table-cell>
          <table:table-cell office:value-type="string">
            <text:p>M47.8</text:p>
          </table:table-cell>
          <table:table-cell table:formula="of:=CONCATENATE(&quot;UPDATE Complaint SET ICDCode='&quot;;[.E303];&quot;' where ComplaintId= &quot;;[.A303];&quot;&quot;)" office:value-type="string" office:string-value="UPDATE Complaint SET ICDCode='M47.8' where ComplaintId= 316">
            <text:p>UPDATE Complaint SET ICDCode='M47.8' where ComplaintId= 316</text:p>
          </table:table-cell>
        </table:table-row>
        <table:table-row table:style-name="ro2">
          <table:table-cell office:value-type="float" office:value="317">
            <text:p>317</text:p>
          </table:table-cell>
          <table:table-cell office:value-type="string">
            <text:p>plantar fascitis</text:p>
          </table:table-cell>
          <table:table-cell office:value-type="string">
            <text:p>plantar fascitis</text:p>
          </table:table-cell>
          <table:table-cell office:value-type="float" office:value="312">
            <text:p>312</text:p>
          </table:table-cell>
          <table:table-cell office:value-type="string">
            <text:p>M72.2</text:p>
          </table:table-cell>
          <table:table-cell table:formula="of:=CONCATENATE(&quot;UPDATE Complaint SET ICDCode='&quot;;[.E304];&quot;' where ComplaintId= &quot;;[.A304];&quot;&quot;)" office:value-type="string" office:string-value="UPDATE Complaint SET ICDCode='M72.2' where ComplaintId= 317">
            <text:p>UPDATE Complaint SET ICDCode='M72.2' where ComplaintId= 317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table:number-columns-repeated="2" office:value-type="string">
            <text:p>Joint sprain</text:p>
          </table:table-cell>
          <table:table-cell office:value-type="float" office:value="312">
            <text:p>312</text:p>
          </table:table-cell>
          <table:table-cell office:value-type="string">
            <text:p>S23</text:p>
          </table:table-cell>
          <table:table-cell table:formula="of:=CONCATENATE(&quot;UPDATE Complaint SET ICDCode='&quot;;[.E305];&quot;' where ComplaintId= &quot;;[.A305];&quot;&quot;)" office:value-type="string" office:string-value="UPDATE Complaint SET ICDCode='S23' where ComplaintId= 318">
            <text:p>UPDATE Complaint SET ICDCode='S23' where ComplaintId= 318</text:p>
          </table:table-cell>
        </table:table-row>
        <table:table-row table:style-name="ro2">
          <table:table-cell office:value-type="float" office:value="319">
            <text:p>319</text:p>
          </table:table-cell>
          <table:table-cell office:value-type="string">
            <text:p>Periarthritis (shoulder)</text:p>
          </table:table-cell>
          <table:table-cell office:value-type="string">
            <text:p>Periarthritis (shoulder)</text:p>
          </table:table-cell>
          <table:table-cell office:value-type="float" office:value="312">
            <text:p>312</text:p>
          </table:table-cell>
          <table:table-cell office:value-type="string">
            <text:p>M75.0</text:p>
          </table:table-cell>
          <table:table-cell table:formula="of:=CONCATENATE(&quot;UPDATE Complaint SET ICDCode='&quot;;[.E306];&quot;' where ComplaintId= &quot;;[.A306];&quot;&quot;)" office:value-type="string" office:string-value="UPDATE Complaint SET ICDCode='M75.0' where ComplaintId= 319">
            <text:p>UPDATE Complaint SET ICDCode='M75.0' where ComplaintId= 319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table:number-columns-repeated="2" office:value-type="string">
            <text:p>osteoporosis</text:p>
          </table:table-cell>
          <table:table-cell office:value-type="float" office:value="312">
            <text:p>312</text:p>
          </table:table-cell>
          <table:table-cell office:value-type="string">
            <text:p>M81</text:p>
          </table:table-cell>
          <table:table-cell table:formula="of:=CONCATENATE(&quot;UPDATE Complaint SET ICDCode='&quot;;[.E307];&quot;' where ComplaintId= &quot;;[.A307];&quot;&quot;)" office:value-type="string" office:string-value="UPDATE Complaint SET ICDCode='M81' where ComplaintId= 320">
            <text:p>UPDATE Complaint SET ICDCode='M81' where ComplaintId= 32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table:number-columns-repeated="2" office:value-type="string">
            <text:p>Rheumatoid Arthritis</text:p>
          </table:table-cell>
          <table:table-cell office:value-type="float" office:value="312">
            <text:p>312</text:p>
          </table:table-cell>
          <table:table-cell office:value-type="string">
            <text:p>M05</text:p>
          </table:table-cell>
          <table:table-cell table:formula="of:=CONCATENATE(&quot;UPDATE Complaint SET ICDCode='&quot;;[.E308];&quot;' where ComplaintId= &quot;;[.A308];&quot;&quot;)" office:value-type="string" office:string-value="UPDATE Complaint SET ICDCode='M05' where ComplaintId= 321">
            <text:p>UPDATE Complaint SET ICDCode='M05' where ComplaintId= 321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table:number-columns-repeated="2" office:value-type="string">
            <text:p>MUSCLE AND TENDON</text:p>
          </table:table-cell>
          <table:table-cell office:value-type="string">
            <text:p>NULL</text:p>
          </table:table-cell>
          <table:table-cell/>
          <table:table-cell table:formula="of:=CONCATENATE(&quot;UPDATE Complaint SET ICDCode='&quot;;[.E309];&quot;' where ComplaintId= &quot;;[.A309];&quot;&quot;)" office:value-type="string" office:string-value="UPDATE Complaint SET ICDCode='' where ComplaintId= 322">
            <text:p>UPDATE Complaint SET ICDCode='' where ComplaintId= 32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table:number-columns-repeated="2" office:value-type="string">
            <text:p>Muscle Cramps</text:p>
          </table:table-cell>
          <table:table-cell office:value-type="float" office:value="322">
            <text:p>322</text:p>
          </table:table-cell>
          <table:table-cell office:value-type="string">
            <text:p>R25.2</text:p>
          </table:table-cell>
          <table:table-cell table:formula="of:=CONCATENATE(&quot;UPDATE Complaint SET ICDCode='&quot;;[.E310];&quot;' where ComplaintId= &quot;;[.A310];&quot;&quot;)" office:value-type="string" office:string-value="UPDATE Complaint SET ICDCode='R25.2' where ComplaintId= 323">
            <text:p>UPDATE Complaint SET ICDCode='R25.2' where ComplaintId= 323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table:number-columns-repeated="2" office:value-type="string">
            <text:p>Muscle Weakness</text:p>
          </table:table-cell>
          <table:table-cell office:value-type="float" office:value="322">
            <text:p>322</text:p>
          </table:table-cell>
          <table:table-cell office:value-type="string">
            <text:p>M62.9</text:p>
          </table:table-cell>
          <table:table-cell table:formula="of:=CONCATENATE(&quot;UPDATE Complaint SET ICDCode='&quot;;[.E311];&quot;' where ComplaintId= &quot;;[.A311];&quot;&quot;)" office:value-type="string" office:string-value="UPDATE Complaint SET ICDCode='M62.9' where ComplaintId= 324">
            <text:p>UPDATE Complaint SET ICDCode='M62.9' where ComplaintId= 324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table:number-columns-repeated="2" office:value-type="string">
            <text:p>Muscle sprain</text:p>
          </table:table-cell>
          <table:table-cell office:value-type="float" office:value="322">
            <text:p>322</text:p>
          </table:table-cell>
          <table:table-cell office:value-type="string">
            <text:p>M62.6</text:p>
          </table:table-cell>
          <table:table-cell table:formula="of:=CONCATENATE(&quot;UPDATE Complaint SET ICDCode='&quot;;[.E312];&quot;' where ComplaintId= &quot;;[.A312];&quot;&quot;)" office:value-type="string" office:string-value="UPDATE Complaint SET ICDCode='M62.6' where ComplaintId= 325">
            <text:p>UPDATE Complaint SET ICDCode='M62.6' where ComplaintId= 325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table:number-columns-repeated="2" office:value-type="string">
            <text:p>Muscular Injury</text:p>
          </table:table-cell>
          <table:table-cell office:value-type="float" office:value="322">
            <text:p>322</text:p>
          </table:table-cell>
          <table:table-cell office:value-type="string">
            <text:p>T09.5</text:p>
          </table:table-cell>
          <table:table-cell table:formula="of:=CONCATENATE(&quot;UPDATE Complaint SET ICDCode='&quot;;[.E313];&quot;' where ComplaintId= &quot;;[.A313];&quot;&quot;)" office:value-type="string" office:string-value="UPDATE Complaint SET ICDCode='T09.5' where ComplaintId= 326">
            <text:p>UPDATE Complaint SET ICDCode='T09.5' where ComplaintId= 326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table:number-columns-repeated="2" office:value-type="string">
            <text:p>Muscle wasting</text:p>
          </table:table-cell>
          <table:table-cell office:value-type="float" office:value="322">
            <text:p>322</text:p>
          </table:table-cell>
          <table:table-cell office:value-type="string">
            <text:p>M62.5</text:p>
          </table:table-cell>
          <table:table-cell table:formula="of:=CONCATENATE(&quot;UPDATE Complaint SET ICDCode='&quot;;[.E314];&quot;' where ComplaintId= &quot;;[.A314];&quot;&quot;)" office:value-type="string" office:string-value="UPDATE Complaint SET ICDCode='M62.5' where ComplaintId= 327">
            <text:p>UPDATE Complaint SET ICDCode='M62.5' where ComplaintId= 32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table:number-columns-repeated="2" office:value-type="string">
            <text:p>Muscle fatigue</text:p>
          </table:table-cell>
          <table:table-cell office:value-type="float" office:value="322">
            <text:p>322</text:p>
          </table:table-cell>
          <table:table-cell office:value-type="string">
            <text:p>R53</text:p>
          </table:table-cell>
          <table:table-cell table:formula="of:=CONCATENATE(&quot;UPDATE Complaint SET ICDCode='&quot;;[.E315];&quot;' where ComplaintId= &quot;;[.A315];&quot;&quot;)" office:value-type="string" office:string-value="UPDATE Complaint SET ICDCode='R53' where ComplaintId= 328">
            <text:p>UPDATE Complaint SET ICDCode='R53' where ComplaintId= 328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table:number-columns-repeated="2" office:value-type="string">
            <text:p>Muscle tear</text:p>
          </table:table-cell>
          <table:table-cell office:value-type="float" office:value="322">
            <text:p>322</text:p>
          </table:table-cell>
          <table:table-cell office:value-type="string">
            <text:p>M62.1</text:p>
          </table:table-cell>
          <table:table-cell table:formula="of:=CONCATENATE(&quot;UPDATE Complaint SET ICDCode='&quot;;[.E316];&quot;' where ComplaintId= &quot;;[.A316];&quot;&quot;)" office:value-type="string" office:string-value="UPDATE Complaint SET ICDCode='M62.1' where ComplaintId= 329">
            <text:p>UPDATE Complaint SET ICDCode='M62.1' where ComplaintId= 329</text:p>
          </table:table-cell>
        </table:table-row>
        <table:table-row table:style-name="ro2">
          <table:table-cell office:value-type="float" office:value="330">
            <text:p>330</text:p>
          </table:table-cell>
          <table:table-cell office:value-type="string">
            <text:p>Haematoma</text:p>
          </table:table-cell>
          <table:table-cell office:value-type="string">
            <text:p>Haematoma</text:p>
          </table:table-cell>
          <table:table-cell office:value-type="float" office:value="322">
            <text:p>322</text:p>
          </table:table-cell>
          <table:table-cell office:value-type="string">
            <text:p>T14.5</text:p>
          </table:table-cell>
          <table:table-cell table:formula="of:=CONCATENATE(&quot;UPDATE Complaint SET ICDCode='&quot;;[.E317];&quot;' where ComplaintId= &quot;;[.A317];&quot;&quot;)" office:value-type="string" office:string-value="UPDATE Complaint SET ICDCode='T14.5' where ComplaintId= 330">
            <text:p>UPDATE Complaint SET ICDCode='T14.5' where ComplaintId= 330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table:number-columns-repeated="2" office:value-type="string">
            <text:p>Rupture of tendon</text:p>
          </table:table-cell>
          <table:table-cell office:value-type="float" office:value="322">
            <text:p>322</text:p>
          </table:table-cell>
          <table:table-cell office:value-type="string">
            <text:p>M66.5</text:p>
          </table:table-cell>
          <table:table-cell table:formula="of:=CONCATENATE(&quot;UPDATE Complaint SET ICDCode='&quot;;[.E318];&quot;' where ComplaintId= &quot;;[.A318];&quot;&quot;)" office:value-type="string" office:string-value="UPDATE Complaint SET ICDCode='M66.5' where ComplaintId= 331">
            <text:p>UPDATE Complaint SET ICDCode='M66.5' where ComplaintId= 331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table:number-columns-repeated="2" office:value-type="string">
            <text:p>HEART</text:p>
          </table:table-cell>
          <table:table-cell office:value-type="string">
            <text:p>NULL</text:p>
          </table:table-cell>
          <table:table-cell/>
          <table:table-cell table:formula="of:=CONCATENATE(&quot;UPDATE Complaint SET ICDCode='&quot;;[.E319];&quot;' where ComplaintId= &quot;;[.A319];&quot;&quot;)" office:value-type="string" office:string-value="UPDATE Complaint SET ICDCode='' where ComplaintId= 332">
            <text:p>UPDATE Complaint SET ICDCode='' where ComplaintId= 332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string">
            <text:p>Ischemic heart disease</text:p>
          </table:table-cell>
          <table:table-cell office:value-type="string">
            <text:p>Ischemic heart disease</text:p>
          </table:table-cell>
          <table:table-cell office:value-type="float" office:value="332">
            <text:p>332</text:p>
          </table:table-cell>
          <table:table-cell office:value-type="string">
            <text:p>I24.9</text:p>
          </table:table-cell>
          <table:table-cell table:formula="of:=CONCATENATE(&quot;UPDATE Complaint SET ICDCode='&quot;;[.E320];&quot;' where ComplaintId= &quot;;[.A320];&quot;&quot;)" office:value-type="string" office:string-value="UPDATE Complaint SET ICDCode='I24.9' where ComplaintId= 333">
            <text:p>UPDATE Complaint SET ICDCode='I24.9' where ComplaintId= 333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table:number-columns-repeated="2" office:value-type="string">
            <text:p>Rheumatic heart disease</text:p>
          </table:table-cell>
          <table:table-cell office:value-type="float" office:value="332">
            <text:p>332</text:p>
          </table:table-cell>
          <table:table-cell office:value-type="string">
            <text:p>I01</text:p>
          </table:table-cell>
          <table:table-cell table:formula="of:=CONCATENATE(&quot;UPDATE Complaint SET ICDCode='&quot;;[.E321];&quot;' where ComplaintId= &quot;;[.A321];&quot;&quot;)" office:value-type="string" office:string-value="UPDATE Complaint SET ICDCode='I01' where ComplaintId= 334">
            <text:p>UPDATE Complaint SET ICDCode='I01' where ComplaintId= 334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table:number-columns-repeated="2" office:value-type="string">
            <text:p>Acute coronary syndrome</text:p>
          </table:table-cell>
          <table:table-cell office:value-type="float" office:value="332">
            <text:p>332</text:p>
          </table:table-cell>
          <table:table-cell office:value-type="string">
            <text:p>I24.9</text:p>
          </table:table-cell>
          <table:table-cell table:formula="of:=CONCATENATE(&quot;UPDATE Complaint SET ICDCode='&quot;;[.E322];&quot;' where ComplaintId= &quot;;[.A322];&quot;&quot;)" office:value-type="string" office:string-value="UPDATE Complaint SET ICDCode='I24.9' where ComplaintId= 335">
            <text:p>UPDATE Complaint SET ICDCode='I24.9' where ComplaintId= 335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table:number-columns-repeated="2" office:value-type="string">
            <text:p>Congenital heart disease</text:p>
          </table:table-cell>
          <table:table-cell office:value-type="float" office:value="332">
            <text:p>332</text:p>
          </table:table-cell>
          <table:table-cell office:value-type="string">
            <text:p>Q24.8</text:p>
          </table:table-cell>
          <table:table-cell table:formula="of:=CONCATENATE(&quot;UPDATE Complaint SET ICDCode='&quot;;[.E323];&quot;' where ComplaintId= &quot;;[.A323];&quot;&quot;)" office:value-type="string" office:string-value="UPDATE Complaint SET ICDCode='Q24.8' where ComplaintId= 336">
            <text:p>UPDATE Complaint SET ICDCode='Q24.8' where ComplaintId= 336</text:p>
          </table:table-cell>
        </table:table-row>
        <table:table-row table:style-name="ro2">
          <table:table-cell office:value-type="float" office:value="337">
            <text:p>337</text:p>
          </table:table-cell>
          <table:table-cell office:value-type="string">
            <text:p>Pericardial effusion (or tamponade)</text:p>
          </table:table-cell>
          <table:table-cell office:value-type="string">
            <text:p>Pericardial effusion (or tamponade)</text:p>
          </table:table-cell>
          <table:table-cell office:value-type="float" office:value="332">
            <text:p>332</text:p>
          </table:table-cell>
          <table:table-cell office:value-type="string">
            <text:p>I31.3</text:p>
          </table:table-cell>
          <table:table-cell table:formula="of:=CONCATENATE(&quot;UPDATE Complaint SET ICDCode='&quot;;[.E324];&quot;' where ComplaintId= &quot;;[.A324];&quot;&quot;)" office:value-type="string" office:string-value="UPDATE Complaint SET ICDCode='I31.3' where ComplaintId= 337">
            <text:p>UPDATE Complaint SET ICDCode='I31.3' where ComplaintId= 337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table:number-columns-repeated="2" office:value-type="string">
            <text:p>Congestive cardiac failure</text:p>
          </table:table-cell>
          <table:table-cell office:value-type="float" office:value="332">
            <text:p>332</text:p>
          </table:table-cell>
          <table:table-cell office:value-type="string">
            <text:p>I50.0</text:p>
          </table:table-cell>
          <table:table-cell table:formula="of:=CONCATENATE(&quot;UPDATE Complaint SET ICDCode='&quot;;[.E325];&quot;' where ComplaintId= &quot;;[.A325];&quot;&quot;)" office:value-type="string" office:string-value="UPDATE Complaint SET ICDCode='I50.0' where ComplaintId= 338">
            <text:p>UPDATE Complaint SET ICDCode='I50.0' where ComplaintId= 338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table:number-columns-repeated="2" office:value-type="string">
            <text:p>Pulmonary edema</text:p>
          </table:table-cell>
          <table:table-cell office:value-type="float" office:value="332">
            <text:p>332</text:p>
          </table:table-cell>
          <table:table-cell office:value-type="string">
            <text:p>J81</text:p>
          </table:table-cell>
          <table:table-cell table:formula="of:=CONCATENATE(&quot;UPDATE Complaint SET ICDCode='&quot;;[.E326];&quot;' where ComplaintId= &quot;;[.A326];&quot;&quot;)" office:value-type="string" office:string-value="UPDATE Complaint SET ICDCode='J81' where ComplaintId= 339">
            <text:p>UPDATE Complaint SET ICDCode='J81' where ComplaintId= 339</text:p>
          </table:table-cell>
        </table:table-row>
        <table:table-row table:style-name="ro2">
          <table:table-cell office:value-type="float" office:value="340">
            <text:p>340</text:p>
          </table:table-cell>
          <table:table-cell office:value-type="string">
            <text:p>Pericarditis</text:p>
          </table:table-cell>
          <table:table-cell office:value-type="string">
            <text:p>Pericarditis</text:p>
          </table:table-cell>
          <table:table-cell office:value-type="float" office:value="332">
            <text:p>332</text:p>
          </table:table-cell>
          <table:table-cell office:value-type="string">
            <text:p>I30</text:p>
          </table:table-cell>
          <table:table-cell table:formula="of:=CONCATENATE(&quot;UPDATE Complaint SET ICDCode='&quot;;[.E327];&quot;' where ComplaintId= &quot;;[.A327];&quot;&quot;)" office:value-type="string" office:string-value="UPDATE Complaint SET ICDCode='I30' where ComplaintId= 340">
            <text:p>UPDATE Complaint SET ICDCode='I30' where ComplaintId= 340</text:p>
          </table:table-cell>
        </table:table-row>
        <table:table-row table:style-name="ro2">
          <table:table-cell office:value-type="float" office:value="341">
            <text:p>341</text:p>
          </table:table-cell>
          <table:table-cell office:value-type="string">
            <text:p>Dilated cardiomyopathy</text:p>
          </table:table-cell>
          <table:table-cell office:value-type="string">
            <text:p>Dilated cardiomyopathy</text:p>
          </table:table-cell>
          <table:table-cell office:value-type="float" office:value="332">
            <text:p>332</text:p>
          </table:table-cell>
          <table:table-cell office:value-type="string">
            <text:p>I42.0</text:p>
          </table:table-cell>
          <table:table-cell table:formula="of:=CONCATENATE(&quot;UPDATE Complaint SET ICDCode='&quot;;[.E328];&quot;' where ComplaintId= &quot;;[.A328];&quot;&quot;)" office:value-type="string" office:string-value="UPDATE Complaint SET ICDCode='I42.0' where ComplaintId= 341">
            <text:p>UPDATE Complaint SET ICDCode='I42.0' where ComplaintId= 341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table:number-columns-repeated="2" office:value-type="string">
            <text:p>cardiac arrhythmia</text:p>
          </table:table-cell>
          <table:table-cell office:value-type="float" office:value="332">
            <text:p>332</text:p>
          </table:table-cell>
          <table:table-cell office:value-type="string">
            <text:p>I49</text:p>
          </table:table-cell>
          <table:table-cell table:formula="of:=CONCATENATE(&quot;UPDATE Complaint SET ICDCode='&quot;;[.E329];&quot;' where ComplaintId= &quot;;[.A329];&quot;&quot;)" office:value-type="string" office:string-value="UPDATE Complaint SET ICDCode='I49' where ComplaintId= 342">
            <text:p>UPDATE Complaint SET ICDCode='I49' where ComplaintId= 342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table:number-columns-repeated="2" office:value-type="string">
            <text:p>valvular heart disease</text:p>
          </table:table-cell>
          <table:table-cell office:value-type="float" office:value="332">
            <text:p>332</text:p>
          </table:table-cell>
          <table:table-cell office:value-type="string">
            <text:p>I38</text:p>
          </table:table-cell>
          <table:table-cell table:formula="of:=CONCATENATE(&quot;UPDATE Complaint SET ICDCode='&quot;;[.E330];&quot;' where ComplaintId= &quot;;[.A330];&quot;&quot;)" office:value-type="string" office:string-value="UPDATE Complaint SET ICDCode='I38' where ComplaintId= 343">
            <text:p>UPDATE Complaint SET ICDCode='I38' where ComplaintId= 343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table:number-columns-repeated="2" office:value-type="string">
            <text:p>ASD</text:p>
          </table:table-cell>
          <table:table-cell office:value-type="float" office:value="332">
            <text:p>332</text:p>
          </table:table-cell>
          <table:table-cell office:value-type="string">
            <text:p>Q21.1</text:p>
          </table:table-cell>
          <table:table-cell table:formula="of:=CONCATENATE(&quot;UPDATE Complaint SET ICDCode='&quot;;[.E331];&quot;' where ComplaintId= &quot;;[.A331];&quot;&quot;)" office:value-type="string" office:string-value="UPDATE Complaint SET ICDCode='Q21.1' where ComplaintId= 344">
            <text:p>UPDATE Complaint SET ICDCode='Q21.1' where ComplaintId= 344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table:number-columns-repeated="2" office:value-type="string">
            <text:p>VSD</text:p>
          </table:table-cell>
          <table:table-cell office:value-type="float" office:value="332">
            <text:p>332</text:p>
          </table:table-cell>
          <table:table-cell office:value-type="string">
            <text:p>Q21.0</text:p>
          </table:table-cell>
          <table:table-cell table:formula="of:=CONCATENATE(&quot;UPDATE Complaint SET ICDCode='&quot;;[.E332];&quot;' where ComplaintId= &quot;;[.A332];&quot;&quot;)" office:value-type="string" office:string-value="UPDATE Complaint SET ICDCode='Q21.0' where ComplaintId= 345">
            <text:p>UPDATE Complaint SET ICDCode='Q21.0' where ComplaintId= 345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table:number-columns-repeated="2" office:value-type="string">
            <text:p>TOF</text:p>
          </table:table-cell>
          <table:table-cell office:value-type="float" office:value="332">
            <text:p>332</text:p>
          </table:table-cell>
          <table:table-cell office:value-type="string">
            <text:p>Q21.3</text:p>
          </table:table-cell>
          <table:table-cell table:formula="of:=CONCATENATE(&quot;UPDATE Complaint SET ICDCode='&quot;;[.E333];&quot;' where ComplaintId= &quot;;[.A333];&quot;&quot;)" office:value-type="string" office:string-value="UPDATE Complaint SET ICDCode='Q21.3' where ComplaintId= 346">
            <text:p>UPDATE Complaint SET ICDCode='Q21.3' where ComplaintId= 346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table:number-columns-repeated="2" office:value-type="string">
            <text:p>aortic aneurysm/dissection</text:p>
          </table:table-cell>
          <table:table-cell office:value-type="float" office:value="332">
            <text:p>332</text:p>
          </table:table-cell>
          <table:table-cell office:value-type="string">
            <text:p>I71</text:p>
          </table:table-cell>
          <table:table-cell table:formula="of:=CONCATENATE(&quot;UPDATE Complaint SET ICDCode='&quot;;[.E334];&quot;' where ComplaintId= &quot;;[.A334];&quot;&quot;)" office:value-type="string" office:string-value="UPDATE Complaint SET ICDCode='I71' where ComplaintId= 347">
            <text:p>UPDATE Complaint SET ICDCode='I71' where ComplaintId= 347</text:p>
          </table:table-cell>
        </table:table-row>
        <table:table-row table:style-name="ro2">
          <table:table-cell office:value-type="float" office:value="348">
            <text:p>348</text:p>
          </table:table-cell>
          <table:table-cell office:value-type="string">
            <text:p>Infective endocarditis</text:p>
          </table:table-cell>
          <table:table-cell office:value-type="string">
            <text:p>Infective endocarditis</text:p>
          </table:table-cell>
          <table:table-cell office:value-type="float" office:value="332">
            <text:p>332</text:p>
          </table:table-cell>
          <table:table-cell office:value-type="string">
            <text:p>I33.0</text:p>
          </table:table-cell>
          <table:table-cell table:formula="of:=CONCATENATE(&quot;UPDATE Complaint SET ICDCode='&quot;;[.E335];&quot;' where ComplaintId= &quot;;[.A335];&quot;&quot;)" office:value-type="string" office:string-value="UPDATE Complaint SET ICDCode='I33.0' where ComplaintId= 348">
            <text:p>UPDATE Complaint SET ICDCode='I33.0' where ComplaintId= 348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table:number-columns-repeated="2" office:value-type="string">
            <text:p>PSYCHIATRY</text:p>
          </table:table-cell>
          <table:table-cell office:value-type="string">
            <text:p>NULL</text:p>
          </table:table-cell>
          <table:table-cell/>
          <table:table-cell table:formula="of:=CONCATENATE(&quot;UPDATE Complaint SET ICDCode='&quot;;[.E336];&quot;' where ComplaintId= &quot;;[.A336];&quot;&quot;)" office:value-type="string" office:string-value="UPDATE Complaint SET ICDCode='' where ComplaintId= 349">
            <text:p>UPDATE Complaint SET ICDCode='' where ComplaintId= 349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table:number-columns-repeated="2" office:value-type="string">
            <text:p>depression</text:p>
          </table:table-cell>
          <table:table-cell office:value-type="float" office:value="349">
            <text:p>349</text:p>
          </table:table-cell>
          <table:table-cell office:value-type="string">
            <text:p>F33</text:p>
          </table:table-cell>
          <table:table-cell table:formula="of:=CONCATENATE(&quot;UPDATE Complaint SET ICDCode='&quot;;[.E337];&quot;' where ComplaintId= &quot;;[.A337];&quot;&quot;)" office:value-type="string" office:string-value="UPDATE Complaint SET ICDCode='F33' where ComplaintId= 350">
            <text:p>UPDATE Complaint SET ICDCode='F33' where ComplaintId= 350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table:number-columns-repeated="2" office:value-type="string">
            <text:p>anxiety disorder</text:p>
          </table:table-cell>
          <table:table-cell office:value-type="float" office:value="349">
            <text:p>349</text:p>
          </table:table-cell>
          <table:table-cell office:value-type="string">
            <text:p>F41.1</text:p>
          </table:table-cell>
          <table:table-cell table:formula="of:=CONCATENATE(&quot;UPDATE Complaint SET ICDCode='&quot;;[.E338];&quot;' where ComplaintId= &quot;;[.A338];&quot;&quot;)" office:value-type="string" office:string-value="UPDATE Complaint SET ICDCode='F41.1' where ComplaintId= 351">
            <text:p>UPDATE Complaint SET ICDCode='F41.1' where ComplaintId= 351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table:number-columns-repeated="2" office:value-type="string">
            <text:p>Marital discord</text:p>
          </table:table-cell>
          <table:table-cell office:value-type="float" office:value="349">
            <text:p>349</text:p>
          </table:table-cell>
          <table:table-cell office:value-type="string">
            <text:p>Z63.0</text:p>
          </table:table-cell>
          <table:table-cell table:formula="of:=CONCATENATE(&quot;UPDATE Complaint SET ICDCode='&quot;;[.E339];&quot;' where ComplaintId= &quot;;[.A339];&quot;&quot;)" office:value-type="string" office:string-value="UPDATE Complaint SET ICDCode='Z63.0' where ComplaintId= 352">
            <text:p>UPDATE Complaint SET ICDCode='Z63.0' where ComplaintId= 35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table:number-columns-repeated="2" office:value-type="string">
            <text:p>Schizophrenia</text:p>
          </table:table-cell>
          <table:table-cell office:value-type="float" office:value="349">
            <text:p>349</text:p>
          </table:table-cell>
          <table:table-cell office:value-type="string">
            <text:p>F20</text:p>
          </table:table-cell>
          <table:table-cell table:formula="of:=CONCATENATE(&quot;UPDATE Complaint SET ICDCode='&quot;;[.E340];&quot;' where ComplaintId= &quot;;[.A340];&quot;&quot;)" office:value-type="string" office:string-value="UPDATE Complaint SET ICDCode='F20' where ComplaintId= 353">
            <text:p>UPDATE Complaint SET ICDCode='F20' where ComplaintId= 353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table:number-columns-repeated="2" office:value-type="string">
            <text:p>OCD</text:p>
          </table:table-cell>
          <table:table-cell office:value-type="float" office:value="349">
            <text:p>349</text:p>
          </table:table-cell>
          <table:table-cell office:value-type="string">
            <text:p>F42</text:p>
          </table:table-cell>
          <table:table-cell table:formula="of:=CONCATENATE(&quot;UPDATE Complaint SET ICDCode='&quot;;[.E341];&quot;' where ComplaintId= &quot;;[.A341];&quot;&quot;)" office:value-type="string" office:string-value="UPDATE Complaint SET ICDCode='F42' where ComplaintId= 354">
            <text:p>UPDATE Complaint SET ICDCode='F42' where ComplaintId= 354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table:number-columns-repeated="2" office:value-type="string">
            <text:p>Psychosis</text:p>
          </table:table-cell>
          <table:table-cell office:value-type="float" office:value="349">
            <text:p>349</text:p>
          </table:table-cell>
          <table:table-cell office:value-type="string">
            <text:p>F29</text:p>
          </table:table-cell>
          <table:table-cell table:formula="of:=CONCATENATE(&quot;UPDATE Complaint SET ICDCode='&quot;;[.E342];&quot;' where ComplaintId= &quot;;[.A342];&quot;&quot;)" office:value-type="string" office:string-value="UPDATE Complaint SET ICDCode='F29' where ComplaintId= 355">
            <text:p>UPDATE Complaint SET ICDCode='F29' where ComplaintId= 355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table:number-columns-repeated="2" office:value-type="string">
            <text:p>Neurosis</text:p>
          </table:table-cell>
          <table:table-cell office:value-type="float" office:value="349">
            <text:p>349</text:p>
          </table:table-cell>
          <table:table-cell office:value-type="string">
            <text:p>F48</text:p>
          </table:table-cell>
          <table:table-cell table:formula="of:=CONCATENATE(&quot;UPDATE Complaint SET ICDCode='&quot;;[.E343];&quot;' where ComplaintId= &quot;;[.A343];&quot;&quot;)" office:value-type="string" office:string-value="UPDATE Complaint SET ICDCode='F48' where ComplaintId= 356">
            <text:p>UPDATE Complaint SET ICDCode='F48' where ComplaintId= 356</text:p>
          </table:table-cell>
        </table:table-row>
        <table:table-row table:style-name="ro2">
          <table:table-cell office:value-type="float" office:value="357">
            <text:p>357</text:p>
          </table:table-cell>
          <table:table-cell office:value-type="string">
            <text:p>Anorexia nervosa</text:p>
          </table:table-cell>
          <table:table-cell office:value-type="string">
            <text:p>Anorexia nervosa</text:p>
          </table:table-cell>
          <table:table-cell office:value-type="float" office:value="349">
            <text:p>349</text:p>
          </table:table-cell>
          <table:table-cell office:value-type="string">
            <text:p>F50.0</text:p>
          </table:table-cell>
          <table:table-cell table:formula="of:=CONCATENATE(&quot;UPDATE Complaint SET ICDCode='&quot;;[.E344];&quot;' where ComplaintId= &quot;;[.A344];&quot;&quot;)" office:value-type="string" office:string-value="UPDATE Complaint SET ICDCode='F50.0' where ComplaintId= 357">
            <text:p>UPDATE Complaint SET ICDCode='F50.0' where ComplaintId= 357</text:p>
          </table:table-cell>
        </table:table-row>
        <table:table-row table:style-name="ro2">
          <table:table-cell office:value-type="float" office:value="358">
            <text:p>358</text:p>
          </table:table-cell>
          <table:table-cell office:value-type="string">
            <text:p>Bulimia nervosa</text:p>
          </table:table-cell>
          <table:table-cell office:value-type="string">
            <text:p>Bulimia nervosa</text:p>
          </table:table-cell>
          <table:table-cell office:value-type="float" office:value="349">
            <text:p>349</text:p>
          </table:table-cell>
          <table:table-cell office:value-type="string">
            <text:p>F50.2</text:p>
          </table:table-cell>
          <table:table-cell table:formula="of:=CONCATENATE(&quot;UPDATE Complaint SET ICDCode='&quot;;[.E345];&quot;' where ComplaintId= &quot;;[.A345];&quot;&quot;)" office:value-type="string" office:string-value="UPDATE Complaint SET ICDCode='F50.2' where ComplaintId= 358">
            <text:p>UPDATE Complaint SET ICDCode='F50.2' where ComplaintId= 358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table:number-columns-repeated="2" office:value-type="string">
            <text:p>FEVER</text:p>
          </table:table-cell>
          <table:table-cell office:value-type="string">
            <text:p>NULL</text:p>
          </table:table-cell>
          <table:table-cell/>
          <table:table-cell table:formula="of:=CONCATENATE(&quot;UPDATE Complaint SET ICDCode='&quot;;[.E346];&quot;' where ComplaintId= &quot;;[.A346];&quot;&quot;)" office:value-type="string" office:string-value="UPDATE Complaint SET ICDCode='' where ComplaintId= 359">
            <text:p>UPDATE Complaint SET ICDCode='' where ComplaintId= 359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table:number-columns-repeated="2" office:value-type="string">
            <text:p>malaria</text:p>
          </table:table-cell>
          <table:table-cell office:value-type="float" office:value="359">
            <text:p>359</text:p>
          </table:table-cell>
          <table:table-cell office:value-type="string">
            <text:p>B54</text:p>
          </table:table-cell>
          <table:table-cell table:formula="of:=CONCATENATE(&quot;UPDATE Complaint SET ICDCode='&quot;;[.E347];&quot;' where ComplaintId= &quot;;[.A347];&quot;&quot;)" office:value-type="string" office:string-value="UPDATE Complaint SET ICDCode='B54' where ComplaintId= 360">
            <text:p>UPDATE Complaint SET ICDCode='B54' where ComplaintId= 360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table:number-columns-repeated="2" office:value-type="string">
            <text:p>typhoid</text:p>
          </table:table-cell>
          <table:table-cell office:value-type="float" office:value="359">
            <text:p>359</text:p>
          </table:table-cell>
          <table:table-cell office:value-type="string">
            <text:p>A01.0</text:p>
          </table:table-cell>
          <table:table-cell table:formula="of:=CONCATENATE(&quot;UPDATE Complaint SET ICDCode='&quot;;[.E348];&quot;' where ComplaintId= &quot;;[.A348];&quot;&quot;)" office:value-type="string" office:string-value="UPDATE Complaint SET ICDCode='A01.0' where ComplaintId= 361">
            <text:p>UPDATE Complaint SET ICDCode='A01.0' where ComplaintId= 361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table:number-columns-repeated="2" office:value-type="string">
            <text:p>Pneumonia</text:p>
          </table:table-cell>
          <table:table-cell office:value-type="float" office:value="359">
            <text:p>359</text:p>
          </table:table-cell>
          <table:table-cell office:value-type="string">
            <text:p>J18</text:p>
          </table:table-cell>
          <table:table-cell table:formula="of:=CONCATENATE(&quot;UPDATE Complaint SET ICDCode='&quot;;[.E349];&quot;' where ComplaintId= &quot;;[.A349];&quot;&quot;)" office:value-type="string" office:string-value="UPDATE Complaint SET ICDCode='J18' where ComplaintId= 362">
            <text:p>UPDATE Complaint SET ICDCode='J18' where ComplaintId= 362</text:p>
          </table:table-cell>
        </table:table-row>
        <table:table-row table:style-name="ro2">
          <table:table-cell office:value-type="float" office:value="363">
            <text:p>363</text:p>
          </table:table-cell>
          <table:table-cell office:value-type="string">
            <text:p>Chikungunya</text:p>
          </table:table-cell>
          <table:table-cell office:value-type="string">
            <text:p>Chikungunya</text:p>
          </table:table-cell>
          <table:table-cell office:value-type="float" office:value="359">
            <text:p>359</text:p>
          </table:table-cell>
          <table:table-cell office:value-type="string">
            <text:p>A92.0</text:p>
          </table:table-cell>
          <table:table-cell table:formula="of:=CONCATENATE(&quot;UPDATE Complaint SET ICDCode='&quot;;[.E350];&quot;' where ComplaintId= &quot;;[.A350];&quot;&quot;)" office:value-type="string" office:string-value="UPDATE Complaint SET ICDCode='A92.0' where ComplaintId= 363">
            <text:p>UPDATE Complaint SET ICDCode='A92.0' where ComplaintId= 363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table:number-columns-repeated="2" office:value-type="string">
            <text:p>Hepatitis</text:p>
          </table:table-cell>
          <table:table-cell office:value-type="float" office:value="359">
            <text:p>359</text:p>
          </table:table-cell>
          <table:table-cell office:value-type="string">
            <text:p>B17.8</text:p>
          </table:table-cell>
          <table:table-cell table:formula="of:=CONCATENATE(&quot;UPDATE Complaint SET ICDCode='&quot;;[.E351];&quot;' where ComplaintId= &quot;;[.A351];&quot;&quot;)" office:value-type="string" office:string-value="UPDATE Complaint SET ICDCode='B17.8' where ComplaintId= 364">
            <text:p>UPDATE Complaint SET ICDCode='B17.8' where ComplaintId= 364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table:number-columns-repeated="2" office:value-type="string">
            <text:p>Pulmonary tuberculosis</text:p>
          </table:table-cell>
          <table:table-cell office:value-type="float" office:value="359">
            <text:p>359</text:p>
          </table:table-cell>
          <table:table-cell office:value-type="string">
            <text:p>A16.2</text:p>
          </table:table-cell>
          <table:table-cell table:formula="of:=CONCATENATE(&quot;UPDATE Complaint SET ICDCode='&quot;;[.E352];&quot;' where ComplaintId= &quot;;[.A352];&quot;&quot;)" office:value-type="string" office:string-value="UPDATE Complaint SET ICDCode='A16.2' where ComplaintId= 365">
            <text:p>UPDATE Complaint SET ICDCode='A16.2' where ComplaintId= 365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table:number-columns-repeated="2" office:value-type="string">
            <text:p>Dengue fever</text:p>
          </table:table-cell>
          <table:table-cell office:value-type="float" office:value="359">
            <text:p>359</text:p>
          </table:table-cell>
          <table:table-cell office:value-type="string">
            <text:p>A90</text:p>
          </table:table-cell>
          <table:table-cell table:formula="of:=CONCATENATE(&quot;UPDATE Complaint SET ICDCode='&quot;;[.E353];&quot;' where ComplaintId= &quot;;[.A353];&quot;&quot;)" office:value-type="string" office:string-value="UPDATE Complaint SET ICDCode='A90' where ComplaintId= 366">
            <text:p>UPDATE Complaint SET ICDCode='A90' where ComplaintId= 366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table:number-columns-repeated="2" office:value-type="string">
            <text:p>Measles</text:p>
          </table:table-cell>
          <table:table-cell office:value-type="float" office:value="359">
            <text:p>359</text:p>
          </table:table-cell>
          <table:table-cell office:value-type="string">
            <text:p>B05</text:p>
          </table:table-cell>
          <table:table-cell table:formula="of:=CONCATENATE(&quot;UPDATE Complaint SET ICDCode='&quot;;[.E354];&quot;' where ComplaintId= &quot;;[.A354];&quot;&quot;)" office:value-type="string" office:string-value="UPDATE Complaint SET ICDCode='B05' where ComplaintId= 367">
            <text:p>UPDATE Complaint SET ICDCode='B05' where ComplaintId= 367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table:number-columns-repeated="2" office:value-type="string">
            <text:p>Chicken pox</text:p>
          </table:table-cell>
          <table:table-cell office:value-type="float" office:value="359">
            <text:p>359</text:p>
          </table:table-cell>
          <table:table-cell office:value-type="string">
            <text:p>B01</text:p>
          </table:table-cell>
          <table:table-cell table:formula="of:=CONCATENATE(&quot;UPDATE Complaint SET ICDCode='&quot;;[.E355];&quot;' where ComplaintId= &quot;;[.A355];&quot;&quot;)" office:value-type="string" office:string-value="UPDATE Complaint SET ICDCode='B01' where ComplaintId= 368">
            <text:p>UPDATE Complaint SET ICDCode='B01' where ComplaintId= 368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table:number-columns-repeated="2" office:value-type="string">
            <text:p>Herpes</text:p>
          </table:table-cell>
          <table:table-cell office:value-type="float" office:value="359">
            <text:p>359</text:p>
          </table:table-cell>
          <table:table-cell office:value-type="string">
            <text:p>B00</text:p>
          </table:table-cell>
          <table:table-cell table:formula="of:=CONCATENATE(&quot;UPDATE Complaint SET ICDCode='&quot;;[.E356];&quot;' where ComplaintId= &quot;;[.A356];&quot;&quot;)" office:value-type="string" office:string-value="UPDATE Complaint SET ICDCode='B00' where ComplaintId= 369">
            <text:p>UPDATE Complaint SET ICDCode='B00' where ComplaintId= 369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table:number-columns-repeated="2" office:value-type="string">
            <text:p>Rheumatic fever</text:p>
          </table:table-cell>
          <table:table-cell office:value-type="float" office:value="359">
            <text:p>359</text:p>
          </table:table-cell>
          <table:table-cell office:value-type="string">
            <text:p>I00</text:p>
          </table:table-cell>
          <table:table-cell table:formula="of:=CONCATENATE(&quot;UPDATE Complaint SET ICDCode='&quot;;[.E357];&quot;' where ComplaintId= &quot;;[.A357];&quot;&quot;)" office:value-type="string" office:string-value="UPDATE Complaint SET ICDCode='I00' where ComplaintId= 370">
            <text:p>UPDATE Complaint SET ICDCode='I00' where ComplaintId= 370</text:p>
          </table:table-cell>
        </table:table-row>
        <table:table-row table:style-name="ro2">
          <table:table-cell office:value-type="float" office:value="371">
            <text:p>371</text:p>
          </table:table-cell>
          <table:table-cell office:value-type="string">
            <text:p>Infective endocarditis</text:p>
          </table:table-cell>
          <table:table-cell office:value-type="string">
            <text:p>Infective endocarditis</text:p>
          </table:table-cell>
          <table:table-cell office:value-type="float" office:value="359">
            <text:p>359</text:p>
          </table:table-cell>
          <table:table-cell office:value-type="string">
            <text:p>I33.0</text:p>
          </table:table-cell>
          <table:table-cell table:formula="of:=CONCATENATE(&quot;UPDATE Complaint SET ICDCode='&quot;;[.E358];&quot;' where ComplaintId= &quot;;[.A358];&quot;&quot;)" office:value-type="string" office:string-value="UPDATE Complaint SET ICDCode='I33.0' where ComplaintId= 371">
            <text:p>UPDATE Complaint SET ICDCode='I33.0' where ComplaintId= 371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table:number-columns-repeated="2" office:value-type="string">
            <text:p>CANCER</text:p>
          </table:table-cell>
          <table:table-cell office:value-type="string">
            <text:p>NULL</text:p>
          </table:table-cell>
          <table:table-cell/>
          <table:table-cell table:formula="of:=CONCATENATE(&quot;UPDATE Complaint SET ICDCode='&quot;;[.E359];&quot;' where ComplaintId= &quot;;[.A359];&quot;&quot;)" office:value-type="string" office:string-value="UPDATE Complaint SET ICDCode='' where ComplaintId= 372">
            <text:p>UPDATE Complaint SET ICDCode='' where ComplaintId= 372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table:number-columns-repeated="2" office:value-type="string">
            <text:p>Carcinoma (Breast)</text:p>
          </table:table-cell>
          <table:table-cell office:value-type="float" office:value="372">
            <text:p>372</text:p>
          </table:table-cell>
          <table:table-cell office:value-type="string">
            <text:p>C50</text:p>
          </table:table-cell>
          <table:table-cell table:formula="of:=CONCATENATE(&quot;UPDATE Complaint SET ICDCode='&quot;;[.E360];&quot;' where ComplaintId= &quot;;[.A360];&quot;&quot;)" office:value-type="string" office:string-value="UPDATE Complaint SET ICDCode='C50' where ComplaintId= 373">
            <text:p>UPDATE Complaint SET ICDCode='C50' where ComplaintId= 373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table:number-columns-repeated="2" office:value-type="string">
            <text:p>Carcinoma (Lung)</text:p>
          </table:table-cell>
          <table:table-cell office:value-type="float" office:value="372">
            <text:p>372</text:p>
          </table:table-cell>
          <table:table-cell office:value-type="string">
            <text:p>C34</text:p>
          </table:table-cell>
          <table:table-cell table:formula="of:=CONCATENATE(&quot;UPDATE Complaint SET ICDCode='&quot;;[.E361];&quot;' where ComplaintId= &quot;;[.A361];&quot;&quot;)" office:value-type="string" office:string-value="UPDATE Complaint SET ICDCode='C34' where ComplaintId= 374">
            <text:p>UPDATE Complaint SET ICDCode='C34' where ComplaintId= 374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table:number-columns-repeated="2" office:value-type="string">
            <text:p>Carcinoma (Rectum)</text:p>
          </table:table-cell>
          <table:table-cell office:value-type="float" office:value="372">
            <text:p>372</text:p>
          </table:table-cell>
          <table:table-cell office:value-type="string">
            <text:p>C20</text:p>
          </table:table-cell>
          <table:table-cell table:formula="of:=CONCATENATE(&quot;UPDATE Complaint SET ICDCode='&quot;;[.E362];&quot;' where ComplaintId= &quot;;[.A362];&quot;&quot;)" office:value-type="string" office:string-value="UPDATE Complaint SET ICDCode='C20' where ComplaintId= 375">
            <text:p>UPDATE Complaint SET ICDCode='C20' where ComplaintId= 375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table:number-columns-repeated="2" office:value-type="string">
            <text:p>Carcinoma (colon)</text:p>
          </table:table-cell>
          <table:table-cell office:value-type="float" office:value="372">
            <text:p>372</text:p>
          </table:table-cell>
          <table:table-cell office:value-type="string">
            <text:p>C18</text:p>
          </table:table-cell>
          <table:table-cell table:formula="of:=CONCATENATE(&quot;UPDATE Complaint SET ICDCode='&quot;;[.E363];&quot;' where ComplaintId= &quot;;[.A363];&quot;&quot;)" office:value-type="string" office:string-value="UPDATE Complaint SET ICDCode='C18' where ComplaintId= 376">
            <text:p>UPDATE Complaint SET ICDCode='C18' where ComplaintId= 376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table:number-columns-repeated="2" office:value-type="string">
            <text:p>Carcinoma (thyroid)</text:p>
          </table:table-cell>
          <table:table-cell office:value-type="float" office:value="372">
            <text:p>372</text:p>
          </table:table-cell>
          <table:table-cell office:value-type="string">
            <text:p>C73</text:p>
          </table:table-cell>
          <table:table-cell table:formula="of:=CONCATENATE(&quot;UPDATE Complaint SET ICDCode='&quot;;[.E364];&quot;' where ComplaintId= &quot;;[.A364];&quot;&quot;)" office:value-type="string" office:string-value="UPDATE Complaint SET ICDCode='C73' where ComplaintId= 377">
            <text:p>UPDATE Complaint SET ICDCode='C73' where ComplaintId= 377</text:p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string">
            <text:p>leukaemia</text:p>
          </table:table-cell>
          <table:table-cell office:value-type="string">
            <text:p>leukaemia</text:p>
          </table:table-cell>
          <table:table-cell office:value-type="float" office:value="372">
            <text:p>372</text:p>
          </table:table-cell>
          <table:table-cell office:value-type="string">
            <text:p>C94.7</text:p>
          </table:table-cell>
          <table:table-cell table:formula="of:=CONCATENATE(&quot;UPDATE Complaint SET ICDCode='&quot;;[.E365];&quot;' where ComplaintId= &quot;;[.A365];&quot;&quot;)" office:value-type="string" office:string-value="UPDATE Complaint SET ICDCode='C94.7' where ComplaintId= 378">
            <text:p>UPDATE Complaint SET ICDCode='C94.7' where ComplaintId= 378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table:number-columns-repeated="2" office:value-type="string">
            <text:p>melanoma</text:p>
          </table:table-cell>
          <table:table-cell office:value-type="float" office:value="372">
            <text:p>372</text:p>
          </table:table-cell>
          <table:table-cell office:value-type="string">
            <text:p>D03</text:p>
          </table:table-cell>
          <table:table-cell table:formula="of:=CONCATENATE(&quot;UPDATE Complaint SET ICDCode='&quot;;[.E366];&quot;' where ComplaintId= &quot;;[.A366];&quot;&quot;)" office:value-type="string" office:string-value="UPDATE Complaint SET ICDCode='D03' where ComplaintId= 379">
            <text:p>UPDATE Complaint SET ICDCode='D03' where ComplaintId= 379</text:p>
          </table:table-cell>
        </table:table-row>
        <table:table-row table:style-name="ro2">
          <table:table-cell office:value-type="float" office:value="380">
            <text:p>380</text:p>
          </table:table-cell>
          <table:table-cell office:value-type="string">
            <text:p>Non-hodgkin lymphoma</text:p>
          </table:table-cell>
          <table:table-cell office:value-type="string">
            <text:p>Non-hodgkin lymphoma</text:p>
          </table:table-cell>
          <table:table-cell office:value-type="float" office:value="372">
            <text:p>372</text:p>
          </table:table-cell>
          <table:table-cell office:value-type="string">
            <text:p>C83</text:p>
          </table:table-cell>
          <table:table-cell table:formula="of:=CONCATENATE(&quot;UPDATE Complaint SET ICDCode='&quot;;[.E367];&quot;' where ComplaintId= &quot;;[.A367];&quot;&quot;)" office:value-type="string" office:string-value="UPDATE Complaint SET ICDCode='C83' where ComplaintId= 380">
            <text:p>UPDATE Complaint SET ICDCode='C83' where ComplaintId= 380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table:number-columns-repeated="2" office:value-type="string">
            <text:p>Carcinoma (Pancreas)</text:p>
          </table:table-cell>
          <table:table-cell office:value-type="float" office:value="372">
            <text:p>372</text:p>
          </table:table-cell>
          <table:table-cell office:value-type="string">
            <text:p>C25</text:p>
          </table:table-cell>
          <table:table-cell table:formula="of:=CONCATENATE(&quot;UPDATE Complaint SET ICDCode='&quot;;[.E368];&quot;' where ComplaintId= &quot;;[.A368];&quot;&quot;)" office:value-type="string" office:string-value="UPDATE Complaint SET ICDCode='C25' where ComplaintId= 381">
            <text:p>UPDATE Complaint SET ICDCode='C25' where ComplaintId= 381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table:number-columns-repeated="2" office:value-type="string">
            <text:p>Carcinoma (prostate)</text:p>
          </table:table-cell>
          <table:table-cell office:value-type="float" office:value="372">
            <text:p>372</text:p>
          </table:table-cell>
          <table:table-cell office:value-type="string">
            <text:p>C61</text:p>
          </table:table-cell>
          <table:table-cell table:formula="of:=CONCATENATE(&quot;UPDATE Complaint SET ICDCode='&quot;;[.E369];&quot;' where ComplaintId= &quot;;[.A369];&quot;&quot;)" office:value-type="string" office:string-value="UPDATE Complaint SET ICDCode='C61' where ComplaintId= 382">
            <text:p>UPDATE Complaint SET ICDCode='C61' where ComplaintId= 382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table:number-columns-repeated="2" office:value-type="string">
            <text:p>NEUROMUSCULAR DISOREDRS</text:p>
          </table:table-cell>
          <table:table-cell office:value-type="string">
            <text:p>NULL</text:p>
          </table:table-cell>
          <table:table-cell/>
          <table:table-cell table:formula="of:=CONCATENATE(&quot;UPDATE Complaint SET ICDCode='&quot;;[.E370];&quot;' where ComplaintId= &quot;;[.A370];&quot;&quot;)" office:value-type="string" office:string-value="UPDATE Complaint SET ICDCode='' where ComplaintId= 383">
            <text:p>UPDATE Complaint SET ICDCode='' where ComplaintId= 383</text:p>
          </table:table-cell>
        </table:table-row>
        <table:table-row table:style-name="ro2">
          <table:table-cell office:value-type="float" office:value="384">
            <text:p>384</text:p>
          </table:table-cell>
          <table:table-cell office:value-type="string">
            <text:p>Myasthenia gravis</text:p>
          </table:table-cell>
          <table:table-cell office:value-type="string">
            <text:p>Myasthenia gravis</text:p>
          </table:table-cell>
          <table:table-cell office:value-type="float" office:value="383">
            <text:p>383</text:p>
          </table:table-cell>
          <table:table-cell office:value-type="string">
            <text:p>G70.0</text:p>
          </table:table-cell>
          <table:table-cell table:formula="of:=CONCATENATE(&quot;UPDATE Complaint SET ICDCode='&quot;;[.E371];&quot;' where ComplaintId= &quot;;[.A371];&quot;&quot;)" office:value-type="string" office:string-value="UPDATE Complaint SET ICDCode='G70.0' where ComplaintId= 384">
            <text:p>UPDATE Complaint SET ICDCode='G70.0' where ComplaintId= 384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table:number-columns-repeated="2" office:value-type="string">
            <text:p>Multiple sclerosis</text:p>
          </table:table-cell>
          <table:table-cell office:value-type="float" office:value="383">
            <text:p>383</text:p>
          </table:table-cell>
          <table:table-cell office:value-type="string">
            <text:p>G35</text:p>
          </table:table-cell>
          <table:table-cell table:formula="of:=CONCATENATE(&quot;UPDATE Complaint SET ICDCode='&quot;;[.E372];&quot;' where ComplaintId= &quot;;[.A372];&quot;&quot;)" office:value-type="string" office:string-value="UPDATE Complaint SET ICDCode='G35' where ComplaintId= 385">
            <text:p>UPDATE Complaint SET ICDCode='G35' where ComplaintId= 385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table:number-columns-repeated="2" office:value-type="string">
            <text:p>Spinal muscular atrophy</text:p>
          </table:table-cell>
          <table:table-cell office:value-type="float" office:value="383">
            <text:p>383</text:p>
          </table:table-cell>
          <table:table-cell office:value-type="string">
            <text:p>G12</text:p>
          </table:table-cell>
          <table:table-cell table:formula="of:=CONCATENATE(&quot;UPDATE Complaint SET ICDCode='&quot;;[.E373];&quot;' where ComplaintId= &quot;;[.A373];&quot;&quot;)" office:value-type="string" office:string-value="UPDATE Complaint SET ICDCode='G12' where ComplaintId= 386">
            <text:p>UPDATE Complaint SET ICDCode='G12' where ComplaintId= 386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table:number-columns-repeated="2" office:value-type="string">
            <text:p>muscular dystrophy</text:p>
          </table:table-cell>
          <table:table-cell office:value-type="float" office:value="383">
            <text:p>383</text:p>
          </table:table-cell>
          <table:table-cell office:value-type="string">
            <text:p>G71.0</text:p>
          </table:table-cell>
          <table:table-cell table:formula="of:=CONCATENATE(&quot;UPDATE Complaint SET ICDCode='&quot;;[.E374];&quot;' where ComplaintId= &quot;;[.A374];&quot;&quot;)" office:value-type="string" office:string-value="UPDATE Complaint SET ICDCode='G71.0' where ComplaintId= 387">
            <text:p>UPDATE Complaint SET ICDCode='G71.0' where ComplaintId= 387</text:p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string">
            <text:p>Amyotrophic lateral sclerosis</text:p>
          </table:table-cell>
          <table:table-cell office:value-type="string">
            <text:p>Amyotrophic lateral sclerosis</text:p>
          </table:table-cell>
          <table:table-cell office:value-type="float" office:value="383">
            <text:p>383</text:p>
          </table:table-cell>
          <table:table-cell office:value-type="string">
            <text:p>G12.2</text:p>
          </table:table-cell>
          <table:table-cell table:formula="of:=CONCATENATE(&quot;UPDATE Complaint SET ICDCode='&quot;;[.E375];&quot;' where ComplaintId= &quot;;[.A375];&quot;&quot;)" office:value-type="string" office:string-value="UPDATE Complaint SET ICDCode='G12.2' where ComplaintId= 388">
            <text:p>UPDATE Complaint SET ICDCode='G12.2' where ComplaintId= 388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table:number-columns-repeated="2" office:value-type="string">
            <text:p>DIABETES</text:p>
          </table:table-cell>
          <table:table-cell office:value-type="string">
            <text:p>NULL</text:p>
          </table:table-cell>
          <table:table-cell/>
          <table:table-cell table:formula="of:=CONCATENATE(&quot;UPDATE Complaint SET ICDCode='&quot;;[.E376];&quot;' where ComplaintId= &quot;;[.A376];&quot;&quot;)" office:value-type="string" office:string-value="UPDATE Complaint SET ICDCode='' where ComplaintId= 389">
            <text:p>UPDATE Complaint SET ICDCode='' where ComplaintId= 389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table:number-columns-repeated="2" office:value-type="string">
            <text:p>Hypoglycemia</text:p>
          </table:table-cell>
          <table:table-cell office:value-type="float" office:value="389">
            <text:p>389</text:p>
          </table:table-cell>
          <table:table-cell office:value-type="string">
            <text:p>E16.0</text:p>
          </table:table-cell>
          <table:table-cell table:formula="of:=CONCATENATE(&quot;UPDATE Complaint SET ICDCode='&quot;;[.E377];&quot;' where ComplaintId= &quot;;[.A377];&quot;&quot;)" office:value-type="string" office:string-value="UPDATE Complaint SET ICDCode='E16.0' where ComplaintId= 390">
            <text:p>UPDATE Complaint SET ICDCode='E16.0' where ComplaintId= 390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table:number-columns-repeated="2" office:value-type="string">
            <text:p>Type 2 DM</text:p>
          </table:table-cell>
          <table:table-cell office:value-type="float" office:value="389">
            <text:p>389</text:p>
          </table:table-cell>
          <table:table-cell office:value-type="string">
            <text:p>E11</text:p>
          </table:table-cell>
          <table:table-cell table:formula="of:=CONCATENATE(&quot;UPDATE Complaint SET ICDCode='&quot;;[.E378];&quot;' where ComplaintId= &quot;;[.A378];&quot;&quot;)" office:value-type="string" office:string-value="UPDATE Complaint SET ICDCode='E11' where ComplaintId= 391">
            <text:p>UPDATE Complaint SET ICDCode='E11' where ComplaintId= 391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table:number-columns-repeated="2" office:value-type="string">
            <text:p>Type 1 DM</text:p>
          </table:table-cell>
          <table:table-cell office:value-type="float" office:value="389">
            <text:p>389</text:p>
          </table:table-cell>
          <table:table-cell office:value-type="string">
            <text:p>E10</text:p>
          </table:table-cell>
          <table:table-cell table:formula="of:=CONCATENATE(&quot;UPDATE Complaint SET ICDCode='&quot;;[.E379];&quot;' where ComplaintId= &quot;;[.A379];&quot;&quot;)" office:value-type="string" office:string-value="UPDATE Complaint SET ICDCode='E10' where ComplaintId= 392">
            <text:p>UPDATE Complaint SET ICDCode='E10' where ComplaintId= 392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table:number-columns-repeated="2" office:value-type="string">
            <text:p>Impaired GTT</text:p>
          </table:table-cell>
          <table:table-cell office:value-type="float" office:value="389">
            <text:p>389</text:p>
          </table:table-cell>
          <table:table-cell office:value-type="string">
            <text:p>R73.0</text:p>
          </table:table-cell>
          <table:table-cell table:formula="of:=CONCATENATE(&quot;UPDATE Complaint SET ICDCode='&quot;;[.E380];&quot;' where ComplaintId= &quot;;[.A380];&quot;&quot;)" office:value-type="string" office:string-value="UPDATE Complaint SET ICDCode='R73.0' where ComplaintId= 393">
            <text:p>UPDATE Complaint SET ICDCode='R73.0' where ComplaintId= 393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table:number-columns-repeated="2" office:value-type="string">
            <text:p>Gestational diabetes</text:p>
          </table:table-cell>
          <table:table-cell office:value-type="float" office:value="389">
            <text:p>389</text:p>
          </table:table-cell>
          <table:table-cell office:value-type="string">
            <text:p>O24</text:p>
          </table:table-cell>
          <table:table-cell table:formula="of:=CONCATENATE(&quot;UPDATE Complaint SET ICDCode='&quot;;[.E381];&quot;' where ComplaintId= &quot;;[.A381];&quot;&quot;)" office:value-type="string" office:string-value="UPDATE Complaint SET ICDCode='O24' where ComplaintId= 394">
            <text:p>UPDATE Complaint SET ICDCode='O24' where ComplaintId= 394</text:p>
          </table:table-cell>
        </table:table-row>
        <table:table-row table:style-name="ro2">
          <table:table-cell office:value-type="float" office:value="395">
            <text:p>395</text:p>
          </table:table-cell>
          <table:table-cell office:value-type="string">
            <text:p>diabetic retinopathy</text:p>
          </table:table-cell>
          <table:table-cell office:value-type="string">
            <text:p>diabetic retinopathy</text:p>
          </table:table-cell>
          <table:table-cell office:value-type="float" office:value="389">
            <text:p>389</text:p>
          </table:table-cell>
          <table:table-cell office:value-type="string">
            <text:p>H36.0</text:p>
          </table:table-cell>
          <table:table-cell table:formula="of:=CONCATENATE(&quot;UPDATE Complaint SET ICDCode='&quot;;[.E382];&quot;' where ComplaintId= &quot;;[.A382];&quot;&quot;)" office:value-type="string" office:string-value="UPDATE Complaint SET ICDCode='H36.0' where ComplaintId= 395">
            <text:p>UPDATE Complaint SET ICDCode='H36.0' where ComplaintId= 395</text:p>
          </table:table-cell>
        </table:table-row>
        <table:table-row table:style-name="ro2">
          <table:table-cell office:value-type="float" office:value="396">
            <text:p>396</text:p>
          </table:table-cell>
          <table:table-cell office:value-type="string">
            <text:p>diabetic nephropathy</text:p>
          </table:table-cell>
          <table:table-cell office:value-type="string">
            <text:p>diabetic nephropathy</text:p>
          </table:table-cell>
          <table:table-cell office:value-type="float" office:value="389">
            <text:p>389</text:p>
          </table:table-cell>
          <table:table-cell office:value-type="string">
            <text:p>N08.3</text:p>
          </table:table-cell>
          <table:table-cell table:formula="of:=CONCATENATE(&quot;UPDATE Complaint SET ICDCode='&quot;;[.E383];&quot;' where ComplaintId= &quot;;[.A383];&quot;&quot;)" office:value-type="string" office:string-value="UPDATE Complaint SET ICDCode='N08.3' where ComplaintId= 396">
            <text:p>UPDATE Complaint SET ICDCode='N08.3' where ComplaintId= 396</text:p>
          </table:table-cell>
        </table:table-row>
        <table:table-row table:style-name="ro2">
          <table:table-cell office:value-type="float" office:value="397">
            <text:p>397</text:p>
          </table:table-cell>
          <table:table-cell office:value-type="string">
            <text:p>diabetic neuropathy</text:p>
          </table:table-cell>
          <table:table-cell office:value-type="string">
            <text:p>diabetic neuropathy</text:p>
          </table:table-cell>
          <table:table-cell office:value-type="float" office:value="389">
            <text:p>389</text:p>
          </table:table-cell>
          <table:table-cell office:value-type="string">
            <text:p>G63.2</text:p>
          </table:table-cell>
          <table:table-cell table:formula="of:=CONCATENATE(&quot;UPDATE Complaint SET ICDCode='&quot;;[.E384];&quot;' where ComplaintId= &quot;;[.A384];&quot;&quot;)" office:value-type="string" office:string-value="UPDATE Complaint SET ICDCode='G63.2' where ComplaintId= 397">
            <text:p>UPDATE Complaint SET ICDCode='G63.2' where ComplaintId= 39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table:number-columns-repeated="2" office:value-type="string">
            <text:p>Diabetic foot</text:p>
          </table:table-cell>
          <table:table-cell office:value-type="float" office:value="389">
            <text:p>389</text:p>
          </table:table-cell>
          <table:table-cell office:value-type="string">
            <text:p>E10.5</text:p>
          </table:table-cell>
          <table:table-cell table:formula="of:=CONCATENATE(&quot;UPDATE Complaint SET ICDCode='&quot;;[.E385];&quot;' where ComplaintId= &quot;;[.A385];&quot;&quot;)" office:value-type="string" office:string-value="UPDATE Complaint SET ICDCode='E10.5' where ComplaintId= 398">
            <text:p>UPDATE Complaint SET ICDCode='E10.5' where ComplaintId= 398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table:number-columns-repeated="2" office:value-type="string">
            <text:p>DKA</text:p>
          </table:table-cell>
          <table:table-cell office:value-type="float" office:value="389">
            <text:p>389</text:p>
          </table:table-cell>
          <table:table-cell office:value-type="string">
            <text:p>E11.1</text:p>
          </table:table-cell>
          <table:table-cell table:formula="of:=CONCATENATE(&quot;UPDATE Complaint SET ICDCode='&quot;;[.E386];&quot;' where ComplaintId= &quot;;[.A386];&quot;&quot;)" office:value-type="string" office:string-value="UPDATE Complaint SET ICDCode='E11.1' where ComplaintId= 399">
            <text:p>UPDATE Complaint SET ICDCode='E11.1' where ComplaintId= 399</text:p>
          </table:table-cell>
        </table:table-row>
        <table:table-row table:style-name="ro2">
          <table:table-cell office:value-type="float" office:value="400">
            <text:p>400</text:p>
          </table:table-cell>
          <table:table-cell office:value-type="string">
            <text:p>Nonketotic hyperosmolar coma</text:p>
          </table:table-cell>
          <table:table-cell office:value-type="string">
            <text:p>Nonketotic hyperosmolar coma</text:p>
          </table:table-cell>
          <table:table-cell office:value-type="float" office:value="389">
            <text:p>389</text:p>
          </table:table-cell>
          <table:table-cell office:value-type="string">
            <text:p>E10.0</text:p>
          </table:table-cell>
          <table:table-cell table:formula="of:=CONCATENATE(&quot;UPDATE Complaint SET ICDCode='&quot;;[.E387];&quot;' where ComplaintId= &quot;;[.A387];&quot;&quot;)" office:value-type="string" office:string-value="UPDATE Complaint SET ICDCode='E10.0' where ComplaintId= 400">
            <text:p>UPDATE Complaint SET ICDCode='E10.0' where ComplaintId= 40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table:number-columns-repeated="2" office:value-type="string">
            <text:p>HHNS</text:p>
          </table:table-cell>
          <table:table-cell office:value-type="float" office:value="389">
            <text:p>389</text:p>
          </table:table-cell>
          <table:table-cell office:value-type="string">
            <text:p>E14.0</text:p>
          </table:table-cell>
          <table:table-cell table:formula="of:=CONCATENATE(&quot;UPDATE Complaint SET ICDCode='&quot;;[.E388];&quot;' where ComplaintId= &quot;;[.A388];&quot;&quot;)" office:value-type="string" office:string-value="UPDATE Complaint SET ICDCode='E14.0' where ComplaintId= 401">
            <text:p>UPDATE Complaint SET ICDCode='E14.0' where ComplaintId= 401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table:number-columns-repeated="2" office:value-type="string">
            <text:p>SYSTEMIC HYPERTENSION</text:p>
          </table:table-cell>
          <table:table-cell office:value-type="string">
            <text:p>NULL</text:p>
          </table:table-cell>
          <table:table-cell/>
          <table:table-cell table:formula="of:=CONCATENATE(&quot;UPDATE Complaint SET ICDCode='&quot;;[.E389];&quot;' where ComplaintId= &quot;;[.A389];&quot;&quot;)" office:value-type="string" office:string-value="UPDATE Complaint SET ICDCode='' where ComplaintId= 402">
            <text:p>UPDATE Complaint SET ICDCode='' where ComplaintId= 402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table:number-columns-repeated="2" office:value-type="string">
            <text:p>Essential hypertension</text:p>
          </table:table-cell>
          <table:table-cell office:value-type="float" office:value="402">
            <text:p>402</text:p>
          </table:table-cell>
          <table:table-cell office:value-type="string">
            <text:p>I10</text:p>
          </table:table-cell>
          <table:table-cell table:formula="of:=CONCATENATE(&quot;UPDATE Complaint SET ICDCode='&quot;;[.E390];&quot;' where ComplaintId= &quot;;[.A390];&quot;&quot;)" office:value-type="string" office:string-value="UPDATE Complaint SET ICDCode='I10' where ComplaintId= 403">
            <text:p>UPDATE Complaint SET ICDCode='I10' where ComplaintId= 403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table:number-columns-repeated="2" office:value-type="string">
            <text:p>PIH</text:p>
          </table:table-cell>
          <table:table-cell office:value-type="float" office:value="402">
            <text:p>402</text:p>
          </table:table-cell>
          <table:table-cell office:value-type="string">
            <text:p>O13</text:p>
          </table:table-cell>
          <table:table-cell table:formula="of:=CONCATENATE(&quot;UPDATE Complaint SET ICDCode='&quot;;[.E391];&quot;' where ComplaintId= &quot;;[.A391];&quot;&quot;)" office:value-type="string" office:string-value="UPDATE Complaint SET ICDCode='O13' where ComplaintId= 404">
            <text:p>UPDATE Complaint SET ICDCode='O13' where ComplaintId= 404</text:p>
          </table:table-cell>
        </table:table-row>
        <table:table-row table:style-name="ro2">
          <table:table-cell office:value-type="float" office:value="405">
            <text:p>405</text:p>
          </table:table-cell>
          <table:table-cell office:value-type="string">
            <text:p>Pre-hypertension</text:p>
          </table:table-cell>
          <table:table-cell office:value-type="string">
            <text:p>Pre-hypertension</text:p>
          </table:table-cell>
          <table:table-cell office:value-type="float" office:value="402">
            <text:p>402</text:p>
          </table:table-cell>
          <table:table-cell office:value-type="string">
            <text:p>R03.0</text:p>
          </table:table-cell>
          <table:table-cell table:formula="of:=CONCATENATE(&quot;UPDATE Complaint SET ICDCode='&quot;;[.E392];&quot;' where ComplaintId= &quot;;[.A392];&quot;&quot;)" office:value-type="string" office:string-value="UPDATE Complaint SET ICDCode='R03.0' where ComplaintId= 405">
            <text:p>UPDATE Complaint SET ICDCode='R03.0' where ComplaintId= 405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table:number-columns-repeated="2" office:value-type="string">
            <text:p>Malignant hypertension</text:p>
          </table:table-cell>
          <table:table-cell office:value-type="float" office:value="402">
            <text:p>402</text:p>
          </table:table-cell>
          <table:table-cell office:value-type="string">
            <text:p>I67.4</text:p>
          </table:table-cell>
          <table:table-cell table:formula="of:=CONCATENATE(&quot;UPDATE Complaint SET ICDCode='&quot;;[.E393];&quot;' where ComplaintId= &quot;;[.A393];&quot;&quot;)" office:value-type="string" office:string-value="UPDATE Complaint SET ICDCode='I67.4' where ComplaintId= 406">
            <text:p>UPDATE Complaint SET ICDCode='I67.4' where ComplaintId= 406</text:p>
          </table:table-cell>
        </table:table-row>
        <table:table-row table:style-name="ro2">
          <table:table-cell office:value-type="float" office:value="407">
            <text:p>407</text:p>
          </table:table-cell>
          <table:table-cell office:value-type="string">
            <text:p>Accelerrated hypertension</text:p>
          </table:table-cell>
          <table:table-cell office:value-type="string">
            <text:p>Accelerrated hypertension</text:p>
          </table:table-cell>
          <table:table-cell office:value-type="float" office:value="402">
            <text:p>402</text:p>
          </table:table-cell>
          <table:table-cell office:value-type="string">
            <text:p>I15.9</text:p>
          </table:table-cell>
          <table:table-cell table:formula="of:=CONCATENATE(&quot;UPDATE Complaint SET ICDCode='&quot;;[.E394];&quot;' where ComplaintId= &quot;;[.A394];&quot;&quot;)" office:value-type="string" office:string-value="UPDATE Complaint SET ICDCode='I15.9' where ComplaintId= 407">
            <text:p>UPDATE Complaint SET ICDCode='I15.9' where ComplaintId= 407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table:number-columns-repeated="2" office:value-type="string">
            <text:p>Renal hypertension</text:p>
          </table:table-cell>
          <table:table-cell office:value-type="float" office:value="402">
            <text:p>402</text:p>
          </table:table-cell>
          <table:table-cell office:value-type="string">
            <text:p>I15.0</text:p>
          </table:table-cell>
          <table:table-cell table:formula="of:=CONCATENATE(&quot;UPDATE Complaint SET ICDCode='&quot;;[.E395];&quot;' where ComplaintId= &quot;;[.A395];&quot;&quot;)" office:value-type="string" office:string-value="UPDATE Complaint SET ICDCode='I15.0' where ComplaintId= 408">
            <text:p>UPDATE Complaint SET ICDCode='I15.0' where ComplaintId= 408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table:number-columns-repeated="2" office:value-type="string">
            <text:p>DYSLIPIDEMIA</text:p>
          </table:table-cell>
          <table:table-cell office:value-type="string">
            <text:p>NULL</text:p>
          </table:table-cell>
          <table:table-cell/>
          <table:table-cell table:formula="of:=CONCATENATE(&quot;UPDATE Complaint SET ICDCode='&quot;;[.E396];&quot;' where ComplaintId= &quot;;[.A396];&quot;&quot;)" office:value-type="string" office:string-value="UPDATE Complaint SET ICDCode='' where ComplaintId= 409">
            <text:p>UPDATE Complaint SET ICDCode='' where ComplaintId= 409</text:p>
          </table:table-cell>
        </table:table-row>
        <table:table-row table:style-name="ro2">
          <table:table-cell office:value-type="float" office:value="410">
            <text:p>410</text:p>
          </table:table-cell>
          <table:table-cell office:value-type="string">
            <text:p>hypercholestrolemia</text:p>
          </table:table-cell>
          <table:table-cell office:value-type="string">
            <text:p>hypercholestrolemia</text:p>
          </table:table-cell>
          <table:table-cell office:value-type="float" office:value="409">
            <text:p>409</text:p>
          </table:table-cell>
          <table:table-cell office:value-type="string">
            <text:p>E78.0</text:p>
          </table:table-cell>
          <table:table-cell table:formula="of:=CONCATENATE(&quot;UPDATE Complaint SET ICDCode='&quot;;[.E397];&quot;' where ComplaintId= &quot;;[.A397];&quot;&quot;)" office:value-type="string" office:string-value="UPDATE Complaint SET ICDCode='E78.0' where ComplaintId= 410">
            <text:p>UPDATE Complaint SET ICDCode='E78.0' where ComplaintId= 410</text:p>
          </table:table-cell>
        </table:table-row>
        <table:table-row table:style-name="ro2">
          <table:table-cell office:value-type="float" office:value="411">
            <text:p>411</text:p>
          </table:table-cell>
          <table:table-cell office:value-type="string">
            <text:p>hyperlipidemia</text:p>
          </table:table-cell>
          <table:table-cell office:value-type="string">
            <text:p>hyperlipidemia</text:p>
          </table:table-cell>
          <table:table-cell office:value-type="float" office:value="409">
            <text:p>409</text:p>
          </table:table-cell>
          <table:table-cell office:value-type="string">
            <text:p>E78.2</text:p>
          </table:table-cell>
          <table:table-cell table:formula="of:=CONCATENATE(&quot;UPDATE Complaint SET ICDCode='&quot;;[.E398];&quot;' where ComplaintId= &quot;;[.A398];&quot;&quot;)" office:value-type="string" office:string-value="UPDATE Complaint SET ICDCode='E78.2' where ComplaintId= 411">
            <text:p>UPDATE Complaint SET ICDCode='E78.2' where ComplaintId= 411</text:p>
          </table:table-cell>
        </table:table-row>
        <table:table-row table:style-name="ro2">
          <table:table-cell office:value-type="float" office:value="412">
            <text:p>412</text:p>
          </table:table-cell>
          <table:table-cell office:value-type="string">
            <text:p>Hypertriglyceridemia </text:p>
          </table:table-cell>
          <table:table-cell office:value-type="string">
            <text:p>Hypertriglyceridemia </text:p>
          </table:table-cell>
          <table:table-cell office:value-type="float" office:value="409">
            <text:p>409</text:p>
          </table:table-cell>
          <table:table-cell office:value-type="string">
            <text:p>E78.1</text:p>
          </table:table-cell>
          <table:table-cell table:formula="of:=CONCATENATE(&quot;UPDATE Complaint SET ICDCode='&quot;;[.E399];&quot;' where ComplaintId= &quot;;[.A399];&quot;&quot;)" office:value-type="string" office:string-value="UPDATE Complaint SET ICDCode='E78.1' where ComplaintId= 412">
            <text:p>UPDATE Complaint SET ICDCode='E78.1' where ComplaintId= 412</text:p>
          </table:table-cell>
        </table:table-row>
        <table:table-row table:style-name="ro2">
          <table:table-cell office:value-type="float" office:value="413">
            <text:p>413</text:p>
          </table:table-cell>
          <table:table-cell office:value-type="string">
            <text:p>familial hyperlipidemia</text:p>
          </table:table-cell>
          <table:table-cell office:value-type="string">
            <text:p>familial hyperlipidemia</text:p>
          </table:table-cell>
          <table:table-cell office:value-type="float" office:value="409">
            <text:p>409</text:p>
          </table:table-cell>
          <table:table-cell office:value-type="string">
            <text:p>E78.4</text:p>
          </table:table-cell>
          <table:table-cell table:formula="of:=CONCATENATE(&quot;UPDATE Complaint SET ICDCode='&quot;;[.E400];&quot;' where ComplaintId= &quot;;[.A400];&quot;&quot;)" office:value-type="string" office:string-value="UPDATE Complaint SET ICDCode='E78.4' where ComplaintId= 413">
            <text:p>UPDATE Complaint SET ICDCode='E78.4' where ComplaintId= 413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table:number-columns-repeated="2" office:value-type="string">
            <text:p>MALE GENITALIA</text:p>
          </table:table-cell>
          <table:table-cell office:value-type="string">
            <text:p>NULL</text:p>
          </table:table-cell>
          <table:table-cell/>
          <table:table-cell table:formula="of:=CONCATENATE(&quot;UPDATE Complaint SET ICDCode='&quot;;[.E401];&quot;' where ComplaintId= &quot;;[.A401];&quot;&quot;)" office:value-type="string" office:string-value="UPDATE Complaint SET ICDCode='' where ComplaintId= 414">
            <text:p>UPDATE Complaint SET ICDCode='' where ComplaintId= 414</text:p>
          </table:table-cell>
        </table:table-row>
        <table:table-row table:style-name="ro2">
          <table:table-cell office:value-type="float" office:value="415">
            <text:p>415</text:p>
          </table:table-cell>
          <table:table-cell office:value-type="string">
            <text:p>Herpes genetalis </text:p>
          </table:table-cell>
          <table:table-cell office:value-type="string">
            <text:p>Herpes genetalis </text:p>
          </table:table-cell>
          <table:table-cell office:value-type="float" office:value="414">
            <text:p>414</text:p>
          </table:table-cell>
          <table:table-cell office:value-type="string">
            <text:p>A60.0</text:p>
          </table:table-cell>
          <table:table-cell table:formula="of:=CONCATENATE(&quot;UPDATE Complaint SET ICDCode='&quot;;[.E402];&quot;' where ComplaintId= &quot;;[.A402];&quot;&quot;)" office:value-type="string" office:string-value="UPDATE Complaint SET ICDCode='A60.0' where ComplaintId= 415">
            <text:p>UPDATE Complaint SET ICDCode='A60.0' where ComplaintId= 415</text:p>
          </table:table-cell>
        </table:table-row>
        <table:table-row table:style-name="ro2">
          <table:table-cell office:value-type="float" office:value="416">
            <text:p>416</text:p>
          </table:table-cell>
          <table:table-cell office:value-type="string">
            <text:p>Phimosis</text:p>
          </table:table-cell>
          <table:table-cell office:value-type="string">
            <text:p>Phimosis</text:p>
          </table:table-cell>
          <table:table-cell office:value-type="float" office:value="414">
            <text:p>414</text:p>
          </table:table-cell>
          <table:table-cell office:value-type="string">
            <text:p>N47</text:p>
          </table:table-cell>
          <table:table-cell table:formula="of:=CONCATENATE(&quot;UPDATE Complaint SET ICDCode='&quot;;[.E403];&quot;' where ComplaintId= &quot;;[.A403];&quot;&quot;)" office:value-type="string" office:string-value="UPDATE Complaint SET ICDCode='N47' where ComplaintId= 416">
            <text:p>UPDATE Complaint SET ICDCode='N47' where ComplaintId= 416</text:p>
          </table:table-cell>
        </table:table-row>
        <table:table-row table:style-name="ro2">
          <table:table-cell office:value-type="float" office:value="417">
            <text:p>417</text:p>
          </table:table-cell>
          <table:table-cell office:value-type="string">
            <text:p>Candidiasis</text:p>
          </table:table-cell>
          <table:table-cell office:value-type="string">
            <text:p>Candidiasis</text:p>
          </table:table-cell>
          <table:table-cell office:value-type="float" office:value="414">
            <text:p>414</text:p>
          </table:table-cell>
          <table:table-cell office:value-type="string">
            <text:p>B37.4</text:p>
          </table:table-cell>
          <table:table-cell table:formula="of:=CONCATENATE(&quot;UPDATE Complaint SET ICDCode='&quot;;[.E404];&quot;' where ComplaintId= &quot;;[.A404];&quot;&quot;)" office:value-type="string" office:string-value="UPDATE Complaint SET ICDCode='B37.4' where ComplaintId= 417">
            <text:p>UPDATE Complaint SET ICDCode='B37.4' where ComplaintId= 417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string">
            <text:p>Balanoprosthitis</text:p>
          </table:table-cell>
          <table:table-cell office:value-type="string">
            <text:p>Balanoprosthitis</text:p>
          </table:table-cell>
          <table:table-cell office:value-type="float" office:value="414">
            <text:p>414</text:p>
          </table:table-cell>
          <table:table-cell office:value-type="string">
            <text:p>N48.1</text:p>
          </table:table-cell>
          <table:table-cell table:formula="of:=CONCATENATE(&quot;UPDATE Complaint SET ICDCode='&quot;;[.E405];&quot;' where ComplaintId= &quot;;[.A405];&quot;&quot;)" office:value-type="string" office:string-value="UPDATE Complaint SET ICDCode='N48.1' where ComplaintId= 418">
            <text:p>UPDATE Complaint SET ICDCode='N48.1' where ComplaintId= 418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table:number-columns-repeated="2" office:value-type="string">
            <text:p>Chancre (male genitalia)</text:p>
          </table:table-cell>
          <table:table-cell office:value-type="float" office:value="414">
            <text:p>414</text:p>
          </table:table-cell>
          <table:table-cell office:value-type="string">
            <text:p>A57</text:p>
          </table:table-cell>
          <table:table-cell table:formula="of:=CONCATENATE(&quot;UPDATE Complaint SET ICDCode='&quot;;[.E406];&quot;' where ComplaintId= &quot;;[.A406];&quot;&quot;)" office:value-type="string" office:string-value="UPDATE Complaint SET ICDCode='A57' where ComplaintId= 419">
            <text:p>UPDATE Complaint SET ICDCode='A57' where ComplaintId= 419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table:number-columns-repeated="2" office:value-type="string">
            <text:p>Injury (or laceration)</text:p>
          </table:table-cell>
          <table:table-cell office:value-type="float" office:value="414">
            <text:p>414</text:p>
          </table:table-cell>
          <table:table-cell office:value-type="string">
            <text:p>S38.0</text:p>
          </table:table-cell>
          <table:table-cell table:formula="of:=CONCATENATE(&quot;UPDATE Complaint SET ICDCode='&quot;;[.E407];&quot;' where ComplaintId= &quot;;[.A407];&quot;&quot;)" office:value-type="string" office:string-value="UPDATE Complaint SET ICDCode='S38.0' where ComplaintId= 420">
            <text:p>UPDATE Complaint SET ICDCode='S38.0' where ComplaintId= 420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table:number-columns-repeated="2" office:value-type="string">
            <text:p>Erectile dysfunction</text:p>
          </table:table-cell>
          <table:table-cell office:value-type="float" office:value="414">
            <text:p>414</text:p>
          </table:table-cell>
          <table:table-cell office:value-type="string">
            <text:p>F52.2</text:p>
          </table:table-cell>
          <table:table-cell table:formula="of:=CONCATENATE(&quot;UPDATE Complaint SET ICDCode='&quot;;[.E408];&quot;' where ComplaintId= &quot;;[.A408];&quot;&quot;)" office:value-type="string" office:string-value="UPDATE Complaint SET ICDCode='F52.2' where ComplaintId= 421">
            <text:p>UPDATE Complaint SET ICDCode='F52.2' where ComplaintId= 421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table:number-columns-repeated="2" office:value-type="string">
            <text:p>Carcinoma (male genitalia)</text:p>
          </table:table-cell>
          <table:table-cell office:value-type="float" office:value="414">
            <text:p>414</text:p>
          </table:table-cell>
          <table:table-cell office:value-type="string">
            <text:p>C60</text:p>
          </table:table-cell>
          <table:table-cell table:formula="of:=CONCATENATE(&quot;UPDATE Complaint SET ICDCode='&quot;;[.E409];&quot;' where ComplaintId= &quot;;[.A409];&quot;&quot;)" office:value-type="string" office:string-value="UPDATE Complaint SET ICDCode='C60' where ComplaintId= 422">
            <text:p>UPDATE Complaint SET ICDCode='C60' where ComplaintId= 422</text:p>
          </table:table-cell>
        </table:table-row>
        <table:table-row table:style-name="ro2">
          <table:table-cell office:value-type="float" office:value="423">
            <text:p>423</text:p>
          </table:table-cell>
          <table:table-cell office:value-type="string">
            <text:p>Priapism</text:p>
          </table:table-cell>
          <table:table-cell office:value-type="string">
            <text:p>Priapism</text:p>
          </table:table-cell>
          <table:table-cell office:value-type="float" office:value="414">
            <text:p>414</text:p>
          </table:table-cell>
          <table:table-cell office:value-type="string">
            <text:p>N48.3</text:p>
          </table:table-cell>
          <table:table-cell table:formula="of:=CONCATENATE(&quot;UPDATE Complaint SET ICDCode='&quot;;[.E410];&quot;' where ComplaintId= &quot;;[.A410];&quot;&quot;)" office:value-type="string" office:string-value="UPDATE Complaint SET ICDCode='N48.3' where ComplaintId= 423">
            <text:p>UPDATE Complaint SET ICDCode='N48.3' where ComplaintId= 423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table:number-columns-repeated="2" office:value-type="string">
            <text:p>FEMALE GENITALIA</text:p>
          </table:table-cell>
          <table:table-cell office:value-type="string">
            <text:p>NULL</text:p>
          </table:table-cell>
          <table:table-cell/>
          <table:table-cell table:formula="of:=CONCATENATE(&quot;UPDATE Complaint SET ICDCode='&quot;;[.E411];&quot;' where ComplaintId= &quot;;[.A411];&quot;&quot;)" office:value-type="string" office:string-value="UPDATE Complaint SET ICDCode='' where ComplaintId= 425">
            <text:p>UPDATE Complaint SET ICDCode='' where ComplaintId= 425</text:p>
          </table:table-cell>
        </table:table-row>
        <table:table-row table:style-name="ro2">
          <table:table-cell office:value-type="float" office:value="426">
            <text:p>426</text:p>
          </table:table-cell>
          <table:table-cell office:value-type="string">
            <text:p>Vaginal Candidiasis</text:p>
          </table:table-cell>
          <table:table-cell office:value-type="string">
            <text:p>Vaginal Candidiasis</text:p>
          </table:table-cell>
          <table:table-cell office:value-type="float" office:value="425">
            <text:p>425</text:p>
          </table:table-cell>
          <table:table-cell office:value-type="string">
            <text:p>B37.3</text:p>
          </table:table-cell>
          <table:table-cell table:formula="of:=CONCATENATE(&quot;UPDATE Complaint SET ICDCode='&quot;;[.E412];&quot;' where ComplaintId= &quot;;[.A412];&quot;&quot;)" office:value-type="string" office:string-value="UPDATE Complaint SET ICDCode='B37.3' where ComplaintId= 426">
            <text:p>UPDATE Complaint SET ICDCode='B37.3' where ComplaintId= 426</text:p>
          </table:table-cell>
        </table:table-row>
        <table:table-row table:style-name="ro2">
          <table:table-cell office:value-type="float" office:value="427">
            <text:p>427</text:p>
          </table:table-cell>
          <table:table-cell office:value-type="string">
            <text:p>Herpes Genetalis </text:p>
          </table:table-cell>
          <table:table-cell office:value-type="string">
            <text:p>Herpes Genetalis </text:p>
          </table:table-cell>
          <table:table-cell office:value-type="float" office:value="425">
            <text:p>425</text:p>
          </table:table-cell>
          <table:table-cell office:value-type="string">
            <text:p>A60.0</text:p>
          </table:table-cell>
          <table:table-cell table:formula="of:=CONCATENATE(&quot;UPDATE Complaint SET ICDCode='&quot;;[.E413];&quot;' where ComplaintId= &quot;;[.A413];&quot;&quot;)" office:value-type="string" office:string-value="UPDATE Complaint SET ICDCode='A60.0' where ComplaintId= 427">
            <text:p>UPDATE Complaint SET ICDCode='A60.0' where ComplaintId= 427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table:number-columns-repeated="2" office:value-type="string">
            <text:p>WDPV</text:p>
          </table:table-cell>
          <table:table-cell office:value-type="float" office:value="425">
            <text:p>425</text:p>
          </table:table-cell>
          <table:table-cell office:value-type="string">
            <text:p>N89.8</text:p>
          </table:table-cell>
          <table:table-cell table:formula="of:=CONCATENATE(&quot;UPDATE Complaint SET ICDCode='&quot;;[.E414];&quot;' where ComplaintId= &quot;;[.A414];&quot;&quot;)" office:value-type="string" office:string-value="UPDATE Complaint SET ICDCode='N89.8' where ComplaintId= 428">
            <text:p>UPDATE Complaint SET ICDCode='N89.8' where ComplaintId= 428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table:number-columns-repeated="2" office:value-type="string">
            <text:p>Injury (female genitalia)</text:p>
          </table:table-cell>
          <table:table-cell office:value-type="float" office:value="425">
            <text:p>425</text:p>
          </table:table-cell>
          <table:table-cell office:value-type="string">
            <text:p>S38.0</text:p>
          </table:table-cell>
          <table:table-cell table:formula="of:=CONCATENATE(&quot;UPDATE Complaint SET ICDCode='&quot;;[.E415];&quot;' where ComplaintId= &quot;;[.A415];&quot;&quot;)" office:value-type="string" office:string-value="UPDATE Complaint SET ICDCode='S38.0' where ComplaintId= 429">
            <text:p>UPDATE Complaint SET ICDCode='S38.0' where ComplaintId= 429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table:number-columns-repeated="2" office:value-type="string">
            <text:p>Chancre (female genitalia)</text:p>
          </table:table-cell>
          <table:table-cell office:value-type="float" office:value="425">
            <text:p>425</text:p>
          </table:table-cell>
          <table:table-cell office:value-type="string">
            <text:p>A57</text:p>
          </table:table-cell>
          <table:table-cell table:formula="of:=CONCATENATE(&quot;UPDATE Complaint SET ICDCode='&quot;;[.E416];&quot;' where ComplaintId= &quot;;[.A416];&quot;&quot;)" office:value-type="string" office:string-value="UPDATE Complaint SET ICDCode='A57' where ComplaintId= 430">
            <text:p>UPDATE Complaint SET ICDCode='A57' where ComplaintId= 430</text:p>
          </table:table-cell>
        </table:table-row>
        <table:table-row table:style-name="ro2">
          <table:table-cell office:value-type="float" office:value="431">
            <text:p>431</text:p>
          </table:table-cell>
          <table:table-cell office:value-type="string">
            <text:p>Dyspareunia</text:p>
          </table:table-cell>
          <table:table-cell office:value-type="string">
            <text:p>Dyspareunia</text:p>
          </table:table-cell>
          <table:table-cell office:value-type="float" office:value="425">
            <text:p>425</text:p>
          </table:table-cell>
          <table:table-cell office:value-type="string">
            <text:p>F52.6</text:p>
          </table:table-cell>
          <table:table-cell table:formula="of:=CONCATENATE(&quot;UPDATE Complaint SET ICDCode='&quot;;[.E417];&quot;' where ComplaintId= &quot;;[.A417];&quot;&quot;)" office:value-type="string" office:string-value="UPDATE Complaint SET ICDCode='F52.6' where ComplaintId= 431">
            <text:p>UPDATE Complaint SET ICDCode='F52.6' where ComplaintId= 431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table:number-columns-repeated="2" office:value-type="string">
            <text:p>CASUALTY/EMERGENCY</text:p>
          </table:table-cell>
          <table:table-cell office:value-type="string">
            <text:p>NULL</text:p>
          </table:table-cell>
          <table:table-cell/>
          <table:table-cell table:formula="of:=CONCATENATE(&quot;UPDATE Complaint SET ICDCode='&quot;;[.E418];&quot;' where ComplaintId= &quot;;[.A418];&quot;&quot;)" office:value-type="string" office:string-value="UPDATE Complaint SET ICDCode='' where ComplaintId= 432">
            <text:p>UPDATE Complaint SET ICDCode='' where ComplaintId= 432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table:number-columns-repeated="2" office:value-type="string">
            <text:p>Injury</text:p>
          </table:table-cell>
          <table:table-cell office:value-type="float" office:value="432">
            <text:p>432</text:p>
          </table:table-cell>
          <table:table-cell office:value-type="string">
            <text:p>T14.9</text:p>
          </table:table-cell>
          <table:table-cell table:formula="of:=CONCATENATE(&quot;UPDATE Complaint SET ICDCode='&quot;;[.E419];&quot;' where ComplaintId= &quot;;[.A419];&quot;&quot;)" office:value-type="string" office:string-value="UPDATE Complaint SET ICDCode='T14.9' where ComplaintId= 433">
            <text:p>UPDATE Complaint SET ICDCode='T14.9' where ComplaintId= 433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table:number-columns-repeated="2" office:value-type="string">
            <text:p>Bites and stings</text:p>
          </table:table-cell>
          <table:table-cell office:value-type="float" office:value="432">
            <text:p>432</text:p>
          </table:table-cell>
          <table:table-cell office:value-type="string">
            <text:p>X29</text:p>
          </table:table-cell>
          <table:table-cell table:formula="of:=CONCATENATE(&quot;UPDATE Complaint SET ICDCode='&quot;;[.E420];&quot;' where ComplaintId= &quot;;[.A420];&quot;&quot;)" office:value-type="string" office:string-value="UPDATE Complaint SET ICDCode='X29' where ComplaintId= 434">
            <text:p>UPDATE Complaint SET ICDCode='X29' where ComplaintId= 434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table:number-columns-repeated="2" office:value-type="string">
            <text:p>Poisoning</text:p>
          </table:table-cell>
          <table:table-cell office:value-type="float" office:value="432">
            <text:p>432</text:p>
          </table:table-cell>
          <table:table-cell office:value-type="string">
            <text:p>X48</text:p>
          </table:table-cell>
          <table:table-cell table:formula="of:=CONCATENATE(&quot;UPDATE Complaint SET ICDCode='&quot;;[.E421];&quot;' where ComplaintId= &quot;;[.A421];&quot;&quot;)" office:value-type="string" office:string-value="UPDATE Complaint SET ICDCode='X48' where ComplaintId= 435">
            <text:p>UPDATE Complaint SET ICDCode='X48' where ComplaintId= 435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table:number-columns-repeated="2" office:value-type="string">
            <text:p>Burns</text:p>
          </table:table-cell>
          <table:table-cell office:value-type="float" office:value="432">
            <text:p>432</text:p>
          </table:table-cell>
          <table:table-cell office:value-type="string">
            <text:p>T29</text:p>
          </table:table-cell>
          <table:table-cell table:formula="of:=CONCATENATE(&quot;UPDATE Complaint SET ICDCode='&quot;;[.E422];&quot;' where ComplaintId= &quot;;[.A422];&quot;&quot;)" office:value-type="string" office:string-value="UPDATE Complaint SET ICDCode='T29' where ComplaintId= 436">
            <text:p>UPDATE Complaint SET ICDCode='T29' where ComplaintId= 436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table:number-columns-repeated="2" office:value-type="string">
            <text:p>Unconscious</text:p>
          </table:table-cell>
          <table:table-cell office:value-type="float" office:value="432">
            <text:p>432</text:p>
          </table:table-cell>
          <table:table-cell office:value-type="string">
            <text:p>F07.2</text:p>
          </table:table-cell>
          <table:table-cell table:formula="of:=CONCATENATE(&quot;UPDATE Complaint SET ICDCode='&quot;;[.E423];&quot;' where ComplaintId= &quot;;[.A423];&quot;&quot;)" office:value-type="string" office:string-value="UPDATE Complaint SET ICDCode='F07.2' where ComplaintId= 437">
            <text:p>UPDATE Complaint SET ICDCode='F07.2' where ComplaintId= 437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table:number-columns-repeated="2" office:value-type="string">
            <text:p>Stroke (CVA)</text:p>
          </table:table-cell>
          <table:table-cell office:value-type="float" office:value="432">
            <text:p>432</text:p>
          </table:table-cell>
          <table:table-cell office:value-type="string">
            <text:p>I64</text:p>
          </table:table-cell>
          <table:table-cell table:formula="of:=CONCATENATE(&quot;UPDATE Complaint SET ICDCode='&quot;;[.E424];&quot;' where ComplaintId= &quot;;[.A424];&quot;&quot;)" office:value-type="string" office:string-value="UPDATE Complaint SET ICDCode='I64' where ComplaintId= 438">
            <text:p>UPDATE Complaint SET ICDCode='I64' where ComplaintId= 438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table:number-columns-repeated="2" office:value-type="string">
            <text:p>NUTRITIONAL</text:p>
          </table:table-cell>
          <table:table-cell office:value-type="string">
            <text:p>NULL</text:p>
          </table:table-cell>
          <table:table-cell/>
          <table:table-cell table:formula="of:=CONCATENATE(&quot;UPDATE Complaint SET ICDCode='&quot;;[.E425];&quot;' where ComplaintId= &quot;;[.A425];&quot;&quot;)" office:value-type="string" office:string-value="UPDATE Complaint SET ICDCode='' where ComplaintId= 439">
            <text:p>UPDATE Complaint SET ICDCode='' where ComplaintId= 439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table:number-columns-repeated="2" office:value-type="string">
            <text:p>Obesity</text:p>
          </table:table-cell>
          <table:table-cell office:value-type="float" office:value="439">
            <text:p>439</text:p>
          </table:table-cell>
          <table:table-cell office:value-type="string">
            <text:p>E66</text:p>
          </table:table-cell>
          <table:table-cell table:formula="of:=CONCATENATE(&quot;UPDATE Complaint SET ICDCode='&quot;;[.E426];&quot;' where ComplaintId= &quot;;[.A426];&quot;&quot;)" office:value-type="string" office:string-value="UPDATE Complaint SET ICDCode='E66' where ComplaintId= 440">
            <text:p>UPDATE Complaint SET ICDCode='E66' where ComplaintId= 440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table:number-columns-repeated="2" office:value-type="string">
            <text:p>Vitamin deficiency</text:p>
          </table:table-cell>
          <table:table-cell office:value-type="float" office:value="439">
            <text:p>439</text:p>
          </table:table-cell>
          <table:table-cell office:value-type="string">
            <text:p>E53</text:p>
          </table:table-cell>
          <table:table-cell table:formula="of:=CONCATENATE(&quot;UPDATE Complaint SET ICDCode='&quot;;[.E427];&quot;' where ComplaintId= &quot;;[.A427];&quot;&quot;)" office:value-type="string" office:string-value="UPDATE Complaint SET ICDCode='E53' where ComplaintId= 442">
            <text:p>UPDATE Complaint SET ICDCode='E53' where ComplaintId= 442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table:number-columns-repeated="2" office:value-type="string">
            <text:p>Mineral deficiency </text:p>
          </table:table-cell>
          <table:table-cell office:value-type="float" office:value="439">
            <text:p>439</text:p>
          </table:table-cell>
          <table:table-cell office:value-type="string">
            <text:p>E61.8</text:p>
          </table:table-cell>
          <table:table-cell table:formula="of:=CONCATENATE(&quot;UPDATE Complaint SET ICDCode='&quot;;[.E428];&quot;' where ComplaintId= &quot;;[.A428];&quot;&quot;)" office:value-type="string" office:string-value="UPDATE Complaint SET ICDCode='E61.8' where ComplaintId= 443">
            <text:p>UPDATE Complaint SET ICDCode='E61.8' where ComplaintId= 443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table:number-columns-repeated="2" office:value-type="string">
            <text:p>Eating disorders</text:p>
          </table:table-cell>
          <table:table-cell office:value-type="float" office:value="439">
            <text:p>439</text:p>
          </table:table-cell>
          <table:table-cell office:value-type="string">
            <text:p>F50</text:p>
          </table:table-cell>
          <table:table-cell table:formula="of:=CONCATENATE(&quot;UPDATE Complaint SET ICDCode='&quot;;[.E429];&quot;' where ComplaintId= &quot;;[.A429];&quot;&quot;)" office:value-type="string" office:string-value="UPDATE Complaint SET ICDCode='F50' where ComplaintId= 444">
            <text:p>UPDATE Complaint SET ICDCode='F50' where ComplaintId= 444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table:number-columns-repeated="2" office:value-type="string">
            <text:p>Malnutrition / PEM</text:p>
          </table:table-cell>
          <table:table-cell office:value-type="float" office:value="439">
            <text:p>439</text:p>
          </table:table-cell>
          <table:table-cell office:value-type="string">
            <text:p>E44</text:p>
          </table:table-cell>
          <table:table-cell table:formula="of:=CONCATENATE(&quot;UPDATE Complaint SET ICDCode='&quot;;[.E430];&quot;' where ComplaintId= &quot;;[.A430];&quot;&quot;)" office:value-type="string" office:string-value="UPDATE Complaint SET ICDCode='E44' where ComplaintId= 445">
            <text:p>UPDATE Complaint SET ICDCode='E44' where ComplaintId= 445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table:number-columns-repeated="2" office:value-type="string">
            <text:p>FEMALE REPRODUCTIVE SYSTEM</text:p>
          </table:table-cell>
          <table:table-cell office:value-type="string">
            <text:p>NULL</text:p>
          </table:table-cell>
          <table:table-cell/>
          <table:table-cell table:formula="of:=CONCATENATE(&quot;UPDATE Complaint SET ICDCode='&quot;;[.E431];&quot;' where ComplaintId= &quot;;[.A431];&quot;&quot;)" office:value-type="string" office:string-value="UPDATE Complaint SET ICDCode='' where ComplaintId= 446">
            <text:p>UPDATE Complaint SET ICDCode='' where ComplaintId= 446</text:p>
          </table:table-cell>
        </table:table-row>
        <table:table-row table:style-name="ro2">
          <table:table-cell office:value-type="float" office:value="447">
            <text:p>447</text:p>
          </table:table-cell>
          <table:table-cell office:value-type="string">
            <text:p>Dysmennorhea</text:p>
          </table:table-cell>
          <table:table-cell office:value-type="string">
            <text:p>Dysmennorhea</text:p>
          </table:table-cell>
          <table:table-cell office:value-type="float" office:value="446">
            <text:p>446</text:p>
          </table:table-cell>
          <table:table-cell office:value-type="string">
            <text:p>N94.5</text:p>
          </table:table-cell>
          <table:table-cell table:formula="of:=CONCATENATE(&quot;UPDATE Complaint SET ICDCode='&quot;;[.E432];&quot;' where ComplaintId= &quot;;[.A432];&quot;&quot;)" office:value-type="string" office:string-value="UPDATE Complaint SET ICDCode='N94.5' where ComplaintId= 447">
            <text:p>UPDATE Complaint SET ICDCode='N94.5' where ComplaintId= 447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table:number-columns-repeated="2" office:value-type="string">
            <text:p>WDPV</text:p>
          </table:table-cell>
          <table:table-cell office:value-type="float" office:value="446">
            <text:p>446</text:p>
          </table:table-cell>
          <table:table-cell office:value-type="string">
            <text:p>N89.8</text:p>
          </table:table-cell>
          <table:table-cell table:formula="of:=CONCATENATE(&quot;UPDATE Complaint SET ICDCode='&quot;;[.E433];&quot;' where ComplaintId= &quot;;[.A433];&quot;&quot;)" office:value-type="string" office:string-value="UPDATE Complaint SET ICDCode='N89.8' where ComplaintId= 448">
            <text:p>UPDATE Complaint SET ICDCode='N89.8' where ComplaintId= 448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table:number-columns-repeated="2" office:value-type="string">
            <text:p>PMB</text:p>
          </table:table-cell>
          <table:table-cell office:value-type="float" office:value="446">
            <text:p>446</text:p>
          </table:table-cell>
          <table:table-cell office:value-type="string">
            <text:p>N95.0</text:p>
          </table:table-cell>
          <table:table-cell table:formula="of:=CONCATENATE(&quot;UPDATE Complaint SET ICDCode='&quot;;[.E434];&quot;' where ComplaintId= &quot;;[.A434];&quot;&quot;)" office:value-type="string" office:string-value="UPDATE Complaint SET ICDCode='N95.0' where ComplaintId= 449">
            <text:p>UPDATE Complaint SET ICDCode='N95.0' where ComplaintId= 449</text:p>
          </table:table-cell>
        </table:table-row>
        <table:table-row table:style-name="ro2">
          <table:table-cell office:value-type="float" office:value="450">
            <text:p>450</text:p>
          </table:table-cell>
          <table:table-cell office:value-type="string">
            <text:p>menorrhagia</text:p>
          </table:table-cell>
          <table:table-cell office:value-type="string">
            <text:p>menorrhagia</text:p>
          </table:table-cell>
          <table:table-cell office:value-type="float" office:value="446">
            <text:p>446</text:p>
          </table:table-cell>
          <table:table-cell office:value-type="string">
            <text:p>N92.1</text:p>
          </table:table-cell>
          <table:table-cell table:formula="of:=CONCATENATE(&quot;UPDATE Complaint SET ICDCode='&quot;;[.E435];&quot;' where ComplaintId= &quot;;[.A435];&quot;&quot;)" office:value-type="string" office:string-value="UPDATE Complaint SET ICDCode='N92.1' where ComplaintId= 450">
            <text:p>UPDATE Complaint SET ICDCode='N92.1' where ComplaintId= 450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table:number-columns-repeated="2" office:value-type="string">
            <text:p>thrush</text:p>
          </table:table-cell>
          <table:table-cell office:value-type="float" office:value="446">
            <text:p>446</text:p>
          </table:table-cell>
          <table:table-cell office:value-type="string">
            <text:p>B37.3</text:p>
          </table:table-cell>
          <table:table-cell table:formula="of:=CONCATENATE(&quot;UPDATE Complaint SET ICDCode='&quot;;[.E436];&quot;' where ComplaintId= &quot;;[.A436];&quot;&quot;)" office:value-type="string" office:string-value="UPDATE Complaint SET ICDCode='B37.3' where ComplaintId= 451">
            <text:p>UPDATE Complaint SET ICDCode='B37.3' where ComplaintId= 451</text:p>
          </table:table-cell>
        </table:table-row>
        <table:table-row table:style-name="ro2">
          <table:table-cell office:value-type="float" office:value="452">
            <text:p>452</text:p>
          </table:table-cell>
          <table:table-cell office:value-type="string">
            <text:p>Dysparenuia</text:p>
          </table:table-cell>
          <table:table-cell office:value-type="string">
            <text:p>Dysparenuia</text:p>
          </table:table-cell>
          <table:table-cell office:value-type="float" office:value="446">
            <text:p>446</text:p>
          </table:table-cell>
          <table:table-cell office:value-type="string">
            <text:p>F52.6</text:p>
          </table:table-cell>
          <table:table-cell table:formula="of:=CONCATENATE(&quot;UPDATE Complaint SET ICDCode='&quot;;[.E437];&quot;' where ComplaintId= &quot;;[.A437];&quot;&quot;)" office:value-type="string" office:string-value="UPDATE Complaint SET ICDCode='F52.6' where ComplaintId= 452">
            <text:p>UPDATE Complaint SET ICDCode='F52.6' where ComplaintId= 452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table:number-columns-repeated="2" office:value-type="string">
            <text:p>Infertility</text:p>
          </table:table-cell>
          <table:table-cell office:value-type="float" office:value="446">
            <text:p>446</text:p>
          </table:table-cell>
          <table:table-cell office:value-type="string">
            <text:p>N97</text:p>
          </table:table-cell>
          <table:table-cell table:formula="of:=CONCATENATE(&quot;UPDATE Complaint SET ICDCode='&quot;;[.E438];&quot;' where ComplaintId= &quot;;[.A438];&quot;&quot;)" office:value-type="string" office:string-value="UPDATE Complaint SET ICDCode='N97' where ComplaintId= 453">
            <text:p>UPDATE Complaint SET ICDCode='N97' where ComplaintId= 453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table:number-columns-repeated="2" office:value-type="string">
            <text:p>MALE REPRODUCTIVE SYSTEM</text:p>
          </table:table-cell>
          <table:table-cell office:value-type="string">
            <text:p>NULL</text:p>
          </table:table-cell>
          <table:table-cell/>
          <table:table-cell table:formula="of:=CONCATENATE(&quot;UPDATE Complaint SET ICDCode='&quot;;[.E439];&quot;' where ComplaintId= &quot;;[.A439];&quot;&quot;)" office:value-type="string" office:string-value="UPDATE Complaint SET ICDCode='' where ComplaintId= 454">
            <text:p>UPDATE Complaint SET ICDCode='' where ComplaintId= 454</text:p>
          </table:table-cell>
        </table:table-row>
        <table:table-row table:style-name="ro2">
          <table:table-cell office:value-type="float" office:value="455">
            <text:p>455</text:p>
          </table:table-cell>
          <table:table-cell office:value-type="string">
            <text:p>Hydrocoele</text:p>
          </table:table-cell>
          <table:table-cell office:value-type="string">
            <text:p>Hydrocoele</text:p>
          </table:table-cell>
          <table:table-cell office:value-type="float" office:value="454">
            <text:p>454</text:p>
          </table:table-cell>
          <table:table-cell office:value-type="string">
            <text:p>N43</text:p>
          </table:table-cell>
          <table:table-cell table:formula="of:=CONCATENATE(&quot;UPDATE Complaint SET ICDCode='&quot;;[.E440];&quot;' where ComplaintId= &quot;;[.A440];&quot;&quot;)" office:value-type="string" office:string-value="UPDATE Complaint SET ICDCode='N43' where ComplaintId= 455">
            <text:p>UPDATE Complaint SET ICDCode='N43' where ComplaintId= 455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table:number-columns-repeated="2" office:value-type="string">
            <text:p>Erectile dysfunction</text:p>
          </table:table-cell>
          <table:table-cell office:value-type="float" office:value="454">
            <text:p>454</text:p>
          </table:table-cell>
          <table:table-cell office:value-type="string">
            <text:p>F52.2</text:p>
          </table:table-cell>
          <table:table-cell table:formula="of:=CONCATENATE(&quot;UPDATE Complaint SET ICDCode='&quot;;[.E441];&quot;' where ComplaintId= &quot;;[.A441];&quot;&quot;)" office:value-type="string" office:string-value="UPDATE Complaint SET ICDCode='F52.2' where ComplaintId= 456">
            <text:p>UPDATE Complaint SET ICDCode='F52.2' where ComplaintId= 456</text:p>
          </table:table-cell>
        </table:table-row>
        <table:table-row table:style-name="ro2">
          <table:table-cell office:value-type="float" office:value="457">
            <text:p>457</text:p>
          </table:table-cell>
          <table:table-cell office:value-type="string">
            <text:p>Varicocoele</text:p>
          </table:table-cell>
          <table:table-cell office:value-type="string">
            <text:p>Varicocoele</text:p>
          </table:table-cell>
          <table:table-cell office:value-type="float" office:value="454">
            <text:p>454</text:p>
          </table:table-cell>
          <table:table-cell office:value-type="string">
            <text:p>I86.1</text:p>
          </table:table-cell>
          <table:table-cell table:formula="of:=CONCATENATE(&quot;UPDATE Complaint SET ICDCode='&quot;;[.E442];&quot;' where ComplaintId= &quot;;[.A442];&quot;&quot;)" office:value-type="string" office:string-value="UPDATE Complaint SET ICDCode='I86.1' where ComplaintId= 457">
            <text:p>UPDATE Complaint SET ICDCode='I86.1' where ComplaintId= 457</text:p>
          </table:table-cell>
        </table:table-row>
        <table:table-row table:style-name="ro2">
          <table:table-cell office:value-type="float" office:value="458">
            <text:p>458</text:p>
          </table:table-cell>
          <table:table-cell office:value-type="string">
            <text:p>Oligospermia</text:p>
          </table:table-cell>
          <table:table-cell office:value-type="string">
            <text:p>Oligospermia</text:p>
          </table:table-cell>
          <table:table-cell office:value-type="float" office:value="454">
            <text:p>454</text:p>
          </table:table-cell>
          <table:table-cell office:value-type="string">
            <text:p>N46</text:p>
          </table:table-cell>
          <table:table-cell table:formula="of:=CONCATENATE(&quot;UPDATE Complaint SET ICDCode='&quot;;[.E443];&quot;' where ComplaintId= &quot;;[.A443];&quot;&quot;)" office:value-type="string" office:string-value="UPDATE Complaint SET ICDCode='N46' where ComplaintId= 458">
            <text:p>UPDATE Complaint SET ICDCode='N46' where ComplaintId= 458</text:p>
          </table:table-cell>
        </table:table-row>
        <table:table-row table:style-name="ro2">
          <table:table-cell office:value-type="float" office:value="459">
            <text:p>459</text:p>
          </table:table-cell>
          <table:table-cell office:value-type="string">
            <text:p>Azoospermia</text:p>
          </table:table-cell>
          <table:table-cell office:value-type="string">
            <text:p>Azoospermia</text:p>
          </table:table-cell>
          <table:table-cell office:value-type="float" office:value="454">
            <text:p>454</text:p>
          </table:table-cell>
          <table:table-cell office:value-type="string">
            <text:p>N46</text:p>
          </table:table-cell>
          <table:table-cell table:formula="of:=CONCATENATE(&quot;UPDATE Complaint SET ICDCode='&quot;;[.E444];&quot;' where ComplaintId= &quot;;[.A444];&quot;&quot;)" office:value-type="string" office:string-value="UPDATE Complaint SET ICDCode='N46' where ComplaintId= 459">
            <text:p>UPDATE Complaint SET ICDCode='N46' where ComplaintId= 459</text:p>
          </table:table-cell>
        </table:table-row>
        <table:table-row table:style-name="ro2">
          <table:table-cell office:value-type="float" office:value="460">
            <text:p>460</text:p>
          </table:table-cell>
          <table:table-cell office:value-type="string">
            <text:p>Seminoma</text:p>
          </table:table-cell>
          <table:table-cell office:value-type="string">
            <text:p>Seminoma</text:p>
          </table:table-cell>
          <table:table-cell office:value-type="float" office:value="454">
            <text:p>454</text:p>
          </table:table-cell>
          <table:table-cell office:value-type="string">
            <text:p>C62</text:p>
          </table:table-cell>
          <table:table-cell table:formula="of:=CONCATENATE(&quot;UPDATE Complaint SET ICDCode='&quot;;[.E445];&quot;' where ComplaintId= &quot;;[.A445];&quot;&quot;)" office:value-type="string" office:string-value="UPDATE Complaint SET ICDCode='C62' where ComplaintId= 460">
            <text:p>UPDATE Complaint SET ICDCode='C62' where ComplaintId= 460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table:number-columns-repeated="2" office:value-type="string">
            <text:p>Carcinoma (Penis)</text:p>
          </table:table-cell>
          <table:table-cell office:value-type="float" office:value="454">
            <text:p>454</text:p>
          </table:table-cell>
          <table:table-cell office:value-type="string">
            <text:p>C60</text:p>
          </table:table-cell>
          <table:table-cell table:formula="of:=CONCATENATE(&quot;UPDATE Complaint SET ICDCode='&quot;;[.E446];&quot;' where ComplaintId= &quot;;[.A446];&quot;&quot;)" office:value-type="string" office:string-value="UPDATE Complaint SET ICDCode='C60' where ComplaintId= 461">
            <text:p>UPDATE Complaint SET ICDCode='C60' where ComplaintId= 461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table:number-columns-repeated="2" office:value-type="string">
            <text:p>Undescended testes</text:p>
          </table:table-cell>
          <table:table-cell office:value-type="float" office:value="454">
            <text:p>454</text:p>
          </table:table-cell>
          <table:table-cell office:value-type="string">
            <text:p>Q53</text:p>
          </table:table-cell>
          <table:table-cell table:formula="of:=CONCATENATE(&quot;UPDATE Complaint SET ICDCode='&quot;;[.E447];&quot;' where ComplaintId= &quot;;[.A447];&quot;&quot;)" office:value-type="string" office:string-value="UPDATE Complaint SET ICDCode='Q53' where ComplaintId= 462">
            <text:p>UPDATE Complaint SET ICDCode='Q53' where ComplaintId= 462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string">
            <text:p>Haematocoele</text:p>
          </table:table-cell>
          <table:table-cell office:value-type="string">
            <text:p>Haematocoele</text:p>
          </table:table-cell>
          <table:table-cell office:value-type="float" office:value="454">
            <text:p>454</text:p>
          </table:table-cell>
          <table:table-cell office:value-type="string">
            <text:p>N50.1</text:p>
          </table:table-cell>
          <table:table-cell table:formula="of:=CONCATENATE(&quot;UPDATE Complaint SET ICDCode='&quot;;[.E448];&quot;' where ComplaintId= &quot;;[.A448];&quot;&quot;)" office:value-type="string" office:string-value="UPDATE Complaint SET ICDCode='N50.1' where ComplaintId= 463">
            <text:p>UPDATE Complaint SET ICDCode='N50.1' where ComplaintId= 463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table:number-columns-repeated="2" office:value-type="string">
            <text:p>HEMATOLOGY</text:p>
          </table:table-cell>
          <table:table-cell office:value-type="string">
            <text:p>NULL</text:p>
          </table:table-cell>
          <table:table-cell/>
          <table:table-cell table:formula="of:=CONCATENATE(&quot;UPDATE Complaint SET ICDCode='&quot;;[.E449];&quot;' where ComplaintId= &quot;;[.A449];&quot;&quot;)" office:value-type="string" office:string-value="UPDATE Complaint SET ICDCode='' where ComplaintId= 464">
            <text:p>UPDATE Complaint SET ICDCode='' where ComplaintId= 464</text:p>
          </table:table-cell>
        </table:table-row>
        <table:table-row table:style-name="ro2">
          <table:table-cell office:value-type="float" office:value="465">
            <text:p>465</text:p>
          </table:table-cell>
          <table:table-cell office:value-type="string">
            <text:p>Anaemia</text:p>
          </table:table-cell>
          <table:table-cell office:value-type="string">
            <text:p>Anaemia</text:p>
          </table:table-cell>
          <table:table-cell office:value-type="float" office:value="464">
            <text:p>464</text:p>
          </table:table-cell>
          <table:table-cell office:value-type="string">
            <text:p>D64.8</text:p>
          </table:table-cell>
          <table:table-cell table:formula="of:=CONCATENATE(&quot;UPDATE Complaint SET ICDCode='&quot;;[.E450];&quot;' where ComplaintId= &quot;;[.A450];&quot;&quot;)" office:value-type="string" office:string-value="UPDATE Complaint SET ICDCode='D64.8' where ComplaintId= 465">
            <text:p>UPDATE Complaint SET ICDCode='D64.8' where ComplaintId= 465</text:p>
          </table:table-cell>
        </table:table-row>
        <table:table-row table:style-name="ro2">
          <table:table-cell office:value-type="float" office:value="466">
            <text:p>466</text:p>
          </table:table-cell>
          <table:table-cell office:value-type="string">
            <text:p>Thrombocytopenia</text:p>
          </table:table-cell>
          <table:table-cell office:value-type="string">
            <text:p>Thrombocytopenia</text:p>
          </table:table-cell>
          <table:table-cell office:value-type="float" office:value="464">
            <text:p>464</text:p>
          </table:table-cell>
          <table:table-cell office:value-type="string">
            <text:p>D69.5</text:p>
          </table:table-cell>
          <table:table-cell table:formula="of:=CONCATENATE(&quot;UPDATE Complaint SET ICDCode='&quot;;[.E451];&quot;' where ComplaintId= &quot;;[.A451];&quot;&quot;)" office:value-type="string" office:string-value="UPDATE Complaint SET ICDCode='D69.5' where ComplaintId= 466">
            <text:p>UPDATE Complaint SET ICDCode='D69.5' where ComplaintId= 466</text:p>
          </table:table-cell>
        </table:table-row>
        <table:table-row table:style-name="ro2">
          <table:table-cell office:value-type="float" office:value="467">
            <text:p>467</text:p>
          </table:table-cell>
          <table:table-cell office:value-type="string">
            <text:p>Pancytopenia</text:p>
          </table:table-cell>
          <table:table-cell office:value-type="string">
            <text:p>Pancytopenia</text:p>
          </table:table-cell>
          <table:table-cell office:value-type="float" office:value="464">
            <text:p>464</text:p>
          </table:table-cell>
          <table:table-cell office:value-type="string">
            <text:p>D61.0</text:p>
          </table:table-cell>
          <table:table-cell table:formula="of:=CONCATENATE(&quot;UPDATE Complaint SET ICDCode='&quot;;[.E452];&quot;' where ComplaintId= &quot;;[.A452];&quot;&quot;)" office:value-type="string" office:string-value="UPDATE Complaint SET ICDCode='D61.0' where ComplaintId= 467">
            <text:p>UPDATE Complaint SET ICDCode='D61.0' where ComplaintId= 467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table:number-columns-repeated="2" office:value-type="string">
            <text:p>Leukemia</text:p>
          </table:table-cell>
          <table:table-cell office:value-type="float" office:value="464">
            <text:p>464</text:p>
          </table:table-cell>
          <table:table-cell office:value-type="string">
            <text:p>C94.7</text:p>
          </table:table-cell>
          <table:table-cell table:formula="of:=CONCATENATE(&quot;UPDATE Complaint SET ICDCode='&quot;;[.E453];&quot;' where ComplaintId= &quot;;[.A453];&quot;&quot;)" office:value-type="string" office:string-value="UPDATE Complaint SET ICDCode='C94.7' where ComplaintId= 468">
            <text:p>UPDATE Complaint SET ICDCode='C94.7' where ComplaintId= 468</text:p>
          </table:table-cell>
        </table:table-row>
        <table:table-row table:style-name="ro2">
          <table:table-cell office:value-type="float" office:value="469">
            <text:p>469</text:p>
          </table:table-cell>
          <table:table-cell office:value-type="string">
            <text:p>Polycythaemia Vera</text:p>
          </table:table-cell>
          <table:table-cell office:value-type="string">
            <text:p>Polycythaemia Vera</text:p>
          </table:table-cell>
          <table:table-cell office:value-type="float" office:value="464">
            <text:p>464</text:p>
          </table:table-cell>
          <table:table-cell office:value-type="string">
            <text:p>D45</text:p>
          </table:table-cell>
          <table:table-cell table:formula="of:=CONCATENATE(&quot;UPDATE Complaint SET ICDCode='&quot;;[.E454];&quot;' where ComplaintId= &quot;;[.A454];&quot;&quot;)" office:value-type="string" office:string-value="UPDATE Complaint SET ICDCode='D45' where ComplaintId= 469">
            <text:p>UPDATE Complaint SET ICDCode='D45' where ComplaintId= 469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table:number-columns-repeated="2" office:value-type="string">
            <text:p>NOSE</text:p>
          </table:table-cell>
          <table:table-cell office:value-type="string">
            <text:p>NULL</text:p>
          </table:table-cell>
          <table:table-cell/>
          <table:table-cell table:formula="of:=CONCATENATE(&quot;UPDATE Complaint SET ICDCode='&quot;;[.E455];&quot;' where ComplaintId= &quot;;[.A455];&quot;&quot;)" office:value-type="string" office:string-value="UPDATE Complaint SET ICDCode='' where ComplaintId= 470">
            <text:p>UPDATE Complaint SET ICDCode='' where ComplaintId= 470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table:number-columns-repeated="2" office:value-type="string">
            <text:p>Viral URI</text:p>
          </table:table-cell>
          <table:table-cell office:value-type="float" office:value="470">
            <text:p>470</text:p>
          </table:table-cell>
          <table:table-cell office:value-type="string">
            <text:p>J06.9</text:p>
          </table:table-cell>
          <table:table-cell table:formula="of:=CONCATENATE(&quot;UPDATE Complaint SET ICDCode='&quot;;[.E456];&quot;' where ComplaintId= &quot;;[.A456];&quot;&quot;)" office:value-type="string" office:string-value="UPDATE Complaint SET ICDCode='J06.9' where ComplaintId= 471">
            <text:p>UPDATE Complaint SET ICDCode='J06.9' where ComplaintId= 471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table:number-columns-repeated="2" office:value-type="string">
            <text:p>Maxillary Sinusitis</text:p>
          </table:table-cell>
          <table:table-cell office:value-type="float" office:value="470">
            <text:p>470</text:p>
          </table:table-cell>
          <table:table-cell office:value-type="string">
            <text:p>J01.0</text:p>
          </table:table-cell>
          <table:table-cell table:formula="of:=CONCATENATE(&quot;UPDATE Complaint SET ICDCode='&quot;;[.E457];&quot;' where ComplaintId= &quot;;[.A457];&quot;&quot;)" office:value-type="string" office:string-value="UPDATE Complaint SET ICDCode='J01.0' where ComplaintId= 472">
            <text:p>UPDATE Complaint SET ICDCode='J01.0' where ComplaintId= 472</text:p>
          </table:table-cell>
        </table:table-row>
        <table:table-row table:style-name="ro2">
          <table:table-cell office:value-type="float" office:value="473">
            <text:p>473</text:p>
          </table:table-cell>
          <table:table-cell office:value-type="string">
            <text:p>Ethmoidal Sinusitis</text:p>
          </table:table-cell>
          <table:table-cell office:value-type="string">
            <text:p>Ethmoidal Sinusitis</text:p>
          </table:table-cell>
          <table:table-cell office:value-type="float" office:value="470">
            <text:p>470</text:p>
          </table:table-cell>
          <table:table-cell office:value-type="string">
            <text:p>J01.2</text:p>
          </table:table-cell>
          <table:table-cell table:formula="of:=CONCATENATE(&quot;UPDATE Complaint SET ICDCode='&quot;;[.E458];&quot;' where ComplaintId= &quot;;[.A458];&quot;&quot;)" office:value-type="string" office:string-value="UPDATE Complaint SET ICDCode='J01.2' where ComplaintId= 473">
            <text:p>UPDATE Complaint SET ICDCode='J01.2' where ComplaintId= 473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table:number-columns-repeated="2" office:value-type="string">
            <text:p>Acne (nose)</text:p>
          </table:table-cell>
          <table:table-cell office:value-type="float" office:value="470">
            <text:p>470</text:p>
          </table:table-cell>
          <table:table-cell office:value-type="string">
            <text:p>L70.8</text:p>
          </table:table-cell>
          <table:table-cell table:formula="of:=CONCATENATE(&quot;UPDATE Complaint SET ICDCode='&quot;;[.E459];&quot;' where ComplaintId= &quot;;[.A459];&quot;&quot;)" office:value-type="string" office:string-value="UPDATE Complaint SET ICDCode='L70.8' where ComplaintId= 474">
            <text:p>UPDATE Complaint SET ICDCode='L70.8' where ComplaintId= 474</text:p>
          </table:table-cell>
        </table:table-row>
        <table:table-row table:style-name="ro2">
          <table:table-cell office:value-type="float" office:value="475">
            <text:p>475</text:p>
          </table:table-cell>
          <table:table-cell office:value-type="string">
            <text:p>Epistaxis</text:p>
          </table:table-cell>
          <table:table-cell office:value-type="string">
            <text:p>Epistaxis</text:p>
          </table:table-cell>
          <table:table-cell office:value-type="float" office:value="470">
            <text:p>470</text:p>
          </table:table-cell>
          <table:table-cell office:value-type="string">
            <text:p>R04.0</text:p>
          </table:table-cell>
          <table:table-cell table:formula="of:=CONCATENATE(&quot;UPDATE Complaint SET ICDCode='&quot;;[.E460];&quot;' where ComplaintId= &quot;;[.A460];&quot;&quot;)" office:value-type="string" office:string-value="UPDATE Complaint SET ICDCode='R04.0' where ComplaintId= 475">
            <text:p>UPDATE Complaint SET ICDCode='R04.0' where ComplaintId= 475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table:number-columns-repeated="2" office:value-type="string">
            <text:p>Blocked Nose</text:p>
          </table:table-cell>
          <table:table-cell office:value-type="float" office:value="470">
            <text:p>470</text:p>
          </table:table-cell>
          <table:table-cell office:value-type="string">
            <text:p>J34</text:p>
          </table:table-cell>
          <table:table-cell table:formula="of:=CONCATENATE(&quot;UPDATE Complaint SET ICDCode='&quot;;[.E461];&quot;' where ComplaintId= &quot;;[.A461];&quot;&quot;)" office:value-type="string" office:string-value="UPDATE Complaint SET ICDCode='J34' where ComplaintId= 476">
            <text:p>UPDATE Complaint SET ICDCode='J34' where ComplaintId= 476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table:number-columns-repeated="2" office:value-type="string">
            <text:p>Allergic Rhinitis</text:p>
          </table:table-cell>
          <table:table-cell office:value-type="float" office:value="470">
            <text:p>470</text:p>
          </table:table-cell>
          <table:table-cell office:value-type="string">
            <text:p>J30.2</text:p>
          </table:table-cell>
          <table:table-cell table:formula="of:=CONCATENATE(&quot;UPDATE Complaint SET ICDCode='&quot;;[.E462];&quot;' where ComplaintId= &quot;;[.A462];&quot;&quot;)" office:value-type="string" office:string-value="UPDATE Complaint SET ICDCode='J30.2' where ComplaintId= 477">
            <text:p>UPDATE Complaint SET ICDCode='J30.2' where ComplaintId= 477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table:number-columns-repeated="2" office:value-type="string">
            <text:p>Foreign Body (Nose)</text:p>
          </table:table-cell>
          <table:table-cell office:value-type="float" office:value="470">
            <text:p>470</text:p>
          </table:table-cell>
          <table:table-cell office:value-type="string">
            <text:p>T17.1</text:p>
          </table:table-cell>
          <table:table-cell table:formula="of:=CONCATENATE(&quot;UPDATE Complaint SET ICDCode='&quot;;[.E463];&quot;' where ComplaintId= &quot;;[.A463];&quot;&quot;)" office:value-type="string" office:string-value="UPDATE Complaint SET ICDCode='T17.1' where ComplaintId= 478">
            <text:p>UPDATE Complaint SET ICDCode='T17.1' where ComplaintId= 478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table:number-columns-repeated="2" office:value-type="string">
            <text:p>Nasal Maxillary Polyp</text:p>
          </table:table-cell>
          <table:table-cell office:value-type="float" office:value="470">
            <text:p>470</text:p>
          </table:table-cell>
          <table:table-cell office:value-type="string">
            <text:p>J33.0</text:p>
          </table:table-cell>
          <table:table-cell table:formula="of:=CONCATENATE(&quot;UPDATE Complaint SET ICDCode='&quot;;[.E464];&quot;' where ComplaintId= &quot;;[.A464];&quot;&quot;)" office:value-type="string" office:string-value="UPDATE Complaint SET ICDCode='J33.0' where ComplaintId= 479">
            <text:p>UPDATE Complaint SET ICDCode='J33.0' where ComplaintId= 479</text:p>
          </table:table-cell>
        </table:table-row>
        <table:table-row table:style-name="ro2">
          <table:table-cell office:value-type="float" office:value="480">
            <text:p>480</text:p>
          </table:table-cell>
          <table:table-cell office:value-type="string">
            <text:p>Nasal Ethmoidal Polyp</text:p>
          </table:table-cell>
          <table:table-cell office:value-type="string">
            <text:p>Nasal Ethmoidal Polyp</text:p>
          </table:table-cell>
          <table:table-cell office:value-type="float" office:value="470">
            <text:p>470</text:p>
          </table:table-cell>
          <table:table-cell office:value-type="string">
            <text:p>J33.0</text:p>
          </table:table-cell>
          <table:table-cell table:formula="of:=CONCATENATE(&quot;UPDATE Complaint SET ICDCode='&quot;;[.E465];&quot;' where ComplaintId= &quot;;[.A465];&quot;&quot;)" office:value-type="string" office:string-value="UPDATE Complaint SET ICDCode='J33.0' where ComplaintId= 480">
            <text:p>UPDATE Complaint SET ICDCode='J33.0' where ComplaintId= 480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table:number-columns-repeated="2" office:value-type="string">
            <text:p>DNS</text:p>
          </table:table-cell>
          <table:table-cell office:value-type="float" office:value="470">
            <text:p>470</text:p>
          </table:table-cell>
          <table:table-cell office:value-type="string">
            <text:p>J34.2</text:p>
          </table:table-cell>
          <table:table-cell table:formula="of:=CONCATENATE(&quot;UPDATE Complaint SET ICDCode='&quot;;[.E466];&quot;' where ComplaintId= &quot;;[.A466];&quot;&quot;)" office:value-type="string" office:string-value="UPDATE Complaint SET ICDCode='J34.2' where ComplaintId= 481">
            <text:p>UPDATE Complaint SET ICDCode='J34.2' where ComplaintId= 481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table:number-columns-repeated="2" office:value-type="string">
            <text:p>Turbinate hypertrophy</text:p>
          </table:table-cell>
          <table:table-cell office:value-type="float" office:value="470">
            <text:p>470</text:p>
          </table:table-cell>
          <table:table-cell office:value-type="string">
            <text:p>J34.3</text:p>
          </table:table-cell>
          <table:table-cell table:formula="of:=CONCATENATE(&quot;UPDATE Complaint SET ICDCode='&quot;;[.E467];&quot;' where ComplaintId= &quot;;[.A467];&quot;&quot;)" office:value-type="string" office:string-value="UPDATE Complaint SET ICDCode='J34.3' where ComplaintId= 482">
            <text:p>UPDATE Complaint SET ICDCode='J34.3' where ComplaintId= 482</text:p>
          </table:table-cell>
        </table:table-row>
        <table:table-row table:style-name="ro2">
          <table:table-cell office:value-type="float" office:value="483">
            <text:p>483</text:p>
          </table:table-cell>
          <table:table-cell office:value-type="string">
            <text:p>Rhinophyma</text:p>
          </table:table-cell>
          <table:table-cell office:value-type="string">
            <text:p>Rhinophyma</text:p>
          </table:table-cell>
          <table:table-cell office:value-type="float" office:value="470">
            <text:p>470</text:p>
          </table:table-cell>
          <table:table-cell office:value-type="string">
            <text:p>L71.1</text:p>
          </table:table-cell>
          <table:table-cell table:formula="of:=CONCATENATE(&quot;UPDATE Complaint SET ICDCode='&quot;;[.E468];&quot;' where ComplaintId= &quot;;[.A468];&quot;&quot;)" office:value-type="string" office:string-value="UPDATE Complaint SET ICDCode='L71.1' where ComplaintId= 483">
            <text:p>UPDATE Complaint SET ICDCode='L71.1' where ComplaintId= 483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table:number-columns-repeated="2" office:value-type="string">
            <text:p>Nasal Injury</text:p>
          </table:table-cell>
          <table:table-cell office:value-type="float" office:value="470">
            <text:p>470</text:p>
          </table:table-cell>
          <table:table-cell office:value-type="string">
            <text:p>S00.3</text:p>
          </table:table-cell>
          <table:table-cell table:formula="of:=CONCATENATE(&quot;UPDATE Complaint SET ICDCode='&quot;;[.E469];&quot;' where ComplaintId= &quot;;[.A469];&quot;&quot;)" office:value-type="string" office:string-value="UPDATE Complaint SET ICDCode='S00.3' where ComplaintId= 484">
            <text:p>UPDATE Complaint SET ICDCode='S00.3' where ComplaintId= 484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table:number-columns-repeated="2" office:value-type="string">
            <text:p>Nasal Laceration</text:p>
          </table:table-cell>
          <table:table-cell office:value-type="float" office:value="470">
            <text:p>470</text:p>
          </table:table-cell>
          <table:table-cell office:value-type="string">
            <text:p>S01.2</text:p>
          </table:table-cell>
          <table:table-cell table:formula="of:=CONCATENATE(&quot;UPDATE Complaint SET ICDCode='&quot;;[.E470];&quot;' where ComplaintId= &quot;;[.A470];&quot;&quot;)" office:value-type="string" office:string-value="UPDATE Complaint SET ICDCode='S01.2' where ComplaintId= 485">
            <text:p>UPDATE Complaint SET ICDCode='S01.2' where ComplaintId= 485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table:number-columns-repeated="2" office:value-type="string">
            <text:p>Nasal Abrasion</text:p>
          </table:table-cell>
          <table:table-cell office:value-type="float" office:value="470">
            <text:p>470</text:p>
          </table:table-cell>
          <table:table-cell office:value-type="string">
            <text:p>S01.2</text:p>
          </table:table-cell>
          <table:table-cell table:formula="of:=CONCATENATE(&quot;UPDATE Complaint SET ICDCode='&quot;;[.E471];&quot;' where ComplaintId= &quot;;[.A471];&quot;&quot;)" office:value-type="string" office:string-value="UPDATE Complaint SET ICDCode='S01.2' where ComplaintId= 486">
            <text:p>UPDATE Complaint SET ICDCode='S01.2' where ComplaintId= 486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table:number-columns-repeated="2" office:value-type="string">
            <text:p>EAR</text:p>
          </table:table-cell>
          <table:table-cell office:value-type="string">
            <text:p>NULL</text:p>
          </table:table-cell>
          <table:table-cell/>
          <table:table-cell table:formula="of:=CONCATENATE(&quot;UPDATE Complaint SET ICDCode='&quot;;[.E472];&quot;' where ComplaintId= &quot;;[.A472];&quot;&quot;)" office:value-type="string" office:string-value="UPDATE Complaint SET ICDCode='' where ComplaintId= 487">
            <text:p>UPDATE Complaint SET ICDCode='' where ComplaintId= 487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table:number-columns-repeated="2" office:value-type="string">
            <text:p>Ear wax</text:p>
          </table:table-cell>
          <table:table-cell office:value-type="float" office:value="487">
            <text:p>487</text:p>
          </table:table-cell>
          <table:table-cell office:value-type="string">
            <text:p>H61.2</text:p>
          </table:table-cell>
          <table:table-cell table:formula="of:=CONCATENATE(&quot;UPDATE Complaint SET ICDCode='&quot;;[.E473];&quot;' where ComplaintId= &quot;;[.A473];&quot;&quot;)" office:value-type="string" office:string-value="UPDATE Complaint SET ICDCode='H61.2' where ComplaintId= 488">
            <text:p>UPDATE Complaint SET ICDCode='H61.2' where ComplaintId= 488</text:p>
          </table:table-cell>
        </table:table-row>
        <table:table-row table:style-name="ro2">
          <table:table-cell office:value-type="float" office:value="489">
            <text:p>489</text:p>
          </table:table-cell>
          <table:table-cell office:value-type="string">
            <text:p>Otitis externa</text:p>
          </table:table-cell>
          <table:table-cell office:value-type="string">
            <text:p>Otitis externa</text:p>
          </table:table-cell>
          <table:table-cell office:value-type="float" office:value="487">
            <text:p>487</text:p>
          </table:table-cell>
          <table:table-cell office:value-type="string">
            <text:p>H60</text:p>
          </table:table-cell>
          <table:table-cell table:formula="of:=CONCATENATE(&quot;UPDATE Complaint SET ICDCode='&quot;;[.E474];&quot;' where ComplaintId= &quot;;[.A474];&quot;&quot;)" office:value-type="string" office:string-value="UPDATE Complaint SET ICDCode='H60' where ComplaintId= 489">
            <text:p>UPDATE Complaint SET ICDCode='H60' where ComplaintId= 489</text:p>
          </table:table-cell>
        </table:table-row>
        <table:table-row table:style-name="ro2">
          <table:table-cell office:value-type="float" office:value="490">
            <text:p>490</text:p>
          </table:table-cell>
          <table:table-cell office:value-type="string">
            <text:p>Otitis media</text:p>
          </table:table-cell>
          <table:table-cell office:value-type="string">
            <text:p>Otitis media</text:p>
          </table:table-cell>
          <table:table-cell office:value-type="float" office:value="487">
            <text:p>487</text:p>
          </table:table-cell>
          <table:table-cell office:value-type="string">
            <text:p>H65</text:p>
          </table:table-cell>
          <table:table-cell table:formula="of:=CONCATENATE(&quot;UPDATE Complaint SET ICDCode='&quot;;[.E475];&quot;' where ComplaintId= &quot;;[.A475];&quot;&quot;)" office:value-type="string" office:string-value="UPDATE Complaint SET ICDCode='H65' where ComplaintId= 490">
            <text:p>UPDATE Complaint SET ICDCode='H65' where ComplaintId= 490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table:number-columns-repeated="2" office:value-type="string">
            <text:p>Hearing difficulty</text:p>
          </table:table-cell>
          <table:table-cell office:value-type="float" office:value="487">
            <text:p>487</text:p>
          </table:table-cell>
          <table:table-cell office:value-type="string">
            <text:p>H91.9</text:p>
          </table:table-cell>
          <table:table-cell table:formula="of:=CONCATENATE(&quot;UPDATE Complaint SET ICDCode='&quot;;[.E476];&quot;' where ComplaintId= &quot;;[.A476];&quot;&quot;)" office:value-type="string" office:string-value="UPDATE Complaint SET ICDCode='H91.9' where ComplaintId= 491">
            <text:p>UPDATE Complaint SET ICDCode='H91.9' where ComplaintId= 491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table:number-columns-repeated="2" office:value-type="string">
            <text:p>Vertigo</text:p>
          </table:table-cell>
          <table:table-cell office:value-type="float" office:value="487">
            <text:p>487</text:p>
          </table:table-cell>
          <table:table-cell office:value-type="string">
            <text:p>H81</text:p>
          </table:table-cell>
          <table:table-cell table:formula="of:=CONCATENATE(&quot;UPDATE Complaint SET ICDCode='&quot;;[.E477];&quot;' where ComplaintId= &quot;;[.A477];&quot;&quot;)" office:value-type="string" office:string-value="UPDATE Complaint SET ICDCode='H81' where ComplaintId= 492">
            <text:p>UPDATE Complaint SET ICDCode='H81' where ComplaintId= 492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table:number-columns-repeated="2" office:value-type="string">
            <text:p>Ear lobe infection</text:p>
          </table:table-cell>
          <table:table-cell office:value-type="float" office:value="487">
            <text:p>487</text:p>
          </table:table-cell>
          <table:table-cell office:value-type="string">
            <text:p>H60.3</text:p>
          </table:table-cell>
          <table:table-cell table:formula="of:=CONCATENATE(&quot;UPDATE Complaint SET ICDCode='&quot;;[.E478];&quot;' where ComplaintId= &quot;;[.A478];&quot;&quot;)" office:value-type="string" office:string-value="UPDATE Complaint SET ICDCode='H60.3' where ComplaintId= 493">
            <text:p>UPDATE Complaint SET ICDCode='H60.3' where ComplaintId= 493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table:number-columns-repeated="2" office:value-type="string">
            <text:p>Injury (external ear)</text:p>
          </table:table-cell>
          <table:table-cell office:value-type="float" office:value="487">
            <text:p>487</text:p>
          </table:table-cell>
          <table:table-cell office:value-type="string">
            <text:p>S00.4</text:p>
          </table:table-cell>
          <table:table-cell table:formula="of:=CONCATENATE(&quot;UPDATE Complaint SET ICDCode='&quot;;[.E479];&quot;' where ComplaintId= &quot;;[.A479];&quot;&quot;)" office:value-type="string" office:string-value="UPDATE Complaint SET ICDCode='S00.4' where ComplaintId= 494">
            <text:p>UPDATE Complaint SET ICDCode='S00.4' where ComplaintId= 494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table:number-columns-repeated="2" office:value-type="string">
            <text:p>Injury (middle ear)</text:p>
          </table:table-cell>
          <table:table-cell office:value-type="float" office:value="487">
            <text:p>487</text:p>
          </table:table-cell>
          <table:table-cell office:value-type="string">
            <text:p>S09.9</text:p>
          </table:table-cell>
          <table:table-cell table:formula="of:=CONCATENATE(&quot;UPDATE Complaint SET ICDCode='&quot;;[.E480];&quot;' where ComplaintId= &quot;;[.A480];&quot;&quot;)" office:value-type="string" office:string-value="UPDATE Complaint SET ICDCode='S09.9' where ComplaintId= 495">
            <text:p>UPDATE Complaint SET ICDCode='S09.9' where ComplaintId= 495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table:number-columns-repeated="2" office:value-type="string">
            <text:p>Injury (ear canal)</text:p>
          </table:table-cell>
          <table:table-cell office:value-type="float" office:value="487">
            <text:p>487</text:p>
          </table:table-cell>
          <table:table-cell office:value-type="string">
            <text:p>S09.9</text:p>
          </table:table-cell>
          <table:table-cell table:formula="of:=CONCATENATE(&quot;UPDATE Complaint SET ICDCode='&quot;;[.E481];&quot;' where ComplaintId= &quot;;[.A481];&quot;&quot;)" office:value-type="string" office:string-value="UPDATE Complaint SET ICDCode='S09.9' where ComplaintId= 496">
            <text:p>UPDATE Complaint SET ICDCode='S09.9' where ComplaintId= 496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table:number-columns-repeated="2" office:value-type="string">
            <text:p>Injury (ear drum)</text:p>
          </table:table-cell>
          <table:table-cell office:value-type="float" office:value="487">
            <text:p>487</text:p>
          </table:table-cell>
          <table:table-cell office:value-type="string">
            <text:p>S09.9</text:p>
          </table:table-cell>
          <table:table-cell table:formula="of:=CONCATENATE(&quot;UPDATE Complaint SET ICDCode='&quot;;[.E482];&quot;' where ComplaintId= &quot;;[.A482];&quot;&quot;)" office:value-type="string" office:string-value="UPDATE Complaint SET ICDCode='S09.9' where ComplaintId= 497">
            <text:p>UPDATE Complaint SET ICDCode='S09.9' where ComplaintId= 497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table:number-columns-repeated="2" office:value-type="string">
            <text:p>Foreign body (ear)</text:p>
          </table:table-cell>
          <table:table-cell office:value-type="float" office:value="487">
            <text:p>487</text:p>
          </table:table-cell>
          <table:table-cell office:value-type="string">
            <text:p>T16</text:p>
          </table:table-cell>
          <table:table-cell table:formula="of:=CONCATENATE(&quot;UPDATE Complaint SET ICDCode='&quot;;[.E483];&quot;' where ComplaintId= &quot;;[.A483];&quot;&quot;)" office:value-type="string" office:string-value="UPDATE Complaint SET ICDCode='T16' where ComplaintId= 498">
            <text:p>UPDATE Complaint SET ICDCode='T16' where ComplaintId= 498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table:number-columns-repeated="2" office:value-type="string">
            <text:p>Insect bite (ear)</text:p>
          </table:table-cell>
          <table:table-cell office:value-type="float" office:value="487">
            <text:p>487</text:p>
          </table:table-cell>
          <table:table-cell office:value-type="string">
            <text:p>X23</text:p>
          </table:table-cell>
          <table:table-cell table:formula="of:=CONCATENATE(&quot;UPDATE Complaint SET ICDCode='&quot;;[.E484];&quot;' where ComplaintId= &quot;;[.A484];&quot;&quot;)" office:value-type="string" office:string-value="UPDATE Complaint SET ICDCode='X23' where ComplaintId= 499">
            <text:p>UPDATE Complaint SET ICDCode='X23' where ComplaintId= 499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table:number-columns-repeated="2" office:value-type="string">
            <text:p>Bee sting (ear)</text:p>
          </table:table-cell>
          <table:table-cell office:value-type="float" office:value="487">
            <text:p>487</text:p>
          </table:table-cell>
          <table:table-cell office:value-type="string">
            <text:p>X23</text:p>
          </table:table-cell>
          <table:table-cell table:formula="of:=CONCATENATE(&quot;UPDATE Complaint SET ICDCode='&quot;;[.E485];&quot;' where ComplaintId= &quot;;[.A485];&quot;&quot;)" office:value-type="string" office:string-value="UPDATE Complaint SET ICDCode='X23' where ComplaintId= 500">
            <text:p>UPDATE Complaint SET ICDCode='X23' where ComplaintId= 500</text:p>
          </table:table-cell>
        </table:table-row>
        <table:table-row table:style-name="ro1">
          <table:table-cell office:value-type="float" office:value="501">
            <text:p>501</text:p>
          </table:table-cell>
          <table:table-cell table:number-columns-repeated="2" office:value-type="string">
            <text:p>LIP</text:p>
          </table:table-cell>
          <table:table-cell office:value-type="string">
            <text:p>NULL</text:p>
          </table:table-cell>
          <table:table-cell/>
          <table:table-cell table:formula="of:=CONCATENATE(&quot;UPDATE Complaint SET ICDCode='&quot;;[.E486];&quot;' where ComplaintId= &quot;;[.A486];&quot;&quot;)" office:value-type="string" office:string-value="UPDATE Complaint SET ICDCode='' where ComplaintId= 501">
            <text:p>UPDATE Complaint SET ICDCode='' where ComplaintId= 501</text:p>
          </table:table-cell>
        </table:table-row>
        <table:table-row table:style-name="ro2">
          <table:table-cell office:value-type="float" office:value="502">
            <text:p>502</text:p>
          </table:table-cell>
          <table:table-cell office:value-type="string">
            <text:p>Angular stomatitis</text:p>
          </table:table-cell>
          <table:table-cell office:value-type="string">
            <text:p>Angular stomatitis</text:p>
          </table:table-cell>
          <table:table-cell office:value-type="float" office:value="501">
            <text:p>501</text:p>
          </table:table-cell>
          <table:table-cell office:value-type="string">
            <text:p>K12</text:p>
          </table:table-cell>
          <table:table-cell table:formula="of:=CONCATENATE(&quot;UPDATE Complaint SET ICDCode='&quot;;[.E487];&quot;' where ComplaintId= &quot;;[.A487];&quot;&quot;)" office:value-type="string" office:string-value="UPDATE Complaint SET ICDCode='K12' where ComplaintId= 502">
            <text:p>UPDATE Complaint SET ICDCode='K12' where ComplaintId= 502</text:p>
          </table:table-cell>
        </table:table-row>
        <table:table-row table:style-name="ro2">
          <table:table-cell office:value-type="float" office:value="503">
            <text:p>503</text:p>
          </table:table-cell>
          <table:table-cell office:value-type="string">
            <text:p>Angular cheilitis</text:p>
          </table:table-cell>
          <table:table-cell office:value-type="string">
            <text:p>Angular cheilitis</text:p>
          </table:table-cell>
          <table:table-cell office:value-type="float" office:value="501">
            <text:p>501</text:p>
          </table:table-cell>
          <table:table-cell office:value-type="string">
            <text:p>K12</text:p>
          </table:table-cell>
          <table:table-cell table:formula="of:=CONCATENATE(&quot;UPDATE Complaint SET ICDCode='&quot;;[.E488];&quot;' where ComplaintId= &quot;;[.A488];&quot;&quot;)" office:value-type="string" office:string-value="UPDATE Complaint SET ICDCode='K12' where ComplaintId= 503">
            <text:p>UPDATE Complaint SET ICDCode='K12' where ComplaintId= 503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table:number-columns-repeated="2" office:value-type="string">
            <text:p>Cleft lip</text:p>
          </table:table-cell>
          <table:table-cell office:value-type="float" office:value="501">
            <text:p>501</text:p>
          </table:table-cell>
          <table:table-cell office:value-type="string">
            <text:p>Q36</text:p>
          </table:table-cell>
          <table:table-cell table:formula="of:=CONCATENATE(&quot;UPDATE Complaint SET ICDCode='&quot;;[.E489];&quot;' where ComplaintId= &quot;;[.A489];&quot;&quot;)" office:value-type="string" office:string-value="UPDATE Complaint SET ICDCode='Q36' where ComplaintId= 504">
            <text:p>UPDATE Complaint SET ICDCode='Q36' where ComplaintId= 504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table:number-columns-repeated="2" office:value-type="string">
            <text:p>Lip ulcer</text:p>
          </table:table-cell>
          <table:table-cell office:value-type="float" office:value="501">
            <text:p>501</text:p>
          </table:table-cell>
          <table:table-cell office:value-type="string">
            <text:p>S00.5</text:p>
          </table:table-cell>
          <table:table-cell table:formula="of:=CONCATENATE(&quot;UPDATE Complaint SET ICDCode='&quot;;[.E490];&quot;' where ComplaintId= &quot;;[.A490];&quot;&quot;)" office:value-type="string" office:string-value="UPDATE Complaint SET ICDCode='S00.5' where ComplaintId= 505">
            <text:p>UPDATE Complaint SET ICDCode='S00.5' where ComplaintId= 505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 table:number-columns-repeated="2" office:value-type="string">
            <text:p>Lip injury</text:p>
          </table:table-cell>
          <table:table-cell office:value-type="float" office:value="501">
            <text:p>501</text:p>
          </table:table-cell>
          <table:table-cell office:value-type="string">
            <text:p>S00.5</text:p>
          </table:table-cell>
          <table:table-cell table:formula="of:=CONCATENATE(&quot;UPDATE Complaint SET ICDCode='&quot;;[.E491];&quot;' where ComplaintId= &quot;;[.A491];&quot;&quot;)" office:value-type="string" office:string-value="UPDATE Complaint SET ICDCode='S00.5' where ComplaintId= 506">
            <text:p>UPDATE Complaint SET ICDCode='S00.5' where ComplaintId= 506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table:number-columns-repeated="2" office:value-type="string">
            <text:p>SALIVARY GLANDS</text:p>
          </table:table-cell>
          <table:table-cell office:value-type="string">
            <text:p>NULL</text:p>
          </table:table-cell>
          <table:table-cell/>
          <table:table-cell table:formula="of:=CONCATENATE(&quot;UPDATE Complaint SET ICDCode='&quot;;[.E492];&quot;' where ComplaintId= &quot;;[.A492];&quot;&quot;)" office:value-type="string" office:string-value="UPDATE Complaint SET ICDCode='' where ComplaintId= 507">
            <text:p>UPDATE Complaint SET ICDCode='' where ComplaintId= 507</text:p>
          </table:table-cell>
        </table:table-row>
        <table:table-row table:style-name="ro2">
          <table:table-cell office:value-type="float" office:value="508">
            <text:p>508</text:p>
          </table:table-cell>
          <table:table-cell office:value-type="string">
            <text:p>Acute parotitis</text:p>
          </table:table-cell>
          <table:table-cell office:value-type="string">
            <text:p>Acute parotitis</text:p>
          </table:table-cell>
          <table:table-cell office:value-type="float" office:value="507">
            <text:p>507</text:p>
          </table:table-cell>
          <table:table-cell office:value-type="string">
            <text:p>K11.2</text:p>
          </table:table-cell>
          <table:table-cell table:formula="of:=CONCATENATE(&quot;UPDATE Complaint SET ICDCode='&quot;;[.E493];&quot;' where ComplaintId= &quot;;[.A493];&quot;&quot;)" office:value-type="string" office:string-value="UPDATE Complaint SET ICDCode='K11.2' where ComplaintId= 508">
            <text:p>UPDATE Complaint SET ICDCode='K11.2' where ComplaintId= 508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table:number-columns-repeated="2" office:value-type="string">
            <text:p>Salivary gland swelling</text:p>
          </table:table-cell>
          <table:table-cell office:value-type="float" office:value="507">
            <text:p>507</text:p>
          </table:table-cell>
          <table:table-cell office:value-type="string">
            <text:p>K11.2</text:p>
          </table:table-cell>
          <table:table-cell table:formula="of:=CONCATENATE(&quot;UPDATE Complaint SET ICDCode='&quot;;[.E494];&quot;' where ComplaintId= &quot;;[.A494];&quot;&quot;)" office:value-type="string" office:string-value="UPDATE Complaint SET ICDCode='K11.2' where ComplaintId= 509">
            <text:p>UPDATE Complaint SET ICDCode='K11.2' where ComplaintId= 509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table:number-columns-repeated="2" office:value-type="string">
            <text:p>Salivary duct stones</text:p>
          </table:table-cell>
          <table:table-cell office:value-type="float" office:value="507">
            <text:p>507</text:p>
          </table:table-cell>
          <table:table-cell office:value-type="string">
            <text:p>K11.5</text:p>
          </table:table-cell>
          <table:table-cell table:formula="of:=CONCATENATE(&quot;UPDATE Complaint SET ICDCode='&quot;;[.E495];&quot;' where ComplaintId= &quot;;[.A495];&quot;&quot;)" office:value-type="string" office:string-value="UPDATE Complaint SET ICDCode='K11.5' where ComplaintId= 510">
            <text:p>UPDATE Complaint SET ICDCode='K11.5' where ComplaintId= 510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table:number-columns-repeated="2" office:value-type="string">
            <text:p>GUMS</text:p>
          </table:table-cell>
          <table:table-cell office:value-type="string">
            <text:p>NULL</text:p>
          </table:table-cell>
          <table:table-cell/>
          <table:table-cell table:formula="of:=CONCATENATE(&quot;UPDATE Complaint SET ICDCode='&quot;;[.E496];&quot;' where ComplaintId= &quot;;[.A496];&quot;&quot;)" office:value-type="string" office:string-value="UPDATE Complaint SET ICDCode='' where ComplaintId= 511">
            <text:p>UPDATE Complaint SET ICDCode='' where ComplaintId= 511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table:number-columns-repeated="2" office:value-type="string">
            <text:p>Gingivitis</text:p>
          </table:table-cell>
          <table:table-cell office:value-type="float" office:value="511">
            <text:p>511</text:p>
          </table:table-cell>
          <table:table-cell office:value-type="string">
            <text:p>K05.0</text:p>
          </table:table-cell>
          <table:table-cell table:formula="of:=CONCATENATE(&quot;UPDATE Complaint SET ICDCode='&quot;;[.E497];&quot;' where ComplaintId= &quot;;[.A497];&quot;&quot;)" office:value-type="string" office:string-value="UPDATE Complaint SET ICDCode='K05.0' where ComplaintId= 512">
            <text:p>UPDATE Complaint SET ICDCode='K05.0' where ComplaintId= 512</text:p>
          </table:table-cell>
        </table:table-row>
        <table:table-row table:style-name="ro2">
          <table:table-cell office:value-type="float" office:value="513">
            <text:p>513</text:p>
          </table:table-cell>
          <table:table-cell office:value-type="string">
            <text:p>Ginjivostomatitis</text:p>
          </table:table-cell>
          <table:table-cell office:value-type="string">
            <text:p>Ginjivostomatitis</text:p>
          </table:table-cell>
          <table:table-cell office:value-type="float" office:value="511">
            <text:p>511</text:p>
          </table:table-cell>
          <table:table-cell office:value-type="string">
            <text:p>B00.2</text:p>
          </table:table-cell>
          <table:table-cell table:formula="of:=CONCATENATE(&quot;UPDATE Complaint SET ICDCode='&quot;;[.E498];&quot;' where ComplaintId= &quot;;[.A498];&quot;&quot;)" office:value-type="string" office:string-value="UPDATE Complaint SET ICDCode='B00.2' where ComplaintId= 513">
            <text:p>UPDATE Complaint SET ICDCode='B00.2' where ComplaintId= 513</text:p>
          </table:table-cell>
        </table:table-row>
        <table:table-row table:style-name="ro1">
          <table:table-cell office:value-type="float" office:value="514">
            <text:p>514</text:p>
          </table:table-cell>
          <table:table-cell table:number-columns-repeated="2" office:value-type="string">
            <text:p>JAW</text:p>
          </table:table-cell>
          <table:table-cell office:value-type="string">
            <text:p>NULL</text:p>
          </table:table-cell>
          <table:table-cell/>
          <table:table-cell table:formula="of:=CONCATENATE(&quot;UPDATE Complaint SET ICDCode='&quot;;[.E499];&quot;' where ComplaintId= &quot;;[.A499];&quot;&quot;)" office:value-type="string" office:string-value="UPDATE Complaint SET ICDCode='' where ComplaintId= 514">
            <text:p>UPDATE Complaint SET ICDCode='' where ComplaintId= 514</text:p>
          </table:table-cell>
        </table:table-row>
        <table:table-row table:style-name="ro2">
          <table:table-cell office:value-type="float" office:value="515">
            <text:p>515</text:p>
          </table:table-cell>
          <table:table-cell office:value-type="string">
            <text:p>Myofascial pain</text:p>
          </table:table-cell>
          <table:table-cell office:value-type="string">
            <text:p>Myofascial pain</text:p>
          </table:table-cell>
          <table:table-cell office:value-type="float" office:value="514">
            <text:p>514</text:p>
          </table:table-cell>
          <table:table-cell office:value-type="string">
            <text:p>G50.1</text:p>
          </table:table-cell>
          <table:table-cell table:formula="of:=CONCATENATE(&quot;UPDATE Complaint SET ICDCode='&quot;;[.E500];&quot;' where ComplaintId= &quot;;[.A500];&quot;&quot;)" office:value-type="string" office:string-value="UPDATE Complaint SET ICDCode='G50.1' where ComplaintId= 515">
            <text:p>UPDATE Complaint SET ICDCode='G50.1' where ComplaintId= 515</text:p>
          </table:table-cell>
        </table:table-row>
        <table:table-row table:style-name="ro2">
          <table:table-cell office:value-type="float" office:value="516">
            <text:p>516</text:p>
          </table:table-cell>
          <table:table-cell office:value-type="string">
            <text:p>Temporomandibular joint arthritis </text:p>
          </table:table-cell>
          <table:table-cell office:value-type="string">
            <text:p>Temporomandibular joint arthritis </text:p>
          </table:table-cell>
          <table:table-cell office:value-type="float" office:value="514">
            <text:p>514</text:p>
          </table:table-cell>
          <table:table-cell office:value-type="string">
            <text:p>K07.6</text:p>
          </table:table-cell>
          <table:table-cell table:formula="of:=CONCATENATE(&quot;UPDATE Complaint SET ICDCode='&quot;;[.E501];&quot;' where ComplaintId= &quot;;[.A501];&quot;&quot;)" office:value-type="string" office:string-value="UPDATE Complaint SET ICDCode='K07.6' where ComplaintId= 516">
            <text:p>UPDATE Complaint SET ICDCode='K07.6' where ComplaintId= 516</text:p>
          </table:table-cell>
        </table:table-row>
        <table:table-row table:style-name="ro1">
          <table:table-cell office:value-type="float" office:value="517">
            <text:p>517</text:p>
          </table:table-cell>
          <table:table-cell table:number-columns-repeated="2" office:value-type="string">
            <text:p>TONGUE</text:p>
          </table:table-cell>
          <table:table-cell office:value-type="string">
            <text:p>NULL</text:p>
          </table:table-cell>
          <table:table-cell/>
          <table:table-cell table:formula="of:=CONCATENATE(&quot;UPDATE Complaint SET ICDCode='&quot;;[.E502];&quot;' where ComplaintId= &quot;;[.A502];&quot;&quot;)" office:value-type="string" office:string-value="UPDATE Complaint SET ICDCode='' where ComplaintId= 517">
            <text:p>UPDATE Complaint SET ICDCode='' where ComplaintId= 517</text:p>
          </table:table-cell>
        </table:table-row>
        <table:table-row table:style-name="ro2">
          <table:table-cell office:value-type="float" office:value="518">
            <text:p>518</text:p>
          </table:table-cell>
          <table:table-cell office:value-type="string">
            <text:p>Glossitis</text:p>
          </table:table-cell>
          <table:table-cell office:value-type="string">
            <text:p>Glossitis</text:p>
          </table:table-cell>
          <table:table-cell office:value-type="float" office:value="517">
            <text:p>517</text:p>
          </table:table-cell>
          <table:table-cell office:value-type="string">
            <text:p>K14.0</text:p>
          </table:table-cell>
          <table:table-cell table:formula="of:=CONCATENATE(&quot;UPDATE Complaint SET ICDCode='&quot;;[.E503];&quot;' where ComplaintId= &quot;;[.A503];&quot;&quot;)" office:value-type="string" office:string-value="UPDATE Complaint SET ICDCode='K14.0' where ComplaintId= 518">
            <text:p>UPDATE Complaint SET ICDCode='K14.0' where ComplaintId= 518</text:p>
          </table:table-cell>
        </table:table-row>
        <table:table-row table:style-name="ro2">
          <table:table-cell office:value-type="float" office:value="519">
            <text:p>519</text:p>
          </table:table-cell>
          <table:table-cell office:value-type="string">
            <text:p>Microglossia</text:p>
          </table:table-cell>
          <table:table-cell office:value-type="string">
            <text:p>Microglossia</text:p>
          </table:table-cell>
          <table:table-cell office:value-type="float" office:value="517">
            <text:p>517</text:p>
          </table:table-cell>
          <table:table-cell office:value-type="string">
            <text:p>Q38.3</text:p>
          </table:table-cell>
          <table:table-cell table:formula="of:=CONCATENATE(&quot;UPDATE Complaint SET ICDCode='&quot;;[.E504];&quot;' where ComplaintId= &quot;;[.A504];&quot;&quot;)" office:value-type="string" office:string-value="UPDATE Complaint SET ICDCode='Q38.3' where ComplaintId= 519">
            <text:p>UPDATE Complaint SET ICDCode='Q38.3' where ComplaintId= 519</text:p>
          </table:table-cell>
        </table:table-row>
        <table:table-row table:style-name="ro2">
          <table:table-cell office:value-type="float" office:value="520">
            <text:p>520</text:p>
          </table:table-cell>
          <table:table-cell office:value-type="string">
            <text:p>Macroglossia</text:p>
          </table:table-cell>
          <table:table-cell office:value-type="string">
            <text:p>Macroglossia</text:p>
          </table:table-cell>
          <table:table-cell office:value-type="float" office:value="517">
            <text:p>517</text:p>
          </table:table-cell>
          <table:table-cell office:value-type="string">
            <text:p>Q38.2</text:p>
          </table:table-cell>
          <table:table-cell table:formula="of:=CONCATENATE(&quot;UPDATE Complaint SET ICDCode='&quot;;[.E505];&quot;' where ComplaintId= &quot;;[.A505];&quot;&quot;)" office:value-type="string" office:string-value="UPDATE Complaint SET ICDCode='Q38.2' where ComplaintId= 520">
            <text:p>UPDATE Complaint SET ICDCode='Q38.2' where ComplaintId= 520</text:p>
          </table:table-cell>
        </table:table-row>
        <table:table-row table:style-name="ro2">
          <table:table-cell office:value-type="float" office:value="521">
            <text:p>521</text:p>
          </table:table-cell>
          <table:table-cell office:value-type="string">
            <text:p>Ankyloglossia</text:p>
          </table:table-cell>
          <table:table-cell office:value-type="string">
            <text:p>Ankyloglossia</text:p>
          </table:table-cell>
          <table:table-cell office:value-type="float" office:value="517">
            <text:p>517</text:p>
          </table:table-cell>
          <table:table-cell office:value-type="string">
            <text:p>Q38.1</text:p>
          </table:table-cell>
          <table:table-cell table:formula="of:=CONCATENATE(&quot;UPDATE Complaint SET ICDCode='&quot;;[.E506];&quot;' where ComplaintId= &quot;;[.A506];&quot;&quot;)" office:value-type="string" office:string-value="UPDATE Complaint SET ICDCode='Q38.1' where ComplaintId= 521">
            <text:p>UPDATE Complaint SET ICDCode='Q38.1' where ComplaintId= 521</text:p>
          </table:table-cell>
        </table:table-row>
        <table:table-row table:style-name="ro2">
          <table:table-cell office:value-type="float" office:value="522">
            <text:p>522</text:p>
          </table:table-cell>
          <table:table-cell office:value-type="string">
            <text:p>Leukoplakia</text:p>
          </table:table-cell>
          <table:table-cell office:value-type="string">
            <text:p>Leukoplakia</text:p>
          </table:table-cell>
          <table:table-cell office:value-type="float" office:value="517">
            <text:p>517</text:p>
          </table:table-cell>
          <table:table-cell office:value-type="string">
            <text:p>K13.2</text:p>
          </table:table-cell>
          <table:table-cell table:formula="of:=CONCATENATE(&quot;UPDATE Complaint SET ICDCode='&quot;;[.E507];&quot;' where ComplaintId= &quot;;[.A507];&quot;&quot;)" office:value-type="string" office:string-value="UPDATE Complaint SET ICDCode='K13.2' where ComplaintId= 522">
            <text:p>UPDATE Complaint SET ICDCode='K13.2' where ComplaintId= 522</text:p>
          </table:table-cell>
        </table:table-row>
        <table:table-row table:style-name="ro1">
          <table:table-cell office:value-type="float" office:value="523">
            <text:p>523</text:p>
          </table:table-cell>
          <table:table-cell table:number-columns-repeated="2" office:value-type="string">
            <text:p>Taste abnormality</text:p>
          </table:table-cell>
          <table:table-cell office:value-type="float" office:value="517">
            <text:p>517</text:p>
          </table:table-cell>
          <table:table-cell office:value-type="string">
            <text:p>R43</text:p>
          </table:table-cell>
          <table:table-cell table:formula="of:=CONCATENATE(&quot;UPDATE Complaint SET ICDCode='&quot;;[.E508];&quot;' where ComplaintId= &quot;;[.A508];&quot;&quot;)" office:value-type="string" office:string-value="UPDATE Complaint SET ICDCode='R43' where ComplaintId= 523">
            <text:p>UPDATE Complaint SET ICDCode='R43' where ComplaintId= 523</text:p>
          </table:table-cell>
        </table:table-row>
        <table:table-row table:style-name="ro1">
          <table:table-cell office:value-type="float" office:value="524">
            <text:p>524</text:p>
          </table:table-cell>
          <table:table-cell table:number-columns-repeated="2" office:value-type="string">
            <text:p>Corneal abrasion</text:p>
          </table:table-cell>
          <table:table-cell office:value-type="float" office:value="1">
            <text:p>1</text:p>
          </table:table-cell>
          <table:table-cell office:value-type="string">
            <text:p>S05.0</text:p>
          </table:table-cell>
          <table:table-cell table:formula="of:=CONCATENATE(&quot;UPDATE Complaint SET ICDCode='&quot;;[.E509];&quot;' where ComplaintId= &quot;;[.A509];&quot;&quot;)" office:value-type="string" office:string-value="UPDATE Complaint SET ICDCode='S05.0' where ComplaintId= 524">
            <text:p>UPDATE Complaint SET ICDCode='S05.0' where ComplaintId= 524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table:number-columns-repeated="2" office:value-type="string">
            <text:p>Retention cyst</text:p>
          </table:table-cell>
          <table:table-cell office:value-type="float" office:value="501">
            <text:p>501</text:p>
          </table:table-cell>
          <table:table-cell office:value-type="string">
            <text:p>K09.8</text:p>
          </table:table-cell>
          <table:table-cell table:formula="of:=CONCATENATE(&quot;UPDATE Complaint SET ICDCode='&quot;;[.E510];&quot;' where ComplaintId= &quot;;[.A510];&quot;&quot;)" office:value-type="string" office:string-value="UPDATE Complaint SET ICDCode='K09.8' where ComplaintId= 525">
            <text:p>UPDATE Complaint SET ICDCode='K09.8' where ComplaintId= 525</text:p>
          </table:table-cell>
        </table:table-row>
        <table:table-row table:style-name="ro1">
          <table:table-cell office:value-type="float" office:value="526">
            <text:p>526</text:p>
          </table:table-cell>
          <table:table-cell table:number-columns-repeated="2" office:value-type="string">
            <text:p>Tuberculosis (urinary bladder)</text:p>
          </table:table-cell>
          <table:table-cell office:value-type="float" office:value="51">
            <text:p>51</text:p>
          </table:table-cell>
          <table:table-cell office:value-type="string">
            <text:p>A18.1</text:p>
          </table:table-cell>
          <table:table-cell table:formula="of:=CONCATENATE(&quot;UPDATE Complaint SET ICDCode='&quot;;[.E511];&quot;' where ComplaintId= &quot;;[.A511];&quot;&quot;)" office:value-type="string" office:string-value="UPDATE Complaint SET ICDCode='A18.1' where ComplaintId= 526">
            <text:p>UPDATE Complaint SET ICDCode='A18.1' where ComplaintId= 526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table:number-columns-repeated="2" office:value-type="string">
            <text:p>Abscess (urethra)</text:p>
          </table:table-cell>
          <table:table-cell office:value-type="float" office:value="60">
            <text:p>60</text:p>
          </table:table-cell>
          <table:table-cell office:value-type="string">
            <text:p>N34.0</text:p>
          </table:table-cell>
          <table:table-cell table:formula="of:=CONCATENATE(&quot;UPDATE Complaint SET ICDCode='&quot;;[.E512];&quot;' where ComplaintId= &quot;;[.A512];&quot;&quot;)" office:value-type="string" office:string-value="UPDATE Complaint SET ICDCode='N34.0' where ComplaintId= 527">
            <text:p>UPDATE Complaint SET ICDCode='N34.0' where ComplaintId= 527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table:number-columns-repeated="2" office:value-type="string">
            <text:p>DUB</text:p>
          </table:table-cell>
          <table:table-cell office:value-type="float" office:value="218">
            <text:p>218</text:p>
          </table:table-cell>
          <table:table-cell office:value-type="string">
            <text:p>N93</text:p>
          </table:table-cell>
          <table:table-cell table:formula="of:=CONCATENATE(&quot;UPDATE Complaint SET ICDCode='&quot;;[.E513];&quot;' where ComplaintId= &quot;;[.A513];&quot;&quot;)" office:value-type="string" office:string-value="UPDATE Complaint SET ICDCode='N93' where ComplaintId= 528">
            <text:p>UPDATE Complaint SET ICDCode='N93' where ComplaintId= 528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table:number-columns-repeated="2" office:value-type="string">
            <text:p>Myocardial Infarction</text:p>
          </table:table-cell>
          <table:table-cell office:value-type="float" office:value="432">
            <text:p>432</text:p>
          </table:table-cell>
          <table:table-cell office:value-type="string">
            <text:p>I21</text:p>
          </table:table-cell>
          <table:table-cell table:formula="of:=CONCATENATE(&quot;UPDATE Complaint SET ICDCode='&quot;;[.E514];&quot;' where ComplaintId= &quot;;[.A514];&quot;&quot;)" office:value-type="string" office:string-value="UPDATE Complaint SET ICDCode='I21' where ComplaintId= 530">
            <text:p>UPDATE Complaint SET ICDCode='I21' where ComplaintId= 530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table:number-columns-repeated="2" office:value-type="string">
            <text:p>Respiratory failure</text:p>
          </table:table-cell>
          <table:table-cell office:value-type="float" office:value="432">
            <text:p>432</text:p>
          </table:table-cell>
          <table:table-cell office:value-type="string">
            <text:p>J96.0</text:p>
          </table:table-cell>
          <table:table-cell table:formula="of:=CONCATENATE(&quot;UPDATE Complaint SET ICDCode='&quot;;[.E515];&quot;' where ComplaintId= &quot;;[.A515];&quot;&quot;)" office:value-type="string" office:string-value="UPDATE Complaint SET ICDCode='J96.0' where ComplaintId= 531">
            <text:p>UPDATE Complaint SET ICDCode='J96.0' where ComplaintId= 531</text:p>
          </table:table-cell>
        </table:table-row>
        <table:table-row table:style-name="ro1">
          <table:table-cell office:value-type="float" office:value="532">
            <text:p>532</text:p>
          </table:table-cell>
          <table:table-cell table:number-columns-repeated="2" office:value-type="string">
            <text:p>Drowning</text:p>
          </table:table-cell>
          <table:table-cell office:value-type="float" office:value="432">
            <text:p>432</text:p>
          </table:table-cell>
          <table:table-cell office:value-type="string">
            <text:p>W74</text:p>
          </table:table-cell>
          <table:table-cell table:formula="of:=CONCATENATE(&quot;UPDATE Complaint SET ICDCode='&quot;;[.E516];&quot;' where ComplaintId= &quot;;[.A516];&quot;&quot;)" office:value-type="string" office:string-value="UPDATE Complaint SET ICDCode='W74' where ComplaintId= 532">
            <text:p>UPDATE Complaint SET ICDCode='W74' where ComplaintId= 532</text:p>
          </table:table-cell>
        </table:table-row>
        <table:table-row table:style-name="ro2">
          <table:table-cell office:value-type="float" office:value="533">
            <text:p>533</text:p>
          </table:table-cell>
          <table:table-cell office:value-type="string">
            <text:p>Azotemia</text:p>
          </table:table-cell>
          <table:table-cell office:value-type="string">
            <text:p>Azotemia</text:p>
          </table:table-cell>
          <table:table-cell office:value-type="float" office:value="32">
            <text:p>32</text:p>
          </table:table-cell>
          <table:table-cell office:value-type="string">
            <text:p>R79.8</text:p>
          </table:table-cell>
          <table:table-cell table:formula="of:=CONCATENATE(&quot;UPDATE Complaint SET ICDCode='&quot;;[.E517];&quot;' where ComplaintId= &quot;;[.A517];&quot;&quot;)" office:value-type="string" office:string-value="UPDATE Complaint SET ICDCode='R79.8' where ComplaintId= 533">
            <text:p>UPDATE Complaint SET ICDCode='R79.8' where ComplaintId= 533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 office:value-type="string">
            <text:p>Pregnancy</text:p>
          </table:table-cell>
          <table:table-cell office:value-type="string">
            <text:p>Pregnant</text:p>
          </table:table-cell>
          <table:table-cell office:value-type="string">
            <text:p>NULL</text:p>
          </table:table-cell>
          <table:table-cell office:value-type="string">
            <text:p>Z32.1</text:p>
          </table:table-cell>
          <table:table-cell table:formula="of:=CONCATENATE(&quot;UPDATE Complaint SET ICDCode='&quot;;[.E518];&quot;' where ComplaintId= &quot;;[.A518];&quot;&quot;)" office:value-type="string" office:string-value="UPDATE Complaint SET ICDCode='Z32.1' where ComplaintId= 534">
            <text:p>UPDATE Complaint SET ICDCode='Z32.1' where ComplaintId= 534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table:number-columns-repeated="2" office:value-type="string">
            <text:p>Viral Fever</text:p>
          </table:table-cell>
          <table:table-cell office:value-type="string">
            <text:p>NULL</text:p>
          </table:table-cell>
          <table:table-cell office:value-type="string">
            <text:p>A94</text:p>
          </table:table-cell>
          <table:table-cell table:formula="of:=CONCATENATE(&quot;UPDATE Complaint SET ICDCode='&quot;;[.E519];&quot;' where ComplaintId= &quot;;[.A519];&quot;&quot;)" office:value-type="string" office:string-value="UPDATE Complaint SET ICDCode='A94' where ComplaintId= 535">
            <text:p>UPDATE Complaint SET ICDCode='A94' where ComplaintId= 53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9">08/09/2010</text:date>, <text:time>11:19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8-09T10:33:03.03</meta:creation-date>
    <dc:date>2010-08-09T11:19:02.54</dc:date>
    <meta:editing-duration>PT00H00M28S</meta:editing-duration>
    <meta:editing-cycles>1</meta:editing-cycles>
    <meta:document-statistic meta:table-count="3" meta:cell-count="3114" meta:object-count="0"/>
    <meta:generator>OpenOffice.org/3.0$Win32 OpenOffice.org_project/300m9$Build-9358</meta:generator>
    <meta:user-defined meta:name="Info 1"/>
    <meta:user-defined meta:name="Info 2"/>
    <meta:user-defined meta:name="Info 3"/>
    <meta:user-defined meta:name="Info 4"/>
  </office:meta>
</office:document-meta>
</file>